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7836" table:style-name="ce5">
            <text:p>197,836</text:p>
          </table:table-cell>
          <table:table-cell office:value-type="percentage" office:value="0.71909999999999996" table:style-name="ce6">
            <text:p>71.91%</text:p>
          </table:table-cell>
          <table:table-cell office:value-type="float" office:value="4507" table:style-name="ce5">
            <text:p>4,507</text:p>
          </table:table-cell>
          <table:table-cell office:value-type="float" office:value="891619792" table:style-name="ce5">
            <text:p>891,619,792</text:p>
          </table:table-cell>
          <table:table-cell office:value-type="float" office:value="936202639" table:style-name="ce5">
            <text:p>936,202,639</text:p>
          </table:table-cell>
          <table:table-cell office:value-type="float" office:value="2093817446" table:style-name="ce5">
            <text:p>2,093,817,446</text:p>
          </table:table-cell>
          <table:table-cell office:value-type="float" office:value="3059" table:style-name="ce5">
            <text:p>3,059</text:p>
          </table:table-cell>
          <table:table-cell office:value-type="float" office:value="5527" table:style-name="ce5">
            <text:p>5,527</text:p>
          </table:table-cell>
          <table:table-cell office:value-type="float" office:value="1836" table:style-name="ce5">
            <text:p>1,836</text:p>
          </table:table-cell>
          <table:table-cell office:value-type="float" office:value="959" table:style-name="ce2">
            <text:p>959</text:p>
          </table:table-cell>
          <table:table-cell office:value-type="float" office:value="11381" table:style-name="ce5">
            <text:p>11,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6671" table:style-name="ce5">
            <text:p>56,671</text:p>
          </table:table-cell>
          <table:table-cell office:value-type="percentage" office:value="0.73119999999999996" table:style-name="ce6">
            <text:p>73.12%</text:p>
          </table:table-cell>
          <table:table-cell office:value-type="float" office:value="3377" table:style-name="ce5">
            <text:p>3,377</text:p>
          </table:table-cell>
          <table:table-cell office:value-type="float" office:value="191404231" table:style-name="ce5">
            <text:p>191,404,231</text:p>
          </table:table-cell>
          <table:table-cell office:value-type="float" office:value="162863934" table:style-name="ce5">
            <text:p>162,863,934</text:p>
          </table:table-cell>
          <table:table-cell office:value-type="float" office:value="404571902" table:style-name="ce5">
            <text:p>404,571,902</text:p>
          </table:table-cell>
          <table:table-cell office:value-type="float" office:value="785" table:style-name="ce2">
            <text:p>785</text:p>
          </table:table-cell>
          <table:table-cell office:value-type="float" office:value="1068" table:style-name="ce5">
            <text:p>1,068</text:p>
          </table:table-cell>
          <table:table-cell office:value-type="float" office:value="442" table:style-name="ce2">
            <text:p>442</text:p>
          </table:table-cell>
          <table:table-cell office:value-type="float" office:value="262" table:style-name="ce2">
            <text:p>262</text:p>
          </table:table-cell>
          <table:table-cell office:value-type="float" office:value="2557" table:style-name="ce5">
            <text:p>2,5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54507" table:style-name="ce5">
            <text:p>254,507</text:p>
          </table:table-cell>
          <table:table-cell office:value-type="percentage" office:value="0.72170000000000001" table:style-name="ce6">
            <text:p>72.17%</text:p>
          </table:table-cell>
          <table:table-cell office:value-type="float" office:value="4255" table:style-name="ce5">
            <text:p>4,255</text:p>
          </table:table-cell>
          <table:table-cell office:value-type="float" office:value="1083024023" table:style-name="ce5">
            <text:p>1,083,024,023</text:p>
          </table:table-cell>
          <table:table-cell office:value-type="float" office:value="1099066573" table:style-name="ce5">
            <text:p>1,099,066,573</text:p>
          </table:table-cell>
          <table:table-cell office:value-type="float" office:value="2498389348" table:style-name="ce5">
            <text:p>2,498,389,348</text:p>
          </table:table-cell>
          <table:table-cell office:value-type="float" office:value="3844" table:style-name="ce5">
            <text:p>3,844</text:p>
          </table:table-cell>
          <table:table-cell office:value-type="float" office:value="6595" table:style-name="ce5">
            <text:p>6,595</text:p>
          </table:table-cell>
          <table:table-cell office:value-type="float" office:value="2278" table:style-name="ce5">
            <text:p>2,278</text:p>
          </table:table-cell>
          <table:table-cell office:value-type="float" office:value="1221" table:style-name="ce5">
            <text:p>1,221</text:p>
          </table:table-cell>
          <table:table-cell office:value-type="float" office:value="13938" table:style-name="ce5">
            <text:p>13,9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8641" table:style-name="ce5">
            <text:p>58,641</text:p>
          </table:table-cell>
          <table:table-cell office:value-type="percentage" office:value="0.65480000000000005" table:style-name="ce6">
            <text:p>65.48%</text:p>
          </table:table-cell>
          <table:table-cell office:value-type="float" office:value="2418" table:style-name="ce5">
            <text:p>2,418</text:p>
          </table:table-cell>
          <table:table-cell office:value-type="float" office:value="141806733" table:style-name="ce5">
            <text:p>141,806,733</text:p>
          </table:table-cell>
          <table:table-cell office:value-type="float" office:value="170101904" table:style-name="ce5">
            <text:p>170,101,904</text:p>
          </table:table-cell>
          <table:table-cell office:value-type="float" office:value="351578295" table:style-name="ce5">
            <text:p>351,578,295</text:p>
          </table:table-cell>
          <table:table-cell office:value-type="float" office:value="814" table:style-name="ce2">
            <text:p>814</text:p>
          </table:table-cell>
          <table:table-cell office:value-type="float" office:value="1246" table:style-name="ce5">
            <text:p>1,246</text:p>
          </table:table-cell>
          <table:table-cell office:value-type="float" office:value="315" table:style-name="ce2">
            <text:p>315</text:p>
          </table:table-cell>
          <table:table-cell office:value-type="float" office:value="369" table:style-name="ce2">
            <text:p>369</text:p>
          </table:table-cell>
          <table:table-cell office:value-type="float" office:value="2744" table:style-name="ce5">
            <text:p>2,7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879" table:style-name="ce5">
            <text:p>4,879</text:p>
          </table:table-cell>
          <table:table-cell office:value-type="percentage" office:value="0.49959999999999999" table:style-name="ce6">
            <text:p>49.96%</text:p>
          </table:table-cell>
          <table:table-cell office:value-type="float" office:value="2802" table:style-name="ce5">
            <text:p>2,802</text:p>
          </table:table-cell>
          <table:table-cell office:value-type="float" office:value="13672107" table:style-name="ce5">
            <text:p>13,672,107</text:p>
          </table:table-cell>
          <table:table-cell office:value-type="float" office:value="13245307" table:style-name="ce5">
            <text:p>13,245,307</text:p>
          </table:table-cell>
          <table:table-cell office:value-type="float" office:value="28398167" table:style-name="ce5">
            <text:p>28,398,167</text:p>
          </table:table-cell>
          <table:table-cell office:value-type="float" office:value="105" table:style-name="ce2">
            <text:p>105</text:p>
          </table:table-cell>
          <table:table-cell office:value-type="float" office:value="107" table:style-name="ce2">
            <text:p>107</text:p>
          </table:table-cell>
          <table:table-cell office:value-type="float" office:value="50" table:style-name="ce2">
            <text:p>50</text:p>
          </table:table-cell>
          <table:table-cell office:value-type="float" office:value="7" table:style-name="ce2">
            <text:p>7</text:p>
          </table:table-cell>
          <table:table-cell office:value-type="float" office:value="269" table:style-name="ce2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3520" table:style-name="ce5">
            <text:p>63,520</text:p>
          </table:table-cell>
          <table:table-cell office:value-type="percentage" office:value="0.63949999999999996" table:style-name="ce6">
            <text:p>63.95%</text:p>
          </table:table-cell>
          <table:table-cell office:value-type="float" office:value="2448" table:style-name="ce5">
            <text:p>2,448</text:p>
          </table:table-cell>
          <table:table-cell office:value-type="float" office:value="155478840" table:style-name="ce5">
            <text:p>155,478,840</text:p>
          </table:table-cell>
          <table:table-cell office:value-type="float" office:value="183347211" table:style-name="ce5">
            <text:p>183,347,211</text:p>
          </table:table-cell>
          <table:table-cell office:value-type="float" office:value="379976462" table:style-name="ce5">
            <text:p>379,976,462</text:p>
          </table:table-cell>
          <table:table-cell office:value-type="float" office:value="919" table:style-name="ce2">
            <text:p>919</text:p>
          </table:table-cell>
          <table:table-cell office:value-type="float" office:value="1353" table:style-name="ce5">
            <text:p>1,353</text:p>
          </table:table-cell>
          <table:table-cell office:value-type="float" office:value="365" table:style-name="ce2">
            <text:p>365</text:p>
          </table:table-cell>
          <table:table-cell office:value-type="float" office:value="376" table:style-name="ce2">
            <text:p>376</text:p>
          </table:table-cell>
          <table:table-cell office:value-type="float" office:value="3013" table:style-name="ce5">
            <text:p>3,0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858" table:style-name="ce5">
            <text:p>22,858</text:p>
          </table:table-cell>
          <table:table-cell office:value-type="percentage" office:value="0.64849999999999997" table:style-name="ce6">
            <text:p>64.85%</text:p>
          </table:table-cell>
          <table:table-cell office:value-type="float" office:value="2535" table:style-name="ce5">
            <text:p>2,535</text:p>
          </table:table-cell>
          <table:table-cell office:value-type="float" office:value="57941723" table:style-name="ce5">
            <text:p>57,941,723</text:p>
          </table:table-cell>
          <table:table-cell office:value-type="float" office:value="68416218" table:style-name="ce5">
            <text:p>68,416,218</text:p>
          </table:table-cell>
          <table:table-cell office:value-type="float" office:value="152163012" table:style-name="ce5">
            <text:p>152,163,012</text:p>
          </table:table-cell>
          <table:table-cell office:value-type="float" office:value="408" table:style-name="ce2">
            <text:p>408</text:p>
          </table:table-cell>
          <table:table-cell office:value-type="float" office:value="557" table:style-name="ce2">
            <text:p>557</text:p>
          </table:table-cell>
          <table:table-cell office:value-type="float" office:value="181" table:style-name="ce2">
            <text:p>181</text:p>
          </table:table-cell>
          <table:table-cell office:value-type="float" office:value="145" table:style-name="ce2">
            <text:p>145</text:p>
          </table:table-cell>
          <table:table-cell office:value-type="float" office:value="1291" table:style-name="ce5">
            <text:p>1,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575" table:style-name="ce5">
            <text:p>7,575</text:p>
          </table:table-cell>
          <table:table-cell office:value-type="percentage" office:value="0.70020000000000004" table:style-name="ce6">
            <text:p>70.02%</text:p>
          </table:table-cell>
          <table:table-cell office:value-type="float" office:value="2480" table:style-name="ce5">
            <text:p>2,480</text:p>
          </table:table-cell>
          <table:table-cell office:value-type="float" office:value="18783292" table:style-name="ce5">
            <text:p>18,783,292</text:p>
          </table:table-cell>
          <table:table-cell office:value-type="float" office:value="30354287" table:style-name="ce5">
            <text:p>30,354,287</text:p>
          </table:table-cell>
          <table:table-cell office:value-type="float" office:value="54203095" table:style-name="ce5">
            <text:p>54,203,095</text:p>
          </table:table-cell>
          <table:table-cell office:value-type="float" office:value="116" table:style-name="ce2">
            <text:p>116</text:p>
          </table:table-cell>
          <table:table-cell office:value-type="float" office:value="218" table:style-name="ce2">
            <text:p>218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409" table:style-name="ce2">
            <text:p>4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433" table:style-name="ce5">
            <text:p>30,433</text:p>
          </table:table-cell>
          <table:table-cell office:value-type="percentage" office:value="0.66059999999999997" table:style-name="ce6">
            <text:p>66.06%</text:p>
          </table:table-cell>
          <table:table-cell office:value-type="float" office:value="2521" table:style-name="ce5">
            <text:p>2,521</text:p>
          </table:table-cell>
          <table:table-cell office:value-type="float" office:value="76725015" table:style-name="ce5">
            <text:p>76,725,015</text:p>
          </table:table-cell>
          <table:table-cell office:value-type="float" office:value="98770505" table:style-name="ce5">
            <text:p>98,770,505</text:p>
          </table:table-cell>
          <table:table-cell office:value-type="float" office:value="206366107" table:style-name="ce5">
            <text:p>206,366,107</text:p>
          </table:table-cell>
          <table:table-cell office:value-type="float" office:value="524" table:style-name="ce2">
            <text:p>524</text:p>
          </table:table-cell>
          <table:table-cell office:value-type="float" office:value="775" table:style-name="ce2">
            <text:p>775</text:p>
          </table:table-cell>
          <table:table-cell office:value-type="float" office:value="216" table:style-name="ce2">
            <text:p>216</text:p>
          </table:table-cell>
          <table:table-cell office:value-type="float" office:value="185" table:style-name="ce2">
            <text:p>185</text:p>
          </table:table-cell>
          <table:table-cell office:value-type="float" office:value="1700" table:style-name="ce5">
            <text:p>1,7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8348" table:style-name="ce5">
            <text:p>28,348</text:p>
          </table:table-cell>
          <table:table-cell office:value-type="percentage" office:value="0.6734" table:style-name="ce6">
            <text:p>67.34%</text:p>
          </table:table-cell>
          <table:table-cell office:value-type="float" office:value="2741" table:style-name="ce5">
            <text:p>2,741</text:p>
          </table:table-cell>
          <table:table-cell office:value-type="float" office:value="77713627" table:style-name="ce5">
            <text:p>77,713,627</text:p>
          </table:table-cell>
          <table:table-cell office:value-type="float" office:value="44761431" table:style-name="ce5">
            <text:p>44,761,431</text:p>
          </table:table-cell>
          <table:table-cell office:value-type="float" office:value="133231233" table:style-name="ce5">
            <text:p>133,231,233</text:p>
          </table:table-cell>
          <table:table-cell office:value-type="float" office:value="281" table:style-name="ce2">
            <text:p>281</text:p>
          </table:table-cell>
          <table:table-cell office:value-type="float" office:value="307" table:style-name="ce2">
            <text:p>307</text:p>
          </table:table-cell>
          <table:table-cell office:value-type="float" office:value="116" table:style-name="ce2">
            <text:p>116</text:p>
          </table:table-cell>
          <table:table-cell office:value-type="float" office:value="162" table:style-name="ce2">
            <text:p>162</text:p>
          </table:table-cell>
          <table:table-cell office:value-type="float" office:value="866" table:style-name="ce2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8348" table:style-name="ce5">
            <text:p>28,348</text:p>
          </table:table-cell>
          <table:table-cell office:value-type="percentage" office:value="0.6734" table:style-name="ce6">
            <text:p>67.34%</text:p>
          </table:table-cell>
          <table:table-cell office:value-type="float" office:value="2741" table:style-name="ce5">
            <text:p>2,741</text:p>
          </table:table-cell>
          <table:table-cell office:value-type="float" office:value="77713627" table:style-name="ce5">
            <text:p>77,713,627</text:p>
          </table:table-cell>
          <table:table-cell office:value-type="float" office:value="44761431" table:style-name="ce5">
            <text:p>44,761,431</text:p>
          </table:table-cell>
          <table:table-cell office:value-type="float" office:value="133231233" table:style-name="ce5">
            <text:p>133,231,233</text:p>
          </table:table-cell>
          <table:table-cell office:value-type="float" office:value="281" table:style-name="ce2">
            <text:p>281</text:p>
          </table:table-cell>
          <table:table-cell office:value-type="float" office:value="307" table:style-name="ce2">
            <text:p>307</text:p>
          </table:table-cell>
          <table:table-cell office:value-type="float" office:value="116" table:style-name="ce2">
            <text:p>116</text:p>
          </table:table-cell>
          <table:table-cell office:value-type="float" office:value="162" table:style-name="ce2">
            <text:p>162</text:p>
          </table:table-cell>
          <table:table-cell office:value-type="float" office:value="866" table:style-name="ce2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8162" table:style-name="ce5">
            <text:p>48,162</text:p>
          </table:table-cell>
          <table:table-cell office:value-type="percentage" office:value="0.72799999999999998" table:style-name="ce6">
            <text:p>72.80%</text:p>
          </table:table-cell>
          <table:table-cell office:value-type="float" office:value="6118" table:style-name="ce5">
            <text:p>6,118</text:p>
          </table:table-cell>
          <table:table-cell office:value-type="float" office:value="294653159" table:style-name="ce5">
            <text:p>294,653,159</text:p>
          </table:table-cell>
          <table:table-cell office:value-type="float" office:value="130247508" table:style-name="ce5">
            <text:p>130,247,508</text:p>
          </table:table-cell>
          <table:table-cell office:value-type="float" office:value="469002683" table:style-name="ce5">
            <text:p>469,002,683</text:p>
          </table:table-cell>
          <table:table-cell office:value-type="float" office:value="767" table:style-name="ce2">
            <text:p>767</text:p>
          </table:table-cell>
          <table:table-cell office:value-type="float" office:value="875" table:style-name="ce2">
            <text:p>875</text:p>
          </table:table-cell>
          <table:table-cell office:value-type="float" office:value="281" table:style-name="ce2">
            <text:p>281</text:p>
          </table:table-cell>
          <table:table-cell office:value-type="float" office:value="604" table:style-name="ce2">
            <text:p>604</text:p>
          </table:table-cell>
          <table:table-cell office:value-type="float" office:value="2527" table:style-name="ce5">
            <text:p>2,5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1403" table:style-name="ce5">
            <text:p>11,403</text:p>
          </table:table-cell>
          <table:table-cell office:value-type="percentage" office:value="0.43840000000000001" table:style-name="ce6">
            <text:p>43.84%</text:p>
          </table:table-cell>
          <table:table-cell office:value-type="float" office:value="5620" table:style-name="ce5">
            <text:p>5,620</text:p>
          </table:table-cell>
          <table:table-cell office:value-type="float" office:value="64079422" table:style-name="ce5">
            <text:p>64,079,422</text:p>
          </table:table-cell>
          <table:table-cell office:value-type="float" office:value="20316965" table:style-name="ce5">
            <text:p>20,316,965</text:p>
          </table:table-cell>
          <table:table-cell office:value-type="float" office:value="87317257" table:style-name="ce5">
            <text:p>87,317,257</text:p>
          </table:table-cell>
          <table:table-cell office:value-type="float" office:value="180" table:style-name="ce2">
            <text:p>180</text:p>
          </table:table-cell>
          <table:table-cell office:value-type="float" office:value="159" table:style-name="ce2">
            <text:p>159</text:p>
          </table:table-cell>
          <table:table-cell office:value-type="float" office:value="74" table:style-name="ce2">
            <text:p>74</text:p>
          </table:table-cell>
          <table:table-cell office:value-type="float" office:value="66" table:style-name="ce2">
            <text:p>66</text:p>
          </table:table-cell>
          <table:table-cell office:value-type="float" office:value="479" table:style-name="ce2">
            <text:p>4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9565" table:style-name="ce5">
            <text:p>59,565</text:p>
          </table:table-cell>
          <table:table-cell office:value-type="percentage" office:value="0.64629999999999999" table:style-name="ce6">
            <text:p>64.63%</text:p>
          </table:table-cell>
          <table:table-cell office:value-type="float" office:value="6023" table:style-name="ce5">
            <text:p>6,023</text:p>
          </table:table-cell>
          <table:table-cell office:value-type="float" office:value="358732581" table:style-name="ce5">
            <text:p>358,732,581</text:p>
          </table:table-cell>
          <table:table-cell office:value-type="float" office:value="150564473" table:style-name="ce5">
            <text:p>150,564,473</text:p>
          </table:table-cell>
          <table:table-cell office:value-type="float" office:value="556319940" table:style-name="ce5">
            <text:p>556,319,940</text:p>
          </table:table-cell>
          <table:table-cell office:value-type="float" office:value="947" table:style-name="ce2">
            <text:p>947</text:p>
          </table:table-cell>
          <table:table-cell office:value-type="float" office:value="1034" table:style-name="ce5">
            <text:p>1,034</text:p>
          </table:table-cell>
          <table:table-cell office:value-type="float" office:value="355" table:style-name="ce2">
            <text:p>355</text:p>
          </table:table-cell>
          <table:table-cell office:value-type="float" office:value="670" table:style-name="ce2">
            <text:p>670</text:p>
          </table:table-cell>
          <table:table-cell office:value-type="float" office:value="3006" table:style-name="ce5">
            <text:p>3,0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8821" table:style-name="ce5">
            <text:p>48,821</text:p>
          </table:table-cell>
          <table:table-cell office:value-type="percentage" office:value="0.74890000000000001" table:style-name="ce6">
            <text:p>74.89%</text:p>
          </table:table-cell>
          <table:table-cell office:value-type="float" office:value="2909" table:style-name="ce5">
            <text:p>2,909</text:p>
          </table:table-cell>
          <table:table-cell office:value-type="float" office:value="142025681" table:style-name="ce5">
            <text:p>142,025,681</text:p>
          </table:table-cell>
          <table:table-cell office:value-type="float" office:value="120587097" table:style-name="ce5">
            <text:p>120,587,097</text:p>
          </table:table-cell>
          <table:table-cell office:value-type="float" office:value="296888363" table:style-name="ce5">
            <text:p>296,888,363</text:p>
          </table:table-cell>
          <table:table-cell office:value-type="float" office:value="505" table:style-name="ce2">
            <text:p>505</text:p>
          </table:table-cell>
          <table:table-cell office:value-type="float" office:value="879" table:style-name="ce2">
            <text:p>879</text:p>
          </table:table-cell>
          <table:table-cell office:value-type="float" office:value="259" table:style-name="ce2">
            <text:p>259</text:p>
          </table:table-cell>
          <table:table-cell office:value-type="float" office:value="186" table:style-name="ce2">
            <text:p>186</text:p>
          </table:table-cell>
          <table:table-cell office:value-type="float" office:value="1829" table:style-name="ce5">
            <text:p>1,8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164" table:style-name="ce5">
            <text:p>26,164</text:p>
          </table:table-cell>
          <table:table-cell office:value-type="percentage" office:value="0.60629999999999995" table:style-name="ce6">
            <text:p>60.63%</text:p>
          </table:table-cell>
          <table:table-cell office:value-type="float" office:value="2579" table:style-name="ce5">
            <text:p>2,579</text:p>
          </table:table-cell>
          <table:table-cell office:value-type="float" office:value="67483489" table:style-name="ce5">
            <text:p>67,483,489</text:p>
          </table:table-cell>
          <table:table-cell office:value-type="float" office:value="39544102" table:style-name="ce5">
            <text:p>39,544,102</text:p>
          </table:table-cell>
          <table:table-cell office:value-type="float" office:value="113929115" table:style-name="ce5">
            <text:p>113,929,115</text:p>
          </table:table-cell>
          <table:table-cell office:value-type="float" office:value="264" table:style-name="ce2">
            <text:p>264</text:p>
          </table:table-cell>
          <table:table-cell office:value-type="float" office:value="356" table:style-name="ce2">
            <text:p>356</text:p>
          </table:table-cell>
          <table:table-cell office:value-type="float" office:value="77" table:style-name="ce2">
            <text:p>77</text:p>
          </table:table-cell>
          <table:table-cell office:value-type="float" office:value="80" table:style-name="ce2">
            <text:p>80</text:p>
          </table:table-cell>
          <table:table-cell office:value-type="float" office:value="777" table:style-name="ce2">
            <text:p>7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4985" table:style-name="ce5">
            <text:p>74,985</text:p>
          </table:table-cell>
          <table:table-cell office:value-type="percentage" office:value="0.69210000000000005" table:style-name="ce6">
            <text:p>69.21%</text:p>
          </table:table-cell>
          <table:table-cell office:value-type="float" office:value="2794" table:style-name="ce5">
            <text:p>2,794</text:p>
          </table:table-cell>
          <table:table-cell office:value-type="float" office:value="209509170" table:style-name="ce5">
            <text:p>209,509,170</text:p>
          </table:table-cell>
          <table:table-cell office:value-type="float" office:value="160131199" table:style-name="ce5">
            <text:p>160,131,199</text:p>
          </table:table-cell>
          <table:table-cell office:value-type="float" office:value="410817478" table:style-name="ce5">
            <text:p>410,817,478</text:p>
          </table:table-cell>
          <table:table-cell office:value-type="float" office:value="769" table:style-name="ce2">
            <text:p>769</text:p>
          </table:table-cell>
          <table:table-cell office:value-type="float" office:value="1235" table:style-name="ce5">
            <text:p>1,235</text:p>
          </table:table-cell>
          <table:table-cell office:value-type="float" office:value="336" table:style-name="ce2">
            <text:p>336</text:p>
          </table:table-cell>
          <table:table-cell office:value-type="float" office:value="266" table:style-name="ce2">
            <text:p>266</text:p>
          </table:table-cell>
          <table:table-cell office:value-type="float" office:value="2606" table:style-name="ce5">
            <text:p>2,6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0636" table:style-name="ce5">
            <text:p>70,636</text:p>
          </table:table-cell>
          <table:table-cell office:value-type="percentage" office:value="0.58530000000000004" table:style-name="ce6">
            <text:p>58.53%</text:p>
          </table:table-cell>
          <table:table-cell office:value-type="float" office:value="4129" table:style-name="ce5">
            <text:p>4,129</text:p>
          </table:table-cell>
          <table:table-cell office:value-type="float" office:value="291679953" table:style-name="ce5">
            <text:p>291,679,953</text:p>
          </table:table-cell>
          <table:table-cell office:value-type="float" office:value="233183614" table:style-name="ce5">
            <text:p>233,183,614</text:p>
          </table:table-cell>
          <table:table-cell office:value-type="float" office:value="590669831" table:style-name="ce5">
            <text:p>590,669,831</text:p>
          </table:table-cell>
          <table:table-cell office:value-type="float" office:value="952" table:style-name="ce2">
            <text:p>952</text:p>
          </table:table-cell>
          <table:table-cell office:value-type="float" office:value="1624" table:style-name="ce5">
            <text:p>1,624</text:p>
          </table:table-cell>
          <table:table-cell office:value-type="float" office:value="675" table:style-name="ce2">
            <text:p>675</text:p>
          </table:table-cell>
          <table:table-cell office:value-type="float" office:value="501" table:style-name="ce2">
            <text:p>501</text:p>
          </table:table-cell>
          <table:table-cell office:value-type="float" office:value="3752" table:style-name="ce5">
            <text:p>3,7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587" table:style-name="ce5">
            <text:p>20,587</text:p>
          </table:table-cell>
          <table:table-cell office:value-type="percentage" office:value="0.50660000000000005" table:style-name="ce6">
            <text:p>50.66%</text:p>
          </table:table-cell>
          <table:table-cell office:value-type="float" office:value="2662" table:style-name="ce5">
            <text:p>2,662</text:p>
          </table:table-cell>
          <table:table-cell office:value-type="float" office:value="54802270" table:style-name="ce5">
            <text:p>54,802,270</text:p>
          </table:table-cell>
          <table:table-cell office:value-type="float" office:value="32017760" table:style-name="ce5">
            <text:p>32,017,760</text:p>
          </table:table-cell>
          <table:table-cell office:value-type="float" office:value="94366219" table:style-name="ce5">
            <text:p>94,366,219</text:p>
          </table:table-cell>
          <table:table-cell office:value-type="float" office:value="286" table:style-name="ce2">
            <text:p>286</text:p>
          </table:table-cell>
          <table:table-cell office:value-type="float" office:value="258" table:style-name="ce2">
            <text:p>258</text:p>
          </table:table-cell>
          <table:table-cell office:value-type="float" office:value="138" table:style-name="ce2">
            <text:p>138</text:p>
          </table:table-cell>
          <table:table-cell office:value-type="float" office:value="47" table:style-name="ce2">
            <text:p>47</text:p>
          </table:table-cell>
          <table:table-cell office:value-type="float" office:value="729" table:style-name="ce2">
            <text:p>7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1223" table:style-name="ce5">
            <text:p>91,223</text:p>
          </table:table-cell>
          <table:table-cell office:value-type="percentage" office:value="0.5655" table:style-name="ce6">
            <text:p>56.55%</text:p>
          </table:table-cell>
          <table:table-cell office:value-type="float" office:value="3798" table:style-name="ce5">
            <text:p>3,798</text:p>
          </table:table-cell>
          <table:table-cell office:value-type="float" office:value="346482223" table:style-name="ce5">
            <text:p>346,482,223</text:p>
          </table:table-cell>
          <table:table-cell office:value-type="float" office:value="265201374" table:style-name="ce5">
            <text:p>265,201,374</text:p>
          </table:table-cell>
          <table:table-cell office:value-type="float" office:value="685036050" table:style-name="ce5">
            <text:p>685,036,050</text:p>
          </table:table-cell>
          <table:table-cell office:value-type="float" office:value="1238" table:style-name="ce5">
            <text:p>1,238</text:p>
          </table:table-cell>
          <table:table-cell office:value-type="float" office:value="1882" table:style-name="ce5">
            <text:p>1,882</text:p>
          </table:table-cell>
          <table:table-cell office:value-type="float" office:value="813" table:style-name="ce2">
            <text:p>813</text:p>
          </table:table-cell>
          <table:table-cell office:value-type="float" office:value="548" table:style-name="ce2">
            <text:p>548</text:p>
          </table:table-cell>
          <table:table-cell office:value-type="float" office:value="4481" table:style-name="ce5">
            <text:p>4,481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02581" table:style-name="ce5">
            <text:p>602,581</text:p>
          </table:table-cell>
          <table:table-cell office:value-type="percentage" office:value="0.66810000000000003" table:style-name="ce6">
            <text:p>66.81%</text:p>
          </table:table-cell>
          <table:table-cell office:value-type="float" office:value="3830" table:style-name="ce2">
            <text:p>3830</text:p>
          </table:table-cell>
          <table:table-cell office:value-type="float" office:value="2307665479" table:style-name="ce5">
            <text:p>2,307,665,479</text:p>
          </table:table-cell>
          <table:table-cell office:value-type="float" office:value="2001842766" table:style-name="ce5">
            <text:p>2,001,842,766</text:p>
          </table:table-cell>
          <table:table-cell office:value-type="float" office:value="4870136618" table:style-name="ce5">
            <text:p>4,870,136,618</text:p>
          </table:table-cell>
          <table:table-cell office:value-type="float" office:value="8522" table:style-name="ce5">
            <text:p>8,522</text:p>
          </table:table-cell>
          <table:table-cell office:value-type="float" office:value="13181" table:style-name="ce5">
            <text:p>13,181</text:p>
          </table:table-cell>
          <table:table-cell office:value-type="float" office:value="4479" table:style-name="ce5">
            <text:p>4,479</text:p>
          </table:table-cell>
          <table:table-cell office:value-type="float" office:value="3428" table:style-name="ce5">
            <text:p>3,428</text:p>
          </table:table-cell>
          <table:table-cell office:value-type="float" office:value="29610" table:style-name="ce5">
            <text:p>29,61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389" table:style-name="ce5">
            <text:p>22,389</text:p>
          </table:table-cell>
          <table:table-cell office:value-type="float" office:value="475302" table:style-name="ce5">
            <text:p>475,302</text:p>
          </table:table-cell>
          <table:table-cell office:value-type="percentage" office:value="0.68479999999999996" table:style-name="ce6">
            <text:p>68.48%</text:p>
          </table:table-cell>
          <table:table-cell office:value-type="float" office:value="3992" table:style-name="ce2">
            <text:p>3992</text:p>
          </table:table-cell>
          <table:table-cell office:value-type="float" office:value="1897440668" table:style-name="ce5">
            <text:p>1,897,440,668</text:p>
          </table:table-cell>
          <table:table-cell office:value-type="float" office:value="1703500411" table:style-name="ce5">
            <text:p>1,703,500,411</text:p>
          </table:table-cell>
          <table:table-cell office:value-type="float" office:value="4087350863" table:style-name="ce5">
            <text:p>4,087,350,863</text:p>
          </table:table-cell>
          <table:table-cell office:value-type="float" office:value="6786" table:style-name="ce5">
            <text:p>6,786</text:p>
          </table:table-cell>
          <table:table-cell office:value-type="float" office:value="11015" table:style-name="ce5">
            <text:p>11,015</text:p>
          </table:table-cell>
          <table:table-cell office:value-type="float" office:value="3663" table:style-name="ce5">
            <text:p>3,663</text:p>
          </table:table-cell>
          <table:table-cell office:value-type="float" office:value="2926" table:style-name="ce5">
            <text:p>2,926</text:p>
          </table:table-cell>
          <table:table-cell office:value-type="float" office:value="24390" table:style-name="ce5">
            <text:p>24,3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06" table:style-name="ce5">
            <text:p>6,706</text:p>
          </table:table-cell>
          <table:table-cell office:value-type="float" office:value="127279" table:style-name="ce5">
            <text:p>127,279</text:p>
          </table:table-cell>
          <table:table-cell office:value-type="percentage" office:value="0.61229999999999996" table:style-name="ce6">
            <text:p>61.23%</text:p>
          </table:table-cell>
          <table:table-cell office:value-type="float" office:value="3223" table:style-name="ce2">
            <text:p>3223</text:p>
          </table:table-cell>
          <table:table-cell office:value-type="float" office:value="410224811" table:style-name="ce5">
            <text:p>410,224,811</text:p>
          </table:table-cell>
          <table:table-cell office:value-type="float" office:value="298342355" table:style-name="ce5">
            <text:p>298,342,355</text:p>
          </table:table-cell>
          <table:table-cell office:value-type="float" office:value="782785755" table:style-name="ce5">
            <text:p>782,785,755</text:p>
          </table:table-cell>
          <table:table-cell office:value-type="float" office:value="1736" table:style-name="ce5">
            <text:p>1,736</text:p>
          </table:table-cell>
          <table:table-cell office:value-type="float" office:value="2166" table:style-name="ce5">
            <text:p>2,166</text:p>
          </table:table-cell>
          <table:table-cell office:value-type="float" office:value="816" table:style-name="ce2">
            <text:p>816</text:p>
          </table:table-cell>
          <table:table-cell office:value-type="float" office:value="502" table:style-name="ce2">
            <text:p>502</text:p>
          </table:table-cell>
          <table:table-cell office:value-type="float" office:value="5220" table:style-name="ce5">
            <text:p>5,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095" table:style-name="ce5">
            <text:p>29,095</text:p>
          </table:table-cell>
          <table:table-cell office:value-type="float" office:value="602581" table:style-name="ce5">
            <text:p>602,581</text:p>
          </table:table-cell>
          <table:table-cell office:value-type="percentage" office:value="0.66810000000000003" table:style-name="ce6">
            <text:p>66.81%</text:p>
          </table:table-cell>
          <table:table-cell office:value-type="float" office:value="3830" table:style-name="ce2">
            <text:p>3830</text:p>
          </table:table-cell>
          <table:table-cell office:value-type="float" office:value="2307665479" table:style-name="ce5">
            <text:p>2,307,665,479</text:p>
          </table:table-cell>
          <table:table-cell office:value-type="float" office:value="2001842766" table:style-name="ce5">
            <text:p>2,001,842,766</text:p>
          </table:table-cell>
          <table:table-cell office:value-type="float" office:value="4870136618" table:style-name="ce5">
            <text:p>4,870,136,618</text:p>
          </table:table-cell>
          <table:table-cell office:value-type="float" office:value="8522" table:style-name="ce5">
            <text:p>8,522</text:p>
          </table:table-cell>
          <table:table-cell office:value-type="float" office:value="13181" table:style-name="ce5">
            <text:p>13,181</text:p>
          </table:table-cell>
          <table:table-cell office:value-type="float" office:value="4479" table:style-name="ce5">
            <text:p>4,479</text:p>
          </table:table-cell>
          <table:table-cell office:value-type="float" office:value="3428" table:style-name="ce5">
            <text:p>3,428</text:p>
          </table:table-cell>
          <table:table-cell office:value-type="float" office:value="29610" table:style-name="ce5">
            <text:p>29,61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9">
            <text:p>500</text:p>
          </table:table-cell>
          <table:table-cell office:value-type="float" office:value="11131" table:number-columns-spanned="1" table:number-rows-spanned="2" table:style-name="ce8">
            <text:p>11,131</text:p>
          </table:table-cell>
          <table:table-cell office:value-type="percentage" office:value="0.71809999999999996" table:number-columns-spanned="1" table:number-rows-spanned="2" table:style-name="ce11">
            <text:p>71.81%</text:p>
          </table:table-cell>
          <table:table-cell office:value-type="float" office:value="3891" table:number-columns-spanned="1" table:number-rows-spanned="2" table:style-name="ce8">
            <text:p>3,891</text:p>
          </table:table-cell>
          <table:table-cell office:value-type="float" office:value="43308332" table:number-columns-spanned="1" table:number-rows-spanned="2" table:style-name="ce8">
            <text:p>43,308,332</text:p>
          </table:table-cell>
          <table:table-cell office:value-type="float" office:value="45762834" table:number-columns-spanned="1" table:number-rows-spanned="2" table:style-name="ce8">
            <text:p>45,762,834</text:p>
          </table:table-cell>
          <table:table-cell office:value-type="float" office:value="99558749" table:number-columns-spanned="1" table:number-rows-spanned="2" table:style-name="ce8">
            <text:p>99,558,749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260" table:number-columns-spanned="1" table:number-rows-spanned="2" table:style-name="ce9">
            <text:p>260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561" table:number-columns-spanned="1" table:number-rows-spanned="2" table:style-name="ce9">
            <text:p>5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10397" table:number-columns-spanned="1" table:number-rows-spanned="2" table:style-name="ce8">
            <text:p>10,397</text:p>
          </table:table-cell>
          <table:table-cell office:value-type="percentage" office:value="0.79479999999999995" table:number-columns-spanned="1" table:number-rows-spanned="2" table:style-name="ce11">
            <text:p>79.48%</text:p>
          </table:table-cell>
          <table:table-cell office:value-type="float" office:value="3429" table:number-columns-spanned="1" table:number-rows-spanned="2" table:style-name="ce8">
            <text:p>3,429</text:p>
          </table:table-cell>
          <table:table-cell office:value-type="float" office:value="35649606" table:number-columns-spanned="1" table:number-rows-spanned="2" table:style-name="ce8">
            <text:p>35,649,606</text:p>
          </table:table-cell>
          <table:table-cell office:value-type="float" office:value="68480090" table:number-columns-spanned="1" table:number-rows-spanned="2" table:style-name="ce8">
            <text:p>68,480,090</text:p>
          </table:table-cell>
          <table:table-cell office:value-type="float" office:value="111434572" table:number-columns-spanned="1" table:number-rows-spanned="2" table:style-name="ce8">
            <text:p>111,434,572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377" table:number-columns-spanned="1" table:number-rows-spanned="2" table:style-name="ce9">
            <text:p>377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7767" table:number-columns-spanned="1" table:number-rows-spanned="2" table:style-name="ce8">
            <text:p>7,767</text:p>
          </table:table-cell>
          <table:table-cell office:value-type="percentage" office:value="0.76859999999999995" table:number-columns-spanned="1" table:number-rows-spanned="2" table:style-name="ce11">
            <text:p>76.86%</text:p>
          </table:table-cell>
          <table:table-cell office:value-type="float" office:value="2971" table:number-columns-spanned="1" table:number-rows-spanned="2" table:style-name="ce8">
            <text:p>2,971</text:p>
          </table:table-cell>
          <table:table-cell office:value-type="float" office:value="23077512" table:number-columns-spanned="1" table:number-rows-spanned="2" table:style-name="ce8">
            <text:p>23,077,512</text:p>
          </table:table-cell>
          <table:table-cell office:value-type="float" office:value="8248371" table:number-columns-spanned="1" table:number-rows-spanned="2" table:style-name="ce8">
            <text:p>8,248,371</text:p>
          </table:table-cell>
          <table:table-cell office:value-type="float" office:value="33529028" table:number-columns-spanned="1" table:number-rows-spanned="2" table:style-name="ce8">
            <text:p>33,529,028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212" table:number-columns-spanned="1" table:number-rows-spanned="2" table:style-name="ce9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4296" table:number-columns-spanned="1" table:number-rows-spanned="2" table:style-name="ce8">
            <text:p>4,296</text:p>
          </table:table-cell>
          <table:table-cell office:value-type="percentage" office:value="0.68600000000000005" table:number-columns-spanned="1" table:number-rows-spanned="2" table:style-name="ce11">
            <text:p>68.60%</text:p>
          </table:table-cell>
          <table:table-cell office:value-type="float" office:value="2819" table:number-columns-spanned="1" table:number-rows-spanned="2" table:style-name="ce8">
            <text:p>2,819</text:p>
          </table:table-cell>
          <table:table-cell office:value-type="float" office:value="12109626" table:number-columns-spanned="1" table:number-rows-spanned="2" table:style-name="ce8">
            <text:p>12,109,626</text:p>
          </table:table-cell>
          <table:table-cell office:value-type="float" office:value="10064790" table:number-columns-spanned="1" table:number-rows-spanned="2" table:style-name="ce8">
            <text:p>10,064,790</text:p>
          </table:table-cell>
          <table:table-cell office:value-type="float" office:value="24346822" table:number-columns-spanned="1" table:number-rows-spanned="2" table:style-name="ce8">
            <text:p>24,346,822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54" table:number-columns-spanned="1" table:number-rows-spanned="2" table:style-name="ce9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2021" table:number-columns-spanned="1" table:number-rows-spanned="2" table:style-name="ce8">
            <text:p>2,021</text:p>
          </table:table-cell>
          <table:table-cell office:value-type="percentage" office:value="0.67210000000000003" table:number-columns-spanned="1" table:number-rows-spanned="2" table:style-name="ce11">
            <text:p>67.21%</text:p>
          </table:table-cell>
          <table:table-cell office:value-type="float" office:value="1583" table:number-columns-spanned="1" table:number-rows-spanned="2" table:style-name="ce8">
            <text:p>1,583</text:p>
          </table:table-cell>
          <table:table-cell office:value-type="float" office:value="3199106" table:number-columns-spanned="1" table:number-rows-spanned="2" table:style-name="ce8">
            <text:p>3,199,106</text:p>
          </table:table-cell>
          <table:table-cell office:value-type="float" office:value="937886" table:number-columns-spanned="1" table:number-rows-spanned="2" table:style-name="ce8">
            <text:p>937,886</text:p>
          </table:table-cell>
          <table:table-cell office:value-type="float" office:value="4230101" table:number-columns-spanned="1" table:number-rows-spanned="2" table:style-name="ce8">
            <text:p>4,230,101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5193" table:number-columns-spanned="1" table:number-rows-spanned="2" table:style-name="ce8">
            <text:p>5,193</text:p>
          </table:table-cell>
          <table:table-cell office:value-type="percentage" office:value="0.79769999999999996" table:number-columns-spanned="1" table:number-rows-spanned="2" table:style-name="ce11">
            <text:p>79.77%</text:p>
          </table:table-cell>
          <table:table-cell office:value-type="float" office:value="1997" table:number-columns-spanned="1" table:number-rows-spanned="2" table:style-name="ce8">
            <text:p>1,997</text:p>
          </table:table-cell>
          <table:table-cell office:value-type="float" office:value="10369624" table:number-columns-spanned="1" table:number-rows-spanned="2" table:style-name="ce8">
            <text:p>10,369,624</text:p>
          </table:table-cell>
          <table:table-cell office:value-type="float" office:value="1291200" table:number-columns-spanned="1" table:number-rows-spanned="2" table:style-name="ce8">
            <text:p>1,291,200</text:p>
          </table:table-cell>
          <table:table-cell office:value-type="float" office:value="11936400" table:number-columns-spanned="1" table:number-rows-spanned="2" table:style-name="ce8">
            <text:p>11,936,40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9">
            <text:p>478</text:p>
          </table:table-cell>
          <table:table-cell office:value-type="float" office:value="13462" table:number-columns-spanned="1" table:number-rows-spanned="2" table:style-name="ce8">
            <text:p>13,462</text:p>
          </table:table-cell>
          <table:table-cell office:value-type="percentage" office:value="0.90849999999999997" table:number-columns-spanned="1" table:number-rows-spanned="2" table:style-name="ce11">
            <text:p>90.85%</text:p>
          </table:table-cell>
          <table:table-cell office:value-type="float" office:value="3565" table:number-columns-spanned="1" table:number-rows-spanned="2" table:style-name="ce8">
            <text:p>3,565</text:p>
          </table:table-cell>
          <table:table-cell office:value-type="float" office:value="47996515" table:number-columns-spanned="1" table:number-rows-spanned="2" table:style-name="ce8">
            <text:p>47,996,515</text:p>
          </table:table-cell>
          <table:table-cell office:value-type="float" office:value="23397113" table:number-columns-spanned="1" table:number-rows-spanned="2" table:style-name="ce8">
            <text:p>23,397,113</text:p>
          </table:table-cell>
          <table:table-cell office:value-type="float" office:value="76524123" table:number-columns-spanned="1" table:number-rows-spanned="2" table:style-name="ce8">
            <text:p>76,524,123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98" table:number-columns-spanned="1" table:number-rows-spanned="2" table:style-name="ce9">
            <text:p>2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3434" table:number-columns-spanned="1" table:number-rows-spanned="2" table:style-name="ce8">
            <text:p>3,434</text:p>
          </table:table-cell>
          <table:table-cell office:value-type="percentage" office:value="0.51519999999999999" table:number-columns-spanned="1" table:number-rows-spanned="2" table:style-name="ce11">
            <text:p>51.52%</text:p>
          </table:table-cell>
          <table:table-cell office:value-type="float" office:value="2548" table:number-columns-spanned="1" table:number-rows-spanned="2" table:style-name="ce8">
            <text:p>2,548</text:p>
          </table:table-cell>
          <table:table-cell office:value-type="float" office:value="8751176" table:number-columns-spanned="1" table:number-rows-spanned="2" table:style-name="ce8">
            <text:p>8,751,176</text:p>
          </table:table-cell>
          <table:table-cell office:value-type="float" office:value="9391146" table:number-columns-spanned="1" table:number-rows-spanned="2" table:style-name="ce8">
            <text:p>9,391,146</text:p>
          </table:table-cell>
          <table:table-cell office:value-type="float" office:value="18803581" table:number-columns-spanned="1" table:number-rows-spanned="2" table:style-name="ce8">
            <text:p>18,803,581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7656" table:number-columns-spanned="1" table:number-rows-spanned="2" table:style-name="ce8">
            <text:p>7,656</text:p>
          </table:table-cell>
          <table:table-cell office:value-type="percentage" office:value="0.92149999999999999" table:number-columns-spanned="1" table:number-rows-spanned="2" table:style-name="ce11">
            <text:p>92.15%</text:p>
          </table:table-cell>
          <table:table-cell office:value-type="float" office:value="2631" table:number-columns-spanned="1" table:number-rows-spanned="2" table:style-name="ce8">
            <text:p>2,631</text:p>
          </table:table-cell>
          <table:table-cell office:value-type="float" office:value="20140977" table:number-columns-spanned="1" table:number-rows-spanned="2" table:style-name="ce8">
            <text:p>20,140,977</text:p>
          </table:table-cell>
          <table:table-cell office:value-type="float" office:value="29311119" table:number-columns-spanned="1" table:number-rows-spanned="2" table:style-name="ce8">
            <text:p>29,311,119</text:p>
          </table:table-cell>
          <table:table-cell office:value-type="float" office:value="53469502" table:number-columns-spanned="1" table:number-rows-spanned="2" table:style-name="ce8">
            <text:p>53,469,502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13" table:number-columns-spanned="1" table:number-rows-spanned="2" table:style-name="ce9">
            <text:p>213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7" table:number-columns-spanned="1" table:number-rows-spanned="2" table:style-name="ce9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3900" table:number-columns-spanned="1" table:number-rows-spanned="2" table:style-name="ce8">
            <text:p>3,900</text:p>
          </table:table-cell>
          <table:table-cell office:value-type="percentage" office:value="0.50319999999999998" table:number-columns-spanned="1" table:number-rows-spanned="2" table:style-name="ce11">
            <text:p>50.32%</text:p>
          </table:table-cell>
          <table:table-cell office:value-type="float" office:value="3407" table:number-columns-spanned="1" table:number-rows-spanned="2" table:style-name="ce8">
            <text:p>3,407</text:p>
          </table:table-cell>
          <table:table-cell office:value-type="float" office:value="13287352" table:number-columns-spanned="1" table:number-rows-spanned="2" table:style-name="ce8">
            <text:p>13,287,352</text:p>
          </table:table-cell>
          <table:table-cell office:value-type="float" office:value="43569942" table:number-columns-spanned="1" table:number-rows-spanned="2" table:style-name="ce8">
            <text:p>43,569,942</text:p>
          </table:table-cell>
          <table:table-cell office:value-type="float" office:value="61433501" table:number-columns-spanned="1" table:number-rows-spanned="2" table:style-name="ce8">
            <text:p>61,433,501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90" table:number-columns-spanned="1" table:number-rows-spanned="2" table:style-name="ce9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5" table:number-columns-spanned="1" table:number-rows-spanned="2" table:style-name="ce9">
            <text:p>285</text:p>
          </table:table-cell>
          <table:table-cell office:value-type="float" office:value="7888" table:number-columns-spanned="1" table:number-rows-spanned="2" table:style-name="ce8">
            <text:p>7,888</text:p>
          </table:table-cell>
          <table:table-cell office:value-type="percentage" office:value="0.89280000000000004" table:number-columns-spanned="1" table:number-rows-spanned="2" table:style-name="ce11">
            <text:p>89.28%</text:p>
          </table:table-cell>
          <table:table-cell office:value-type="float" office:value="1951" table:number-columns-spanned="1" table:number-rows-spanned="2" table:style-name="ce8">
            <text:p>1,951</text:p>
          </table:table-cell>
          <table:table-cell office:value-type="float" office:value="15386573" table:number-columns-spanned="1" table:number-rows-spanned="2" table:style-name="ce8">
            <text:p>15,386,573</text:p>
          </table:table-cell>
          <table:table-cell office:value-type="float" office:value="8917251" table:number-columns-spanned="1" table:number-rows-spanned="2" table:style-name="ce8">
            <text:p>8,917,251</text:p>
          </table:table-cell>
          <table:table-cell office:value-type="float" office:value="27363051" table:number-columns-spanned="1" table:number-rows-spanned="2" table:style-name="ce8">
            <text:p>27,363,051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3086" table:number-columns-spanned="1" table:number-rows-spanned="2" table:style-name="ce8">
            <text:p>3,086</text:p>
          </table:table-cell>
          <table:table-cell office:value-type="percentage" office:value="0.4763" table:number-columns-spanned="1" table:number-rows-spanned="2" table:style-name="ce11">
            <text:p>47.63%</text:p>
          </table:table-cell>
          <table:table-cell office:value-type="float" office:value="4161" table:number-columns-spanned="1" table:number-rows-spanned="2" table:style-name="ce8">
            <text:p>4,161</text:p>
          </table:table-cell>
          <table:table-cell office:value-type="float" office:value="12840750" table:number-columns-spanned="1" table:number-rows-spanned="2" table:style-name="ce8">
            <text:p>12,840,750</text:p>
          </table:table-cell>
          <table:table-cell office:value-type="float" office:value="8876175" table:number-columns-spanned="1" table:number-rows-spanned="2" table:style-name="ce8">
            <text:p>8,876,175</text:p>
          </table:table-cell>
          <table:table-cell office:value-type="float" office:value="26509417" table:number-columns-spanned="1" table:number-rows-spanned="2" table:style-name="ce8">
            <text:p>26,509,417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00" table:number-columns-spanned="1" table:number-rows-spanned="2" table:style-name="ce9">
            <text:p>3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5578" table:number-columns-spanned="1" table:number-rows-spanned="2" table:style-name="ce8">
            <text:p>5,578</text:p>
          </table:table-cell>
          <table:table-cell office:value-type="percentage" office:value="0.74050000000000005" table:number-columns-spanned="1" table:number-rows-spanned="2" table:style-name="ce11">
            <text:p>74.05%</text:p>
          </table:table-cell>
          <table:table-cell office:value-type="float" office:value="2125" table:number-columns-spanned="1" table:number-rows-spanned="2" table:style-name="ce8">
            <text:p>2,125</text:p>
          </table:table-cell>
          <table:table-cell office:value-type="float" office:value="11851068" table:number-columns-spanned="1" table:number-rows-spanned="2" table:style-name="ce8">
            <text:p>11,851,068</text:p>
          </table:table-cell>
          <table:table-cell office:value-type="float" office:value="1891183" table:number-columns-spanned="1" table:number-rows-spanned="2" table:style-name="ce8">
            <text:p>1,891,183</text:p>
          </table:table-cell>
          <table:table-cell office:value-type="float" office:value="15243791" table:number-columns-spanned="1" table:number-rows-spanned="2" table:style-name="ce8">
            <text:p>15,243,791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47" table:number-columns-spanned="1" table:number-rows-spanned="2" table:style-name="ce9">
            <text:p>1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9">
            <text:p>688</text:p>
          </table:table-cell>
          <table:table-cell office:value-type="float" office:value="15244" table:number-columns-spanned="1" table:number-rows-spanned="2" table:style-name="ce8">
            <text:p>15,244</text:p>
          </table:table-cell>
          <table:table-cell office:value-type="percentage" office:value="0.7147" table:number-columns-spanned="1" table:number-rows-spanned="2" table:style-name="ce11">
            <text:p>71.47%</text:p>
          </table:table-cell>
          <table:table-cell office:value-type="float" office:value="5285" table:number-columns-spanned="1" table:number-rows-spanned="2" table:style-name="ce8">
            <text:p>5,285</text:p>
          </table:table-cell>
          <table:table-cell office:value-type="float" office:value="80567734" table:number-columns-spanned="1" table:number-rows-spanned="2" table:style-name="ce8">
            <text:p>80,567,734</text:p>
          </table:table-cell>
          <table:table-cell office:value-type="float" office:value="85446244" table:number-columns-spanned="1" table:number-rows-spanned="2" table:style-name="ce8">
            <text:p>85,446,244</text:p>
          </table:table-cell>
          <table:table-cell office:value-type="float" office:value="183172906" table:number-columns-spanned="1" table:number-rows-spanned="2" table:style-name="ce8">
            <text:p>183,172,906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418" table:number-columns-spanned="1" table:number-rows-spanned="2" table:style-name="ce9">
            <text:p>418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900" table:number-columns-spanned="1" table:number-rows-spanned="2" table:style-name="ce9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5794" table:number-columns-spanned="1" table:number-rows-spanned="2" table:style-name="ce8">
            <text:p>5,794</text:p>
          </table:table-cell>
          <table:table-cell office:value-type="percentage" office:value="0.92530000000000001" table:number-columns-spanned="1" table:number-rows-spanned="2" table:style-name="ce11">
            <text:p>92.53%</text:p>
          </table:table-cell>
          <table:table-cell office:value-type="float" office:value="4539" table:number-columns-spanned="1" table:number-rows-spanned="2" table:style-name="ce8">
            <text:p>4,539</text:p>
          </table:table-cell>
          <table:table-cell office:value-type="float" office:value="26301675" table:number-columns-spanned="1" table:number-rows-spanned="2" table:style-name="ce8">
            <text:p>26,301,675</text:p>
          </table:table-cell>
          <table:table-cell office:value-type="float" office:value="21827695" table:number-columns-spanned="1" table:number-rows-spanned="2" table:style-name="ce8">
            <text:p>21,827,695</text:p>
          </table:table-cell>
          <table:table-cell office:value-type="float" office:value="55348987" table:number-columns-spanned="1" table:number-rows-spanned="2" table:style-name="ce8">
            <text:p>55,348,987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578" table:number-columns-spanned="1" table:number-rows-spanned="2" table:style-name="ce9">
            <text:p>5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9">
            <text:p>606</text:p>
          </table:table-cell>
          <table:table-cell office:value-type="float" office:value="12358" table:number-columns-spanned="1" table:number-rows-spanned="2" table:style-name="ce8">
            <text:p>12,358</text:p>
          </table:table-cell>
          <table:table-cell office:value-type="percentage" office:value="0.65780000000000005" table:number-columns-spanned="1" table:number-rows-spanned="2" table:style-name="ce11">
            <text:p>65.78%</text:p>
          </table:table-cell>
          <table:table-cell office:value-type="float" office:value="4253" table:number-columns-spanned="1" table:number-rows-spanned="2" table:style-name="ce8">
            <text:p>4,253</text:p>
          </table:table-cell>
          <table:table-cell office:value-type="float" office:value="52560000" table:number-columns-spanned="1" table:number-rows-spanned="2" table:style-name="ce8">
            <text:p>52,560,000</text:p>
          </table:table-cell>
          <table:table-cell office:value-type="float" office:value="43482000" table:number-columns-spanned="1" table:number-rows-spanned="2" table:style-name="ce8">
            <text:p>43,482,000</text:p>
          </table:table-cell>
          <table:table-cell office:value-type="float" office:value="113623000" table:number-columns-spanned="1" table:number-rows-spanned="2" table:style-name="ce8">
            <text:p>113,623,000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676" table:number-columns-spanned="1" table:number-rows-spanned="2" table:style-name="ce9">
            <text:p>6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9">
            <text:p>853</text:p>
          </table:table-cell>
          <table:table-cell office:value-type="float" office:value="18565" table:number-columns-spanned="1" table:number-rows-spanned="2" table:style-name="ce8">
            <text:p>18,565</text:p>
          </table:table-cell>
          <table:table-cell office:value-type="percentage" office:value="0.70209999999999995" table:number-columns-spanned="1" table:number-rows-spanned="2" table:style-name="ce11">
            <text:p>70.21%</text:p>
          </table:table-cell>
          <table:table-cell office:value-type="float" office:value="6519" table:number-columns-spanned="1" table:number-rows-spanned="2" table:style-name="ce8">
            <text:p>6,519</text:p>
          </table:table-cell>
          <table:table-cell office:value-type="float" office:value="121025631" table:number-columns-spanned="1" table:number-rows-spanned="2" table:style-name="ce8">
            <text:p>121,025,631</text:p>
          </table:table-cell>
          <table:table-cell office:value-type="float" office:value="103778326" table:number-columns-spanned="1" table:number-rows-spanned="2" table:style-name="ce8">
            <text:p>103,778,326</text:p>
          </table:table-cell>
          <table:table-cell office:value-type="float" office:value="250940871" table:number-columns-spanned="1" table:number-rows-spanned="2" table:style-name="ce8">
            <text:p>250,940,871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361" table:number-columns-spanned="1" table:number-rows-spanned="2" table:style-name="ce9">
            <text:p>361</text:p>
          </table:table-cell>
          <table:table-cell office:value-type="float" office:value="170" table:number-columns-spanned="1" table:number-rows-spanned="2" table:style-name="ce9">
            <text:p>170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747" table:number-columns-spanned="1" table:number-rows-spanned="2" table:style-name="ce9">
            <text:p>7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9">
            <text:p>538</text:p>
          </table:table-cell>
          <table:table-cell office:value-type="float" office:value="12954" table:number-columns-spanned="1" table:number-rows-spanned="2" table:style-name="ce8">
            <text:p>12,954</text:p>
          </table:table-cell>
          <table:table-cell office:value-type="percentage" office:value="0.77669999999999995" table:number-columns-spanned="1" table:number-rows-spanned="2" table:style-name="ce11">
            <text:p>77.67%</text:p>
          </table:table-cell>
          <table:table-cell office:value-type="float" office:value="5576" table:number-columns-spanned="1" table:number-rows-spanned="2" table:style-name="ce8">
            <text:p>5,576</text:p>
          </table:table-cell>
          <table:table-cell office:value-type="float" office:value="72225128" table:number-columns-spanned="1" table:number-rows-spanned="2" table:style-name="ce8">
            <text:p>72,225,128</text:p>
          </table:table-cell>
          <table:table-cell office:value-type="float" office:value="118265987" table:number-columns-spanned="1" table:number-rows-spanned="2" table:style-name="ce8">
            <text:p>118,265,987</text:p>
          </table:table-cell>
          <table:table-cell office:value-type="float" office:value="242723047" table:number-columns-spanned="1" table:number-rows-spanned="2" table:style-name="ce8">
            <text:p>242,723,047</text:p>
          </table:table-cell>
          <table:table-cell office:value-type="float" office:value="301" table:number-columns-spanned="1" table:number-rows-spanned="2" table:style-name="ce9">
            <text:p>301</text:p>
          </table:table-cell>
          <table:table-cell office:value-type="float" office:value="596" table:number-columns-spanned="1" table:number-rows-spanned="2" table:style-name="ce9">
            <text:p>596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096" table:number-columns-spanned="1" table:number-rows-spanned="2" table:style-name="ce8">
            <text:p>1,0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6470" table:number-columns-spanned="1" table:number-rows-spanned="2" table:style-name="ce8">
            <text:p>6,470</text:p>
          </table:table-cell>
          <table:table-cell office:value-type="percentage" office:value="0.60850000000000004" table:number-columns-spanned="1" table:number-rows-spanned="2" table:style-name="ce11">
            <text:p>60.85%</text:p>
          </table:table-cell>
          <table:table-cell office:value-type="float" office:value="4359" table:number-columns-spanned="1" table:number-rows-spanned="2" table:style-name="ce8">
            <text:p>4,359</text:p>
          </table:table-cell>
          <table:table-cell office:value-type="float" office:value="28204420" table:number-columns-spanned="1" table:number-rows-spanned="2" table:style-name="ce8">
            <text:p>28,204,420</text:p>
          </table:table-cell>
          <table:table-cell office:value-type="float" office:value="22675804" table:number-columns-spanned="1" table:number-rows-spanned="2" table:style-name="ce8">
            <text:p>22,675,804</text:p>
          </table:table-cell>
          <table:table-cell office:value-type="float" office:value="69915157" table:number-columns-spanned="1" table:number-rows-spanned="2" table:style-name="ce8">
            <text:p>69,915,157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462" table:number-columns-spanned="1" table:number-rows-spanned="2" table:style-name="ce9">
            <text:p>4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5993" table:number-columns-spanned="1" table:number-rows-spanned="2" table:style-name="ce8">
            <text:p>5,993</text:p>
          </table:table-cell>
          <table:table-cell office:value-type="percentage" office:value="0.6079" table:number-columns-spanned="1" table:number-rows-spanned="2" table:style-name="ce11">
            <text:p>60.79%</text:p>
          </table:table-cell>
          <table:table-cell office:value-type="float" office:value="5915" table:number-columns-spanned="1" table:number-rows-spanned="2" table:style-name="ce8">
            <text:p>5,915</text:p>
          </table:table-cell>
          <table:table-cell office:value-type="float" office:value="35447175" table:number-columns-spanned="1" table:number-rows-spanned="2" table:style-name="ce8">
            <text:p>35,447,175</text:p>
          </table:table-cell>
          <table:table-cell office:value-type="float" office:value="41882161" table:number-columns-spanned="1" table:number-rows-spanned="2" table:style-name="ce8">
            <text:p>41,882,161</text:p>
          </table:table-cell>
          <table:table-cell office:value-type="float" office:value="96114512" table:number-columns-spanned="1" table:number-rows-spanned="2" table:style-name="ce8">
            <text:p>96,114,512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0" table:number-columns-spanned="1" table:number-rows-spanned="2" table:style-name="ce9">
            <text:p>5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9">
            <text:p>146</text:p>
          </table:table-cell>
          <table:table-cell office:value-type="float" office:value="1977" table:number-columns-spanned="1" table:number-rows-spanned="2" table:style-name="ce8">
            <text:p>1,977</text:p>
          </table:table-cell>
          <table:table-cell office:value-type="percentage" office:value="0.43680000000000002" table:number-columns-spanned="1" table:number-rows-spanned="2" table:style-name="ce11">
            <text:p>43.68%</text:p>
          </table:table-cell>
          <table:table-cell office:value-type="float" office:value="6510" table:number-columns-spanned="1" table:number-rows-spanned="2" table:style-name="ce8">
            <text:p>6,510</text:p>
          </table:table-cell>
          <table:table-cell office:value-type="float" office:value="12869582" table:number-columns-spanned="1" table:number-rows-spanned="2" table:style-name="ce8">
            <text:p>12,869,582</text:p>
          </table:table-cell>
          <table:table-cell office:value-type="float" office:value="35065287" table:number-columns-spanned="1" table:number-rows-spanned="2" table:style-name="ce8">
            <text:p>35,065,287</text:p>
          </table:table-cell>
          <table:table-cell office:value-type="float" office:value="52202929" table:number-columns-spanned="1" table:number-rows-spanned="2" table:style-name="ce8">
            <text:p>52,202,929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223" table:number-columns-spanned="1" table:number-rows-spanned="2" table:style-name="ce9">
            <text:p>223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372" table:number-columns-spanned="1" table:number-rows-spanned="2" table:style-name="ce9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9">
            <text:p>420</text:p>
          </table:table-cell>
          <table:table-cell office:value-type="float" office:value="7956" table:number-columns-spanned="1" table:number-rows-spanned="2" table:style-name="ce8">
            <text:p>7,956</text:p>
          </table:table-cell>
          <table:table-cell office:value-type="percentage" office:value="0.61109999999999998" table:number-columns-spanned="1" table:number-rows-spanned="2" table:style-name="ce11">
            <text:p>61.11%</text:p>
          </table:table-cell>
          <table:table-cell office:value-type="float" office:value="6041" table:number-columns-spanned="1" table:number-rows-spanned="2" table:style-name="ce8">
            <text:p>6,041</text:p>
          </table:table-cell>
          <table:table-cell office:value-type="float" office:value="48060420" table:number-columns-spanned="1" table:number-rows-spanned="2" table:style-name="ce8">
            <text:p>48,060,420</text:p>
          </table:table-cell>
          <table:table-cell office:value-type="float" office:value="47432236" table:number-columns-spanned="1" table:number-rows-spanned="2" table:style-name="ce8">
            <text:p>47,432,236</text:p>
          </table:table-cell>
          <table:table-cell office:value-type="float" office:value="111408465" table:number-columns-spanned="1" table:number-rows-spanned="2" table:style-name="ce8">
            <text:p>111,408,465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531" table:number-columns-spanned="1" table:number-rows-spanned="2" table:style-name="ce9">
            <text:p>5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office:value-type="float" office:value="5457" table:number-columns-spanned="1" table:number-rows-spanned="2" table:style-name="ce8">
            <text:p>5,457</text:p>
          </table:table-cell>
          <table:table-cell office:value-type="percentage" office:value="0.61119999999999997" table:number-columns-spanned="1" table:number-rows-spanned="2" table:style-name="ce11">
            <text:p>61.12%</text:p>
          </table:table-cell>
          <table:table-cell office:value-type="float" office:value="6229" table:number-columns-spanned="1" table:number-rows-spanned="2" table:style-name="ce8">
            <text:p>6,229</text:p>
          </table:table-cell>
          <table:table-cell office:value-type="float" office:value="33990666" table:number-columns-spanned="1" table:number-rows-spanned="2" table:style-name="ce8">
            <text:p>33,990,666</text:p>
          </table:table-cell>
          <table:table-cell office:value-type="float" office:value="53877959" table:number-columns-spanned="1" table:number-rows-spanned="2" table:style-name="ce8">
            <text:p>53,877,959</text:p>
          </table:table-cell>
          <table:table-cell office:value-type="float" office:value="97782038" table:number-columns-spanned="1" table:number-rows-spanned="2" table:style-name="ce8">
            <text:p>97,782,038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347" table:number-columns-spanned="1" table:number-rows-spanned="2" table:style-name="ce9">
            <text:p>347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7" table:number-columns-spanned="1" table:number-rows-spanned="2" table:style-name="ce9">
            <text:p>6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office:value-type="float" office:value="5598" table:number-columns-spanned="1" table:number-rows-spanned="2" table:style-name="ce8">
            <text:p>5,598</text:p>
          </table:table-cell>
          <table:table-cell office:value-type="percentage" office:value="0.88959999999999995" table:number-columns-spanned="1" table:number-rows-spanned="2" table:style-name="ce11">
            <text:p>88.96%</text:p>
          </table:table-cell>
          <table:table-cell office:value-type="float" office:value="2168" table:number-columns-spanned="1" table:number-rows-spanned="2" table:style-name="ce8">
            <text:p>2,168</text:p>
          </table:table-cell>
          <table:table-cell office:value-type="float" office:value="12136589" table:number-columns-spanned="1" table:number-rows-spanned="2" table:style-name="ce8">
            <text:p>12,136,589</text:p>
          </table:table-cell>
          <table:table-cell office:value-type="float" office:value="5799985" table:number-columns-spanned="1" table:number-rows-spanned="2" table:style-name="ce8">
            <text:p>5,799,985</text:p>
          </table:table-cell>
          <table:table-cell office:value-type="float" office:value="24612464" table:number-columns-spanned="1" table:number-rows-spanned="2" table:style-name="ce8">
            <text:p>24,612,464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3831" table:number-columns-spanned="1" table:number-rows-spanned="2" table:style-name="ce8">
            <text:p>3,831</text:p>
          </table:table-cell>
          <table:table-cell office:value-type="percentage" office:value="0.77239999999999998" table:number-columns-spanned="1" table:number-rows-spanned="2" table:style-name="ce11">
            <text:p>77.24%</text:p>
          </table:table-cell>
          <table:table-cell office:value-type="float" office:value="8033" table:number-columns-spanned="1" table:number-rows-spanned="2" table:style-name="ce8">
            <text:p>8,033</text:p>
          </table:table-cell>
          <table:table-cell office:value-type="float" office:value="30774697" table:number-columns-spanned="1" table:number-rows-spanned="2" table:style-name="ce8">
            <text:p>30,774,697</text:p>
          </table:table-cell>
          <table:table-cell office:value-type="float" office:value="50279070" table:number-columns-spanned="1" table:number-rows-spanned="2" table:style-name="ce8">
            <text:p>50,279,070</text:p>
          </table:table-cell>
          <table:table-cell office:value-type="float" office:value="89932394" table:number-columns-spanned="1" table:number-rows-spanned="2" table:style-name="ce8">
            <text:p>89,932,394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407" table:number-columns-spanned="1" table:number-rows-spanned="2" table:style-name="ce9">
            <text:p>4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9">
            <text:p>405</text:p>
          </table:table-cell>
          <table:table-cell office:value-type="float" office:value="9830" table:number-columns-spanned="1" table:number-rows-spanned="2" table:style-name="ce8">
            <text:p>9,830</text:p>
          </table:table-cell>
          <table:table-cell office:value-type="percentage" office:value="0.78300000000000003" table:number-columns-spanned="1" table:number-rows-spanned="2" table:style-name="ce11">
            <text:p>78.30%</text:p>
          </table:table-cell>
          <table:table-cell office:value-type="float" office:value="8086" table:number-columns-spanned="1" table:number-rows-spanned="2" table:style-name="ce8">
            <text:p>8,086</text:p>
          </table:table-cell>
          <table:table-cell office:value-type="float" office:value="79487858" table:number-columns-spanned="1" table:number-rows-spanned="2" table:style-name="ce8">
            <text:p>79,487,858</text:p>
          </table:table-cell>
          <table:table-cell office:value-type="float" office:value="46250785" table:number-columns-spanned="1" table:number-rows-spanned="2" table:style-name="ce8">
            <text:p>46,250,785</text:p>
          </table:table-cell>
          <table:table-cell office:value-type="float" office:value="141658038" table:number-columns-spanned="1" table:number-rows-spanned="2" table:style-name="ce8">
            <text:p>141,658,038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80" table:number-columns-spanned="1" table:number-rows-spanned="2" table:style-name="ce9">
            <text:p>4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63" table:number-columns-spanned="1" table:number-rows-spanned="2" table:style-name="ce9">
            <text:p>463</text:p>
          </table:table-cell>
          <table:table-cell office:value-type="percentage" office:value="0.37340000000000001" table:number-columns-spanned="1" table:number-rows-spanned="2" table:style-name="ce11">
            <text:p>37.34%</text:p>
          </table:table-cell>
          <table:table-cell office:value-type="float" office:value="2596" table:number-columns-spanned="1" table:number-rows-spanned="2" table:style-name="ce8">
            <text:p>2,596</text:p>
          </table:table-cell>
          <table:table-cell office:value-type="float" office:value="1201878" table:number-columns-spanned="1" table:number-rows-spanned="2" table:style-name="ce8">
            <text:p>1,201,87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01878" table:number-columns-spanned="1" table:number-rows-spanned="2" table:style-name="ce8">
            <text:p>1,201,878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3604" table:number-columns-spanned="1" table:number-rows-spanned="2" table:style-name="ce8">
            <text:p>3,604</text:p>
          </table:table-cell>
          <table:table-cell office:value-type="percentage" office:value="0.66059999999999997" table:number-columns-spanned="1" table:number-rows-spanned="2" table:style-name="ce11">
            <text:p>66.06%</text:p>
          </table:table-cell>
          <table:table-cell office:value-type="float" office:value="1632" table:number-columns-spanned="1" table:number-rows-spanned="2" table:style-name="ce8">
            <text:p>1,632</text:p>
          </table:table-cell>
          <table:table-cell office:value-type="float" office:value="5881518" table:number-columns-spanned="1" table:number-rows-spanned="2" table:style-name="ce8">
            <text:p>5,881,518</text:p>
          </table:table-cell>
          <table:table-cell office:value-type="float" office:value="4002200" table:number-columns-spanned="1" table:number-rows-spanned="2" table:style-name="ce8">
            <text:p>4,002,200</text:p>
          </table:table-cell>
          <table:table-cell office:value-type="float" office:value="27624391" table:number-columns-spanned="1" table:number-rows-spanned="2" table:style-name="ce8">
            <text:p>27,624,391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4884" table:number-columns-spanned="1" table:number-rows-spanned="2" table:style-name="ce8">
            <text:p>4,884</text:p>
          </table:table-cell>
          <table:table-cell office:value-type="percentage" office:value="0.69710000000000005" table:number-columns-spanned="1" table:number-rows-spanned="2" table:style-name="ce11">
            <text:p>69.71%</text:p>
          </table:table-cell>
          <table:table-cell office:value-type="float" office:value="1512" table:number-columns-spanned="1" table:number-rows-spanned="2" table:style-name="ce8">
            <text:p>1,512</text:p>
          </table:table-cell>
          <table:table-cell office:value-type="float" office:value="7383192" table:number-columns-spanned="1" table:number-rows-spanned="2" table:style-name="ce8">
            <text:p>7,383,192</text:p>
          </table:table-cell>
          <table:table-cell office:value-type="float" office:value="9912046" table:number-columns-spanned="1" table:number-rows-spanned="2" table:style-name="ce8">
            <text:p>9,912,046</text:p>
          </table:table-cell>
          <table:table-cell office:value-type="float" office:value="18061211" table:number-columns-spanned="1" table:number-rows-spanned="2" table:style-name="ce8">
            <text:p>18,061,21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3129" table:number-columns-spanned="1" table:number-rows-spanned="2" table:style-name="ce8">
            <text:p>3,129</text:p>
          </table:table-cell>
          <table:table-cell office:value-type="percentage" office:value="0.9012" table:number-columns-spanned="1" table:number-rows-spanned="2" table:style-name="ce11">
            <text:p>90.12%</text:p>
          </table:table-cell>
          <table:table-cell office:value-type="float" office:value="1907" table:number-columns-spanned="1" table:number-rows-spanned="2" table:style-name="ce8">
            <text:p>1,907</text:p>
          </table:table-cell>
          <table:table-cell office:value-type="float" office:value="5967779" table:number-columns-spanned="1" table:number-rows-spanned="2" table:style-name="ce8">
            <text:p>5,967,77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967779" table:number-columns-spanned="1" table:number-rows-spanned="2" table:style-name="ce8">
            <text:p>5,967,779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715" table:number-columns-spanned="1" table:number-rows-spanned="2" table:style-name="ce9">
            <text:p>715</text:p>
          </table:table-cell>
          <table:table-cell office:value-type="percentage" office:value="0.46129999999999999" table:number-columns-spanned="1" table:number-rows-spanned="2" table:style-name="ce11">
            <text:p>46.13%</text:p>
          </table:table-cell>
          <table:table-cell office:value-type="float" office:value="5153" table:number-columns-spanned="1" table:number-rows-spanned="2" table:style-name="ce8">
            <text:p>5,153</text:p>
          </table:table-cell>
          <table:table-cell office:value-type="float" office:value="3684117" table:number-columns-spanned="1" table:number-rows-spanned="2" table:style-name="ce8">
            <text:p>3,684,117</text:p>
          </table:table-cell>
          <table:table-cell office:value-type="float" office:value="2508525" table:number-columns-spanned="1" table:number-rows-spanned="2" table:style-name="ce8">
            <text:p>2,508,525</text:p>
          </table:table-cell>
          <table:table-cell office:value-type="float" office:value="7106106" table:number-columns-spanned="1" table:number-rows-spanned="2" table:style-name="ce8">
            <text:p>7,106,10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347" table:number-columns-spanned="1" table:number-rows-spanned="2" table:style-name="ce8">
            <text:p>1,347</text:p>
          </table:table-cell>
          <table:table-cell office:value-type="percentage" office:value="0.77590000000000003" table:number-columns-spanned="1" table:number-rows-spanned="2" table:style-name="ce11">
            <text:p>77.59%</text:p>
          </table:table-cell>
          <table:table-cell office:value-type="float" office:value="2610" table:number-columns-spanned="1" table:number-rows-spanned="2" table:style-name="ce8">
            <text:p>2,610</text:p>
          </table:table-cell>
          <table:table-cell office:value-type="float" office:value="3515478" table:number-columns-spanned="1" table:number-rows-spanned="2" table:style-name="ce8">
            <text:p>3,515,478</text:p>
          </table:table-cell>
          <table:table-cell office:value-type="float" office:value="413382" table:number-columns-spanned="1" table:number-rows-spanned="2" table:style-name="ce8">
            <text:p>413,382</text:p>
          </table:table-cell>
          <table:table-cell office:value-type="float" office:value="4039218" table:number-columns-spanned="1" table:number-rows-spanned="2" table:style-name="ce8">
            <text:p>4,039,218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1993" table:number-columns-spanned="1" table:number-rows-spanned="2" table:style-name="ce8">
            <text:p>1,993</text:p>
          </table:table-cell>
          <table:table-cell office:value-type="percentage" office:value="0.63649999999999995" table:number-columns-spanned="1" table:number-rows-spanned="2" table:style-name="ce11">
            <text:p>63.65%</text:p>
          </table:table-cell>
          <table:table-cell office:value-type="float" office:value="3168" table:number-columns-spanned="1" table:number-rows-spanned="2" table:style-name="ce8">
            <text:p>3,168</text:p>
          </table:table-cell>
          <table:table-cell office:value-type="float" office:value="6313253" table:number-columns-spanned="1" table:number-rows-spanned="2" table:style-name="ce8">
            <text:p>6,313,253</text:p>
          </table:table-cell>
          <table:table-cell office:value-type="float" office:value="5088001" table:number-columns-spanned="1" table:number-rows-spanned="2" table:style-name="ce8">
            <text:p>5,088,001</text:p>
          </table:table-cell>
          <table:table-cell office:value-type="float" office:value="12559066" table:number-columns-spanned="1" table:number-rows-spanned="2" table:style-name="ce8">
            <text:p>12,559,066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439" table:number-columns-spanned="1" table:number-rows-spanned="2" table:style-name="ce8">
            <text:p>2,439</text:p>
          </table:table-cell>
          <table:table-cell office:value-type="percentage" office:value="0.89410000000000001" table:number-columns-spanned="1" table:number-rows-spanned="2" table:style-name="ce11">
            <text:p>89.41%</text:p>
          </table:table-cell>
          <table:table-cell office:value-type="float" office:value="3482" table:number-columns-spanned="1" table:number-rows-spanned="2" table:style-name="ce8">
            <text:p>3,482</text:p>
          </table:table-cell>
          <table:table-cell office:value-type="float" office:value="8493460" table:number-columns-spanned="1" table:number-rows-spanned="2" table:style-name="ce8">
            <text:p>8,493,460</text:p>
          </table:table-cell>
          <table:table-cell office:value-type="float" office:value="915178" table:number-columns-spanned="1" table:number-rows-spanned="2" table:style-name="ce8">
            <text:p>915,178</text:p>
          </table:table-cell>
          <table:table-cell office:value-type="float" office:value="10752974" table:number-columns-spanned="1" table:number-rows-spanned="2" table:style-name="ce8">
            <text:p>10,752,974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716" table:number-columns-spanned="1" table:number-rows-spanned="2" table:style-name="ce8">
            <text:p>1,716</text:p>
          </table:table-cell>
          <table:table-cell office:value-type="percentage" office:value="0.49419999999999997" table:number-columns-spanned="1" table:number-rows-spanned="2" table:style-name="ce11">
            <text:p>49.42%</text:p>
          </table:table-cell>
          <table:table-cell office:value-type="float" office:value="2997" table:number-columns-spanned="1" table:number-rows-spanned="2" table:style-name="ce8">
            <text:p>2,997</text:p>
          </table:table-cell>
          <table:table-cell office:value-type="float" office:value="5143286" table:number-columns-spanned="1" table:number-rows-spanned="2" table:style-name="ce8">
            <text:p>5,143,286</text:p>
          </table:table-cell>
          <table:table-cell office:value-type="float" office:value="6712467" table:number-columns-spanned="1" table:number-rows-spanned="2" table:style-name="ce8">
            <text:p>6,712,467</text:p>
          </table:table-cell>
          <table:table-cell office:value-type="float" office:value="13137114" table:number-columns-spanned="1" table:number-rows-spanned="2" table:style-name="ce8">
            <text:p>13,137,114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3106" table:number-columns-spanned="1" table:number-rows-spanned="2" table:style-name="ce8">
            <text:p>3,106</text:p>
          </table:table-cell>
          <table:table-cell office:value-type="percentage" office:value="0.66800000000000004" table:number-columns-spanned="1" table:number-rows-spanned="2" table:style-name="ce11">
            <text:p>66.80%</text:p>
          </table:table-cell>
          <table:table-cell office:value-type="float" office:value="2849" table:number-columns-spanned="1" table:number-rows-spanned="2" table:style-name="ce8">
            <text:p>2,849</text:p>
          </table:table-cell>
          <table:table-cell office:value-type="float" office:value="8847508" table:number-columns-spanned="1" table:number-rows-spanned="2" table:style-name="ce8">
            <text:p>8,847,508</text:p>
          </table:table-cell>
          <table:table-cell office:value-type="float" office:value="5931353" table:number-columns-spanned="1" table:number-rows-spanned="2" table:style-name="ce8">
            <text:p>5,931,353</text:p>
          </table:table-cell>
          <table:table-cell office:value-type="float" office:value="15375418" table:number-columns-spanned="1" table:number-rows-spanned="2" table:style-name="ce8">
            <text:p>15,375,418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6637" table:number-columns-spanned="1" table:number-rows-spanned="2" table:style-name="ce8">
            <text:p>6,637</text:p>
          </table:table-cell>
          <table:table-cell office:value-type="percentage" office:value="0.95150000000000001" table:number-columns-spanned="1" table:number-rows-spanned="2" table:style-name="ce11">
            <text:p>95.15%</text:p>
          </table:table-cell>
          <table:table-cell office:value-type="float" office:value="3072" table:number-columns-spanned="1" table:number-rows-spanned="2" table:style-name="ce8">
            <text:p>3,072</text:p>
          </table:table-cell>
          <table:table-cell office:value-type="float" office:value="20386505" table:number-columns-spanned="1" table:number-rows-spanned="2" table:style-name="ce8">
            <text:p>20,386,505</text:p>
          </table:table-cell>
          <table:table-cell office:value-type="float" office:value="18955565" table:number-columns-spanned="1" table:number-rows-spanned="2" table:style-name="ce8">
            <text:p>18,955,565</text:p>
          </table:table-cell>
          <table:table-cell office:value-type="float" office:value="45037022" table:number-columns-spanned="1" table:number-rows-spanned="2" table:style-name="ce8">
            <text:p>45,037,022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75" table:number-columns-spanned="1" table:number-rows-spanned="2" table:style-name="ce9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2196" table:number-columns-spanned="1" table:number-rows-spanned="2" table:style-name="ce8">
            <text:p>2,196</text:p>
          </table:table-cell>
          <table:table-cell office:value-type="percentage" office:value="0.59030000000000005" table:number-columns-spanned="1" table:number-rows-spanned="2" table:style-name="ce11">
            <text:p>59.03%</text:p>
          </table:table-cell>
          <table:table-cell office:value-type="float" office:value="3167" table:number-columns-spanned="1" table:number-rows-spanned="2" table:style-name="ce8">
            <text:p>3,167</text:p>
          </table:table-cell>
          <table:table-cell office:value-type="float" office:value="6954442" table:number-columns-spanned="1" table:number-rows-spanned="2" table:style-name="ce8">
            <text:p>6,954,442</text:p>
          </table:table-cell>
          <table:table-cell office:value-type="float" office:value="9405926" table:number-columns-spanned="1" table:number-rows-spanned="2" table:style-name="ce8">
            <text:p>9,405,926</text:p>
          </table:table-cell>
          <table:table-cell office:value-type="float" office:value="17438800" table:number-columns-spanned="1" table:number-rows-spanned="2" table:style-name="ce8">
            <text:p>17,438,80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2279" table:number-columns-spanned="1" table:number-rows-spanned="2" table:style-name="ce8">
            <text:p>2,279</text:p>
          </table:table-cell>
          <table:table-cell office:value-type="percentage" office:value="0.56989999999999996" table:number-columns-spanned="1" table:number-rows-spanned="2" table:style-name="ce11">
            <text:p>56.99%</text:p>
          </table:table-cell>
          <table:table-cell office:value-type="float" office:value="2945" table:number-columns-spanned="1" table:number-rows-spanned="2" table:style-name="ce8">
            <text:p>2,945</text:p>
          </table:table-cell>
          <table:table-cell office:value-type="float" office:value="6712759" table:number-columns-spanned="1" table:number-rows-spanned="2" table:style-name="ce8">
            <text:p>6,712,759</text:p>
          </table:table-cell>
          <table:table-cell office:value-type="float" office:value="3107088" table:number-columns-spanned="1" table:number-rows-spanned="2" table:style-name="ce8">
            <text:p>3,107,088</text:p>
          </table:table-cell>
          <table:table-cell office:value-type="float" office:value="10695201" table:number-columns-spanned="1" table:number-rows-spanned="2" table:style-name="ce8">
            <text:p>10,695,201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9">
            <text:p>286</text:p>
          </table:table-cell>
          <table:table-cell office:value-type="float" office:value="7084" table:number-columns-spanned="1" table:number-rows-spanned="2" table:style-name="ce8">
            <text:p>7,084</text:p>
          </table:table-cell>
          <table:table-cell office:value-type="percentage" office:value="0.79900000000000004" table:number-columns-spanned="1" table:number-rows-spanned="2" table:style-name="ce11">
            <text:p>79.90%</text:p>
          </table:table-cell>
          <table:table-cell office:value-type="float" office:value="4567" table:number-columns-spanned="1" table:number-rows-spanned="2" table:style-name="ce8">
            <text:p>4,567</text:p>
          </table:table-cell>
          <table:table-cell office:value-type="float" office:value="32349272" table:number-columns-spanned="1" table:number-rows-spanned="2" table:style-name="ce8">
            <text:p>32,349,272</text:p>
          </table:table-cell>
          <table:table-cell office:value-type="float" office:value="40872819" table:number-columns-spanned="1" table:number-rows-spanned="2" table:style-name="ce8">
            <text:p>40,872,819</text:p>
          </table:table-cell>
          <table:table-cell office:value-type="float" office:value="76686695" table:number-columns-spanned="1" table:number-rows-spanned="2" table:style-name="ce8">
            <text:p>76,686,695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258" table:number-columns-spanned="1" table:number-rows-spanned="2" table:style-name="ce9">
            <text:p>258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6943" table:number-columns-spanned="1" table:number-rows-spanned="2" table:style-name="ce8">
            <text:p>6,943</text:p>
          </table:table-cell>
          <table:table-cell office:value-type="percentage" office:value="0.92930000000000001" table:number-columns-spanned="1" table:number-rows-spanned="2" table:style-name="ce11">
            <text:p>92.93%</text:p>
          </table:table-cell>
          <table:table-cell office:value-type="float" office:value="2023" table:number-columns-spanned="1" table:number-rows-spanned="2" table:style-name="ce8">
            <text:p>2,023</text:p>
          </table:table-cell>
          <table:table-cell office:value-type="float" office:value="14045158" table:number-columns-spanned="1" table:number-rows-spanned="2" table:style-name="ce8">
            <text:p>14,045,158</text:p>
          </table:table-cell>
          <table:table-cell office:value-type="float" office:value="20768973" table:number-columns-spanned="1" table:number-rows-spanned="2" table:style-name="ce8">
            <text:p>20,768,973</text:p>
          </table:table-cell>
          <table:table-cell office:value-type="float" office:value="40602633" table:number-columns-spanned="1" table:number-rows-spanned="2" table:style-name="ce8">
            <text:p>40,602,633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996" table:number-columns-spanned="1" table:number-rows-spanned="2" table:style-name="ce9">
            <text:p>996</text:p>
          </table:table-cell>
          <table:table-cell office:value-type="percentage" office:value="0.35699999999999998" table:number-columns-spanned="1" table:number-rows-spanned="2" table:style-name="ce11">
            <text:p>35.70%</text:p>
          </table:table-cell>
          <table:table-cell office:value-type="float" office:value="6912" table:number-columns-spanned="1" table:number-rows-spanned="2" table:style-name="ce8">
            <text:p>6,912</text:p>
          </table:table-cell>
          <table:table-cell office:value-type="float" office:value="6884652" table:number-columns-spanned="1" table:number-rows-spanned="2" table:style-name="ce8">
            <text:p>6,884,652</text:p>
          </table:table-cell>
          <table:table-cell office:value-type="float" office:value="6668777" table:number-columns-spanned="1" table:number-rows-spanned="2" table:style-name="ce8">
            <text:p>6,668,777</text:p>
          </table:table-cell>
          <table:table-cell office:value-type="float" office:value="15661443" table:number-columns-spanned="1" table:number-rows-spanned="2" table:style-name="ce8">
            <text:p>15,661,443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94" table:number-columns-spanned="1" table:number-rows-spanned="2" table:style-name="ce9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898" table:number-columns-spanned="1" table:number-rows-spanned="2" table:style-name="ce9">
            <text:p>898</text:p>
          </table:table-cell>
          <table:table-cell office:value-type="percentage" office:value="0.43890000000000001" table:number-columns-spanned="1" table:number-rows-spanned="2" table:style-name="ce11">
            <text:p>43.89%</text:p>
          </table:table-cell>
          <table:table-cell office:value-type="float" office:value="13711" table:number-columns-spanned="1" table:number-rows-spanned="2" table:style-name="ce8">
            <text:p>13,711</text:p>
          </table:table-cell>
          <table:table-cell office:value-type="float" office:value="12312112" table:number-columns-spanned="1" table:number-rows-spanned="2" table:style-name="ce8">
            <text:p>12,312,112</text:p>
          </table:table-cell>
          <table:table-cell office:value-type="float" office:value="7123750" table:number-columns-spanned="1" table:number-rows-spanned="2" table:style-name="ce8">
            <text:p>7,123,750</text:p>
          </table:table-cell>
          <table:table-cell office:value-type="float" office:value="21095104" table:number-columns-spanned="1" table:number-rows-spanned="2" table:style-name="ce8">
            <text:p>21,095,104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9">
            <text:p>232</text:p>
          </table:table-cell>
          <table:table-cell office:value-type="float" office:value="6242" table:number-columns-spanned="1" table:number-rows-spanned="2" table:style-name="ce8">
            <text:p>6,242</text:p>
          </table:table-cell>
          <table:table-cell office:value-type="percentage" office:value="0.8679" table:number-columns-spanned="1" table:number-rows-spanned="2" table:style-name="ce11">
            <text:p>86.79%</text:p>
          </table:table-cell>
          <table:table-cell office:value-type="float" office:value="5660" table:number-columns-spanned="1" table:number-rows-spanned="2" table:style-name="ce8">
            <text:p>5,660</text:p>
          </table:table-cell>
          <table:table-cell office:value-type="float" office:value="35327862" table:number-columns-spanned="1" table:number-rows-spanned="2" table:style-name="ce8">
            <text:p>35,327,862</text:p>
          </table:table-cell>
          <table:table-cell office:value-type="float" office:value="20477884" table:number-columns-spanned="1" table:number-rows-spanned="2" table:style-name="ce8">
            <text:p>20,477,884</text:p>
          </table:table-cell>
          <table:table-cell office:value-type="float" office:value="61529849" table:number-columns-spanned="1" table:number-rows-spanned="2" table:style-name="ce8">
            <text:p>61,529,849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5" table:number-columns-spanned="1" table:number-rows-spanned="2" table:style-name="ce8">
            <text:p>11,375</text:p>
          </table:table-cell>
          <table:table-cell office:value-type="float" office:value="254507" table:number-columns-spanned="1" table:number-rows-spanned="2" table:style-name="ce8">
            <text:p>254,507</text:p>
          </table:table-cell>
          <table:table-cell office:value-type="percentage" office:value="0.72170000000000001" table:number-columns-spanned="1" table:number-rows-spanned="2" table:style-name="ce11">
            <text:p>72.17%</text:p>
          </table:table-cell>
          <table:table-cell office:value-type="float" office:value="4255" table:number-columns-spanned="1" table:number-rows-spanned="2" table:style-name="ce8">
            <text:p>4,255</text:p>
          </table:table-cell>
          <table:table-cell office:value-type="float" office:value="1083024023" table:number-columns-spanned="1" table:number-rows-spanned="2" table:style-name="ce8">
            <text:p>1,083,024,023</text:p>
          </table:table-cell>
          <table:table-cell office:value-type="float" office:value="1099066573" table:number-columns-spanned="1" table:number-rows-spanned="2" table:style-name="ce8">
            <text:p>1,099,066,573</text:p>
          </table:table-cell>
          <table:table-cell office:value-type="float" office:value="2498389348" table:number-columns-spanned="1" table:number-rows-spanned="2" table:style-name="ce8">
            <text:p>2,498,389,348</text:p>
          </table:table-cell>
          <table:table-cell office:value-type="float" office:value="3844" table:number-columns-spanned="1" table:number-rows-spanned="2" table:style-name="ce8">
            <text:p>3,844</text:p>
          </table:table-cell>
          <table:table-cell office:value-type="float" office:value="6595" table:number-columns-spanned="1" table:number-rows-spanned="2" table:style-name="ce8">
            <text:p>6,595</text:p>
          </table:table-cell>
          <table:table-cell office:value-type="float" office:value="2278" table:number-columns-spanned="1" table:number-rows-spanned="2" table:style-name="ce8">
            <text:p>2,278</text:p>
          </table:table-cell>
          <table:table-cell office:value-type="float" office:value="1221" table:number-columns-spanned="1" table:number-rows-spanned="2" table:style-name="ce8">
            <text:p>1,221</text:p>
          </table:table-cell>
          <table:table-cell office:value-type="float" office:value="13938" table:number-columns-spanned="1" table:number-rows-spanned="2" table:style-name="ce8">
            <text:p>13,93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3430" table:number-columns-spanned="1" table:number-rows-spanned="2" table:style-name="ce8">
            <text:p>3,430</text:p>
          </table:table-cell>
          <table:table-cell office:value-type="percentage" office:value="0.3725" table:number-columns-spanned="1" table:number-rows-spanned="2" table:style-name="ce11">
            <text:p>37.25%</text:p>
          </table:table-cell>
          <table:table-cell office:value-type="float" office:value="1566" table:number-columns-spanned="1" table:number-rows-spanned="2" table:style-name="ce8">
            <text:p>1,566</text:p>
          </table:table-cell>
          <table:table-cell office:value-type="float" office:value="5369709" table:number-columns-spanned="1" table:number-rows-spanned="2" table:style-name="ce8">
            <text:p>5,369,709</text:p>
          </table:table-cell>
          <table:table-cell office:value-type="float" office:value="2561620" table:number-columns-spanned="1" table:number-rows-spanned="2" table:style-name="ce8">
            <text:p>2,561,620</text:p>
          </table:table-cell>
          <table:table-cell office:value-type="float" office:value="8068427" table:number-columns-spanned="1" table:number-rows-spanned="2" table:style-name="ce8">
            <text:p>8,068,427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3618" table:number-columns-spanned="1" table:number-rows-spanned="2" table:style-name="ce8">
            <text:p>3,618</text:p>
          </table:table-cell>
          <table:table-cell office:value-type="percentage" office:value="0.43390000000000001" table:number-columns-spanned="1" table:number-rows-spanned="2" table:style-name="ce11">
            <text:p>43.39%</text:p>
          </table:table-cell>
          <table:table-cell office:value-type="float" office:value="1875" table:number-columns-spanned="1" table:number-rows-spanned="2" table:style-name="ce8">
            <text:p>1,875</text:p>
          </table:table-cell>
          <table:table-cell office:value-type="float" office:value="6782460" table:number-columns-spanned="1" table:number-rows-spanned="2" table:style-name="ce8">
            <text:p>6,782,460</text:p>
          </table:table-cell>
          <table:table-cell office:value-type="float" office:value="1871379" table:number-columns-spanned="1" table:number-rows-spanned="2" table:style-name="ce8">
            <text:p>1,871,379</text:p>
          </table:table-cell>
          <table:table-cell office:value-type="float" office:value="9483059" table:number-columns-spanned="1" table:number-rows-spanned="2" table:style-name="ce8">
            <text:p>9,483,059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11021" table:number-columns-spanned="1" table:number-rows-spanned="2" table:style-name="ce8">
            <text:p>11,021</text:p>
          </table:table-cell>
          <table:table-cell office:value-type="percentage" office:value="0.78480000000000005" table:number-columns-spanned="1" table:number-rows-spanned="2" table:style-name="ce11">
            <text:p>78.48%</text:p>
          </table:table-cell>
          <table:table-cell office:value-type="float" office:value="2047" table:number-columns-spanned="1" table:number-rows-spanned="2" table:style-name="ce8">
            <text:p>2,047</text:p>
          </table:table-cell>
          <table:table-cell office:value-type="float" office:value="22557992" table:number-columns-spanned="1" table:number-rows-spanned="2" table:style-name="ce8">
            <text:p>22,557,992</text:p>
          </table:table-cell>
          <table:table-cell office:value-type="float" office:value="32360279" table:number-columns-spanned="1" table:number-rows-spanned="2" table:style-name="ce8">
            <text:p>32,360,279</text:p>
          </table:table-cell>
          <table:table-cell office:value-type="float" office:value="56992843" table:number-columns-spanned="1" table:number-rows-spanned="2" table:style-name="ce8">
            <text:p>56,992,843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77" table:number-columns-spanned="1" table:number-rows-spanned="2" table:style-name="ce9">
            <text:p>3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9">
            <text:p>436</text:p>
          </table:table-cell>
          <table:table-cell office:value-type="float" office:value="9732" table:number-columns-spanned="1" table:number-rows-spanned="2" table:style-name="ce8">
            <text:p>9,732</text:p>
          </table:table-cell>
          <table:table-cell office:value-type="percentage" office:value="0.72" table:number-columns-spanned="1" table:number-rows-spanned="2" table:style-name="ce11">
            <text:p>72.00%</text:p>
          </table:table-cell>
          <table:table-cell office:value-type="float" office:value="3757" table:number-columns-spanned="1" table:number-rows-spanned="2" table:style-name="ce8">
            <text:p>3,757</text:p>
          </table:table-cell>
          <table:table-cell office:value-type="float" office:value="36561494" table:number-columns-spanned="1" table:number-rows-spanned="2" table:style-name="ce8">
            <text:p>36,561,494</text:p>
          </table:table-cell>
          <table:table-cell office:value-type="float" office:value="61234461" table:number-columns-spanned="1" table:number-rows-spanned="2" table:style-name="ce8">
            <text:p>61,234,461</text:p>
          </table:table-cell>
          <table:table-cell office:value-type="float" office:value="112868545" table:number-columns-spanned="1" table:number-rows-spanned="2" table:style-name="ce8">
            <text:p>112,868,545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457" table:number-columns-spanned="1" table:number-rows-spanned="2" table:style-name="ce9">
            <text:p>457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office:value-type="float" office:value="859" table:number-columns-spanned="1" table:number-rows-spanned="2" table:style-name="ce9">
            <text:p>8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7001" table:number-columns-spanned="1" table:number-rows-spanned="2" table:style-name="ce8">
            <text:p>7,001</text:p>
          </table:table-cell>
          <table:table-cell office:value-type="percentage" office:value="0.83340000000000003" table:number-columns-spanned="1" table:number-rows-spanned="2" table:style-name="ce11">
            <text:p>83.34%</text:p>
          </table:table-cell>
          <table:table-cell office:value-type="float" office:value="2346" table:number-columns-spanned="1" table:number-rows-spanned="2" table:style-name="ce8">
            <text:p>2,346</text:p>
          </table:table-cell>
          <table:table-cell office:value-type="float" office:value="16422000" table:number-columns-spanned="1" table:number-rows-spanned="2" table:style-name="ce8">
            <text:p>16,422,000</text:p>
          </table:table-cell>
          <table:table-cell office:value-type="float" office:value="12819000" table:number-columns-spanned="1" table:number-rows-spanned="2" table:style-name="ce8">
            <text:p>12,819,000</text:p>
          </table:table-cell>
          <table:table-cell office:value-type="float" office:value="32177000" table:number-columns-spanned="1" table:number-rows-spanned="2" table:style-name="ce8">
            <text:p>32,177,000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74" table:number-columns-spanned="1" table:number-rows-spanned="2" table:style-name="ce9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9">
            <text:p>585</text:p>
          </table:table-cell>
          <table:table-cell office:value-type="float" office:value="10181" table:number-columns-spanned="1" table:number-rows-spanned="2" table:style-name="ce8">
            <text:p>10,181</text:p>
          </table:table-cell>
          <table:table-cell office:value-type="percentage" office:value="0.56140000000000001" table:number-columns-spanned="1" table:number-rows-spanned="2" table:style-name="ce11">
            <text:p>56.14%</text:p>
          </table:table-cell>
          <table:table-cell office:value-type="float" office:value="2488" table:number-columns-spanned="1" table:number-rows-spanned="2" table:style-name="ce8">
            <text:p>2,488</text:p>
          </table:table-cell>
          <table:table-cell office:value-type="float" office:value="25333882" table:number-columns-spanned="1" table:number-rows-spanned="2" table:style-name="ce8">
            <text:p>25,333,882</text:p>
          </table:table-cell>
          <table:table-cell office:value-type="float" office:value="24223142" table:number-columns-spanned="1" table:number-rows-spanned="2" table:style-name="ce8">
            <text:p>24,223,142</text:p>
          </table:table-cell>
          <table:table-cell office:value-type="float" office:value="64600587" table:number-columns-spanned="1" table:number-rows-spanned="2" table:style-name="ce8">
            <text:p>64,600,587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516" table:number-columns-spanned="1" table:number-rows-spanned="2" table:style-name="ce9">
            <text:p>5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9">
            <text:p>380</text:p>
          </table:table-cell>
          <table:table-cell office:value-type="float" office:value="8656" table:number-columns-spanned="1" table:number-rows-spanned="2" table:style-name="ce8">
            <text:p>8,656</text:p>
          </table:table-cell>
          <table:table-cell office:value-type="percentage" office:value="0.73480000000000001" table:number-columns-spanned="1" table:number-rows-spanned="2" table:style-name="ce11">
            <text:p>73.48%</text:p>
          </table:table-cell>
          <table:table-cell office:value-type="float" office:value="2033" table:number-columns-spanned="1" table:number-rows-spanned="2" table:style-name="ce8">
            <text:p>2,033</text:p>
          </table:table-cell>
          <table:table-cell office:value-type="float" office:value="17600047" table:number-columns-spanned="1" table:number-rows-spanned="2" table:style-name="ce8">
            <text:p>17,600,047</text:p>
          </table:table-cell>
          <table:table-cell office:value-type="float" office:value="17101398" table:number-columns-spanned="1" table:number-rows-spanned="2" table:style-name="ce8">
            <text:p>17,101,398</text:p>
          </table:table-cell>
          <table:table-cell office:value-type="float" office:value="36384117" table:number-columns-spanned="1" table:number-rows-spanned="2" table:style-name="ce8">
            <text:p>36,384,117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5002" table:number-columns-spanned="1" table:number-rows-spanned="2" table:style-name="ce8">
            <text:p>5,002</text:p>
          </table:table-cell>
          <table:table-cell office:value-type="percentage" office:value="0.81489999999999996" table:number-columns-spanned="1" table:number-rows-spanned="2" table:style-name="ce11">
            <text:p>81.49%</text:p>
          </table:table-cell>
          <table:table-cell office:value-type="float" office:value="2235" table:number-columns-spanned="1" table:number-rows-spanned="2" table:style-name="ce8">
            <text:p>2,235</text:p>
          </table:table-cell>
          <table:table-cell office:value-type="float" office:value="11179149" table:number-columns-spanned="1" table:number-rows-spanned="2" table:style-name="ce8">
            <text:p>11,179,149</text:p>
          </table:table-cell>
          <table:table-cell office:value-type="float" office:value="17930625" table:number-columns-spanned="1" table:number-rows-spanned="2" table:style-name="ce8">
            <text:p>17,930,625</text:p>
          </table:table-cell>
          <table:table-cell office:value-type="float" office:value="31003717" table:number-columns-spanned="1" table:number-rows-spanned="2" table:style-name="ce8">
            <text:p>31,003,717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404" table:number-columns-spanned="1" table:number-rows-spanned="2" table:style-name="ce9">
            <text:p>404</text:p>
          </table:table-cell>
          <table:table-cell office:value-type="percentage" office:value="0.20050000000000001" table:number-columns-spanned="1" table:number-rows-spanned="2" table:style-name="ce11">
            <text:p>20.05%</text:p>
          </table:table-cell>
          <table:table-cell office:value-type="float" office:value="8967" table:number-columns-spanned="1" table:number-rows-spanned="2" table:style-name="ce8">
            <text:p>8,967</text:p>
          </table:table-cell>
          <table:table-cell office:value-type="float" office:value="3622835" table:number-columns-spanned="1" table:number-rows-spanned="2" table:style-name="ce8">
            <text:p>3,622,835</text:p>
          </table:table-cell>
          <table:table-cell office:value-type="float" office:value="9810395" table:number-columns-spanned="1" table:number-rows-spanned="2" table:style-name="ce8">
            <text:p>9,810,395</text:p>
          </table:table-cell>
          <table:table-cell office:value-type="float" office:value="14863911" table:number-columns-spanned="1" table:number-rows-spanned="2" table:style-name="ce8">
            <text:p>14,863,911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475" table:number-columns-spanned="1" table:number-rows-spanned="2" table:style-name="ce8">
            <text:p>4,475</text:p>
          </table:table-cell>
          <table:table-cell office:value-type="percentage" office:value="0.57740000000000002" table:number-columns-spanned="1" table:number-rows-spanned="2" table:style-name="ce11">
            <text:p>57.74%</text:p>
          </table:table-cell>
          <table:table-cell office:value-type="float" office:value="2246" table:number-columns-spanned="1" table:number-rows-spanned="2" table:style-name="ce8">
            <text:p>2,246</text:p>
          </table:table-cell>
          <table:table-cell office:value-type="float" office:value="10049272" table:number-columns-spanned="1" table:number-rows-spanned="2" table:style-name="ce8">
            <text:p>10,049,272</text:p>
          </table:table-cell>
          <table:table-cell office:value-type="float" office:value="3434912" table:number-columns-spanned="1" table:number-rows-spanned="2" table:style-name="ce8">
            <text:p>3,434,912</text:p>
          </table:table-cell>
          <table:table-cell office:value-type="float" office:value="13534256" table:number-columns-spanned="1" table:number-rows-spanned="2" table:style-name="ce8">
            <text:p>13,534,256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04" table:number-columns-spanned="1" table:number-rows-spanned="2" table:style-name="ce8">
            <text:p>3,204</text:p>
          </table:table-cell>
          <table:table-cell office:value-type="float" office:value="63520" table:number-columns-spanned="1" table:number-rows-spanned="2" table:style-name="ce8">
            <text:p>63,520</text:p>
          </table:table-cell>
          <table:table-cell office:value-type="percentage" office:value="0.63949999999999996" table:number-columns-spanned="1" table:number-rows-spanned="2" table:style-name="ce11">
            <text:p>63.95%</text:p>
          </table:table-cell>
          <table:table-cell office:value-type="float" office:value="2448" table:number-columns-spanned="1" table:number-rows-spanned="2" table:style-name="ce8">
            <text:p>2,448</text:p>
          </table:table-cell>
          <table:table-cell office:value-type="float" office:value="155478840" table:number-columns-spanned="1" table:number-rows-spanned="2" table:style-name="ce8">
            <text:p>155,478,840</text:p>
          </table:table-cell>
          <table:table-cell office:value-type="float" office:value="183347211" table:number-columns-spanned="1" table:number-rows-spanned="2" table:style-name="ce8">
            <text:p>183,347,211</text:p>
          </table:table-cell>
          <table:table-cell office:value-type="float" office:value="379976462" table:number-columns-spanned="1" table:number-rows-spanned="2" table:style-name="ce8">
            <text:p>379,976,462</text:p>
          </table:table-cell>
          <table:table-cell office:value-type="float" office:value="919" table:number-columns-spanned="1" table:number-rows-spanned="2" table:style-name="ce9">
            <text:p>919</text:p>
          </table:table-cell>
          <table:table-cell office:value-type="float" office:value="1353" table:number-columns-spanned="1" table:number-rows-spanned="2" table:style-name="ce8">
            <text:p>1,353</text:p>
          </table:table-cell>
          <table:table-cell office:value-type="float" office:value="365" table:number-columns-spanned="1" table:number-rows-spanned="2" table:style-name="ce9">
            <text:p>365</text:p>
          </table:table-cell>
          <table:table-cell office:value-type="float" office:value="376" table:number-columns-spanned="1" table:number-rows-spanned="2" table:style-name="ce9">
            <text:p>376</text:p>
          </table:table-cell>
          <table:table-cell office:value-type="float" office:value="3013" table:number-columns-spanned="1" table:number-rows-spanned="2" table:style-name="ce8">
            <text:p>3,01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office:value-type="float" office:value="3321" table:number-columns-spanned="1" table:number-rows-spanned="2" table:style-name="ce8">
            <text:p>3,321</text:p>
          </table:table-cell>
          <table:table-cell office:value-type="percentage" office:value="0.6018" table:number-columns-spanned="1" table:number-rows-spanned="2" table:style-name="ce11">
            <text:p>60.18%</text:p>
          </table:table-cell>
          <table:table-cell office:value-type="float" office:value="2162" table:number-columns-spanned="1" table:number-rows-spanned="2" table:style-name="ce8">
            <text:p>2,162</text:p>
          </table:table-cell>
          <table:table-cell office:value-type="float" office:value="7181217" table:number-columns-spanned="1" table:number-rows-spanned="2" table:style-name="ce8">
            <text:p>7,181,217</text:p>
          </table:table-cell>
          <table:table-cell office:value-type="float" office:value="16045739" table:number-columns-spanned="1" table:number-rows-spanned="2" table:style-name="ce8">
            <text:p>16,045,739</text:p>
          </table:table-cell>
          <table:table-cell office:value-type="float" office:value="26347237" table:number-columns-spanned="1" table:number-rows-spanned="2" table:style-name="ce8">
            <text:p>26,347,237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59" table:number-columns-spanned="1" table:number-rows-spanned="2" table:style-name="ce9">
            <text:p>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9">
            <text:p>228</text:p>
          </table:table-cell>
          <table:table-cell office:value-type="float" office:value="2050" table:number-columns-spanned="1" table:number-rows-spanned="2" table:style-name="ce8">
            <text:p>2,050</text:p>
          </table:table-cell>
          <table:table-cell office:value-type="percentage" office:value="0.28999999999999998" table:number-columns-spanned="1" table:number-rows-spanned="2" table:style-name="ce11">
            <text:p>29.00%</text:p>
          </table:table-cell>
          <table:table-cell office:value-type="float" office:value="1714" table:number-columns-spanned="1" table:number-rows-spanned="2" table:style-name="ce8">
            <text:p>1,714</text:p>
          </table:table-cell>
          <table:table-cell office:value-type="float" office:value="3514347" table:number-columns-spanned="1" table:number-rows-spanned="2" table:style-name="ce8">
            <text:p>3,514,347</text:p>
          </table:table-cell>
          <table:table-cell office:value-type="float" office:value="3785341" table:number-columns-spanned="1" table:number-rows-spanned="2" table:style-name="ce8">
            <text:p>3,785,341</text:p>
          </table:table-cell>
          <table:table-cell office:value-type="float" office:value="7866972" table:number-columns-spanned="1" table:number-rows-spanned="2" table:style-name="ce8">
            <text:p>7,866,97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office:value-type="float" office:value="8219" table:number-columns-spanned="1" table:number-rows-spanned="2" table:style-name="ce8">
            <text:p>8,219</text:p>
          </table:table-cell>
          <table:table-cell office:value-type="percentage" office:value="0.749" table:number-columns-spanned="1" table:number-rows-spanned="2" table:style-name="ce11">
            <text:p>74.90%</text:p>
          </table:table-cell>
          <table:table-cell office:value-type="float" office:value="2471" table:number-columns-spanned="1" table:number-rows-spanned="2" table:style-name="ce8">
            <text:p>2,471</text:p>
          </table:table-cell>
          <table:table-cell office:value-type="float" office:value="20310205" table:number-columns-spanned="1" table:number-rows-spanned="2" table:style-name="ce8">
            <text:p>20,310,205</text:p>
          </table:table-cell>
          <table:table-cell office:value-type="float" office:value="20757978" table:number-columns-spanned="1" table:number-rows-spanned="2" table:style-name="ce8">
            <text:p>20,757,978</text:p>
          </table:table-cell>
          <table:table-cell office:value-type="float" office:value="45545859" table:number-columns-spanned="1" table:number-rows-spanned="2" table:style-name="ce8">
            <text:p>45,545,859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3643" table:number-columns-spanned="1" table:number-rows-spanned="2" table:style-name="ce8">
            <text:p>3,643</text:p>
          </table:table-cell>
          <table:table-cell office:value-type="percentage" office:value="0.75819999999999999" table:number-columns-spanned="1" table:number-rows-spanned="2" table:style-name="ce11">
            <text:p>75.82%</text:p>
          </table:table-cell>
          <table:table-cell office:value-type="float" office:value="2762" table:number-columns-spanned="1" table:number-rows-spanned="2" table:style-name="ce8">
            <text:p>2,762</text:p>
          </table:table-cell>
          <table:table-cell office:value-type="float" office:value="10062486" table:number-columns-spanned="1" table:number-rows-spanned="2" table:style-name="ce8">
            <text:p>10,062,486</text:p>
          </table:table-cell>
          <table:table-cell office:value-type="float" office:value="9265189" table:number-columns-spanned="1" table:number-rows-spanned="2" table:style-name="ce8">
            <text:p>9,265,189</text:p>
          </table:table-cell>
          <table:table-cell office:value-type="float" office:value="22231850" table:number-columns-spanned="1" table:number-rows-spanned="2" table:style-name="ce8">
            <text:p>22,231,850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5625" table:number-columns-spanned="1" table:number-rows-spanned="2" table:style-name="ce8">
            <text:p>5,625</text:p>
          </table:table-cell>
          <table:table-cell office:value-type="percentage" office:value="0.81730000000000003" table:number-columns-spanned="1" table:number-rows-spanned="2" table:style-name="ce11">
            <text:p>81.73%</text:p>
          </table:table-cell>
          <table:table-cell office:value-type="float" office:value="3000" table:number-columns-spanned="1" table:number-rows-spanned="2" table:style-name="ce8">
            <text:p>3,000</text:p>
          </table:table-cell>
          <table:table-cell office:value-type="float" office:value="16873468" table:number-columns-spanned="1" table:number-rows-spanned="2" table:style-name="ce8">
            <text:p>16,873,468</text:p>
          </table:table-cell>
          <table:table-cell office:value-type="float" office:value="18561971" table:number-columns-spanned="1" table:number-rows-spanned="2" table:style-name="ce8">
            <text:p>18,561,971</text:p>
          </table:table-cell>
          <table:table-cell office:value-type="float" office:value="50171094" table:number-columns-spanned="1" table:number-rows-spanned="2" table:style-name="ce8">
            <text:p>50,171,094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465" table:number-columns-spanned="1" table:number-rows-spanned="2" table:style-name="ce9">
            <text:p>4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3470" table:number-columns-spanned="1" table:number-rows-spanned="2" table:style-name="ce8">
            <text:p>3,470</text:p>
          </table:table-cell>
          <table:table-cell office:value-type="percentage" office:value="0.75119999999999998" table:number-columns-spanned="1" table:number-rows-spanned="2" table:style-name="ce11">
            <text:p>75.12%</text:p>
          </table:table-cell>
          <table:table-cell office:value-type="float" office:value="3306" table:number-columns-spanned="1" table:number-rows-spanned="2" table:style-name="ce8">
            <text:p>3,306</text:p>
          </table:table-cell>
          <table:table-cell office:value-type="float" office:value="11470630" table:number-columns-spanned="1" table:number-rows-spanned="2" table:style-name="ce8">
            <text:p>11,470,630</text:p>
          </table:table-cell>
          <table:table-cell office:value-type="float" office:value="25537025" table:number-columns-spanned="1" table:number-rows-spanned="2" table:style-name="ce8">
            <text:p>25,537,025</text:p>
          </table:table-cell>
          <table:table-cell office:value-type="float" office:value="41443537" table:number-columns-spanned="1" table:number-rows-spanned="2" table:style-name="ce8">
            <text:p>41,443,537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65" table:number-columns-spanned="1" table:number-rows-spanned="2" table:style-name="ce9">
            <text:p>165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80" table:number-columns-spanned="1" table:number-rows-spanned="2" table:style-name="ce9">
            <text:p>2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4105" table:number-columns-spanned="1" table:number-rows-spanned="2" table:style-name="ce8">
            <text:p>4,105</text:p>
          </table:table-cell>
          <table:table-cell office:value-type="percentage" office:value="0.66210000000000002" table:number-columns-spanned="1" table:number-rows-spanned="2" table:style-name="ce11">
            <text:p>66.21%</text:p>
          </table:table-cell>
          <table:table-cell office:value-type="float" office:value="1781" table:number-columns-spanned="1" table:number-rows-spanned="2" table:style-name="ce8">
            <text:p>1,781</text:p>
          </table:table-cell>
          <table:table-cell office:value-type="float" office:value="7312662" table:number-columns-spanned="1" table:number-rows-spanned="2" table:style-name="ce8">
            <text:p>7,312,662</text:p>
          </table:table-cell>
          <table:table-cell office:value-type="float" office:value="4817262" table:number-columns-spanned="1" table:number-rows-spanned="2" table:style-name="ce8">
            <text:p>4,817,262</text:p>
          </table:table-cell>
          <table:table-cell office:value-type="float" office:value="12759558" table:number-columns-spanned="1" table:number-rows-spanned="2" table:style-name="ce8">
            <text:p>12,759,558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8">
            <text:p>1,486</text:p>
          </table:table-cell>
          <table:table-cell office:value-type="float" office:value="30433" table:number-columns-spanned="1" table:number-rows-spanned="2" table:style-name="ce8">
            <text:p>30,433</text:p>
          </table:table-cell>
          <table:table-cell office:value-type="percentage" office:value="0.66059999999999997" table:number-columns-spanned="1" table:number-rows-spanned="2" table:style-name="ce11">
            <text:p>66.06%</text:p>
          </table:table-cell>
          <table:table-cell office:value-type="float" office:value="2521" table:number-columns-spanned="1" table:number-rows-spanned="2" table:style-name="ce8">
            <text:p>2,521</text:p>
          </table:table-cell>
          <table:table-cell office:value-type="float" office:value="76725015" table:number-columns-spanned="1" table:number-rows-spanned="2" table:style-name="ce8">
            <text:p>76,725,015</text:p>
          </table:table-cell>
          <table:table-cell office:value-type="float" office:value="98770505" table:number-columns-spanned="1" table:number-rows-spanned="2" table:style-name="ce8">
            <text:p>98,770,505</text:p>
          </table:table-cell>
          <table:table-cell office:value-type="float" office:value="206366107" table:number-columns-spanned="1" table:number-rows-spanned="2" table:style-name="ce8">
            <text:p>206,366,107</text:p>
          </table:table-cell>
          <table:table-cell office:value-type="float" office:value="524" table:number-columns-spanned="1" table:number-rows-spanned="2" table:style-name="ce9">
            <text:p>524</text:p>
          </table:table-cell>
          <table:table-cell office:value-type="float" office:value="775" table:number-columns-spanned="1" table:number-rows-spanned="2" table:style-name="ce9">
            <text:p>775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office:value-type="float" office:value="1700" table:number-columns-spanned="1" table:number-rows-spanned="2" table:style-name="ce8">
            <text:p>1,70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284" table:number-columns-spanned="1" table:number-rows-spanned="2" table:style-name="ce8">
            <text:p>2,284</text:p>
          </table:table-cell>
          <table:table-cell office:value-type="percentage" office:value="0.44119999999999998" table:number-columns-spanned="1" table:number-rows-spanned="2" table:style-name="ce11">
            <text:p>44.12%</text:p>
          </table:table-cell>
          <table:table-cell office:value-type="float" office:value="1445" table:number-columns-spanned="1" table:number-rows-spanned="2" table:style-name="ce8">
            <text:p>1,445</text:p>
          </table:table-cell>
          <table:table-cell office:value-type="float" office:value="3300000" table:number-columns-spanned="1" table:number-rows-spanned="2" table:style-name="ce8">
            <text:p>3,300,000</text:p>
          </table:table-cell>
          <table:table-cell office:value-type="float" office:value="680080" table:number-columns-spanned="1" table:number-rows-spanned="2" table:style-name="ce8">
            <text:p>680,080</text:p>
          </table:table-cell>
          <table:table-cell office:value-type="float" office:value="4012475" table:number-columns-spanned="1" table:number-rows-spanned="2" table:style-name="ce8">
            <text:p>4,012,475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float" office:value="3967" table:number-columns-spanned="1" table:number-rows-spanned="2" table:style-name="ce8">
            <text:p>3,967</text:p>
          </table:table-cell>
          <table:table-cell office:value-type="percentage" office:value="0.47399999999999998" table:number-columns-spanned="1" table:number-rows-spanned="2" table:style-name="ce11">
            <text:p>47.40%</text:p>
          </table:table-cell>
          <table:table-cell office:value-type="float" office:value="1652" table:number-columns-spanned="1" table:number-rows-spanned="2" table:style-name="ce8">
            <text:p>1,652</text:p>
          </table:table-cell>
          <table:table-cell office:value-type="float" office:value="6554483" table:number-columns-spanned="1" table:number-rows-spanned="2" table:style-name="ce8">
            <text:p>6,554,483</text:p>
          </table:table-cell>
          <table:table-cell office:value-type="float" office:value="4048931" table:number-columns-spanned="1" table:number-rows-spanned="2" table:style-name="ce8">
            <text:p>4,048,931</text:p>
          </table:table-cell>
          <table:table-cell office:value-type="float" office:value="11167924" table:number-columns-spanned="1" table:number-rows-spanned="2" table:style-name="ce8">
            <text:p>11,167,924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5372" table:number-columns-spanned="1" table:number-rows-spanned="2" table:style-name="ce8">
            <text:p>5,372</text:p>
          </table:table-cell>
          <table:table-cell office:value-type="percentage" office:value="0.87960000000000005" table:number-columns-spanned="1" table:number-rows-spanned="2" table:style-name="ce11">
            <text:p>87.96%</text:p>
          </table:table-cell>
          <table:table-cell office:value-type="float" office:value="2508" table:number-columns-spanned="1" table:number-rows-spanned="2" table:style-name="ce8">
            <text:p>2,508</text:p>
          </table:table-cell>
          <table:table-cell office:value-type="float" office:value="13471525" table:number-columns-spanned="1" table:number-rows-spanned="2" table:style-name="ce8">
            <text:p>13,471,525</text:p>
          </table:table-cell>
          <table:table-cell office:value-type="float" office:value="10398389" table:number-columns-spanned="1" table:number-rows-spanned="2" table:style-name="ce8">
            <text:p>10,398,389</text:p>
          </table:table-cell>
          <table:table-cell office:value-type="float" office:value="24641320" table:number-columns-spanned="1" table:number-rows-spanned="2" table:style-name="ce8">
            <text:p>24,641,320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8910" table:number-columns-spanned="1" table:number-rows-spanned="2" table:style-name="ce8">
            <text:p>8,910</text:p>
          </table:table-cell>
          <table:table-cell office:value-type="percentage" office:value="0.83799999999999997" table:number-columns-spanned="1" table:number-rows-spanned="2" table:style-name="ce11">
            <text:p>83.80%</text:p>
          </table:table-cell>
          <table:table-cell office:value-type="float" office:value="2297" table:number-columns-spanned="1" table:number-rows-spanned="2" table:style-name="ce8">
            <text:p>2,297</text:p>
          </table:table-cell>
          <table:table-cell office:value-type="float" office:value="20463858" table:number-columns-spanned="1" table:number-rows-spanned="2" table:style-name="ce8">
            <text:p>20,463,858</text:p>
          </table:table-cell>
          <table:table-cell office:value-type="float" office:value="12633469" table:number-columns-spanned="1" table:number-rows-spanned="2" table:style-name="ce8">
            <text:p>12,633,469</text:p>
          </table:table-cell>
          <table:table-cell office:value-type="float" office:value="34983536" table:number-columns-spanned="1" table:number-rows-spanned="2" table:style-name="ce8">
            <text:p>34,983,536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7815" table:number-columns-spanned="1" table:number-rows-spanned="2" table:style-name="ce8">
            <text:p>7,815</text:p>
          </table:table-cell>
          <table:table-cell office:value-type="percentage" office:value="0.66169999999999995" table:number-columns-spanned="1" table:number-rows-spanned="2" table:style-name="ce11">
            <text:p>66.17%</text:p>
          </table:table-cell>
          <table:table-cell office:value-type="float" office:value="4341" table:number-columns-spanned="1" table:number-rows-spanned="2" table:style-name="ce8">
            <text:p>4,341</text:p>
          </table:table-cell>
          <table:table-cell office:value-type="float" office:value="33923761" table:number-columns-spanned="1" table:number-rows-spanned="2" table:style-name="ce8">
            <text:p>33,923,761</text:p>
          </table:table-cell>
          <table:table-cell office:value-type="float" office:value="17000562" table:number-columns-spanned="1" table:number-rows-spanned="2" table:style-name="ce8">
            <text:p>17,000,562</text:p>
          </table:table-cell>
          <table:table-cell office:value-type="float" office:value="58425978" table:number-columns-spanned="1" table:number-rows-spanned="2" table:style-name="ce8">
            <text:p>58,425,978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8">
            <text:p>1,358</text:p>
          </table:table-cell>
          <table:table-cell office:value-type="float" office:value="28348" table:number-columns-spanned="1" table:number-rows-spanned="2" table:style-name="ce8">
            <text:p>28,348</text:p>
          </table:table-cell>
          <table:table-cell office:value-type="percentage" office:value="0.6734" table:number-columns-spanned="1" table:number-rows-spanned="2" table:style-name="ce11">
            <text:p>67.34%</text:p>
          </table:table-cell>
          <table:table-cell office:value-type="float" office:value="2741" table:number-columns-spanned="1" table:number-rows-spanned="2" table:style-name="ce8">
            <text:p>2,741</text:p>
          </table:table-cell>
          <table:table-cell office:value-type="float" office:value="77713627" table:number-columns-spanned="1" table:number-rows-spanned="2" table:style-name="ce8">
            <text:p>77,713,627</text:p>
          </table:table-cell>
          <table:table-cell office:value-type="float" office:value="44761431" table:number-columns-spanned="1" table:number-rows-spanned="2" table:style-name="ce8">
            <text:p>44,761,431</text:p>
          </table:table-cell>
          <table:table-cell office:value-type="float" office:value="133231233" table:number-columns-spanned="1" table:number-rows-spanned="2" table:style-name="ce8">
            <text:p>133,231,233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office:value-type="float" office:value="307" table:number-columns-spanned="1" table:number-rows-spanned="2" table:style-name="ce9">
            <text:p>307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866" table:number-columns-spanned="1" table:number-rows-spanned="2" table:style-name="ce9">
            <text:p>86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488" table:number-columns-spanned="1" table:number-rows-spanned="2" table:style-name="ce9">
            <text:p>488</text:p>
          </table:table-cell>
          <table:table-cell office:value-type="percentage" office:value="0.33489999999999998" table:number-columns-spanned="1" table:number-rows-spanned="2" table:style-name="ce11">
            <text:p>33.49%</text:p>
          </table:table-cell>
          <table:table-cell office:value-type="float" office:value="4070" table:number-columns-spanned="1" table:number-rows-spanned="2" table:style-name="ce8">
            <text:p>4,070</text:p>
          </table:table-cell>
          <table:table-cell office:value-type="float" office:value="1986107" table:number-columns-spanned="1" table:number-rows-spanned="2" table:style-name="ce8">
            <text:p>1,986,107</text:p>
          </table:table-cell>
          <table:table-cell office:value-type="float" office:value="1814444" table:number-columns-spanned="1" table:number-rows-spanned="2" table:style-name="ce8">
            <text:p>1,814,444</text:p>
          </table:table-cell>
          <table:table-cell office:value-type="float" office:value="6175534" table:number-columns-spanned="1" table:number-rows-spanned="2" table:style-name="ce8">
            <text:p>6,175,534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4940" table:number-columns-spanned="1" table:number-rows-spanned="2" table:style-name="ce8">
            <text:p>4,940</text:p>
          </table:table-cell>
          <table:table-cell office:value-type="percentage" office:value="0.80479999999999996" table:number-columns-spanned="1" table:number-rows-spanned="2" table:style-name="ce11">
            <text:p>80.48%</text:p>
          </table:table-cell>
          <table:table-cell office:value-type="float" office:value="3158" table:number-columns-spanned="1" table:number-rows-spanned="2" table:style-name="ce8">
            <text:p>3,158</text:p>
          </table:table-cell>
          <table:table-cell office:value-type="float" office:value="15602685" table:number-columns-spanned="1" table:number-rows-spanned="2" table:style-name="ce8">
            <text:p>15,602,685</text:p>
          </table:table-cell>
          <table:table-cell office:value-type="float" office:value="7831033" table:number-columns-spanned="1" table:number-rows-spanned="2" table:style-name="ce8">
            <text:p>7,831,033</text:p>
          </table:table-cell>
          <table:table-cell office:value-type="float" office:value="26116509" table:number-columns-spanned="1" table:number-rows-spanned="2" table:style-name="ce8">
            <text:p>26,116,509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815" table:number-columns-spanned="1" table:number-rows-spanned="2" table:style-name="ce8">
            <text:p>1,815</text:p>
          </table:table-cell>
          <table:table-cell office:value-type="percentage" office:value="0.54720000000000002" table:number-columns-spanned="1" table:number-rows-spanned="2" table:style-name="ce11">
            <text:p>54.72%</text:p>
          </table:table-cell>
          <table:table-cell office:value-type="float" office:value="2144" table:number-columns-spanned="1" table:number-rows-spanned="2" table:style-name="ce8">
            <text:p>2,144</text:p>
          </table:table-cell>
          <table:table-cell office:value-type="float" office:value="3891320" table:number-columns-spanned="1" table:number-rows-spanned="2" table:style-name="ce8">
            <text:p>3,891,320</text:p>
          </table:table-cell>
          <table:table-cell office:value-type="float" office:value="6177801" table:number-columns-spanned="1" table:number-rows-spanned="2" table:style-name="ce8">
            <text:p>6,177,801</text:p>
          </table:table-cell>
          <table:table-cell office:value-type="float" office:value="11399965" table:number-columns-spanned="1" table:number-rows-spanned="2" table:style-name="ce8">
            <text:p>11,399,965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4915" table:number-columns-spanned="1" table:number-rows-spanned="2" table:style-name="ce8">
            <text:p>4,915</text:p>
          </table:table-cell>
          <table:table-cell office:value-type="percentage" office:value="0.82150000000000001" table:number-columns-spanned="1" table:number-rows-spanned="2" table:style-name="ce11">
            <text:p>82.15%</text:p>
          </table:table-cell>
          <table:table-cell office:value-type="float" office:value="7084" table:number-columns-spanned="1" table:number-rows-spanned="2" table:style-name="ce8">
            <text:p>7,084</text:p>
          </table:table-cell>
          <table:table-cell office:value-type="float" office:value="34815546" table:number-columns-spanned="1" table:number-rows-spanned="2" table:style-name="ce8">
            <text:p>34,815,546</text:p>
          </table:table-cell>
          <table:table-cell office:value-type="float" office:value="26293393" table:number-columns-spanned="1" table:number-rows-spanned="2" table:style-name="ce8">
            <text:p>26,293,393</text:p>
          </table:table-cell>
          <table:table-cell office:value-type="float" office:value="69183099" table:number-columns-spanned="1" table:number-rows-spanned="2" table:style-name="ce8">
            <text:p>69,183,099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442" table:number-columns-spanned="1" table:number-rows-spanned="2" table:style-name="ce8">
            <text:p>2,442</text:p>
          </table:table-cell>
          <table:table-cell office:value-type="percentage" office:value="0.8206" table:number-columns-spanned="1" table:number-rows-spanned="2" table:style-name="ce11">
            <text:p>82.06%</text:p>
          </table:table-cell>
          <table:table-cell office:value-type="float" office:value="11075" table:number-columns-spanned="1" table:number-rows-spanned="2" table:style-name="ce8">
            <text:p>11,075</text:p>
          </table:table-cell>
          <table:table-cell office:value-type="float" office:value="27044513" table:number-columns-spanned="1" table:number-rows-spanned="2" table:style-name="ce8">
            <text:p>27,044,513</text:p>
          </table:table-cell>
          <table:table-cell office:value-type="float" office:value="6831508" table:number-columns-spanned="1" table:number-rows-spanned="2" table:style-name="ce8">
            <text:p>6,831,508</text:p>
          </table:table-cell>
          <table:table-cell office:value-type="float" office:value="37004226" table:number-columns-spanned="1" table:number-rows-spanned="2" table:style-name="ce8">
            <text:p>37,004,226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5470" table:number-columns-spanned="1" table:number-rows-spanned="2" table:style-name="ce8">
            <text:p>5,470</text:p>
          </table:table-cell>
          <table:table-cell office:value-type="percentage" office:value="0.84830000000000005" table:number-columns-spanned="1" table:number-rows-spanned="2" table:style-name="ce11">
            <text:p>84.83%</text:p>
          </table:table-cell>
          <table:table-cell office:value-type="float" office:value="7928" table:number-columns-spanned="1" table:number-rows-spanned="2" table:style-name="ce8">
            <text:p>7,928</text:p>
          </table:table-cell>
          <table:table-cell office:value-type="float" office:value="43368347" table:number-columns-spanned="1" table:number-rows-spanned="2" table:style-name="ce8">
            <text:p>43,368,347</text:p>
          </table:table-cell>
          <table:table-cell office:value-type="float" office:value="26264839" table:number-columns-spanned="1" table:number-rows-spanned="2" table:style-name="ce8">
            <text:p>26,264,839</text:p>
          </table:table-cell>
          <table:table-cell office:value-type="float" office:value="75705268" table:number-columns-spanned="1" table:number-rows-spanned="2" table:style-name="ce8">
            <text:p>75,705,268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1155" table:number-columns-spanned="1" table:number-rows-spanned="2" table:style-name="ce8">
            <text:p>1,155</text:p>
          </table:table-cell>
          <table:table-cell office:value-type="percentage" office:value="0.40500000000000003" table:number-columns-spanned="1" table:number-rows-spanned="2" table:style-name="ce11">
            <text:p>40.50%</text:p>
          </table:table-cell>
          <table:table-cell office:value-type="float" office:value="11358" table:number-columns-spanned="1" table:number-rows-spanned="2" table:style-name="ce8">
            <text:p>11,358</text:p>
          </table:table-cell>
          <table:table-cell office:value-type="float" office:value="13117953" table:number-columns-spanned="1" table:number-rows-spanned="2" table:style-name="ce8">
            <text:p>13,117,953</text:p>
          </table:table-cell>
          <table:table-cell office:value-type="float" office:value="5078306" table:number-columns-spanned="1" table:number-rows-spanned="2" table:style-name="ce8">
            <text:p>5,078,306</text:p>
          </table:table-cell>
          <table:table-cell office:value-type="float" office:value="18389900" table:number-columns-spanned="1" table:number-rows-spanned="2" table:style-name="ce8">
            <text:p>18,389,90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office:value-type="float" office:value="7702" table:number-columns-spanned="1" table:number-rows-spanned="2" table:style-name="ce8">
            <text:p>7,702</text:p>
          </table:table-cell>
          <table:table-cell office:value-type="percentage" office:value="0.88419999999999999" table:number-columns-spanned="1" table:number-rows-spanned="2" table:style-name="ce11">
            <text:p>88.42%</text:p>
          </table:table-cell>
          <table:table-cell office:value-type="float" office:value="7191" table:number-columns-spanned="1" table:number-rows-spanned="2" table:style-name="ce8">
            <text:p>7,191</text:p>
          </table:table-cell>
          <table:table-cell office:value-type="float" office:value="55388896" table:number-columns-spanned="1" table:number-rows-spanned="2" table:style-name="ce8">
            <text:p>55,388,896</text:p>
          </table:table-cell>
          <table:table-cell office:value-type="float" office:value="16373223" table:number-columns-spanned="1" table:number-rows-spanned="2" table:style-name="ce8">
            <text:p>16,373,223</text:p>
          </table:table-cell>
          <table:table-cell office:value-type="float" office:value="75568273" table:number-columns-spanned="1" table:number-rows-spanned="2" table:style-name="ce8">
            <text:p>75,568,273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372" table:number-columns-spanned="1" table:number-rows-spanned="2" table:style-name="ce9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10698" table:number-columns-spanned="1" table:number-rows-spanned="2" table:style-name="ce8">
            <text:p>10,698</text:p>
          </table:table-cell>
          <table:table-cell office:value-type="percentage" office:value="0.75349999999999995" table:number-columns-spanned="1" table:number-rows-spanned="2" table:style-name="ce11">
            <text:p>75.35%</text:p>
          </table:table-cell>
          <table:table-cell office:value-type="float" office:value="4731" table:number-columns-spanned="1" table:number-rows-spanned="2" table:style-name="ce8">
            <text:p>4,731</text:p>
          </table:table-cell>
          <table:table-cell office:value-type="float" office:value="50608053" table:number-columns-spanned="1" table:number-rows-spanned="2" table:style-name="ce8">
            <text:p>50,608,053</text:p>
          </table:table-cell>
          <table:table-cell office:value-type="float" office:value="13812110" table:number-columns-spanned="1" table:number-rows-spanned="2" table:style-name="ce8">
            <text:p>13,812,110</text:p>
          </table:table-cell>
          <table:table-cell office:value-type="float" office:value="71568014" table:number-columns-spanned="1" table:number-rows-spanned="2" table:style-name="ce8">
            <text:p>71,568,014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077" table:number-columns-spanned="1" table:number-rows-spanned="2" table:style-name="ce8">
            <text:p>1,077</text:p>
          </table:table-cell>
          <table:table-cell office:value-type="percentage" office:value="0.31019999999999998" table:number-columns-spanned="1" table:number-rows-spanned="2" table:style-name="ce11">
            <text:p>31.02%</text:p>
          </table:table-cell>
          <table:table-cell office:value-type="float" office:value="2429" table:number-columns-spanned="1" table:number-rows-spanned="2" table:style-name="ce8">
            <text:p>2,429</text:p>
          </table:table-cell>
          <table:table-cell office:value-type="float" office:value="2616374" table:number-columns-spanned="1" table:number-rows-spanned="2" table:style-name="ce8">
            <text:p>2,616,374</text:p>
          </table:table-cell>
          <table:table-cell office:value-type="float" office:value="1533042" table:number-columns-spanned="1" table:number-rows-spanned="2" table:style-name="ce8">
            <text:p>1,533,042</text:p>
          </table:table-cell>
          <table:table-cell office:value-type="float" office:value="4193125" table:number-columns-spanned="1" table:number-rows-spanned="2" table:style-name="ce8">
            <text:p>4,193,125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3785" table:number-columns-spanned="1" table:number-rows-spanned="2" table:style-name="ce8">
            <text:p>3,785</text:p>
          </table:table-cell>
          <table:table-cell office:value-type="percentage" office:value="0.67090000000000005" table:number-columns-spanned="1" table:number-rows-spanned="2" table:style-name="ce11">
            <text:p>67.09%</text:p>
          </table:table-cell>
          <table:table-cell office:value-type="float" office:value="3965" table:number-columns-spanned="1" table:number-rows-spanned="2" table:style-name="ce8">
            <text:p>3,965</text:p>
          </table:table-cell>
          <table:table-cell office:value-type="float" office:value="15008605" table:number-columns-spanned="1" table:number-rows-spanned="2" table:style-name="ce8">
            <text:p>15,008,605</text:p>
          </table:table-cell>
          <table:table-cell office:value-type="float" office:value="9199894" table:number-columns-spanned="1" table:number-rows-spanned="2" table:style-name="ce8">
            <text:p>9,199,894</text:p>
          </table:table-cell>
          <table:table-cell office:value-type="float" office:value="28314381" table:number-columns-spanned="1" table:number-rows-spanned="2" table:style-name="ce8">
            <text:p>28,314,381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3675" table:number-columns-spanned="1" table:number-rows-spanned="2" table:style-name="ce8">
            <text:p>3,675</text:p>
          </table:table-cell>
          <table:table-cell office:value-type="percentage" office:value="0.7409" table:number-columns-spanned="1" table:number-rows-spanned="2" table:style-name="ce11">
            <text:p>74.09%</text:p>
          </table:table-cell>
          <table:table-cell office:value-type="float" office:value="8491" table:number-columns-spanned="1" table:number-rows-spanned="2" table:style-name="ce8">
            <text:p>8,491</text:p>
          </table:table-cell>
          <table:table-cell office:value-type="float" office:value="31204760" table:number-columns-spanned="1" table:number-rows-spanned="2" table:style-name="ce8">
            <text:p>31,204,760</text:p>
          </table:table-cell>
          <table:table-cell office:value-type="float" office:value="9037915" table:number-columns-spanned="1" table:number-rows-spanned="2" table:style-name="ce8">
            <text:p>9,037,915</text:p>
          </table:table-cell>
          <table:table-cell office:value-type="float" office:value="45384389" table:number-columns-spanned="1" table:number-rows-spanned="2" table:style-name="ce8">
            <text:p>45,384,389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180" table:number-columns-spanned="1" table:number-rows-spanned="2" table:style-name="ce9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2029" table:number-columns-spanned="1" table:number-rows-spanned="2" table:style-name="ce8">
            <text:p>2,029</text:p>
          </table:table-cell>
          <table:table-cell office:value-type="percentage" office:value="0.37619999999999998" table:number-columns-spanned="1" table:number-rows-spanned="2" table:style-name="ce11">
            <text:p>37.62%</text:p>
          </table:table-cell>
          <table:table-cell office:value-type="float" office:value="12016" table:number-columns-spanned="1" table:number-rows-spanned="2" table:style-name="ce8">
            <text:p>12,016</text:p>
          </table:table-cell>
          <table:table-cell office:value-type="float" office:value="24380621" table:number-columns-spanned="1" table:number-rows-spanned="2" table:style-name="ce8">
            <text:p>24,380,621</text:p>
          </table:table-cell>
          <table:table-cell office:value-type="float" office:value="6566508" table:number-columns-spanned="1" table:number-rows-spanned="2" table:style-name="ce8">
            <text:p>6,566,508</text:p>
          </table:table-cell>
          <table:table-cell office:value-type="float" office:value="31771086" table:number-columns-spanned="1" table:number-rows-spanned="2" table:style-name="ce8">
            <text:p>31,771,086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2196" table:number-columns-spanned="1" table:number-rows-spanned="2" table:style-name="ce8">
            <text:p>2,196</text:p>
          </table:table-cell>
          <table:table-cell office:value-type="percentage" office:value="0.37480000000000002" table:number-columns-spanned="1" table:number-rows-spanned="2" table:style-name="ce11">
            <text:p>37.48%</text:p>
          </table:table-cell>
          <table:table-cell office:value-type="float" office:value="1798" table:number-columns-spanned="1" table:number-rows-spanned="2" table:style-name="ce8">
            <text:p>1,798</text:p>
          </table:table-cell>
          <table:table-cell office:value-type="float" office:value="3947697" table:number-columns-spanned="1" table:number-rows-spanned="2" table:style-name="ce8">
            <text:p>3,947,697</text:p>
          </table:table-cell>
          <table:table-cell office:value-type="float" office:value="2588664" table:number-columns-spanned="1" table:number-rows-spanned="2" table:style-name="ce8">
            <text:p>2,588,664</text:p>
          </table:table-cell>
          <table:table-cell office:value-type="float" office:value="7029720" table:number-columns-spanned="1" table:number-rows-spanned="2" table:style-name="ce8">
            <text:p>7,029,72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office:value-type="percentage" office:value="0.57599999999999996" table:number-columns-spanned="1" table:number-rows-spanned="2" table:style-name="ce11">
            <text:p>57.60%</text:p>
          </table:table-cell>
          <table:table-cell office:value-type="float" office:value="4676" table:number-columns-spanned="1" table:number-rows-spanned="2" table:style-name="ce8">
            <text:p>4,676</text:p>
          </table:table-cell>
          <table:table-cell office:value-type="float" office:value="2922241" table:number-columns-spanned="1" table:number-rows-spanned="2" table:style-name="ce8">
            <text:p>2,922,24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22241" table:number-columns-spanned="1" table:number-rows-spanned="2" table:style-name="ce8">
            <text:p>2,922,241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435" table:number-columns-spanned="1" table:number-rows-spanned="2" table:style-name="ce9">
            <text:p>435</text:p>
          </table:table-cell>
          <table:table-cell office:value-type="percentage" office:value="0.14169999999999999" table:number-columns-spanned="1" table:number-rows-spanned="2" table:style-name="ce11">
            <text:p>14.17%</text:p>
          </table:table-cell>
          <table:table-cell office:value-type="float" office:value="1952" table:number-columns-spanned="1" table:number-rows-spanned="2" table:style-name="ce8">
            <text:p>1,952</text:p>
          </table:table-cell>
          <table:table-cell office:value-type="float" office:value="848948" table:number-columns-spanned="1" table:number-rows-spanned="2" table:style-name="ce8">
            <text:p>848,948</text:p>
          </table:table-cell>
          <table:table-cell office:value-type="float" office:value="3217706" table:number-columns-spanned="1" table:number-rows-spanned="2" table:style-name="ce8">
            <text:p>3,217,706</text:p>
          </table:table-cell>
          <table:table-cell office:value-type="float" office:value="4302964" table:number-columns-spanned="1" table:number-rows-spanned="2" table:style-name="ce8">
            <text:p>4,302,964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2182" table:number-columns-spanned="1" table:number-rows-spanned="2" table:style-name="ce8">
            <text:p>2,182</text:p>
          </table:table-cell>
          <table:table-cell office:value-type="percentage" office:value="0.69010000000000005" table:number-columns-spanned="1" table:number-rows-spanned="2" table:style-name="ce11">
            <text:p>69.01%</text:p>
          </table:table-cell>
          <table:table-cell office:value-type="float" office:value="6539" table:number-columns-spanned="1" table:number-rows-spanned="2" table:style-name="ce8">
            <text:p>6,539</text:p>
          </table:table-cell>
          <table:table-cell office:value-type="float" office:value="14267410" table:number-columns-spanned="1" table:number-rows-spanned="2" table:style-name="ce8">
            <text:p>14,267,410</text:p>
          </table:table-cell>
          <table:table-cell office:value-type="float" office:value="7821083" table:number-columns-spanned="1" table:number-rows-spanned="2" table:style-name="ce8">
            <text:p>7,821,083</text:p>
          </table:table-cell>
          <table:table-cell office:value-type="float" office:value="23083703" table:number-columns-spanned="1" table:number-rows-spanned="2" table:style-name="ce8">
            <text:p>23,083,703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3936" table:number-columns-spanned="1" table:number-rows-spanned="2" table:style-name="ce8">
            <text:p>3,936</text:p>
          </table:table-cell>
          <table:table-cell office:value-type="percentage" office:value="0.52900000000000003" table:number-columns-spanned="1" table:number-rows-spanned="2" table:style-name="ce11">
            <text:p>52.90%</text:p>
          </table:table-cell>
          <table:table-cell office:value-type="float" office:value="4500" table:number-columns-spanned="1" table:number-rows-spanned="2" table:style-name="ce8">
            <text:p>4,500</text:p>
          </table:table-cell>
          <table:table-cell office:value-type="float" office:value="17712505" table:number-columns-spanned="1" table:number-rows-spanned="2" table:style-name="ce8">
            <text:p>17,712,505</text:p>
          </table:table-cell>
          <table:table-cell office:value-type="float" office:value="123004" table:number-columns-spanned="1" table:number-rows-spanned="2" table:style-name="ce8">
            <text:p>123,004</text:p>
          </table:table-cell>
          <table:table-cell office:value-type="float" office:value="18207543" table:number-columns-spanned="1" table:number-rows-spanned="2" table:style-name="ce8">
            <text:p>18,207,543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3" table:number-columns-spanned="1" table:number-rows-spanned="2" table:style-name="ce8">
            <text:p>2,973</text:p>
          </table:table-cell>
          <table:table-cell office:value-type="float" office:value="59565" table:number-columns-spanned="1" table:number-rows-spanned="2" table:style-name="ce8">
            <text:p>59,565</text:p>
          </table:table-cell>
          <table:table-cell office:value-type="percentage" office:value="0.64629999999999999" table:number-columns-spanned="1" table:number-rows-spanned="2" table:style-name="ce11">
            <text:p>64.63%</text:p>
          </table:table-cell>
          <table:table-cell office:value-type="float" office:value="6023" table:number-columns-spanned="1" table:number-rows-spanned="2" table:style-name="ce8">
            <text:p>6,023</text:p>
          </table:table-cell>
          <table:table-cell office:value-type="float" office:value="358732581" table:number-columns-spanned="1" table:number-rows-spanned="2" table:style-name="ce8">
            <text:p>358,732,581</text:p>
          </table:table-cell>
          <table:table-cell office:value-type="float" office:value="150564473" table:number-columns-spanned="1" table:number-rows-spanned="2" table:style-name="ce8">
            <text:p>150,564,473</text:p>
          </table:table-cell>
          <table:table-cell office:value-type="float" office:value="556319940" table:number-columns-spanned="1" table:number-rows-spanned="2" table:style-name="ce8">
            <text:p>556,319,940</text:p>
          </table:table-cell>
          <table:table-cell office:value-type="float" office:value="947" table:number-columns-spanned="1" table:number-rows-spanned="2" table:style-name="ce9">
            <text:p>947</text:p>
          </table:table-cell>
          <table:table-cell office:value-type="float" office:value="1034" table:number-columns-spanned="1" table:number-rows-spanned="2" table:style-name="ce8">
            <text:p>1,034</text:p>
          </table:table-cell>
          <table:table-cell office:value-type="float" office:value="355" table:number-columns-spanned="1" table:number-rows-spanned="2" table:style-name="ce9">
            <text:p>355</text:p>
          </table:table-cell>
          <table:table-cell office:value-type="float" office:value="670" table:number-columns-spanned="1" table:number-rows-spanned="2" table:style-name="ce9">
            <text:p>670</text:p>
          </table:table-cell>
          <table:table-cell office:value-type="float" office:value="3006" table:number-columns-spanned="1" table:number-rows-spanned="2" table:style-name="ce8">
            <text:p>3,00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75" table:number-columns-spanned="1" table:number-rows-spanned="2" table:style-name="ce9">
            <text:p>375</text:p>
          </table:table-cell>
          <table:table-cell office:value-type="float" office:value="7893" table:number-columns-spanned="1" table:number-rows-spanned="2" table:style-name="ce8">
            <text:p>7,893</text:p>
          </table:table-cell>
          <table:table-cell office:value-type="percentage" office:value="0.67900000000000005" table:number-columns-spanned="1" table:number-rows-spanned="2" table:style-name="ce11">
            <text:p>67.90%</text:p>
          </table:table-cell>
          <table:table-cell office:value-type="float" office:value="1699" table:number-columns-spanned="1" table:number-rows-spanned="2" table:style-name="ce8">
            <text:p>1,699</text:p>
          </table:table-cell>
          <table:table-cell office:value-type="float" office:value="13413720" table:number-columns-spanned="1" table:number-rows-spanned="2" table:style-name="ce8">
            <text:p>13,413,720</text:p>
          </table:table-cell>
          <table:table-cell office:value-type="float" office:value="4061935" table:number-columns-spanned="1" table:number-rows-spanned="2" table:style-name="ce8">
            <text:p>4,061,935</text:p>
          </table:table-cell>
          <table:table-cell office:value-type="float" office:value="18567234" table:number-columns-spanned="1" table:number-rows-spanned="2" table:style-name="ce8">
            <text:p>18,567,234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6159" table:number-columns-spanned="1" table:number-rows-spanned="2" table:style-name="ce8">
            <text:p>6,159</text:p>
          </table:table-cell>
          <table:table-cell office:value-type="percentage" office:value="0.79469999999999996" table:number-columns-spanned="1" table:number-rows-spanned="2" table:style-name="ce11">
            <text:p>79.47%</text:p>
          </table:table-cell>
          <table:table-cell office:value-type="float" office:value="2744" table:number-columns-spanned="1" table:number-rows-spanned="2" table:style-name="ce8">
            <text:p>2,744</text:p>
          </table:table-cell>
          <table:table-cell office:value-type="float" office:value="16899549" table:number-columns-spanned="1" table:number-rows-spanned="2" table:style-name="ce8">
            <text:p>16,899,549</text:p>
          </table:table-cell>
          <table:table-cell office:value-type="float" office:value="15538126" table:number-columns-spanned="1" table:number-rows-spanned="2" table:style-name="ce8">
            <text:p>15,538,126</text:p>
          </table:table-cell>
          <table:table-cell office:value-type="float" office:value="32973667" table:number-columns-spanned="1" table:number-rows-spanned="2" table:style-name="ce8">
            <text:p>32,973,66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2183" table:number-columns-spanned="1" table:number-rows-spanned="2" table:style-name="ce8">
            <text:p>2,183</text:p>
          </table:table-cell>
          <table:table-cell office:value-type="percentage" office:value="0.63439999999999996" table:number-columns-spanned="1" table:number-rows-spanned="2" table:style-name="ce11">
            <text:p>63.44%</text:p>
          </table:table-cell>
          <table:table-cell office:value-type="float" office:value="4059" table:number-columns-spanned="1" table:number-rows-spanned="2" table:style-name="ce8">
            <text:p>4,059</text:p>
          </table:table-cell>
          <table:table-cell office:value-type="float" office:value="8860579" table:number-columns-spanned="1" table:number-rows-spanned="2" table:style-name="ce8">
            <text:p>8,860,579</text:p>
          </table:table-cell>
          <table:table-cell office:value-type="float" office:value="7914563" table:number-columns-spanned="1" table:number-rows-spanned="2" table:style-name="ce8">
            <text:p>7,914,563</text:p>
          </table:table-cell>
          <table:table-cell office:value-type="float" office:value="21845527" table:number-columns-spanned="1" table:number-rows-spanned="2" table:style-name="ce8">
            <text:p>21,845,527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9">
            <text:p>516</text:p>
          </table:table-cell>
          <table:table-cell office:value-type="float" office:value="10851" table:number-columns-spanned="1" table:number-rows-spanned="2" table:style-name="ce8">
            <text:p>10,851</text:p>
          </table:table-cell>
          <table:table-cell office:value-type="percentage" office:value="0.6784" table:number-columns-spanned="1" table:number-rows-spanned="2" table:style-name="ce11">
            <text:p>67.84%</text:p>
          </table:table-cell>
          <table:table-cell office:value-type="float" office:value="2603" table:number-columns-spanned="1" table:number-rows-spanned="2" table:style-name="ce8">
            <text:p>2,603</text:p>
          </table:table-cell>
          <table:table-cell office:value-type="float" office:value="28246565" table:number-columns-spanned="1" table:number-rows-spanned="2" table:style-name="ce8">
            <text:p>28,246,565</text:p>
          </table:table-cell>
          <table:table-cell office:value-type="float" office:value="11282966" table:number-columns-spanned="1" table:number-rows-spanned="2" table:style-name="ce8">
            <text:p>11,282,966</text:p>
          </table:table-cell>
          <table:table-cell office:value-type="float" office:value="43734823" table:number-columns-spanned="1" table:number-rows-spanned="2" table:style-name="ce8">
            <text:p>43,734,823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10607" table:number-columns-spanned="1" table:number-rows-spanned="2" table:style-name="ce8">
            <text:p>10,607</text:p>
          </table:table-cell>
          <table:table-cell office:value-type="percentage" office:value="0.88639999999999997" table:number-columns-spanned="1" table:number-rows-spanned="2" table:style-name="ce11">
            <text:p>88.64%</text:p>
          </table:table-cell>
          <table:table-cell office:value-type="float" office:value="3814" table:number-columns-spanned="1" table:number-rows-spanned="2" table:style-name="ce8">
            <text:p>3,814</text:p>
          </table:table-cell>
          <table:table-cell office:value-type="float" office:value="40460262" table:number-columns-spanned="1" table:number-rows-spanned="2" table:style-name="ce8">
            <text:p>40,460,262</text:p>
          </table:table-cell>
          <table:table-cell office:value-type="float" office:value="38065716" table:number-columns-spanned="1" table:number-rows-spanned="2" table:style-name="ce8">
            <text:p>38,065,716</text:p>
          </table:table-cell>
          <table:table-cell office:value-type="float" office:value="89223797" table:number-columns-spanned="1" table:number-rows-spanned="2" table:style-name="ce8">
            <text:p>89,223,797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392" table:number-columns-spanned="1" table:number-rows-spanned="2" table:style-name="ce9">
            <text:p>3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4477" table:number-columns-spanned="1" table:number-rows-spanned="2" table:style-name="ce8">
            <text:p>4,477</text:p>
          </table:table-cell>
          <table:table-cell office:value-type="percentage" office:value="0.69430000000000003" table:number-columns-spanned="1" table:number-rows-spanned="2" table:style-name="ce11">
            <text:p>69.43%</text:p>
          </table:table-cell>
          <table:table-cell office:value-type="float" office:value="2979" table:number-columns-spanned="1" table:number-rows-spanned="2" table:style-name="ce8">
            <text:p>2,979</text:p>
          </table:table-cell>
          <table:table-cell office:value-type="float" office:value="13335411" table:number-columns-spanned="1" table:number-rows-spanned="2" table:style-name="ce8">
            <text:p>13,335,411</text:p>
          </table:table-cell>
          <table:table-cell office:value-type="float" office:value="11902769" table:number-columns-spanned="1" table:number-rows-spanned="2" table:style-name="ce8">
            <text:p>11,902,769</text:p>
          </table:table-cell>
          <table:table-cell office:value-type="float" office:value="26447629" table:number-columns-spanned="1" table:number-rows-spanned="2" table:style-name="ce8">
            <text:p>26,447,629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9">
            <text:p>257</text:p>
          </table:table-cell>
          <table:table-cell office:value-type="float" office:value="6651" table:number-columns-spanned="1" table:number-rows-spanned="2" table:style-name="ce8">
            <text:p>6,651</text:p>
          </table:table-cell>
          <table:table-cell office:value-type="percentage" office:value="0.83479999999999999" table:number-columns-spanned="1" table:number-rows-spanned="2" table:style-name="ce11">
            <text:p>83.48%</text:p>
          </table:table-cell>
          <table:table-cell office:value-type="float" office:value="3129" table:number-columns-spanned="1" table:number-rows-spanned="2" table:style-name="ce8">
            <text:p>3,129</text:p>
          </table:table-cell>
          <table:table-cell office:value-type="float" office:value="20809595" table:number-columns-spanned="1" table:number-rows-spanned="2" table:style-name="ce8">
            <text:p>20,809,595</text:p>
          </table:table-cell>
          <table:table-cell office:value-type="float" office:value="31821022" table:number-columns-spanned="1" table:number-rows-spanned="2" table:style-name="ce8">
            <text:p>31,821,022</text:p>
          </table:table-cell>
          <table:table-cell office:value-type="float" office:value="64095686" table:number-columns-spanned="1" table:number-rows-spanned="2" table:style-name="ce8">
            <text:p>64,095,686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6255" table:number-columns-spanned="1" table:number-rows-spanned="2" table:style-name="ce8">
            <text:p>6,255</text:p>
          </table:table-cell>
          <table:table-cell office:value-type="percentage" office:value="0.87350000000000005" table:number-columns-spanned="1" table:number-rows-spanned="2" table:style-name="ce11">
            <text:p>87.35%</text:p>
          </table:table-cell>
          <table:table-cell office:value-type="float" office:value="2235" table:number-columns-spanned="1" table:number-rows-spanned="2" table:style-name="ce8">
            <text:p>2,235</text:p>
          </table:table-cell>
          <table:table-cell office:value-type="float" office:value="13982023" table:number-columns-spanned="1" table:number-rows-spanned="2" table:style-name="ce8">
            <text:p>13,982,023</text:p>
          </table:table-cell>
          <table:table-cell office:value-type="float" office:value="13289167" table:number-columns-spanned="1" table:number-rows-spanned="2" table:style-name="ce8">
            <text:p>13,289,167</text:p>
          </table:table-cell>
          <table:table-cell office:value-type="float" office:value="29344061" table:number-columns-spanned="1" table:number-rows-spanned="2" table:style-name="ce8">
            <text:p>29,344,061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9">
            <text:p>255</text:p>
          </table:table-cell>
          <table:table-cell office:value-type="float" office:value="6136" table:number-columns-spanned="1" table:number-rows-spanned="2" table:style-name="ce8">
            <text:p>6,136</text:p>
          </table:table-cell>
          <table:table-cell office:value-type="percentage" office:value="0.7762" table:number-columns-spanned="1" table:number-rows-spanned="2" table:style-name="ce11">
            <text:p>77.62%</text:p>
          </table:table-cell>
          <table:table-cell office:value-type="float" office:value="2948" table:number-columns-spanned="1" table:number-rows-spanned="2" table:style-name="ce8">
            <text:p>2,948</text:p>
          </table:table-cell>
          <table:table-cell office:value-type="float" office:value="18087202" table:number-columns-spanned="1" table:number-rows-spanned="2" table:style-name="ce8">
            <text:p>18,087,202</text:p>
          </table:table-cell>
          <table:table-cell office:value-type="float" office:value="12791425" table:number-columns-spanned="1" table:number-rows-spanned="2" table:style-name="ce8">
            <text:p>12,791,425</text:p>
          </table:table-cell>
          <table:table-cell office:value-type="float" office:value="33314708" table:number-columns-spanned="1" table:number-rows-spanned="2" table:style-name="ce8">
            <text:p>33,314,708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34" table:number-columns-spanned="1" table:number-rows-spanned="2" table:style-name="ce9">
            <text:p>2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4283" table:number-columns-spanned="1" table:number-rows-spanned="2" table:style-name="ce8">
            <text:p>4,283</text:p>
          </table:table-cell>
          <table:table-cell office:value-type="percentage" office:value="0.7591" table:number-columns-spanned="1" table:number-rows-spanned="2" table:style-name="ce11">
            <text:p>75.91%</text:p>
          </table:table-cell>
          <table:table-cell office:value-type="float" office:value="1984" table:number-columns-spanned="1" table:number-rows-spanned="2" table:style-name="ce8">
            <text:p>1,984</text:p>
          </table:table-cell>
          <table:table-cell office:value-type="float" office:value="8499059" table:number-columns-spanned="1" table:number-rows-spanned="2" table:style-name="ce8">
            <text:p>8,499,059</text:p>
          </table:table-cell>
          <table:table-cell office:value-type="float" office:value="3846617" table:number-columns-spanned="1" table:number-rows-spanned="2" table:style-name="ce8">
            <text:p>3,846,617</text:p>
          </table:table-cell>
          <table:table-cell office:value-type="float" office:value="12816390" table:number-columns-spanned="1" table:number-rows-spanned="2" table:style-name="ce8">
            <text:p>12,816,39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3244" table:number-columns-spanned="1" table:number-rows-spanned="2" table:style-name="ce8">
            <text:p>3,244</text:p>
          </table:table-cell>
          <table:table-cell office:value-type="percentage" office:value="0.70230000000000004" table:number-columns-spanned="1" table:number-rows-spanned="2" table:style-name="ce11">
            <text:p>70.23%</text:p>
          </table:table-cell>
          <table:table-cell office:value-type="float" office:value="2725" table:number-columns-spanned="1" table:number-rows-spanned="2" table:style-name="ce8">
            <text:p>2,725</text:p>
          </table:table-cell>
          <table:table-cell office:value-type="float" office:value="8840107" table:number-columns-spanned="1" table:number-rows-spanned="2" table:style-name="ce8">
            <text:p>8,840,107</text:p>
          </table:table-cell>
          <table:table-cell office:value-type="float" office:value="2064358" table:number-columns-spanned="1" table:number-rows-spanned="2" table:style-name="ce8">
            <text:p>2,064,358</text:p>
          </table:table-cell>
          <table:table-cell office:value-type="float" office:value="11041352" table:number-columns-spanned="1" table:number-rows-spanned="2" table:style-name="ce8">
            <text:p>11,041,352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9">
            <text:p>384</text:p>
          </table:table-cell>
          <table:table-cell office:value-type="float" office:value="2652" table:number-columns-spanned="1" table:number-rows-spanned="2" table:style-name="ce8">
            <text:p>2,652</text:p>
          </table:table-cell>
          <table:table-cell office:value-type="percentage" office:value="0.2228" table:number-columns-spanned="1" table:number-rows-spanned="2" table:style-name="ce11">
            <text:p>22.28%</text:p>
          </table:table-cell>
          <table:table-cell office:value-type="float" office:value="3814" table:number-columns-spanned="1" table:number-rows-spanned="2" table:style-name="ce8">
            <text:p>3,814</text:p>
          </table:table-cell>
          <table:table-cell office:value-type="float" office:value="10115065" table:number-columns-spanned="1" table:number-rows-spanned="2" table:style-name="ce8">
            <text:p>10,115,065</text:p>
          </table:table-cell>
          <table:table-cell office:value-type="float" office:value="5151251" table:number-columns-spanned="1" table:number-rows-spanned="2" table:style-name="ce8">
            <text:p>5,151,251</text:p>
          </table:table-cell>
          <table:table-cell office:value-type="float" office:value="16621940" table:number-columns-spanned="1" table:number-rows-spanned="2" table:style-name="ce8">
            <text:p>16,621,94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3594" table:number-columns-spanned="1" table:number-rows-spanned="2" table:style-name="ce8">
            <text:p>3,594</text:p>
          </table:table-cell>
          <table:table-cell office:value-type="percentage" office:value="0.60699999999999998" table:number-columns-spanned="1" table:number-rows-spanned="2" table:style-name="ce11">
            <text:p>60.70%</text:p>
          </table:table-cell>
          <table:table-cell office:value-type="float" office:value="2215" table:number-columns-spanned="1" table:number-rows-spanned="2" table:style-name="ce8">
            <text:p>2,215</text:p>
          </table:table-cell>
          <table:table-cell office:value-type="float" office:value="7960033" table:number-columns-spanned="1" table:number-rows-spanned="2" table:style-name="ce8">
            <text:p>7,960,033</text:p>
          </table:table-cell>
          <table:table-cell office:value-type="float" office:value="2401284" table:number-columns-spanned="1" table:number-rows-spanned="2" table:style-name="ce8">
            <text:p>2,401,284</text:p>
          </table:table-cell>
          <table:table-cell office:value-type="float" office:value="10790664" table:number-columns-spanned="1" table:number-rows-spanned="2" table:style-name="ce8">
            <text:p>10,790,664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495" table:number-columns-spanned="1" table:number-rows-spanned="2" table:style-name="ce8">
            <text:p>3,495</text:p>
          </table:table-cell>
          <table:table-cell office:value-type="float" office:value="74985" table:number-columns-spanned="1" table:number-rows-spanned="2" table:style-name="ce8">
            <text:p>74,985</text:p>
          </table:table-cell>
          <table:table-cell office:value-type="percentage" office:value="0.69210000000000005" table:number-columns-spanned="1" table:number-rows-spanned="2" table:style-name="ce11">
            <text:p>69.21%</text:p>
          </table:table-cell>
          <table:table-cell office:value-type="float" office:value="2794" table:number-columns-spanned="1" table:number-rows-spanned="2" table:style-name="ce8">
            <text:p>2,794</text:p>
          </table:table-cell>
          <table:table-cell office:value-type="float" office:value="209509170" table:number-columns-spanned="1" table:number-rows-spanned="2" table:style-name="ce8">
            <text:p>209,509,170</text:p>
          </table:table-cell>
          <table:table-cell office:value-type="float" office:value="160131199" table:number-columns-spanned="1" table:number-rows-spanned="2" table:style-name="ce8">
            <text:p>160,131,199</text:p>
          </table:table-cell>
          <table:table-cell office:value-type="float" office:value="410817478" table:number-columns-spanned="1" table:number-rows-spanned="2" table:style-name="ce8">
            <text:p>410,817,478</text:p>
          </table:table-cell>
          <table:table-cell office:value-type="float" office:value="769" table:number-columns-spanned="1" table:number-rows-spanned="2" table:style-name="ce9">
            <text:p>769</text:p>
          </table:table-cell>
          <table:table-cell office:value-type="float" office:value="1235" table:number-columns-spanned="1" table:number-rows-spanned="2" table:style-name="ce8">
            <text:p>1,235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2606" table:number-columns-spanned="1" table:number-rows-spanned="2" table:style-name="ce8">
            <text:p>2,60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016" table:number-columns-spanned="1" table:number-rows-spanned="2" table:style-name="ce8">
            <text:p>3,016</text:p>
          </table:table-cell>
          <table:table-cell office:value-type="percentage" office:value="0.4914" table:number-columns-spanned="1" table:number-rows-spanned="2" table:style-name="ce11">
            <text:p>49.14%</text:p>
          </table:table-cell>
          <table:table-cell office:value-type="float" office:value="5213" table:number-columns-spanned="1" table:number-rows-spanned="2" table:style-name="ce8">
            <text:p>5,213</text:p>
          </table:table-cell>
          <table:table-cell office:value-type="float" office:value="15723721" table:number-columns-spanned="1" table:number-rows-spanned="2" table:style-name="ce8">
            <text:p>15,723,721</text:p>
          </table:table-cell>
          <table:table-cell office:value-type="float" office:value="16372086" table:number-columns-spanned="1" table:number-rows-spanned="2" table:style-name="ce8">
            <text:p>16,372,086</text:p>
          </table:table-cell>
          <table:table-cell office:value-type="float" office:value="34666779" table:number-columns-spanned="1" table:number-rows-spanned="2" table:style-name="ce8">
            <text:p>34,666,779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80" table:number-columns-spanned="1" table:number-rows-spanned="2" table:style-name="ce9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2433" table:number-columns-spanned="1" table:number-rows-spanned="2" table:style-name="ce8">
            <text:p>2,433</text:p>
          </table:table-cell>
          <table:table-cell office:value-type="percentage" office:value="0.82609999999999995" table:number-columns-spanned="1" table:number-rows-spanned="2" table:style-name="ce11">
            <text:p>82.61%</text:p>
          </table:table-cell>
          <table:table-cell office:value-type="float" office:value="4435" table:number-columns-spanned="1" table:number-rows-spanned="2" table:style-name="ce8">
            <text:p>4,435</text:p>
          </table:table-cell>
          <table:table-cell office:value-type="float" office:value="10790997" table:number-columns-spanned="1" table:number-rows-spanned="2" table:style-name="ce8">
            <text:p>10,790,997</text:p>
          </table:table-cell>
          <table:table-cell office:value-type="float" office:value="12855310" table:number-columns-spanned="1" table:number-rows-spanned="2" table:style-name="ce8">
            <text:p>12,855,310</text:p>
          </table:table-cell>
          <table:table-cell office:value-type="float" office:value="39683708" table:number-columns-spanned="1" table:number-rows-spanned="2" table:style-name="ce8">
            <text:p>39,683,70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9">
            <text:p>400</text:p>
          </table:table-cell>
          <table:table-cell office:value-type="float" office:value="832" table:number-columns-spanned="1" table:number-rows-spanned="2" table:style-name="ce9">
            <text:p>832</text:p>
          </table:table-cell>
          <table:table-cell office:value-type="percentage" office:value="6.7100000000000007E-2" table:number-columns-spanned="1" table:number-rows-spanned="2" table:style-name="ce11">
            <text:p>6.71%</text:p>
          </table:table-cell>
          <table:table-cell office:value-type="float" office:value="3543" table:number-columns-spanned="1" table:number-rows-spanned="2" table:style-name="ce8">
            <text:p>3,543</text:p>
          </table:table-cell>
          <table:table-cell office:value-type="float" office:value="2947517" table:number-columns-spanned="1" table:number-rows-spanned="2" table:style-name="ce8">
            <text:p>2,947,517</text:p>
          </table:table-cell>
          <table:table-cell office:value-type="float" office:value="3597551" table:number-columns-spanned="1" table:number-rows-spanned="2" table:style-name="ce8">
            <text:p>3,597,551</text:p>
          </table:table-cell>
          <table:table-cell office:value-type="float" office:value="6553023" table:number-columns-spanned="1" table:number-rows-spanned="2" table:style-name="ce8">
            <text:p>6,553,023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1774" table:number-columns-spanned="1" table:number-rows-spanned="2" table:style-name="ce8">
            <text:p>1,774</text:p>
          </table:table-cell>
          <table:table-cell office:value-type="percentage" office:value="0.3765" table:number-columns-spanned="1" table:number-rows-spanned="2" table:style-name="ce11">
            <text:p>37.65%</text:p>
          </table:table-cell>
          <table:table-cell office:value-type="float" office:value="2106" table:number-columns-spanned="1" table:number-rows-spanned="2" table:style-name="ce8">
            <text:p>2,106</text:p>
          </table:table-cell>
          <table:table-cell office:value-type="float" office:value="3735233" table:number-columns-spanned="1" table:number-rows-spanned="2" table:style-name="ce8">
            <text:p>3,735,233</text:p>
          </table:table-cell>
          <table:table-cell office:value-type="float" office:value="10553175" table:number-columns-spanned="1" table:number-rows-spanned="2" table:style-name="ce8">
            <text:p>10,553,175</text:p>
          </table:table-cell>
          <table:table-cell office:value-type="float" office:value="15696369" table:number-columns-spanned="1" table:number-rows-spanned="2" table:style-name="ce8">
            <text:p>15,696,369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office:value-type="float" office:value="7548" table:number-columns-spanned="1" table:number-rows-spanned="2" table:style-name="ce8">
            <text:p>7,548</text:p>
          </table:table-cell>
          <table:table-cell office:value-type="percentage" office:value="0.77300000000000002" table:number-columns-spanned="1" table:number-rows-spanned="2" table:style-name="ce11">
            <text:p>77.30%</text:p>
          </table:table-cell>
          <table:table-cell office:value-type="float" office:value="3223" table:number-columns-spanned="1" table:number-rows-spanned="2" table:style-name="ce8">
            <text:p>3,223</text:p>
          </table:table-cell>
          <table:table-cell office:value-type="float" office:value="24327097" table:number-columns-spanned="1" table:number-rows-spanned="2" table:style-name="ce8">
            <text:p>24,327,097</text:p>
          </table:table-cell>
          <table:table-cell office:value-type="float" office:value="23323566" table:number-columns-spanned="1" table:number-rows-spanned="2" table:style-name="ce8">
            <text:p>23,323,566</text:p>
          </table:table-cell>
          <table:table-cell office:value-type="float" office:value="52772722" table:number-columns-spanned="1" table:number-rows-spanned="2" table:style-name="ce8">
            <text:p>52,772,722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2" table:number-columns-spanned="1" table:number-rows-spanned="2" table:style-name="ce9">
            <text:p>3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5000" table:number-columns-spanned="1" table:number-rows-spanned="2" table:style-name="ce8">
            <text:p>5,000</text:p>
          </table:table-cell>
          <table:table-cell office:value-type="percentage" office:value="0.81869999999999998" table:number-columns-spanned="1" table:number-rows-spanned="2" table:style-name="ce11">
            <text:p>81.87%</text:p>
          </table:table-cell>
          <table:table-cell office:value-type="float" office:value="2955" table:number-columns-spanned="1" table:number-rows-spanned="2" table:style-name="ce8">
            <text:p>2,955</text:p>
          </table:table-cell>
          <table:table-cell office:value-type="float" office:value="14772960" table:number-columns-spanned="1" table:number-rows-spanned="2" table:style-name="ce8">
            <text:p>14,772,960</text:p>
          </table:table-cell>
          <table:table-cell office:value-type="float" office:value="20795052" table:number-columns-spanned="1" table:number-rows-spanned="2" table:style-name="ce8">
            <text:p>20,795,052</text:p>
          </table:table-cell>
          <table:table-cell office:value-type="float" office:value="36620913" table:number-columns-spanned="1" table:number-rows-spanned="2" table:style-name="ce8">
            <text:p>36,620,913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8268" table:number-columns-spanned="1" table:number-rows-spanned="2" table:style-name="ce8">
            <text:p>8,268</text:p>
          </table:table-cell>
          <table:table-cell office:value-type="percentage" office:value="0.80089999999999995" table:number-columns-spanned="1" table:number-rows-spanned="2" table:style-name="ce11">
            <text:p>80.09%</text:p>
          </table:table-cell>
          <table:table-cell office:value-type="float" office:value="3510" table:number-columns-spanned="1" table:number-rows-spanned="2" table:style-name="ce8">
            <text:p>3,510</text:p>
          </table:table-cell>
          <table:table-cell office:value-type="float" office:value="29018986" table:number-columns-spanned="1" table:number-rows-spanned="2" table:style-name="ce8">
            <text:p>29,018,986</text:p>
          </table:table-cell>
          <table:table-cell office:value-type="float" office:value="25903152" table:number-columns-spanned="1" table:number-rows-spanned="2" table:style-name="ce8">
            <text:p>25,903,152</text:p>
          </table:table-cell>
          <table:table-cell office:value-type="float" office:value="61805883" table:number-columns-spanned="1" table:number-rows-spanned="2" table:style-name="ce8">
            <text:p>61,805,883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163" table:number-columns-spanned="1" table:number-rows-spanned="2" table:style-name="ce9">
            <text:p>163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384" table:number-columns-spanned="1" table:number-rows-spanned="2" table:style-name="ce9">
            <text:p>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9">
            <text:p>656</text:p>
          </table:table-cell>
          <table:table-cell office:value-type="float" office:value="15104" table:number-columns-spanned="1" table:number-rows-spanned="2" table:style-name="ce8">
            <text:p>15,104</text:p>
          </table:table-cell>
          <table:table-cell office:value-type="percentage" office:value="0.74270000000000003" table:number-columns-spanned="1" table:number-rows-spanned="2" table:style-name="ce11">
            <text:p>74.27%</text:p>
          </table:table-cell>
          <table:table-cell office:value-type="float" office:value="3310" table:number-columns-spanned="1" table:number-rows-spanned="2" table:style-name="ce8">
            <text:p>3,310</text:p>
          </table:table-cell>
          <table:table-cell office:value-type="float" office:value="49994240" table:number-columns-spanned="1" table:number-rows-spanned="2" table:style-name="ce8">
            <text:p>49,994,240</text:p>
          </table:table-cell>
          <table:table-cell office:value-type="float" office:value="20459086" table:number-columns-spanned="1" table:number-rows-spanned="2" table:style-name="ce8">
            <text:p>20,459,086</text:p>
          </table:table-cell>
          <table:table-cell office:value-type="float" office:value="72334759" table:number-columns-spanned="1" table:number-rows-spanned="2" table:style-name="ce8">
            <text:p>72,334,759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505" table:number-columns-spanned="1" table:number-rows-spanned="2" table:style-name="ce9">
            <text:p>5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5610" table:number-columns-spanned="1" table:number-rows-spanned="2" table:style-name="ce8">
            <text:p>5,610</text:p>
          </table:table-cell>
          <table:table-cell office:value-type="percentage" office:value="0.93769999999999998" table:number-columns-spanned="1" table:number-rows-spanned="2" table:style-name="ce11">
            <text:p>93.77%</text:p>
          </table:table-cell>
          <table:table-cell office:value-type="float" office:value="9034" table:number-columns-spanned="1" table:number-rows-spanned="2" table:style-name="ce8">
            <text:p>9,034</text:p>
          </table:table-cell>
          <table:table-cell office:value-type="float" office:value="50681249" table:number-columns-spanned="1" table:number-rows-spanned="2" table:style-name="ce8">
            <text:p>50,681,249</text:p>
          </table:table-cell>
          <table:table-cell office:value-type="float" office:value="37684322" table:number-columns-spanned="1" table:number-rows-spanned="2" table:style-name="ce8">
            <text:p>37,684,322</text:p>
          </table:table-cell>
          <table:table-cell office:value-type="float" office:value="98804853" table:number-columns-spanned="1" table:number-rows-spanned="2" table:style-name="ce8">
            <text:p>98,804,853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309" table:number-columns-spanned="1" table:number-rows-spanned="2" table:style-name="ce9">
            <text:p>3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4726" table:number-columns-spanned="1" table:number-rows-spanned="2" table:style-name="ce8">
            <text:p>4,726</text:p>
          </table:table-cell>
          <table:table-cell office:value-type="percentage" office:value="0.66" table:number-columns-spanned="1" table:number-rows-spanned="2" table:style-name="ce11">
            <text:p>66.00%</text:p>
          </table:table-cell>
          <table:table-cell office:value-type="float" office:value="7466" table:number-columns-spanned="1" table:number-rows-spanned="2" table:style-name="ce8">
            <text:p>7,466</text:p>
          </table:table-cell>
          <table:table-cell office:value-type="float" office:value="35282426" table:number-columns-spanned="1" table:number-rows-spanned="2" table:style-name="ce8">
            <text:p>35,282,426</text:p>
          </table:table-cell>
          <table:table-cell office:value-type="float" office:value="19299675" table:number-columns-spanned="1" table:number-rows-spanned="2" table:style-name="ce8">
            <text:p>19,299,675</text:p>
          </table:table-cell>
          <table:table-cell office:value-type="float" office:value="61939208" table:number-columns-spanned="1" table:number-rows-spanned="2" table:style-name="ce8">
            <text:p>61,939,208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16" table:number-columns-spanned="1" table:number-rows-spanned="2" table:style-name="ce9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499" table:number-columns-spanned="1" table:number-rows-spanned="2" table:style-name="ce9">
            <text:p>499</text:p>
          </table:table-cell>
          <table:table-cell office:value-type="percentage" office:value="0.15479999999999999" table:number-columns-spanned="1" table:number-rows-spanned="2" table:style-name="ce11">
            <text:p>15.48%</text:p>
          </table:table-cell>
          <table:table-cell office:value-type="float" office:value="5959" table:number-columns-spanned="1" table:number-rows-spanned="2" table:style-name="ce8">
            <text:p>5,959</text:p>
          </table:table-cell>
          <table:table-cell office:value-type="float" office:value="2973476" table:number-columns-spanned="1" table:number-rows-spanned="2" table:style-name="ce8">
            <text:p>2,973,476</text:p>
          </table:table-cell>
          <table:table-cell office:value-type="float" office:value="2032912" table:number-columns-spanned="1" table:number-rows-spanned="2" table:style-name="ce8">
            <text:p>2,032,912</text:p>
          </table:table-cell>
          <table:table-cell office:value-type="float" office:value="5159880" table:number-columns-spanned="1" table:number-rows-spanned="2" table:style-name="ce8">
            <text:p>5,159,880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957" table:number-columns-spanned="1" table:number-rows-spanned="2" table:style-name="ce9">
            <text:p>957</text:p>
          </table:table-cell>
          <table:table-cell office:value-type="percentage" office:value="0.18490000000000001" table:number-columns-spanned="1" table:number-rows-spanned="2" table:style-name="ce11">
            <text:p>18.49%</text:p>
          </table:table-cell>
          <table:table-cell office:value-type="float" office:value="2848" table:number-columns-spanned="1" table:number-rows-spanned="2" table:style-name="ce8">
            <text:p>2,848</text:p>
          </table:table-cell>
          <table:table-cell office:value-type="float" office:value="2725982" table:number-columns-spanned="1" table:number-rows-spanned="2" table:style-name="ce8">
            <text:p>2,725,982</text:p>
          </table:table-cell>
          <table:table-cell office:value-type="float" office:value="1109880" table:number-columns-spanned="1" table:number-rows-spanned="2" table:style-name="ce8">
            <text:p>1,109,880</text:p>
          </table:table-cell>
          <table:table-cell office:value-type="float" office:value="4214925" table:number-columns-spanned="1" table:number-rows-spanned="2" table:style-name="ce8">
            <text:p>4,214,925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5848" table:number-columns-spanned="1" table:number-rows-spanned="2" table:style-name="ce8">
            <text:p>5,848</text:p>
          </table:table-cell>
          <table:table-cell office:value-type="percentage" office:value="0.6835" table:number-columns-spanned="1" table:number-rows-spanned="2" table:style-name="ce11">
            <text:p>68.35%</text:p>
          </table:table-cell>
          <table:table-cell office:value-type="float" office:value="3403" table:number-columns-spanned="1" table:number-rows-spanned="2" table:style-name="ce8">
            <text:p>3,403</text:p>
          </table:table-cell>
          <table:table-cell office:value-type="float" office:value="19900744" table:number-columns-spanned="1" table:number-rows-spanned="2" table:style-name="ce8">
            <text:p>19,900,744</text:p>
          </table:table-cell>
          <table:table-cell office:value-type="float" office:value="13318224" table:number-columns-spanned="1" table:number-rows-spanned="2" table:style-name="ce8">
            <text:p>13,318,224</text:p>
          </table:table-cell>
          <table:table-cell office:value-type="float" office:value="40966443" table:number-columns-spanned="1" table:number-rows-spanned="2" table:style-name="ce8">
            <text:p>40,966,443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4806" table:number-columns-spanned="1" table:number-rows-spanned="2" table:style-name="ce8">
            <text:p>4,806</text:p>
          </table:table-cell>
          <table:table-cell office:value-type="percentage" office:value="0.46839999999999998" table:number-columns-spanned="1" table:number-rows-spanned="2" table:style-name="ce11">
            <text:p>46.84%</text:p>
          </table:table-cell>
          <table:table-cell office:value-type="float" office:value="4193" table:number-columns-spanned="1" table:number-rows-spanned="2" table:style-name="ce8">
            <text:p>4,193</text:p>
          </table:table-cell>
          <table:table-cell office:value-type="float" office:value="20150796" table:number-columns-spanned="1" table:number-rows-spanned="2" table:style-name="ce8">
            <text:p>20,150,796</text:p>
          </table:table-cell>
          <table:table-cell office:value-type="float" office:value="12492689" table:number-columns-spanned="1" table:number-rows-spanned="2" table:style-name="ce8">
            <text:p>12,492,689</text:p>
          </table:table-cell>
          <table:table-cell office:value-type="float" office:value="36353177" table:number-columns-spanned="1" table:number-rows-spanned="2" table:style-name="ce8">
            <text:p>36,353,177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4215" table:number-columns-spanned="1" table:number-rows-spanned="2" table:style-name="ce8">
            <text:p>4,215</text:p>
          </table:table-cell>
          <table:table-cell office:value-type="percentage" office:value="0.55500000000000005" table:number-columns-spanned="1" table:number-rows-spanned="2" table:style-name="ce11">
            <text:p>55.50%</text:p>
          </table:table-cell>
          <table:table-cell office:value-type="float" office:value="2053" table:number-columns-spanned="1" table:number-rows-spanned="2" table:style-name="ce8">
            <text:p>2,053</text:p>
          </table:table-cell>
          <table:table-cell office:value-type="float" office:value="8654529" table:number-columns-spanned="1" table:number-rows-spanned="2" table:style-name="ce8">
            <text:p>8,654,529</text:p>
          </table:table-cell>
          <table:table-cell office:value-type="float" office:value="13386934" table:number-columns-spanned="1" table:number-rows-spanned="2" table:style-name="ce8">
            <text:p>13,386,934</text:p>
          </table:table-cell>
          <table:table-cell office:value-type="float" office:value="23097189" table:number-columns-spanned="1" table:number-rows-spanned="2" table:style-name="ce8">
            <text:p>23,097,189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346" table:number-columns-spanned="1" table:number-rows-spanned="2" table:style-name="ce8">
            <text:p>1,346</text:p>
          </table:table-cell>
          <table:table-cell office:value-type="percentage" office:value="0.72370000000000001" table:number-columns-spanned="1" table:number-rows-spanned="2" table:style-name="ce11">
            <text:p>72.37%</text:p>
          </table:table-cell>
          <table:table-cell office:value-type="float" office:value="1731" table:number-columns-spanned="1" table:number-rows-spanned="2" table:style-name="ce8">
            <text:p>1,731</text:p>
          </table:table-cell>
          <table:table-cell office:value-type="float" office:value="2329670" table:number-columns-spanned="1" table:number-rows-spanned="2" table:style-name="ce8">
            <text:p>2,329,670</text:p>
          </table:table-cell>
          <table:table-cell office:value-type="float" office:value="3798" table:number-columns-spanned="1" table:number-rows-spanned="2" table:style-name="ce8">
            <text:p>3,798</text:p>
          </table:table-cell>
          <table:table-cell office:value-type="float" office:value="2333673" table:number-columns-spanned="1" table:number-rows-spanned="2" table:style-name="ce8">
            <text:p>2,333,67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2396" table:number-columns-spanned="1" table:number-rows-spanned="2" table:style-name="ce8">
            <text:p>2,396</text:p>
          </table:table-cell>
          <table:table-cell office:value-type="percentage" office:value="0.61339999999999995" table:number-columns-spanned="1" table:number-rows-spanned="2" table:style-name="ce11">
            <text:p>61.34%</text:p>
          </table:table-cell>
          <table:table-cell office:value-type="float" office:value="2600" table:number-columns-spanned="1" table:number-rows-spanned="2" table:style-name="ce8">
            <text:p>2,600</text:p>
          </table:table-cell>
          <table:table-cell office:value-type="float" office:value="6228710" table:number-columns-spanned="1" table:number-rows-spanned="2" table:style-name="ce8">
            <text:p>6,228,710</text:p>
          </table:table-cell>
          <table:table-cell office:value-type="float" office:value="3148718" table:number-columns-spanned="1" table:number-rows-spanned="2" table:style-name="ce8">
            <text:p>3,148,718</text:p>
          </table:table-cell>
          <table:table-cell office:value-type="float" office:value="10470342" table:number-columns-spanned="1" table:number-rows-spanned="2" table:style-name="ce8">
            <text:p>10,470,342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565" table:number-columns-spanned="1" table:number-rows-spanned="2" table:style-name="ce9">
            <text:p>565</text:p>
          </table:table-cell>
          <table:table-cell office:value-type="percentage" office:value="0.33750000000000002" table:number-columns-spanned="1" table:number-rows-spanned="2" table:style-name="ce11">
            <text:p>33.75%</text:p>
          </table:table-cell>
          <table:table-cell office:value-type="float" office:value="2410" table:number-columns-spanned="1" table:number-rows-spanned="2" table:style-name="ce8">
            <text:p>2,410</text:p>
          </table:table-cell>
          <table:table-cell office:value-type="float" office:value="1361805" table:number-columns-spanned="1" table:number-rows-spanned="2" table:style-name="ce8">
            <text:p>1,361,805</text:p>
          </table:table-cell>
          <table:table-cell office:value-type="float" office:value="117646" table:number-columns-spanned="1" table:number-rows-spanned="2" table:style-name="ce8">
            <text:p>117,646</text:p>
          </table:table-cell>
          <table:table-cell office:value-type="float" office:value="1479451" table:number-columns-spanned="1" table:number-rows-spanned="2" table:style-name="ce8">
            <text:p>1,479,45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59" table:number-columns-spanned="1" table:number-rows-spanned="2" table:style-name="ce9">
            <text:p>359</text:p>
          </table:table-cell>
          <table:table-cell office:value-type="percentage" office:value="0.34060000000000001" table:number-columns-spanned="1" table:number-rows-spanned="2" table:style-name="ce11">
            <text:p>34.06%</text:p>
          </table:table-cell>
          <table:table-cell office:value-type="float" office:value="2415" table:number-columns-spanned="1" table:number-rows-spanned="2" table:style-name="ce8">
            <text:p>2,415</text:p>
          </table:table-cell>
          <table:table-cell office:value-type="float" office:value="867008" table:number-columns-spanned="1" table:number-rows-spanned="2" table:style-name="ce8">
            <text:p>867,008</text:p>
          </table:table-cell>
          <table:table-cell office:value-type="float" office:value="155949" table:number-columns-spanned="1" table:number-rows-spanned="2" table:style-name="ce8">
            <text:p>155,949</text:p>
          </table:table-cell>
          <table:table-cell office:value-type="float" office:value="1022957" table:number-columns-spanned="1" table:number-rows-spanned="2" table:style-name="ce8">
            <text:p>1,022,95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percentage" office:value="6.13E-2" table:number-columns-spanned="1" table:number-rows-spanned="2" table:style-name="ce11">
            <text:p>6.13%</text:p>
          </table:table-cell>
          <table:table-cell office:value-type="float" office:value="1011" table:number-columns-spanned="1" table:number-rows-spanned="2" table:style-name="ce8">
            <text:p>1,011</text:p>
          </table:table-cell>
          <table:table-cell office:value-type="float" office:value="76800" table:number-columns-spanned="1" table:number-rows-spanned="2" table:style-name="ce8">
            <text:p>76,8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800" table:number-columns-spanned="1" table:number-rows-spanned="2" table:style-name="ce8">
            <text:p>76,80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387" table:number-columns-spanned="1" table:number-rows-spanned="2" table:style-name="ce9">
            <text:p>387</text:p>
          </table:table-cell>
          <table:table-cell office:value-type="percentage" office:value="0.23119999999999999" table:number-columns-spanned="1" table:number-rows-spanned="2" table:style-name="ce11">
            <text:p>23.12%</text:p>
          </table:table-cell>
          <table:table-cell office:value-type="float" office:value="1367" table:number-columns-spanned="1" table:number-rows-spanned="2" table:style-name="ce8">
            <text:p>1,367</text:p>
          </table:table-cell>
          <table:table-cell office:value-type="float" office:value="529180" table:number-columns-spanned="1" table:number-rows-spanned="2" table:style-name="ce8">
            <text:p>529,18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70380" table:number-columns-spanned="1" table:number-rows-spanned="2" table:style-name="ce8">
            <text:p>570,38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004" table:number-columns-spanned="1" table:number-rows-spanned="2" table:style-name="ce8">
            <text:p>2,004</text:p>
          </table:table-cell>
          <table:table-cell office:value-type="percentage" office:value="0.3871" table:number-columns-spanned="1" table:number-rows-spanned="2" table:style-name="ce11">
            <text:p>38.71%</text:p>
          </table:table-cell>
          <table:table-cell office:value-type="float" office:value="2469" table:number-columns-spanned="1" table:number-rows-spanned="2" table:style-name="ce8">
            <text:p>2,469</text:p>
          </table:table-cell>
          <table:table-cell office:value-type="float" office:value="4948004" table:number-columns-spanned="1" table:number-rows-spanned="2" table:style-name="ce8">
            <text:p>4,948,00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195404" table:number-columns-spanned="1" table:number-rows-spanned="2" table:style-name="ce8">
            <text:p>5,195,404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264" table:number-columns-spanned="1" table:number-rows-spanned="2" table:style-name="ce8">
            <text:p>2,264</text:p>
          </table:table-cell>
          <table:table-cell office:value-type="percentage" office:value="0.70909999999999995" table:number-columns-spanned="1" table:number-rows-spanned="2" table:style-name="ce11">
            <text:p>70.91%</text:p>
          </table:table-cell>
          <table:table-cell office:value-type="float" office:value="3644" table:number-columns-spanned="1" table:number-rows-spanned="2" table:style-name="ce8">
            <text:p>3,644</text:p>
          </table:table-cell>
          <table:table-cell office:value-type="float" office:value="8249725" table:number-columns-spanned="1" table:number-rows-spanned="2" table:style-name="ce8">
            <text:p>8,249,725</text:p>
          </table:table-cell>
          <table:table-cell office:value-type="float" office:value="5078482" table:number-columns-spanned="1" table:number-rows-spanned="2" table:style-name="ce8">
            <text:p>5,078,482</text:p>
          </table:table-cell>
          <table:table-cell office:value-type="float" office:value="13466368" table:number-columns-spanned="1" table:number-rows-spanned="2" table:style-name="ce8">
            <text:p>13,466,368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9">
            <text:p>290</text:p>
          </table:table-cell>
          <table:table-cell office:value-type="float" office:value="4673" table:number-columns-spanned="1" table:number-rows-spanned="2" table:style-name="ce8">
            <text:p>4,673</text:p>
          </table:table-cell>
          <table:table-cell office:value-type="percentage" office:value="0.51980000000000004" table:number-columns-spanned="1" table:number-rows-spanned="2" table:style-name="ce11">
            <text:p>51.98%</text:p>
          </table:table-cell>
          <table:table-cell office:value-type="float" office:value="3125" table:number-columns-spanned="1" table:number-rows-spanned="2" table:style-name="ce8">
            <text:p>3,125</text:p>
          </table:table-cell>
          <table:table-cell office:value-type="float" office:value="14601420" table:number-columns-spanned="1" table:number-rows-spanned="2" table:style-name="ce8">
            <text:p>14,601,420</text:p>
          </table:table-cell>
          <table:table-cell office:value-type="float" office:value="11050515" table:number-columns-spanned="1" table:number-rows-spanned="2" table:style-name="ce8">
            <text:p>11,050,515</text:p>
          </table:table-cell>
          <table:table-cell office:value-type="float" office:value="27947025" table:number-columns-spanned="1" table:number-rows-spanned="2" table:style-name="ce8">
            <text:p>27,947,025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934" table:number-columns-spanned="1" table:number-rows-spanned="2" table:style-name="ce9">
            <text:p>934</text:p>
          </table:table-cell>
          <table:table-cell office:value-type="percentage" office:value="0.38629999999999998" table:number-columns-spanned="1" table:number-rows-spanned="2" table:style-name="ce11">
            <text:p>38.63%</text:p>
          </table:table-cell>
          <table:table-cell office:value-type="float" office:value="2446" table:number-columns-spanned="1" table:number-rows-spanned="2" table:style-name="ce8">
            <text:p>2,446</text:p>
          </table:table-cell>
          <table:table-cell office:value-type="float" office:value="2284735" table:number-columns-spanned="1" table:number-rows-spanned="2" table:style-name="ce8">
            <text:p>2,284,735</text:p>
          </table:table-cell>
          <table:table-cell office:value-type="float" office:value="34935" table:number-columns-spanned="1" table:number-rows-spanned="2" table:style-name="ce8">
            <text:p>34,935</text:p>
          </table:table-cell>
          <table:table-cell office:value-type="float" office:value="2321670" table:number-columns-spanned="1" table:number-rows-spanned="2" table:style-name="ce8">
            <text:p>2,321,67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3361" table:number-columns-spanned="1" table:number-rows-spanned="2" table:style-name="ce8">
            <text:p>3,361</text:p>
          </table:table-cell>
          <table:table-cell office:value-type="percentage" office:value="0.77439999999999998" table:number-columns-spanned="1" table:number-rows-spanned="2" table:style-name="ce11">
            <text:p>77.44%</text:p>
          </table:table-cell>
          <table:table-cell office:value-type="float" office:value="2925" table:number-columns-spanned="1" table:number-rows-spanned="2" table:style-name="ce8">
            <text:p>2,925</text:p>
          </table:table-cell>
          <table:table-cell office:value-type="float" office:value="9831546" table:number-columns-spanned="1" table:number-rows-spanned="2" table:style-name="ce8">
            <text:p>9,831,546</text:p>
          </table:table-cell>
          <table:table-cell office:value-type="float" office:value="7289985" table:number-columns-spanned="1" table:number-rows-spanned="2" table:style-name="ce8">
            <text:p>7,289,985</text:p>
          </table:table-cell>
          <table:table-cell office:value-type="float" office:value="20385127" table:number-columns-spanned="1" table:number-rows-spanned="2" table:style-name="ce8">
            <text:p>20,385,127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1235" table:number-columns-spanned="1" table:number-rows-spanned="2" table:style-name="ce8">
            <text:p>1,235</text:p>
          </table:table-cell>
          <table:table-cell office:value-type="percentage" office:value="0.33760000000000001" table:number-columns-spanned="1" table:number-rows-spanned="2" table:style-name="ce11">
            <text:p>33.76%</text:p>
          </table:table-cell>
          <table:table-cell office:value-type="float" office:value="1760" table:number-columns-spanned="1" table:number-rows-spanned="2" table:style-name="ce8">
            <text:p>1,760</text:p>
          </table:table-cell>
          <table:table-cell office:value-type="float" office:value="2173420" table:number-columns-spanned="1" table:number-rows-spanned="2" table:style-name="ce8">
            <text:p>2,173,420</text:p>
          </table:table-cell>
          <table:table-cell office:value-type="float" office:value="4971092" table:number-columns-spanned="1" table:number-rows-spanned="2" table:style-name="ce8">
            <text:p>4,971,092</text:p>
          </table:table-cell>
          <table:table-cell office:value-type="float" office:value="7607885" table:number-columns-spanned="1" table:number-rows-spanned="2" table:style-name="ce8">
            <text:p>7,607,885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87" table:number-columns-spanned="1" table:number-rows-spanned="2" table:style-name="ce9">
            <text:p>987</text:p>
          </table:table-cell>
          <table:table-cell office:value-type="percentage" office:value="0.6774" table:number-columns-spanned="1" table:number-rows-spanned="2" table:style-name="ce11">
            <text:p>67.74%</text:p>
          </table:table-cell>
          <table:table-cell office:value-type="float" office:value="1338" table:number-columns-spanned="1" table:number-rows-spanned="2" table:style-name="ce8">
            <text:p>1,338</text:p>
          </table:table-cell>
          <table:table-cell office:value-type="float" office:value="1320247" table:number-columns-spanned="1" table:number-rows-spanned="2" table:style-name="ce8">
            <text:p>1,320,247</text:p>
          </table:table-cell>
          <table:table-cell office:value-type="float" office:value="166640" table:number-columns-spanned="1" table:number-rows-spanned="2" table:style-name="ce8">
            <text:p>166,640</text:p>
          </table:table-cell>
          <table:table-cell office:value-type="float" office:value="1489137" table:number-columns-spanned="1" table:number-rows-spanned="2" table:style-name="ce8">
            <text:p>1,489,137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204" table:number-columns-spanned="1" table:number-rows-spanned="2" table:style-name="ce8">
            <text:p>5,204</text:p>
          </table:table-cell>
          <table:table-cell office:value-type="float" office:value="91223" table:number-columns-spanned="1" table:number-rows-spanned="2" table:style-name="ce8">
            <text:p>91,223</text:p>
          </table:table-cell>
          <table:table-cell office:value-type="percentage" office:value="0.5655" table:number-columns-spanned="1" table:number-rows-spanned="2" table:style-name="ce11">
            <text:p>56.55%</text:p>
          </table:table-cell>
          <table:table-cell office:value-type="float" office:value="3798" table:number-columns-spanned="1" table:number-rows-spanned="2" table:style-name="ce8">
            <text:p>3,798</text:p>
          </table:table-cell>
          <table:table-cell office:value-type="float" office:value="346482223" table:number-columns-spanned="1" table:number-rows-spanned="2" table:style-name="ce8">
            <text:p>346,482,223</text:p>
          </table:table-cell>
          <table:table-cell office:value-type="float" office:value="265201374" table:number-columns-spanned="1" table:number-rows-spanned="2" table:style-name="ce8">
            <text:p>265,201,374</text:p>
          </table:table-cell>
          <table:table-cell office:value-type="float" office:value="685036050" table:number-columns-spanned="1" table:number-rows-spanned="2" table:style-name="ce8">
            <text:p>685,036,050</text:p>
          </table:table-cell>
          <table:table-cell office:value-type="float" office:value="1238" table:number-columns-spanned="1" table:number-rows-spanned="2" table:style-name="ce8">
            <text:p>1,238</text:p>
          </table:table-cell>
          <table:table-cell office:value-type="float" office:value="1882" table:number-columns-spanned="1" table:number-rows-spanned="2" table:style-name="ce8">
            <text:p>1,882</text:p>
          </table:table-cell>
          <table:table-cell office:value-type="float" office:value="813" table:number-columns-spanned="1" table:number-rows-spanned="2" table:style-name="ce9">
            <text:p>813</text:p>
          </table:table-cell>
          <table:table-cell office:value-type="float" office:value="548" table:number-columns-spanned="1" table:number-rows-spanned="2" table:style-name="ce9">
            <text:p>548</text:p>
          </table:table-cell>
          <table:table-cell office:value-type="float" office:value="4481" table:number-columns-spanned="1" table:number-rows-spanned="2" table:style-name="ce8">
            <text:p>4,48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52283" table:style-name="ce5">
            <text:p>252,283</text:p>
          </table:table-cell>
          <table:table-cell office:value-type="float" office:value="76049" table:style-name="ce5">
            <text:p>76,049</text:p>
          </table:table-cell>
          <table:table-cell office:value-type="float" office:value="328332" table:style-name="ce5">
            <text:p>328,332</text:p>
          </table:table-cell>
          <table:table-cell office:value-type="float" office:value="43701" table:style-name="ce5">
            <text:p>43,701</text:p>
          </table:table-cell>
          <table:table-cell office:value-type="float" office:value="54169" table:style-name="ce5">
            <text:p>54,169</text:p>
          </table:table-cell>
          <table:table-cell office:value-type="float" office:value="116733" table:style-name="ce5">
            <text:p>116,733</text:p>
          </table:table-cell>
          <table:table-cell office:value-type="float" office:value="14514" table:style-name="ce5">
            <text:p>14,514</text:p>
          </table:table-cell>
          <table:table-cell office:value-type="float" office:value="23990" table:style-name="ce5">
            <text:p>23,990</text:p>
          </table:table-cell>
          <table:table-cell office:value-type="float" office:value="7690" table:style-name="ce5">
            <text:p>7,690</text:p>
          </table:table-cell>
          <table:table-cell office:value-type="float" office:value="2960" table:style-name="ce5">
            <text:p>2,960</text:p>
          </table:table-cell>
          <table:table-cell office:value-type="float" office:value="11665" table:style-name="ce5">
            <text:p>11,665</text:p>
          </table:table-cell>
          <table:table-cell office:value-type="float" office:value="29374" table:style-name="ce5">
            <text:p>29,374</text:p>
          </table:table-cell>
          <table:table-cell office:value-type="float" office:value="14338" table:style-name="ce5">
            <text:p>14,338</text:p>
          </table:table-cell>
          <table:table-cell office:value-type="float" office:value="3035" table:style-name="ce5">
            <text:p>3,035</text:p>
          </table:table-cell>
          <table:table-cell office:value-type="float" office:value="5321" table:style-name="ce5">
            <text:p>5,321</text:p>
          </table:table-cell>
          <table:table-cell office:value-type="float" office:value="842" table:style-name="ce2">
            <text:p>842</text:p>
          </table:table-cell>
          <table:table-cell office:value-type="float" office:value="328332" table:style-name="ce5">
            <text:p>328,3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79311" table:style-name="ce5">
            <text:p>79,311</text:p>
          </table:table-cell>
          <table:table-cell office:value-type="float" office:value="25585" table:style-name="ce5">
            <text:p>25,585</text:p>
          </table:table-cell>
          <table:table-cell office:value-type="float" office:value="104896" table:style-name="ce5">
            <text:p>104,896</text:p>
          </table:table-cell>
          <table:table-cell office:value-type="float" office:value="12678" table:style-name="ce5">
            <text:p>12,678</text:p>
          </table:table-cell>
          <table:table-cell office:value-type="float" office:value="23815" table:style-name="ce5">
            <text:p>23,815</text:p>
          </table:table-cell>
          <table:table-cell office:value-type="float" office:value="34569" table:style-name="ce5">
            <text:p>34,569</text:p>
          </table:table-cell>
          <table:table-cell office:value-type="float" office:value="5863" table:style-name="ce5">
            <text:p>5,863</text:p>
          </table:table-cell>
          <table:table-cell office:value-type="float" office:value="13330" table:style-name="ce5">
            <text:p>13,330</text:p>
          </table:table-cell>
          <table:table-cell office:value-type="float" office:value="1828" table:style-name="ce5">
            <text:p>1,828</text:p>
          </table:table-cell>
          <table:table-cell office:value-type="float" office:value="936" table:style-name="ce2">
            <text:p>936</text:p>
          </table:table-cell>
          <table:table-cell office:value-type="float" office:value="2461" table:style-name="ce5">
            <text:p>2,461</text:p>
          </table:table-cell>
          <table:table-cell office:value-type="float" office:value="4301" table:style-name="ce5">
            <text:p>4,301</text:p>
          </table:table-cell>
          <table:table-cell office:value-type="float" office:value="2529" table:style-name="ce5">
            <text:p>2,529</text:p>
          </table:table-cell>
          <table:table-cell office:value-type="float" office:value="756" table:style-name="ce2">
            <text:p>756</text:p>
          </table:table-cell>
          <table:table-cell office:value-type="float" office:value="1635" table:style-name="ce5">
            <text:p>1,635</text:p>
          </table:table-cell>
          <table:table-cell office:value-type="float" office:value="195" table:style-name="ce2">
            <text:p>195</text:p>
          </table:table-cell>
          <table:table-cell office:value-type="float" office:value="104896" table:style-name="ce5">
            <text:p>104,89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331594" table:style-name="ce5">
            <text:p>331,594</text:p>
          </table:table-cell>
          <table:table-cell office:value-type="float" office:value="101634" table:style-name="ce5">
            <text:p>101,634</text:p>
          </table:table-cell>
          <table:table-cell office:value-type="float" office:value="433228" table:style-name="ce5">
            <text:p>433,228</text:p>
          </table:table-cell>
          <table:table-cell office:value-type="float" office:value="56379" table:style-name="ce5">
            <text:p>56,379</text:p>
          </table:table-cell>
          <table:table-cell office:value-type="float" office:value="77984" table:style-name="ce5">
            <text:p>77,984</text:p>
          </table:table-cell>
          <table:table-cell office:value-type="float" office:value="151302" table:style-name="ce5">
            <text:p>151,302</text:p>
          </table:table-cell>
          <table:table-cell office:value-type="float" office:value="20377" table:style-name="ce5">
            <text:p>20,377</text:p>
          </table:table-cell>
          <table:table-cell office:value-type="float" office:value="37320" table:style-name="ce5">
            <text:p>37,320</text:p>
          </table:table-cell>
          <table:table-cell office:value-type="float" office:value="9518" table:style-name="ce5">
            <text:p>9,518</text:p>
          </table:table-cell>
          <table:table-cell office:value-type="float" office:value="3896" table:style-name="ce5">
            <text:p>3,896</text:p>
          </table:table-cell>
          <table:table-cell office:value-type="float" office:value="14126" table:style-name="ce5">
            <text:p>14,126</text:p>
          </table:table-cell>
          <table:table-cell office:value-type="float" office:value="33675" table:style-name="ce5">
            <text:p>33,675</text:p>
          </table:table-cell>
          <table:table-cell office:value-type="float" office:value="16867" table:style-name="ce5">
            <text:p>16,867</text:p>
          </table:table-cell>
          <table:table-cell office:value-type="float" office:value="3791" table:style-name="ce5">
            <text:p>3,791</text:p>
          </table:table-cell>
          <table:table-cell office:value-type="float" office:value="6956" table:style-name="ce5">
            <text:p>6,956</text:p>
          </table:table-cell>
          <table:table-cell office:value-type="float" office:value="1037" table:style-name="ce5">
            <text:p>1,037</text:p>
          </table:table-cell>
          <table:table-cell office:value-type="float" office:value="433228" table:style-name="ce5">
            <text:p>433,2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71064" table:style-name="ce5">
            <text:p>71,064</text:p>
          </table:table-cell>
          <table:table-cell office:value-type="float" office:value="37330" table:style-name="ce5">
            <text:p>37,330</text:p>
          </table:table-cell>
          <table:table-cell office:value-type="float" office:value="108394" table:style-name="ce5">
            <text:p>108,394</text:p>
          </table:table-cell>
          <table:table-cell office:value-type="float" office:value="58584" table:style-name="ce5">
            <text:p>58,584</text:p>
          </table:table-cell>
          <table:table-cell office:value-type="float" office:value="20007" table:style-name="ce5">
            <text:p>20,007</text:p>
          </table:table-cell>
          <table:table-cell office:value-type="float" office:value="12440" table:style-name="ce5">
            <text:p>12,440</text:p>
          </table:table-cell>
          <table:table-cell office:value-type="float" office:value="1883" table:style-name="ce5">
            <text:p>1,883</text:p>
          </table:table-cell>
          <table:table-cell office:value-type="float" office:value="4002" table:style-name="ce5">
            <text:p>4,002</text:p>
          </table:table-cell>
          <table:table-cell office:value-type="float" office:value="475" table:style-name="ce2">
            <text:p>475</text:p>
          </table:table-cell>
          <table:table-cell office:value-type="float" office:value="795" table:style-name="ce2">
            <text:p>795</text:p>
          </table:table-cell>
          <table:table-cell office:value-type="float" office:value="2416" table:style-name="ce5">
            <text:p>2,416</text:p>
          </table:table-cell>
          <table:table-cell office:value-type="float" office:value="2577" table:style-name="ce5">
            <text:p>2,577</text:p>
          </table:table-cell>
          <table:table-cell office:value-type="float" office:value="2183" table:style-name="ce5">
            <text:p>2,183</text:p>
          </table:table-cell>
          <table:table-cell office:value-type="float" office:value="410" table:style-name="ce2">
            <text:p>410</text:p>
          </table:table-cell>
          <table:table-cell office:value-type="float" office:value="1943" table:style-name="ce5">
            <text:p>1,943</text:p>
          </table:table-cell>
          <table:table-cell office:value-type="float" office:value="679" table:style-name="ce2">
            <text:p>679</text:p>
          </table:table-cell>
          <table:table-cell office:value-type="float" office:value="108394" table:style-name="ce5">
            <text:p>108,39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6169" table:style-name="ce5">
            <text:p>6,169</text:p>
          </table:table-cell>
          <table:table-cell office:value-type="float" office:value="4282" table:style-name="ce5">
            <text:p>4,282</text:p>
          </table:table-cell>
          <table:table-cell office:value-type="float" office:value="10451" table:style-name="ce5">
            <text:p>10,451</text:p>
          </table:table-cell>
          <table:table-cell office:value-type="float" office:value="7576" table:style-name="ce5">
            <text:p>7,576</text:p>
          </table:table-cell>
          <table:table-cell office:value-type="float" office:value="1504" table:style-name="ce5">
            <text:p>1,504</text:p>
          </table:table-cell>
          <table:table-cell office:value-type="float" office:value="396" table:style-name="ce2">
            <text:p>396</text:p>
          </table:table-cell>
          <table:table-cell office:value-type="float" office:value="101" table:style-name="ce2">
            <text:p>101</text:p>
          </table:table-cell>
          <table:table-cell office:value-type="float" office:value="268" table:style-name="ce2">
            <text:p>268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473" table:style-name="ce2">
            <text:p>473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0451" table:style-name="ce5">
            <text:p>10,45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77233" table:style-name="ce5">
            <text:p>77,233</text:p>
          </table:table-cell>
          <table:table-cell office:value-type="float" office:value="41612" table:style-name="ce5">
            <text:p>41,612</text:p>
          </table:table-cell>
          <table:table-cell office:value-type="float" office:value="118845" table:style-name="ce5">
            <text:p>118,845</text:p>
          </table:table-cell>
          <table:table-cell office:value-type="float" office:value="66160" table:style-name="ce5">
            <text:p>66,160</text:p>
          </table:table-cell>
          <table:table-cell office:value-type="float" office:value="21511" table:style-name="ce5">
            <text:p>21,511</text:p>
          </table:table-cell>
          <table:table-cell office:value-type="float" office:value="12836" table:style-name="ce5">
            <text:p>12,836</text:p>
          </table:table-cell>
          <table:table-cell office:value-type="float" office:value="1984" table:style-name="ce5">
            <text:p>1,984</text:p>
          </table:table-cell>
          <table:table-cell office:value-type="float" office:value="4270" table:style-name="ce5">
            <text:p>4,270</text:p>
          </table:table-cell>
          <table:table-cell office:value-type="float" office:value="489" table:style-name="ce2">
            <text:p>489</text:p>
          </table:table-cell>
          <table:table-cell office:value-type="float" office:value="811" table:style-name="ce2">
            <text:p>811</text:p>
          </table:table-cell>
          <table:table-cell office:value-type="float" office:value="2889" table:style-name="ce5">
            <text:p>2,889</text:p>
          </table:table-cell>
          <table:table-cell office:value-type="float" office:value="2592" table:style-name="ce5">
            <text:p>2,592</text:p>
          </table:table-cell>
          <table:table-cell office:value-type="float" office:value="2262" table:style-name="ce5">
            <text:p>2,262</text:p>
          </table:table-cell>
          <table:table-cell office:value-type="float" office:value="417" table:style-name="ce2">
            <text:p>417</text:p>
          </table:table-cell>
          <table:table-cell office:value-type="float" office:value="1945" table:style-name="ce5">
            <text:p>1,945</text:p>
          </table:table-cell>
          <table:table-cell office:value-type="float" office:value="679" table:style-name="ce2">
            <text:p>679</text:p>
          </table:table-cell>
          <table:table-cell office:value-type="float" office:value="118845" table:style-name="ce5">
            <text:p>118,84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5689" table:style-name="ce5">
            <text:p>25,689</text:p>
          </table:table-cell>
          <table:table-cell office:value-type="float" office:value="9903" table:style-name="ce5">
            <text:p>9,903</text:p>
          </table:table-cell>
          <table:table-cell office:value-type="float" office:value="35592" table:style-name="ce5">
            <text:p>35,592</text:p>
          </table:table-cell>
          <table:table-cell office:value-type="float" office:value="23429" table:style-name="ce5">
            <text:p>23,429</text:p>
          </table:table-cell>
          <table:table-cell office:value-type="float" office:value="2756" table:style-name="ce5">
            <text:p>2,756</text:p>
          </table:table-cell>
          <table:table-cell office:value-type="float" office:value="4545" table:style-name="ce5">
            <text:p>4,545</text:p>
          </table:table-cell>
          <table:table-cell office:value-type="float" office:value="345" table:style-name="ce2">
            <text:p>345</text:p>
          </table:table-cell>
          <table:table-cell office:value-type="float" office:value="720" table:style-name="ce2">
            <text:p>720</text:p>
          </table:table-cell>
          <table:table-cell office:value-type="float" office:value="232" table:style-name="ce2">
            <text:p>232</text:p>
          </table:table-cell>
          <table:table-cell office:value-type="float" office:value="519" table:style-name="ce2">
            <text:p>519</text:p>
          </table:table-cell>
          <table:table-cell office:value-type="float" office:value="688" table:style-name="ce2">
            <text:p>688</text:p>
          </table:table-cell>
          <table:table-cell office:value-type="float" office:value="1109" table:style-name="ce5">
            <text:p>1,109</text:p>
          </table:table-cell>
          <table:table-cell office:value-type="float" office:value="826" table:style-name="ce2">
            <text:p>826</text:p>
          </table:table-cell>
          <table:table-cell office:value-type="float" office:value="125" table:style-name="ce2">
            <text:p>125</text:p>
          </table:table-cell>
          <table:table-cell office:value-type="float" office:value="298" table:style-name="ce2">
            <text:p>298</text:p>
          </table:table-cell>
          <table:table-cell office:value-type="float" office:value="0" table:style-name="ce2">
            <text:p>0</text:p>
          </table:table-cell>
          <table:table-cell office:value-type="float" office:value="35592" table:style-name="ce5">
            <text:p>35,59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741" table:style-name="ce5">
            <text:p>9,741</text:p>
          </table:table-cell>
          <table:table-cell office:value-type="float" office:value="3595" table:style-name="ce5">
            <text:p>3,595</text:p>
          </table:table-cell>
          <table:table-cell office:value-type="float" office:value="13336" table:style-name="ce5">
            <text:p>13,336</text:p>
          </table:table-cell>
          <table:table-cell office:value-type="float" office:value="8491" table:style-name="ce5">
            <text:p>8,491</text:p>
          </table:table-cell>
          <table:table-cell office:value-type="float" office:value="2353" table:style-name="ce5">
            <text:p>2,353</text:p>
          </table:table-cell>
          <table:table-cell office:value-type="float" office:value="710" table:style-name="ce2">
            <text:p>710</text:p>
          </table:table-cell>
          <table:table-cell office:value-type="float" office:value="116" table:style-name="ce2">
            <text:p>116</text:p>
          </table:table-cell>
          <table:table-cell office:value-type="float" office:value="299" table:style-name="ce2">
            <text:p>299</text:p>
          </table:table-cell>
          <table:table-cell office:value-type="float" office:value="92" table:style-name="ce2">
            <text:p>92</text:p>
          </table:table-cell>
          <table:table-cell office:value-type="float" office:value="143" table:style-name="ce2">
            <text:p>143</text:p>
          </table:table-cell>
          <table:table-cell office:value-type="float" office:value="255" table:style-name="ce2">
            <text:p>255</text:p>
          </table:table-cell>
          <table:table-cell office:value-type="float" office:value="361" table:style-name="ce2">
            <text:p>361</text:p>
          </table:table-cell>
          <table:table-cell office:value-type="float" office:value="464" table:style-name="ce2">
            <text:p>464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13336" table:style-name="ce5">
            <text:p>13,3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5430" table:style-name="ce5">
            <text:p>35,430</text:p>
          </table:table-cell>
          <table:table-cell office:value-type="float" office:value="13498" table:style-name="ce5">
            <text:p>13,498</text:p>
          </table:table-cell>
          <table:table-cell office:value-type="float" office:value="48928" table:style-name="ce5">
            <text:p>48,928</text:p>
          </table:table-cell>
          <table:table-cell office:value-type="float" office:value="31920" table:style-name="ce5">
            <text:p>31,920</text:p>
          </table:table-cell>
          <table:table-cell office:value-type="float" office:value="5109" table:style-name="ce5">
            <text:p>5,109</text:p>
          </table:table-cell>
          <table:table-cell office:value-type="float" office:value="5255" table:style-name="ce5">
            <text:p>5,255</text:p>
          </table:table-cell>
          <table:table-cell office:value-type="float" office:value="461" table:style-name="ce2">
            <text:p>461</text:p>
          </table:table-cell>
          <table:table-cell office:value-type="float" office:value="1019" table:style-name="ce5">
            <text:p>1,019</text:p>
          </table:table-cell>
          <table:table-cell office:value-type="float" office:value="324" table:style-name="ce2">
            <text:p>324</text:p>
          </table:table-cell>
          <table:table-cell office:value-type="float" office:value="662" table:style-name="ce2">
            <text:p>662</text:p>
          </table:table-cell>
          <table:table-cell office:value-type="float" office:value="943" table:style-name="ce2">
            <text:p>943</text:p>
          </table:table-cell>
          <table:table-cell office:value-type="float" office:value="1470" table:style-name="ce5">
            <text:p>1,470</text:p>
          </table:table-cell>
          <table:table-cell office:value-type="float" office:value="1290" table:style-name="ce5">
            <text:p>1,290</text:p>
          </table:table-cell>
          <table:table-cell office:value-type="float" office:value="156" table:style-name="ce2">
            <text:p>156</text:p>
          </table:table-cell>
          <table:table-cell office:value-type="float" office:value="319" table:style-name="ce2">
            <text:p>319</text:p>
          </table:table-cell>
          <table:table-cell office:value-type="float" office:value="0" table:style-name="ce2">
            <text:p>0</text:p>
          </table:table-cell>
          <table:table-cell office:value-type="float" office:value="48928" table:style-name="ce5">
            <text:p>48,92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49596" table:style-name="ce5">
            <text:p>49,596</text:p>
          </table:table-cell>
          <table:table-cell office:value-type="float" office:value="23592" table:style-name="ce5">
            <text:p>23,592</text:p>
          </table:table-cell>
          <table:table-cell office:value-type="float" office:value="73188" table:style-name="ce5">
            <text:p>73,188</text:p>
          </table:table-cell>
          <table:table-cell office:value-type="float" office:value="61637" table:style-name="ce5">
            <text:p>61,637</text:p>
          </table:table-cell>
          <table:table-cell office:value-type="float" office:value="8858" table:style-name="ce5">
            <text:p>8,858</text:p>
          </table:table-cell>
          <table:table-cell office:value-type="float" office:value="1695" table:style-name="ce5">
            <text:p>1,695</text:p>
          </table:table-cell>
          <table:table-cell office:value-type="float" office:value="10" table:style-name="ce2">
            <text:p>10</text:p>
          </table:table-cell>
          <table:table-cell office:value-type="float" office:value="215" table:style-name="ce2">
            <text:p>215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214" table:style-name="ce2">
            <text:p>214</text:p>
          </table:table-cell>
          <table:table-cell office:value-type="float" office:value="158" table:style-name="ce2">
            <text:p>158</text:p>
          </table:table-cell>
          <table:table-cell office:value-type="float" office:value="110" table:style-name="ce2">
            <text:p>110</text:p>
          </table:table-cell>
          <table:table-cell office:value-type="float" office:value="9" table:style-name="ce2">
            <text:p>9</text:p>
          </table:table-cell>
          <table:table-cell office:value-type="float" office:value="111" table:style-name="ce2">
            <text:p>111</text:p>
          </table:table-cell>
          <table:table-cell office:value-type="float" office:value="152" table:style-name="ce2">
            <text:p>152</text:p>
          </table:table-cell>
          <table:table-cell office:value-type="float" office:value="73188" table:style-name="ce5">
            <text:p>73,1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49596" table:style-name="ce5">
            <text:p>49,596</text:p>
          </table:table-cell>
          <table:table-cell office:value-type="float" office:value="23592" table:style-name="ce5">
            <text:p>23,592</text:p>
          </table:table-cell>
          <table:table-cell office:value-type="float" office:value="73188" table:style-name="ce5">
            <text:p>73,188</text:p>
          </table:table-cell>
          <table:table-cell office:value-type="float" office:value="61637" table:style-name="ce5">
            <text:p>61,637</text:p>
          </table:table-cell>
          <table:table-cell office:value-type="float" office:value="8858" table:style-name="ce5">
            <text:p>8,858</text:p>
          </table:table-cell>
          <table:table-cell office:value-type="float" office:value="1695" table:style-name="ce5">
            <text:p>1,695</text:p>
          </table:table-cell>
          <table:table-cell office:value-type="float" office:value="10" table:style-name="ce2">
            <text:p>10</text:p>
          </table:table-cell>
          <table:table-cell office:value-type="float" office:value="215" table:style-name="ce2">
            <text:p>215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214" table:style-name="ce2">
            <text:p>214</text:p>
          </table:table-cell>
          <table:table-cell office:value-type="float" office:value="158" table:style-name="ce2">
            <text:p>158</text:p>
          </table:table-cell>
          <table:table-cell office:value-type="float" office:value="110" table:style-name="ce2">
            <text:p>110</text:p>
          </table:table-cell>
          <table:table-cell office:value-type="float" office:value="9" table:style-name="ce2">
            <text:p>9</text:p>
          </table:table-cell>
          <table:table-cell office:value-type="float" office:value="111" table:style-name="ce2">
            <text:p>111</text:p>
          </table:table-cell>
          <table:table-cell office:value-type="float" office:value="152" table:style-name="ce2">
            <text:p>152</text:p>
          </table:table-cell>
          <table:table-cell office:value-type="float" office:value="73188" table:style-name="ce5">
            <text:p>73,1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108156" table:style-name="ce5">
            <text:p>108,156</text:p>
          </table:table-cell>
          <table:table-cell office:value-type="float" office:value="28532" table:style-name="ce5">
            <text:p>28,532</text:p>
          </table:table-cell>
          <table:table-cell office:value-type="float" office:value="136688" table:style-name="ce5">
            <text:p>136,688</text:p>
          </table:table-cell>
          <table:table-cell office:value-type="float" office:value="116615" table:style-name="ce5">
            <text:p>116,615</text:p>
          </table:table-cell>
          <table:table-cell office:value-type="float" office:value="5933" table:style-name="ce5">
            <text:p>5,933</text:p>
          </table:table-cell>
          <table:table-cell office:value-type="float" office:value="2984" table:style-name="ce5">
            <text:p>2,984</text:p>
          </table:table-cell>
          <table:table-cell office:value-type="float" office:value="481" table:style-name="ce2">
            <text:p>481</text:p>
          </table:table-cell>
          <table:table-cell office:value-type="float" office:value="4375" table:style-name="ce5">
            <text:p>4,375</text:p>
          </table:table-cell>
          <table:table-cell office:value-type="float" office:value="130" table:style-name="ce2">
            <text:p>130</text:p>
          </table:table-cell>
          <table:table-cell office:value-type="float" office:value="109" table:style-name="ce2">
            <text:p>109</text:p>
          </table:table-cell>
          <table:table-cell office:value-type="float" office:value="3117" table:style-name="ce5">
            <text:p>3,117</text:p>
          </table:table-cell>
          <table:table-cell office:value-type="float" office:value="1278" table:style-name="ce5">
            <text:p>1,278</text:p>
          </table:table-cell>
          <table:table-cell office:value-type="float" office:value="1002" table:style-name="ce5">
            <text:p>1,002</text:p>
          </table:table-cell>
          <table:table-cell office:value-type="float" office:value="99" table:style-name="ce2">
            <text:p>99</text:p>
          </table:table-cell>
          <table:table-cell office:value-type="float" office:value="539" table:style-name="ce2">
            <text:p>539</text:p>
          </table:table-cell>
          <table:table-cell office:value-type="float" office:value="26" table:style-name="ce2">
            <text:p>26</text:p>
          </table:table-cell>
          <table:table-cell office:value-type="float" office:value="136688" table:style-name="ce5">
            <text:p>136,6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2789" table:style-name="ce5">
            <text:p>12,789</text:p>
          </table:table-cell>
          <table:table-cell office:value-type="float" office:value="9597" table:style-name="ce5">
            <text:p>9,597</text:p>
          </table:table-cell>
          <table:table-cell office:value-type="float" office:value="22386" table:style-name="ce5">
            <text:p>22,386</text:p>
          </table:table-cell>
          <table:table-cell office:value-type="float" office:value="20690" table:style-name="ce5">
            <text:p>20,690</text:p>
          </table:table-cell>
          <table:table-cell office:value-type="float" office:value="571" table:style-name="ce2">
            <text:p>571</text:p>
          </table:table-cell>
          <table:table-cell office:value-type="float" office:value="208" table:style-name="ce2">
            <text:p>208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10" table:style-name="ce2">
            <text:p>210</text:p>
          </table:table-cell>
          <table:table-cell office:value-type="float" office:value="95" table:style-name="ce2">
            <text:p>95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510" table:style-name="ce2">
            <text:p>510</text:p>
          </table:table-cell>
          <table:table-cell office:value-type="float" office:value="0" table:style-name="ce2">
            <text:p>0</text:p>
          </table:table-cell>
          <table:table-cell office:value-type="float" office:value="22386" table:style-name="ce5">
            <text:p>22,38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120945" table:style-name="ce5">
            <text:p>120,945</text:p>
          </table:table-cell>
          <table:table-cell office:value-type="float" office:value="38129" table:style-name="ce5">
            <text:p>38,129</text:p>
          </table:table-cell>
          <table:table-cell office:value-type="float" office:value="159074" table:style-name="ce5">
            <text:p>159,074</text:p>
          </table:table-cell>
          <table:table-cell office:value-type="float" office:value="137305" table:style-name="ce5">
            <text:p>137,305</text:p>
          </table:table-cell>
          <table:table-cell office:value-type="float" office:value="6504" table:style-name="ce5">
            <text:p>6,504</text:p>
          </table:table-cell>
          <table:table-cell office:value-type="float" office:value="3192" table:style-name="ce5">
            <text:p>3,192</text:p>
          </table:table-cell>
          <table:table-cell office:value-type="float" office:value="492" table:style-name="ce2">
            <text:p>492</text:p>
          </table:table-cell>
          <table:table-cell office:value-type="float" office:value="4397" table:style-name="ce5">
            <text:p>4,397</text:p>
          </table:table-cell>
          <table:table-cell office:value-type="float" office:value="130" table:style-name="ce2">
            <text:p>130</text:p>
          </table:table-cell>
          <table:table-cell office:value-type="float" office:value="113" table:style-name="ce2">
            <text:p>113</text:p>
          </table:table-cell>
          <table:table-cell office:value-type="float" office:value="3327" table:style-name="ce5">
            <text:p>3,327</text:p>
          </table:table-cell>
          <table:table-cell office:value-type="float" office:value="1373" table:style-name="ce5">
            <text:p>1,373</text:p>
          </table:table-cell>
          <table:table-cell office:value-type="float" office:value="1067" table:style-name="ce5">
            <text:p>1,067</text:p>
          </table:table-cell>
          <table:table-cell office:value-type="float" office:value="99" table:style-name="ce2">
            <text:p>99</text:p>
          </table:table-cell>
          <table:table-cell office:value-type="float" office:value="1049" table:style-name="ce5">
            <text:p>1,049</text:p>
          </table:table-cell>
          <table:table-cell office:value-type="float" office:value="26" table:style-name="ce2">
            <text:p>26</text:p>
          </table:table-cell>
          <table:table-cell office:value-type="float" office:value="159074" table:style-name="ce5">
            <text:p>159,0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8466" table:style-name="ce5">
            <text:p>48,466</text:p>
          </table:table-cell>
          <table:table-cell office:value-type="float" office:value="20852" table:style-name="ce5">
            <text:p>20,852</text:p>
          </table:table-cell>
          <table:table-cell office:value-type="float" office:value="69318" table:style-name="ce5">
            <text:p>69,318</text:p>
          </table:table-cell>
          <table:table-cell office:value-type="float" office:value="25545" table:style-name="ce5">
            <text:p>25,545</text:p>
          </table:table-cell>
          <table:table-cell office:value-type="float" office:value="4778" table:style-name="ce5">
            <text:p>4,778</text:p>
          </table:table-cell>
          <table:table-cell office:value-type="float" office:value="4739" table:style-name="ce5">
            <text:p>4,739</text:p>
          </table:table-cell>
          <table:table-cell office:value-type="float" office:value="6446" table:style-name="ce5">
            <text:p>6,446</text:p>
          </table:table-cell>
          <table:table-cell office:value-type="float" office:value="351" table:style-name="ce2">
            <text:p>351</text:p>
          </table:table-cell>
          <table:table-cell office:value-type="float" office:value="716" table:style-name="ce2">
            <text:p>716</text:p>
          </table:table-cell>
          <table:table-cell office:value-type="float" office:value="489" table:style-name="ce2">
            <text:p>489</text:p>
          </table:table-cell>
          <table:table-cell office:value-type="float" office:value="5120" table:style-name="ce5">
            <text:p>5,120</text:p>
          </table:table-cell>
          <table:table-cell office:value-type="float" office:value="8004" table:style-name="ce5">
            <text:p>8,004</text:p>
          </table:table-cell>
          <table:table-cell office:value-type="float" office:value="3892" table:style-name="ce5">
            <text:p>3,892</text:p>
          </table:table-cell>
          <table:table-cell office:value-type="float" office:value="311" table:style-name="ce2">
            <text:p>311</text:p>
          </table:table-cell>
          <table:table-cell office:value-type="float" office:value="8782" table:style-name="ce5">
            <text:p>8,782</text:p>
          </table:table-cell>
          <table:table-cell office:value-type="float" office:value="145" table:style-name="ce2">
            <text:p>145</text:p>
          </table:table-cell>
          <table:table-cell office:value-type="float" office:value="69318" table:style-name="ce5">
            <text:p>69,31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8190" table:style-name="ce5">
            <text:p>28,190</text:p>
          </table:table-cell>
          <table:table-cell office:value-type="float" office:value="12069" table:style-name="ce5">
            <text:p>12,069</text:p>
          </table:table-cell>
          <table:table-cell office:value-type="float" office:value="40259" table:style-name="ce5">
            <text:p>40,259</text:p>
          </table:table-cell>
          <table:table-cell office:value-type="float" office:value="16957" table:style-name="ce5">
            <text:p>16,957</text:p>
          </table:table-cell>
          <table:table-cell office:value-type="float" office:value="3867" table:style-name="ce5">
            <text:p>3,867</text:p>
          </table:table-cell>
          <table:table-cell office:value-type="float" office:value="3495" table:style-name="ce5">
            <text:p>3,495</text:p>
          </table:table-cell>
          <table:table-cell office:value-type="float" office:value="5186" table:style-name="ce5">
            <text:p>5,186</text:p>
          </table:table-cell>
          <table:table-cell office:value-type="float" office:value="1590" table:style-name="ce5">
            <text:p>1,590</text:p>
          </table:table-cell>
          <table:table-cell office:value-type="float" office:value="367" table:style-name="ce2">
            <text:p>367</text:p>
          </table:table-cell>
          <table:table-cell office:value-type="float" office:value="345" table:style-name="ce2">
            <text:p>345</text:p>
          </table:table-cell>
          <table:table-cell office:value-type="float" office:value="1706" table:style-name="ce5">
            <text:p>1,706</text:p>
          </table:table-cell>
          <table:table-cell office:value-type="float" office:value="2428" table:style-name="ce5">
            <text:p>2,428</text:p>
          </table:table-cell>
          <table:table-cell office:value-type="float" office:value="1272" table:style-name="ce5">
            <text:p>1,272</text:p>
          </table:table-cell>
          <table:table-cell office:value-type="float" office:value="209" table:style-name="ce2">
            <text:p>209</text:p>
          </table:table-cell>
          <table:table-cell office:value-type="float" office:value="2837" table:style-name="ce5">
            <text:p>2,837</text:p>
          </table:table-cell>
          <table:table-cell office:value-type="float" office:value="0" table:style-name="ce2">
            <text:p>0</text:p>
          </table:table-cell>
          <table:table-cell office:value-type="float" office:value="40259" table:style-name="ce5">
            <text:p>40,25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6656" table:style-name="ce5">
            <text:p>76,656</text:p>
          </table:table-cell>
          <table:table-cell office:value-type="float" office:value="32921" table:style-name="ce5">
            <text:p>32,921</text:p>
          </table:table-cell>
          <table:table-cell office:value-type="float" office:value="109577" table:style-name="ce5">
            <text:p>109,577</text:p>
          </table:table-cell>
          <table:table-cell office:value-type="float" office:value="42502" table:style-name="ce5">
            <text:p>42,502</text:p>
          </table:table-cell>
          <table:table-cell office:value-type="float" office:value="8645" table:style-name="ce5">
            <text:p>8,645</text:p>
          </table:table-cell>
          <table:table-cell office:value-type="float" office:value="8234" table:style-name="ce5">
            <text:p>8,234</text:p>
          </table:table-cell>
          <table:table-cell office:value-type="float" office:value="11632" table:style-name="ce5">
            <text:p>11,632</text:p>
          </table:table-cell>
          <table:table-cell office:value-type="float" office:value="1941" table:style-name="ce5">
            <text:p>1,941</text:p>
          </table:table-cell>
          <table:table-cell office:value-type="float" office:value="1083" table:style-name="ce5">
            <text:p>1,083</text:p>
          </table:table-cell>
          <table:table-cell office:value-type="float" office:value="834" table:style-name="ce2">
            <text:p>834</text:p>
          </table:table-cell>
          <table:table-cell office:value-type="float" office:value="6826" table:style-name="ce5">
            <text:p>6,826</text:p>
          </table:table-cell>
          <table:table-cell office:value-type="float" office:value="10432" table:style-name="ce5">
            <text:p>10,432</text:p>
          </table:table-cell>
          <table:table-cell office:value-type="float" office:value="5164" table:style-name="ce5">
            <text:p>5,164</text:p>
          </table:table-cell>
          <table:table-cell office:value-type="float" office:value="520" table:style-name="ce2">
            <text:p>520</text:p>
          </table:table-cell>
          <table:table-cell office:value-type="float" office:value="11619" table:style-name="ce5">
            <text:p>11,619</text:p>
          </table:table-cell>
          <table:table-cell office:value-type="float" office:value="145" table:style-name="ce2">
            <text:p>145</text:p>
          </table:table-cell>
          <table:table-cell office:value-type="float" office:value="109577" table:style-name="ce5">
            <text:p>109,5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29261" table:style-name="ce5">
            <text:p>129,261</text:p>
          </table:table-cell>
          <table:table-cell office:value-type="float" office:value="43242" table:style-name="ce5">
            <text:p>43,242</text:p>
          </table:table-cell>
          <table:table-cell office:value-type="float" office:value="172503" table:style-name="ce5">
            <text:p>172,503</text:p>
          </table:table-cell>
          <table:table-cell office:value-type="float" office:value="145998" table:style-name="ce5">
            <text:p>145,998</text:p>
          </table:table-cell>
          <table:table-cell office:value-type="float" office:value="7607" table:style-name="ce5">
            <text:p>7,607</text:p>
          </table:table-cell>
          <table:table-cell office:value-type="float" office:value="4385" table:style-name="ce5">
            <text:p>4,385</text:p>
          </table:table-cell>
          <table:table-cell office:value-type="float" office:value="477" table:style-name="ce2">
            <text:p>477</text:p>
          </table:table-cell>
          <table:table-cell office:value-type="float" office:value="5598" table:style-name="ce5">
            <text:p>5,598</text:p>
          </table:table-cell>
          <table:table-cell office:value-type="float" office:value="138" table:style-name="ce2">
            <text:p>138</text:p>
          </table:table-cell>
          <table:table-cell office:value-type="float" office:value="157" table:style-name="ce2">
            <text:p>157</text:p>
          </table:table-cell>
          <table:table-cell office:value-type="float" office:value="1936" table:style-name="ce5">
            <text:p>1,936</text:p>
          </table:table-cell>
          <table:table-cell office:value-type="float" office:value="2371" table:style-name="ce5">
            <text:p>2,371</text:p>
          </table:table-cell>
          <table:table-cell office:value-type="float" office:value="1417" table:style-name="ce5">
            <text:p>1,417</text:p>
          </table:table-cell>
          <table:table-cell office:value-type="float" office:value="333" table:style-name="ce2">
            <text:p>333</text:p>
          </table:table-cell>
          <table:table-cell office:value-type="float" office:value="2086" table:style-name="ce5">
            <text:p>2,086</text:p>
          </table:table-cell>
          <table:table-cell office:value-type="float" office:value="0" table:style-name="ce2">
            <text:p>0</text:p>
          </table:table-cell>
          <table:table-cell office:value-type="float" office:value="172503" table:style-name="ce5">
            <text:p>172,50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6012" table:style-name="ce5">
            <text:p>26,012</text:p>
          </table:table-cell>
          <table:table-cell office:value-type="float" office:value="15843" table:style-name="ce5">
            <text:p>15,843</text:p>
          </table:table-cell>
          <table:table-cell office:value-type="float" office:value="41855" table:style-name="ce5">
            <text:p>41,855</text:p>
          </table:table-cell>
          <table:table-cell office:value-type="float" office:value="33593" table:style-name="ce5">
            <text:p>33,593</text:p>
          </table:table-cell>
          <table:table-cell office:value-type="float" office:value="4428" table:style-name="ce5">
            <text:p>4,428</text:p>
          </table:table-cell>
          <table:table-cell office:value-type="float" office:value="328" table:style-name="ce2">
            <text:p>328</text:p>
          </table:table-cell>
          <table:table-cell office:value-type="float" office:value="217" table:style-name="ce2">
            <text:p>217</text:p>
          </table:table-cell>
          <table:table-cell office:value-type="float" office:value="1065" table:style-name="ce5">
            <text:p>1,065</text:p>
          </table:table-cell>
          <table:table-cell office:value-type="float" office:value="151" table:style-name="ce2">
            <text:p>151</text:p>
          </table:table-cell>
          <table:table-cell office:value-type="float" office:value="53" table:style-name="ce2">
            <text:p>53</text:p>
          </table:table-cell>
          <table:table-cell office:value-type="float" office:value="737" table:style-name="ce2">
            <text:p>737</text:p>
          </table:table-cell>
          <table:table-cell office:value-type="float" office:value="676" table:style-name="ce2">
            <text:p>676</text:p>
          </table:table-cell>
          <table:table-cell office:value-type="float" office:value="298" table:style-name="ce2">
            <text:p>298</text:p>
          </table:table-cell>
          <table:table-cell office:value-type="float" office:value="38" table:style-name="ce2">
            <text:p>38</text:p>
          </table:table-cell>
          <table:table-cell office:value-type="float" office:value="245" table:style-name="ce2">
            <text:p>245</text:p>
          </table:table-cell>
          <table:table-cell office:value-type="float" office:value="26" table:style-name="ce2">
            <text:p>26</text:p>
          </table:table-cell>
          <table:table-cell office:value-type="float" office:value="41855" table:style-name="ce5">
            <text:p>41,8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55273" table:style-name="ce5">
            <text:p>155,273</text:p>
          </table:table-cell>
          <table:table-cell office:value-type="float" office:value="59085" table:style-name="ce5">
            <text:p>59,085</text:p>
          </table:table-cell>
          <table:table-cell office:value-type="float" office:value="214358" table:style-name="ce5">
            <text:p>214,358</text:p>
          </table:table-cell>
          <table:table-cell office:value-type="float" office:value="179591" table:style-name="ce5">
            <text:p>179,591</text:p>
          </table:table-cell>
          <table:table-cell office:value-type="float" office:value="12035" table:style-name="ce5">
            <text:p>12,035</text:p>
          </table:table-cell>
          <table:table-cell office:value-type="float" office:value="4713" table:style-name="ce5">
            <text:p>4,713</text:p>
          </table:table-cell>
          <table:table-cell office:value-type="float" office:value="694" table:style-name="ce2">
            <text:p>694</text:p>
          </table:table-cell>
          <table:table-cell office:value-type="float" office:value="6663" table:style-name="ce5">
            <text:p>6,663</text:p>
          </table:table-cell>
          <table:table-cell office:value-type="float" office:value="289" table:style-name="ce2">
            <text:p>289</text:p>
          </table:table-cell>
          <table:table-cell office:value-type="float" office:value="210" table:style-name="ce2">
            <text:p>210</text:p>
          </table:table-cell>
          <table:table-cell office:value-type="float" office:value="2673" table:style-name="ce5">
            <text:p>2,673</text:p>
          </table:table-cell>
          <table:table-cell office:value-type="float" office:value="3047" table:style-name="ce5">
            <text:p>3,047</text:p>
          </table:table-cell>
          <table:table-cell office:value-type="float" office:value="1715" table:style-name="ce5">
            <text:p>1,715</text:p>
          </table:table-cell>
          <table:table-cell office:value-type="float" office:value="371" table:style-name="ce2">
            <text:p>371</text:p>
          </table:table-cell>
          <table:table-cell office:value-type="float" office:value="2331" table:style-name="ce5">
            <text:p>2,331</text:p>
          </table:table-cell>
          <table:table-cell office:value-type="float" office:value="26" table:style-name="ce2">
            <text:p>26</text:p>
          </table:table-cell>
          <table:table-cell office:value-type="float" office:value="214358" table:style-name="ce5">
            <text:p>214,358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846727" table:style-name="ce5">
            <text:p>846,727</text:p>
          </table:table-cell>
          <table:table-cell office:value-type="float" office:value="310471" table:style-name="ce5">
            <text:p>310,471</text:p>
          </table:table-cell>
          <table:table-cell office:value-type="float" office:value="1157198" table:style-name="ce5">
            <text:p>1,157,198</text:p>
          </table:table-cell>
          <table:table-cell office:value-type="float" office:value="575494" table:style-name="ce5">
            <text:p>575,494</text:p>
          </table:table-cell>
          <table:table-cell office:value-type="float" office:value="140646" table:style-name="ce5">
            <text:p>140,646</text:p>
          </table:table-cell>
          <table:table-cell office:value-type="float" office:value="187227" table:style-name="ce5">
            <text:p>187,227</text:p>
          </table:table-cell>
          <table:table-cell office:value-type="float" office:value="35650" table:style-name="ce5">
            <text:p>35,650</text:p>
          </table:table-cell>
          <table:table-cell office:value-type="float" office:value="55825" table:style-name="ce5">
            <text:p>55,825</text:p>
          </table:table-cell>
          <table:table-cell office:value-type="float" office:value="11837" table:style-name="ce5">
            <text:p>11,837</text:p>
          </table:table-cell>
          <table:table-cell office:value-type="float" office:value="6541" table:style-name="ce5">
            <text:p>6,541</text:p>
          </table:table-cell>
          <table:table-cell office:value-type="float" office:value="30998" table:style-name="ce5">
            <text:p>30,998</text:p>
          </table:table-cell>
          <table:table-cell office:value-type="float" office:value="52747" table:style-name="ce5">
            <text:p>52,747</text:p>
          </table:table-cell>
          <table:table-cell office:value-type="float" office:value="28475" table:style-name="ce5">
            <text:p>28,475</text:p>
          </table:table-cell>
          <table:table-cell office:value-type="float" office:value="5363" table:style-name="ce5">
            <text:p>5,363</text:p>
          </table:table-cell>
          <table:table-cell office:value-type="float" office:value="24330" table:style-name="ce5">
            <text:p>24,330</text:p>
          </table:table-cell>
          <table:table-cell office:value-type="float" office:value="2065" table:style-name="ce5">
            <text:p>2,065</text:p>
          </table:table-cell>
          <table:table-cell office:value-type="float" office:value="1157198" table:style-name="ce5">
            <text:p>1,157,198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684515" table:style-name="ce5">
            <text:p>684,515</text:p>
          </table:table-cell>
          <table:table-cell office:value-type="float" office:value="239500" table:style-name="ce5">
            <text:p>239,500</text:p>
          </table:table-cell>
          <table:table-cell office:value-type="float" office:value="924015" table:style-name="ce5">
            <text:p>924,015</text:p>
          </table:table-cell>
          <table:table-cell office:value-type="float" office:value="475509" table:style-name="ce5">
            <text:p>475,509</text:p>
          </table:table-cell>
          <table:table-cell office:value-type="float" office:value="104108" table:style-name="ce5">
            <text:p>104,108</text:p>
          </table:table-cell>
          <table:table-cell office:value-type="float" office:value="147521" table:style-name="ce5">
            <text:p>147,521</text:p>
          </table:table-cell>
          <table:table-cell office:value-type="float" office:value="24156" table:style-name="ce5">
            <text:p>24,156</text:p>
          </table:table-cell>
          <table:table-cell office:value-type="float" office:value="39251" table:style-name="ce5">
            <text:p>39,251</text:p>
          </table:table-cell>
          <table:table-cell office:value-type="float" office:value="9385" table:style-name="ce5">
            <text:p>9,385</text:p>
          </table:table-cell>
          <table:table-cell office:value-type="float" office:value="5044" table:style-name="ce5">
            <text:p>5,044</text:p>
          </table:table-cell>
          <table:table-cell office:value-type="float" office:value="25156" table:style-name="ce5">
            <text:p>25,156</text:p>
          </table:table-cell>
          <table:table-cell office:value-type="float" office:value="44871" table:style-name="ce5">
            <text:p>44,871</text:p>
          </table:table-cell>
          <table:table-cell office:value-type="float" office:value="23768" table:style-name="ce5">
            <text:p>23,768</text:p>
          </table:table-cell>
          <table:table-cell office:value-type="float" office:value="4322" table:style-name="ce5">
            <text:p>4,322</text:p>
          </table:table-cell>
          <table:table-cell office:value-type="float" office:value="19080" table:style-name="ce5">
            <text:p>19,080</text:p>
          </table:table-cell>
          <table:table-cell office:value-type="float" office:value="1844" table:style-name="ce5">
            <text:p>1,844</text:p>
          </table:table-cell>
          <table:table-cell office:value-type="float" office:value="924015" table:style-name="ce5">
            <text:p>924,01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62212" table:style-name="ce5">
            <text:p>162,212</text:p>
          </table:table-cell>
          <table:table-cell office:value-type="float" office:value="70971" table:style-name="ce5">
            <text:p>70,971</text:p>
          </table:table-cell>
          <table:table-cell office:value-type="float" office:value="233183" table:style-name="ce5">
            <text:p>233,183</text:p>
          </table:table-cell>
          <table:table-cell office:value-type="float" office:value="99985" table:style-name="ce5">
            <text:p>99,985</text:p>
          </table:table-cell>
          <table:table-cell office:value-type="float" office:value="36538" table:style-name="ce5">
            <text:p>36,538</text:p>
          </table:table-cell>
          <table:table-cell office:value-type="float" office:value="39706" table:style-name="ce5">
            <text:p>39,706</text:p>
          </table:table-cell>
          <table:table-cell office:value-type="float" office:value="11494" table:style-name="ce5">
            <text:p>11,494</text:p>
          </table:table-cell>
          <table:table-cell office:value-type="float" office:value="16574" table:style-name="ce5">
            <text:p>16,574</text:p>
          </table:table-cell>
          <table:table-cell office:value-type="float" office:value="2452" table:style-name="ce5">
            <text:p>2,452</text:p>
          </table:table-cell>
          <table:table-cell office:value-type="float" office:value="1497" table:style-name="ce5">
            <text:p>1,497</text:p>
          </table:table-cell>
          <table:table-cell office:value-type="float" office:value="5842" table:style-name="ce5">
            <text:p>5,842</text:p>
          </table:table-cell>
          <table:table-cell office:value-type="float" office:value="7876" table:style-name="ce5">
            <text:p>7,876</text:p>
          </table:table-cell>
          <table:table-cell office:value-type="float" office:value="4707" table:style-name="ce5">
            <text:p>4,707</text:p>
          </table:table-cell>
          <table:table-cell office:value-type="float" office:value="1041" table:style-name="ce5">
            <text:p>1,041</text:p>
          </table:table-cell>
          <table:table-cell office:value-type="float" office:value="5250" table:style-name="ce5">
            <text:p>5,250</text:p>
          </table:table-cell>
          <table:table-cell office:value-type="float" office:value="221" table:style-name="ce2">
            <text:p>221</text:p>
          </table:table-cell>
          <table:table-cell office:value-type="float" office:value="233183" table:style-name="ce5">
            <text:p>233,18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846727" table:style-name="ce5">
            <text:p>846,727</text:p>
          </table:table-cell>
          <table:table-cell office:value-type="float" office:value="310471" table:style-name="ce5">
            <text:p>310,471</text:p>
          </table:table-cell>
          <table:table-cell office:value-type="float" office:value="1157198" table:style-name="ce5">
            <text:p>1,157,198</text:p>
          </table:table-cell>
          <table:table-cell office:value-type="float" office:value="575494" table:style-name="ce5">
            <text:p>575,494</text:p>
          </table:table-cell>
          <table:table-cell office:value-type="float" office:value="140646" table:style-name="ce5">
            <text:p>140,646</text:p>
          </table:table-cell>
          <table:table-cell office:value-type="float" office:value="187227" table:style-name="ce5">
            <text:p>187,227</text:p>
          </table:table-cell>
          <table:table-cell office:value-type="float" office:value="35650" table:style-name="ce5">
            <text:p>35,650</text:p>
          </table:table-cell>
          <table:table-cell office:value-type="float" office:value="55825" table:style-name="ce5">
            <text:p>55,825</text:p>
          </table:table-cell>
          <table:table-cell office:value-type="float" office:value="11837" table:style-name="ce5">
            <text:p>11,837</text:p>
          </table:table-cell>
          <table:table-cell office:value-type="float" office:value="6541" table:style-name="ce5">
            <text:p>6,541</text:p>
          </table:table-cell>
          <table:table-cell office:value-type="float" office:value="30998" table:style-name="ce5">
            <text:p>30,998</text:p>
          </table:table-cell>
          <table:table-cell office:value-type="float" office:value="52747" table:style-name="ce5">
            <text:p>52,747</text:p>
          </table:table-cell>
          <table:table-cell office:value-type="float" office:value="28475" table:style-name="ce5">
            <text:p>28,475</text:p>
          </table:table-cell>
          <table:table-cell office:value-type="float" office:value="5363" table:style-name="ce5">
            <text:p>5,363</text:p>
          </table:table-cell>
          <table:table-cell office:value-type="float" office:value="24330" table:style-name="ce5">
            <text:p>24,330</text:p>
          </table:table-cell>
          <table:table-cell office:value-type="float" office:value="2065" table:style-name="ce5">
            <text:p>2,065</text:p>
          </table:table-cell>
          <table:table-cell office:value-type="float" office:value="1157198" table:style-name="ce5">
            <text:p>1,157,198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2539" table:number-columns-spanned="1" table:number-rows-spanned="2" table:style-name="ce8">
            <text:p>12,539</text:p>
          </table:table-cell>
          <table:table-cell office:value-type="float" office:value="8365" table:number-columns-spanned="1" table:number-rows-spanned="2" table:style-name="ce8">
            <text:p>8,365</text:p>
          </table:table-cell>
          <table:table-cell office:value-type="float" office:value="20904" table:number-columns-spanned="1" table:number-rows-spanned="2" table:style-name="ce8">
            <text:p>20,904</text:p>
          </table:table-cell>
          <table:table-cell office:value-type="float" office:value="3982" table:number-columns-spanned="1" table:number-rows-spanned="2" table:style-name="ce8">
            <text:p>3,982</text:p>
          </table:table-cell>
          <table:table-cell office:value-type="float" office:value="7484" table:number-columns-spanned="1" table:number-rows-spanned="2" table:style-name="ce8">
            <text:p>7,484</text:p>
          </table:table-cell>
          <table:table-cell office:value-type="float" office:value="6164" table:number-columns-spanned="1" table:number-rows-spanned="2" table:style-name="ce8">
            <text:p>6,164</text:p>
          </table:table-cell>
          <table:table-cell office:value-type="float" office:value="1324" table:number-columns-spanned="1" table:number-rows-spanned="2" table:style-name="ce8">
            <text:p>1,324</text:p>
          </table:table-cell>
          <table:table-cell office:value-type="float" office:value="359" table:number-columns-spanned="1" table:number-rows-spanned="2" table:style-name="ce9">
            <text:p>359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362" table:number-columns-spanned="1" table:number-rows-spanned="2" table:style-name="ce9">
            <text:p>362</text:p>
          </table:table-cell>
          <table:table-cell office:value-type="float" office:value="533" table:number-columns-spanned="1" table:number-rows-spanned="2" table:style-name="ce9">
            <text:p>533</text:p>
          </table:table-cell>
          <table:table-cell office:value-type="float" office:value="425" table:number-columns-spanned="1" table:number-rows-spanned="2" table:style-name="ce9">
            <text:p>425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904" table:number-columns-spanned="1" table:number-rows-spanned="2" table:style-name="ce8">
            <text:p>20,9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4151" table:number-columns-spanned="1" table:number-rows-spanned="2" table:style-name="ce8">
            <text:p>14,151</text:p>
          </table:table-cell>
          <table:table-cell office:value-type="float" office:value="2816" table:number-columns-spanned="1" table:number-rows-spanned="2" table:style-name="ce8">
            <text:p>2,816</text:p>
          </table:table-cell>
          <table:table-cell office:value-type="float" office:value="16967" table:number-columns-spanned="1" table:number-rows-spanned="2" table:style-name="ce8">
            <text:p>16,967</text:p>
          </table:table-cell>
          <table:table-cell office:value-type="float" office:value="1496" table:number-columns-spanned="1" table:number-rows-spanned="2" table:style-name="ce8">
            <text:p>1,496</text:p>
          </table:table-cell>
          <table:table-cell office:value-type="float" office:value="1171" table:number-columns-spanned="1" table:number-rows-spanned="2" table:style-name="ce8">
            <text:p>1,171</text:p>
          </table:table-cell>
          <table:table-cell office:value-type="float" office:value="11960" table:number-columns-spanned="1" table:number-rows-spanned="2" table:style-name="ce8">
            <text:p>11,960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228" table:number-columns-spanned="1" table:number-rows-spanned="2" table:style-name="ce9">
            <text:p>228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433" table:number-columns-spanned="1" table:number-rows-spanned="2" table:style-name="ce9">
            <text:p>433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412" table:number-columns-spanned="1" table:number-rows-spanned="2" table:style-name="ce9">
            <text:p>412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409" table:number-columns-spanned="1" table:number-rows-spanned="2" table:style-name="ce9">
            <text:p>409</text:p>
          </table:table-cell>
          <table:table-cell office:value-type="float" office:value="16967" table:number-columns-spanned="1" table:number-rows-spanned="2" table:style-name="ce8">
            <text:p>16,9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896" table:number-columns-spanned="1" table:number-rows-spanned="2" table:style-name="ce8">
            <text:p>7,896</text:p>
          </table:table-cell>
          <table:table-cell office:value-type="float" office:value="4143" table:number-columns-spanned="1" table:number-rows-spanned="2" table:style-name="ce8">
            <text:p>4,143</text:p>
          </table:table-cell>
          <table:table-cell office:value-type="float" office:value="12039" table:number-columns-spanned="1" table:number-rows-spanned="2" table:style-name="ce8">
            <text:p>12,039</text:p>
          </table:table-cell>
          <table:table-cell office:value-type="float" office:value="1038" table:number-columns-spanned="1" table:number-rows-spanned="2" table:style-name="ce8">
            <text:p>1,038</text:p>
          </table:table-cell>
          <table:table-cell office:value-type="float" office:value="542" table:number-columns-spanned="1" table:number-rows-spanned="2" table:style-name="ce9">
            <text:p>542</text:p>
          </table:table-cell>
          <table:table-cell office:value-type="float" office:value="5657" table:number-columns-spanned="1" table:number-rows-spanned="2" table:style-name="ce8">
            <text:p>5,657</text:p>
          </table:table-cell>
          <table:table-cell office:value-type="float" office:value="447" table:number-columns-spanned="1" table:number-rows-spanned="2" table:style-name="ce9">
            <text:p>447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1432" table:number-columns-spanned="1" table:number-rows-spanned="2" table:style-name="ce8">
            <text:p>1,432</text:p>
          </table:table-cell>
          <table:table-cell office:value-type="float" office:value="2239" table:number-columns-spanned="1" table:number-rows-spanned="2" table:style-name="ce8">
            <text:p>2,239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12039" table:number-columns-spanned="1" table:number-rows-spanned="2" table:style-name="ce8">
            <text:p>12,0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877" table:number-columns-spanned="1" table:number-rows-spanned="2" table:style-name="ce8">
            <text:p>1,877</text:p>
          </table:table-cell>
          <table:table-cell office:value-type="float" office:value="1252" table:number-columns-spanned="1" table:number-rows-spanned="2" table:style-name="ce8">
            <text:p>1,252</text:p>
          </table:table-cell>
          <table:table-cell office:value-type="float" office:value="3129" table:number-columns-spanned="1" table:number-rows-spanned="2" table:style-name="ce8">
            <text:p>3,129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office:value-type="float" office:value="2536" table:number-columns-spanned="1" table:number-rows-spanned="2" table:style-name="ce8">
            <text:p>2,536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129" table:number-columns-spanned="1" table:number-rows-spanned="2" table:style-name="ce8">
            <text:p>3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06" table:number-columns-spanned="1" table:number-rows-spanned="2" table:style-name="ce9">
            <text:p>606</text:p>
          </table:table-cell>
          <table:table-cell office:value-type="float" office:value="1415" table:number-columns-spanned="1" table:number-rows-spanned="2" table:style-name="ce8">
            <text:p>1,415</text:p>
          </table:table-cell>
          <table:table-cell office:value-type="float" office:value="2021" table:number-columns-spanned="1" table:number-rows-spanned="2" table:style-name="ce8">
            <text:p>2,021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1876" table:number-columns-spanned="1" table:number-rows-spanned="2" table:style-name="ce8">
            <text:p>1,87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21" table:number-columns-spanned="1" table:number-rows-spanned="2" table:style-name="ce8">
            <text:p>2,0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6049" table:number-columns-spanned="1" table:number-rows-spanned="2" table:style-name="ce8">
            <text:p>6,049</text:p>
          </table:table-cell>
          <table:table-cell office:value-type="float" office:value="5454" table:number-columns-spanned="1" table:number-rows-spanned="2" table:style-name="ce8">
            <text:p>5,454</text:p>
          </table:table-cell>
          <table:table-cell office:value-type="float" office:value="11503" table:number-columns-spanned="1" table:number-rows-spanned="2" table:style-name="ce8">
            <text:p>11,503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6992" table:number-columns-spanned="1" table:number-rows-spanned="2" table:style-name="ce8">
            <text:p>6,992</text:p>
          </table:table-cell>
          <table:table-cell office:value-type="float" office:value="1049" table:number-columns-spanned="1" table:number-rows-spanned="2" table:style-name="ce8">
            <text:p>1,049</text:p>
          </table:table-cell>
          <table:table-cell office:value-type="float" office:value="1075" table:number-columns-spanned="1" table:number-rows-spanned="2" table:style-name="ce8">
            <text:p>1,075</text:p>
          </table:table-cell>
          <table:table-cell office:value-type="float" office:value="933" table:number-columns-spanned="1" table:number-rows-spanned="2" table:style-name="ce9">
            <text:p>933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400" table:number-columns-spanned="1" table:number-rows-spanned="2" table:style-name="ce9">
            <text:p>400</text:p>
          </table:table-cell>
          <table:table-cell office:value-type="float" office:value="397" table:number-columns-spanned="1" table:number-rows-spanned="2" table:style-name="ce9">
            <text:p>397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503" table:number-columns-spanned="1" table:number-rows-spanned="2" table:style-name="ce8">
            <text:p>11,5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8492" table:number-columns-spanned="1" table:number-rows-spanned="2" table:style-name="ce8">
            <text:p>28,492</text:p>
          </table:table-cell>
          <table:table-cell office:value-type="float" office:value="726" table:number-columns-spanned="1" table:number-rows-spanned="2" table:style-name="ce9">
            <text:p>726</text:p>
          </table:table-cell>
          <table:table-cell office:value-type="float" office:value="29218" table:number-columns-spanned="1" table:number-rows-spanned="2" table:style-name="ce8">
            <text:p>29,218</text:p>
          </table:table-cell>
          <table:table-cell office:value-type="float" office:value="3128" table:number-columns-spanned="1" table:number-rows-spanned="2" table:style-name="ce8">
            <text:p>3,128</text:p>
          </table:table-cell>
          <table:table-cell office:value-type="float" office:value="2441" table:number-columns-spanned="1" table:number-rows-spanned="2" table:style-name="ce8">
            <text:p>2,441</text:p>
          </table:table-cell>
          <table:table-cell office:value-type="float" office:value="15000" table:number-columns-spanned="1" table:number-rows-spanned="2" table:style-name="ce8">
            <text:p>15,000</text:p>
          </table:table-cell>
          <table:table-cell office:value-type="float" office:value="1221" table:number-columns-spanned="1" table:number-rows-spanned="2" table:style-name="ce8">
            <text:p>1,221</text:p>
          </table:table-cell>
          <table:table-cell office:value-type="float" office:value="4967" table:number-columns-spanned="1" table:number-rows-spanned="2" table:style-name="ce8">
            <text:p>4,967</text:p>
          </table:table-cell>
          <table:table-cell office:value-type="float" office:value="533" table:number-columns-spanned="1" table:number-rows-spanned="2" table:style-name="ce9">
            <text:p>533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592" table:number-columns-spanned="1" table:number-rows-spanned="2" table:style-name="ce9">
            <text:p>592</text:p>
          </table:table-cell>
          <table:table-cell office:value-type="float" office:value="714" table:number-columns-spanned="1" table:number-rows-spanned="2" table:style-name="ce9">
            <text:p>714</text:p>
          </table:table-cell>
          <table:table-cell office:value-type="float" office:value="306" table:number-columns-spanned="1" table:number-rows-spanned="2" table:style-name="ce9">
            <text:p>306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218" table:number-columns-spanned="1" table:number-rows-spanned="2" table:style-name="ce8">
            <text:p>29,2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657" table:number-columns-spanned="1" table:number-rows-spanned="2" table:style-name="ce8">
            <text:p>1,657</text:p>
          </table:table-cell>
          <table:table-cell office:value-type="float" office:value="4383" table:number-columns-spanned="1" table:number-rows-spanned="2" table:style-name="ce8">
            <text:p>4,383</text:p>
          </table:table-cell>
          <table:table-cell office:value-type="float" office:value="6040" table:number-columns-spanned="1" table:number-rows-spanned="2" table:style-name="ce8">
            <text:p>6,040</text:p>
          </table:table-cell>
          <table:table-cell office:value-type="float" office:value="619" table:number-columns-spanned="1" table:number-rows-spanned="2" table:style-name="ce9">
            <text:p>619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office:value-type="float" office:value="3848" table:number-columns-spanned="1" table:number-rows-spanned="2" table:style-name="ce8">
            <text:p>3,848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278" table:number-columns-spanned="1" table:number-rows-spanned="2" table:style-name="ce9">
            <text:p>278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040" table:number-columns-spanned="1" table:number-rows-spanned="2" table:style-name="ce8">
            <text:p>6,0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3366" table:number-columns-spanned="1" table:number-rows-spanned="2" table:style-name="ce8">
            <text:p>13,366</text:p>
          </table:table-cell>
          <table:table-cell office:value-type="float" office:value="413" table:number-columns-spanned="1" table:number-rows-spanned="2" table:style-name="ce9">
            <text:p>413</text:p>
          </table:table-cell>
          <table:table-cell office:value-type="float" office:value="13779" table:number-columns-spanned="1" table:number-rows-spanned="2" table:style-name="ce8">
            <text:p>13,779</text:p>
          </table:table-cell>
          <table:table-cell office:value-type="float" office:value="2200" table:number-columns-spanned="1" table:number-rows-spanned="2" table:style-name="ce8">
            <text:p>2,200</text:p>
          </table:table-cell>
          <table:table-cell office:value-type="float" office:value="5616" table:number-columns-spanned="1" table:number-rows-spanned="2" table:style-name="ce8">
            <text:p>5,616</text:p>
          </table:table-cell>
          <table:table-cell office:value-type="float" office:value="2194" table:number-columns-spanned="1" table:number-rows-spanned="2" table:style-name="ce8">
            <text:p>2,19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21" table:number-columns-spanned="1" table:number-rows-spanned="2" table:style-name="ce8">
            <text:p>2,621</text:p>
          </table:table-cell>
          <table:table-cell office:value-type="float" office:value="710" table:number-columns-spanned="1" table:number-rows-spanned="2" table:style-name="ce9">
            <text:p>710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779" table:number-columns-spanned="1" table:number-rows-spanned="2" table:style-name="ce8">
            <text:p>13,7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438" table:number-columns-spanned="1" table:number-rows-spanned="2" table:style-name="ce8">
            <text:p>3,438</text:p>
          </table:table-cell>
          <table:table-cell office:value-type="float" office:value="817" table:number-columns-spanned="1" table:number-rows-spanned="2" table:style-name="ce9">
            <text:p>817</text:p>
          </table:table-cell>
          <table:table-cell office:value-type="float" office:value="4255" table:number-columns-spanned="1" table:number-rows-spanned="2" table:style-name="ce8">
            <text:p>4,255</text:p>
          </table:table-cell>
          <table:table-cell office:value-type="float" office:value="1109" table:number-columns-spanned="1" table:number-rows-spanned="2" table:style-name="ce8">
            <text:p>1,109</text:p>
          </table:table-cell>
          <table:table-cell office:value-type="float" office:value="726" table:number-columns-spanned="1" table:number-rows-spanned="2" table:style-name="ce9">
            <text:p>726</text:p>
          </table:table-cell>
          <table:table-cell office:value-type="float" office:value="1196" table:number-columns-spanned="1" table:number-rows-spanned="2" table:style-name="ce8">
            <text:p>1,196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2" table:number-columns-spanned="1" table:number-rows-spanned="2" table:style-name="ce9">
            <text:p>302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55" table:number-columns-spanned="1" table:number-rows-spanned="2" table:style-name="ce8">
            <text:p>4,2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5353" table:number-columns-spanned="1" table:number-rows-spanned="2" table:style-name="ce8">
            <text:p>5,353</text:p>
          </table:table-cell>
          <table:table-cell office:value-type="float" office:value="10293" table:number-columns-spanned="1" table:number-rows-spanned="2" table:style-name="ce8">
            <text:p>10,293</text:p>
          </table:table-cell>
          <table:table-cell office:value-type="float" office:value="15646" table:number-columns-spanned="1" table:number-rows-spanned="2" table:style-name="ce8">
            <text:p>15,646</text:p>
          </table:table-cell>
          <table:table-cell office:value-type="float" office:value="634" table:number-columns-spanned="1" table:number-rows-spanned="2" table:style-name="ce9">
            <text:p>634</text:p>
          </table:table-cell>
          <table:table-cell office:value-type="float" office:value="3785" table:number-columns-spanned="1" table:number-rows-spanned="2" table:style-name="ce8">
            <text:p>3,785</text:p>
          </table:table-cell>
          <table:table-cell office:value-type="float" office:value="9318" table:number-columns-spanned="1" table:number-rows-spanned="2" table:style-name="ce8">
            <text:p>9,318</text:p>
          </table:table-cell>
          <table:table-cell office:value-type="float" office:value="351" table:number-columns-spanned="1" table:number-rows-spanned="2" table:style-name="ce9">
            <text:p>351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15646" table:number-columns-spanned="1" table:number-rows-spanned="2" table:style-name="ce8">
            <text:p>15,6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846" table:number-columns-spanned="1" table:number-rows-spanned="2" table:style-name="ce8">
            <text:p>4,846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5075" table:number-columns-spanned="1" table:number-rows-spanned="2" table:style-name="ce8">
            <text:p>5,075</text:p>
          </table:table-cell>
          <table:table-cell office:value-type="float" office:value="1412" table:number-columns-spanned="1" table:number-rows-spanned="2" table:style-name="ce8">
            <text:p>1,412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2117" table:number-columns-spanned="1" table:number-rows-spanned="2" table:style-name="ce8">
            <text:p>2,117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403" table:number-columns-spanned="1" table:number-rows-spanned="2" table:style-name="ce9">
            <text:p>403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75" table:number-columns-spanned="1" table:number-rows-spanned="2" table:style-name="ce8">
            <text:p>5,0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858" table:number-columns-spanned="1" table:number-rows-spanned="2" table:style-name="ce8">
            <text:p>5,858</text:p>
          </table:table-cell>
          <table:table-cell office:value-type="float" office:value="2892" table:number-columns-spanned="1" table:number-rows-spanned="2" table:style-name="ce8">
            <text:p>2,892</text:p>
          </table:table-cell>
          <table:table-cell office:value-type="float" office:value="8750" table:number-columns-spanned="1" table:number-rows-spanned="2" table:style-name="ce8">
            <text:p>8,750</text:p>
          </table:table-cell>
          <table:table-cell office:value-type="float" office:value="3123" table:number-columns-spanned="1" table:number-rows-spanned="2" table:style-name="ce8">
            <text:p>3,123</text:p>
          </table:table-cell>
          <table:table-cell office:value-type="float" office:value="1556" table:number-columns-spanned="1" table:number-rows-spanned="2" table:style-name="ce8">
            <text:p>1,556</text:p>
          </table:table-cell>
          <table:table-cell office:value-type="float" office:value="859" table:number-columns-spanned="1" table:number-rows-spanned="2" table:style-name="ce9">
            <text:p>859</text:p>
          </table:table-cell>
          <table:table-cell office:value-type="float" office:value="325" table:number-columns-spanned="1" table:number-rows-spanned="2" table:style-name="ce9">
            <text:p>325</text:p>
          </table:table-cell>
          <table:table-cell office:value-type="float" office:value="1036" table:number-columns-spanned="1" table:number-rows-spanned="2" table:style-name="ce8">
            <text:p>1,036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148" table:number-columns-spanned="1" table:number-rows-spanned="2" table:style-name="ce9">
            <text:p>148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721" table:number-columns-spanned="1" table:number-rows-spanned="2" table:style-name="ce9">
            <text:p>721</text:p>
          </table:table-cell>
          <table:table-cell office:value-type="float" office:value="525" table:number-columns-spanned="1" table:number-rows-spanned="2" table:style-name="ce9">
            <text:p>525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750" table:number-columns-spanned="1" table:number-rows-spanned="2" table:style-name="ce8">
            <text:p>8,7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6685" table:number-columns-spanned="1" table:number-rows-spanned="2" table:style-name="ce8">
            <text:p>16,685</text:p>
          </table:table-cell>
          <table:table-cell office:value-type="float" office:value="6846" table:number-columns-spanned="1" table:number-rows-spanned="2" table:style-name="ce8">
            <text:p>6,846</text:p>
          </table:table-cell>
          <table:table-cell office:value-type="float" office:value="23531" table:number-columns-spanned="1" table:number-rows-spanned="2" table:style-name="ce8">
            <text:p>23,531</text:p>
          </table:table-cell>
          <table:table-cell office:value-type="float" office:value="1717" table:number-columns-spanned="1" table:number-rows-spanned="2" table:style-name="ce8">
            <text:p>1,717</text:p>
          </table:table-cell>
          <table:table-cell office:value-type="float" office:value="4218" table:number-columns-spanned="1" table:number-rows-spanned="2" table:style-name="ce8">
            <text:p>4,218</text:p>
          </table:table-cell>
          <table:table-cell office:value-type="float" office:value="8051" table:number-columns-spanned="1" table:number-rows-spanned="2" table:style-name="ce8">
            <text:p>8,051</text:p>
          </table:table-cell>
          <table:table-cell office:value-type="float" office:value="554" table:number-columns-spanned="1" table:number-rows-spanned="2" table:style-name="ce9">
            <text:p>554</text:p>
          </table:table-cell>
          <table:table-cell office:value-type="float" office:value="1865" table:number-columns-spanned="1" table:number-rows-spanned="2" table:style-name="ce8">
            <text:p>1,865</text:p>
          </table:table-cell>
          <table:table-cell office:value-type="float" office:value="1594" table:number-columns-spanned="1" table:number-rows-spanned="2" table:style-name="ce8">
            <text:p>1,594</text:p>
          </table:table-cell>
          <table:table-cell office:value-type="float" office:value="277" table:number-columns-spanned="1" table:number-rows-spanned="2" table:style-name="ce9">
            <text:p>277</text:p>
          </table:table-cell>
          <table:table-cell office:value-type="float" office:value="1302" table:number-columns-spanned="1" table:number-rows-spanned="2" table:style-name="ce8">
            <text:p>1,302</text:p>
          </table:table-cell>
          <table:table-cell office:value-type="float" office:value="2831" table:number-columns-spanned="1" table:number-rows-spanned="2" table:style-name="ce8">
            <text:p>2,831</text:p>
          </table:table-cell>
          <table:table-cell office:value-type="float" office:value="580" table:number-columns-spanned="1" table:number-rows-spanned="2" table:style-name="ce9">
            <text:p>580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316" table:number-columns-spanned="1" table:number-rows-spanned="2" table:style-name="ce9">
            <text:p>3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531" table:number-columns-spanned="1" table:number-rows-spanned="2" table:style-name="ce8">
            <text:p>23,5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18412" table:number-columns-spanned="1" table:number-rows-spanned="2" table:style-name="ce8">
            <text:p>18,412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18528" table:number-columns-spanned="1" table:number-rows-spanned="2" table:style-name="ce8">
            <text:p>18,528</text:p>
          </table:table-cell>
          <table:table-cell office:value-type="float" office:value="996" table:number-columns-spanned="1" table:number-rows-spanned="2" table:style-name="ce9">
            <text:p>996</text:p>
          </table:table-cell>
          <table:table-cell office:value-type="float" office:value="350" table:number-columns-spanned="1" table:number-rows-spanned="2" table:style-name="ce9">
            <text:p>350</text:p>
          </table:table-cell>
          <table:table-cell office:value-type="float" office:value="14962" table:number-columns-spanned="1" table:number-rows-spanned="2" table:style-name="ce8">
            <text:p>14,962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576" table:number-columns-spanned="1" table:number-rows-spanned="2" table:style-name="ce9">
            <text:p>576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350" table:number-columns-spanned="1" table:number-rows-spanned="2" table:style-name="ce9">
            <text:p>350</text:p>
          </table:table-cell>
          <table:table-cell office:value-type="float" office:value="254" table:number-columns-spanned="1" table:number-rows-spanned="2" table:style-name="ce9">
            <text:p>254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528" table:number-columns-spanned="1" table:number-rows-spanned="2" table:style-name="ce8">
            <text:p>18,5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7154" table:number-columns-spanned="1" table:number-rows-spanned="2" table:style-name="ce8">
            <text:p>17,154</text:p>
          </table:table-cell>
          <table:table-cell office:value-type="float" office:value="1723" table:number-columns-spanned="1" table:number-rows-spanned="2" table:style-name="ce8">
            <text:p>1,723</text:p>
          </table:table-cell>
          <table:table-cell office:value-type="float" office:value="18877" table:number-columns-spanned="1" table:number-rows-spanned="2" table:style-name="ce8">
            <text:p>18,877</text:p>
          </table:table-cell>
          <table:table-cell office:value-type="float" office:value="3917" table:number-columns-spanned="1" table:number-rows-spanned="2" table:style-name="ce8">
            <text:p>3,917</text:p>
          </table:table-cell>
          <table:table-cell office:value-type="float" office:value="1881" table:number-columns-spanned="1" table:number-rows-spanned="2" table:style-name="ce8">
            <text:p>1,881</text:p>
          </table:table-cell>
          <table:table-cell office:value-type="float" office:value="3329" table:number-columns-spanned="1" table:number-rows-spanned="2" table:style-name="ce8">
            <text:p>3,329</text:p>
          </table:table-cell>
          <table:table-cell office:value-type="float" office:value="1163" table:number-columns-spanned="1" table:number-rows-spanned="2" table:style-name="ce8">
            <text:p>1,163</text:p>
          </table:table-cell>
          <table:table-cell office:value-type="float" office:value="797" table:number-columns-spanned="1" table:number-rows-spanned="2" table:style-name="ce9">
            <text:p>797</text:p>
          </table:table-cell>
          <table:table-cell office:value-type="float" office:value="391" table:number-columns-spanned="1" table:number-rows-spanned="2" table:style-name="ce9">
            <text:p>391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1114" table:number-columns-spanned="1" table:number-rows-spanned="2" table:style-name="ce8">
            <text:p>1,114</text:p>
          </table:table-cell>
          <table:table-cell office:value-type="float" office:value="2102" table:number-columns-spanned="1" table:number-rows-spanned="2" table:style-name="ce8">
            <text:p>2,102</text:p>
          </table:table-cell>
          <table:table-cell office:value-type="float" office:value="2307" table:number-columns-spanned="1" table:number-rows-spanned="2" table:style-name="ce8">
            <text:p>2,307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1338" table:number-columns-spanned="1" table:number-rows-spanned="2" table:style-name="ce8">
            <text:p>1,3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877" table:number-columns-spanned="1" table:number-rows-spanned="2" table:style-name="ce8">
            <text:p>18,8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2396" table:number-columns-spanned="1" table:number-rows-spanned="2" table:style-name="ce8">
            <text:p>12,396</text:p>
          </table:table-cell>
          <table:table-cell office:value-type="float" office:value="6504" table:number-columns-spanned="1" table:number-rows-spanned="2" table:style-name="ce8">
            <text:p>6,504</text:p>
          </table:table-cell>
          <table:table-cell office:value-type="float" office:value="18900" table:number-columns-spanned="1" table:number-rows-spanned="2" table:style-name="ce8">
            <text:p>18,900</text:p>
          </table:table-cell>
          <table:table-cell office:value-type="float" office:value="1531" table:number-columns-spanned="1" table:number-rows-spanned="2" table:style-name="ce8">
            <text:p>1,531</text:p>
          </table:table-cell>
          <table:table-cell office:value-type="float" office:value="2268" table:number-columns-spanned="1" table:number-rows-spanned="2" table:style-name="ce8">
            <text:p>2,268</text:p>
          </table:table-cell>
          <table:table-cell office:value-type="float" office:value="1217" table:number-columns-spanned="1" table:number-rows-spanned="2" table:style-name="ce8">
            <text:p>1,217</text:p>
          </table:table-cell>
          <table:table-cell office:value-type="float" office:value="1614" table:number-columns-spanned="1" table:number-rows-spanned="2" table:style-name="ce8">
            <text:p>1,614</text:p>
          </table:table-cell>
          <table:table-cell office:value-type="float" office:value="789" table:number-columns-spanned="1" table:number-rows-spanned="2" table:style-name="ce9">
            <text:p>789</text:p>
          </table:table-cell>
          <table:table-cell office:value-type="float" office:value="530" table:number-columns-spanned="1" table:number-rows-spanned="2" table:style-name="ce9">
            <text:p>53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1212" table:number-columns-spanned="1" table:number-rows-spanned="2" table:style-name="ce8">
            <text:p>1,212</text:p>
          </table:table-cell>
          <table:table-cell office:value-type="float" office:value="5869" table:number-columns-spanned="1" table:number-rows-spanned="2" table:style-name="ce8">
            <text:p>5,869</text:p>
          </table:table-cell>
          <table:table-cell office:value-type="float" office:value="2430" table:number-columns-spanned="1" table:number-rows-spanned="2" table:style-name="ce8">
            <text:p>2,430</text:p>
          </table:table-cell>
          <table:table-cell office:value-type="float" office:value="348" table:number-columns-spanned="1" table:number-rows-spanned="2" table:style-name="ce9">
            <text:p>348</text:p>
          </table:table-cell>
          <table:table-cell office:value-type="float" office:value="968" table:number-columns-spanned="1" table:number-rows-spanned="2" table:style-name="ce9">
            <text:p>96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900" table:number-columns-spanned="1" table:number-rows-spanned="2" table:style-name="ce8">
            <text:p>18,9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2424" table:number-columns-spanned="1" table:number-rows-spanned="2" table:style-name="ce8">
            <text:p>22,424</text:p>
          </table:table-cell>
          <table:table-cell office:value-type="float" office:value="2430" table:number-columns-spanned="1" table:number-rows-spanned="2" table:style-name="ce8">
            <text:p>2,430</text:p>
          </table:table-cell>
          <table:table-cell office:value-type="float" office:value="24854" table:number-columns-spanned="1" table:number-rows-spanned="2" table:style-name="ce8">
            <text:p>24,854</text:p>
          </table:table-cell>
          <table:table-cell office:value-type="float" office:value="4135" table:number-columns-spanned="1" table:number-rows-spanned="2" table:style-name="ce8">
            <text:p>4,135</text:p>
          </table:table-cell>
          <table:table-cell office:value-type="float" office:value="1130" table:number-columns-spanned="1" table:number-rows-spanned="2" table:style-name="ce8">
            <text:p>1,130</text:p>
          </table:table-cell>
          <table:table-cell office:value-type="float" office:value="13677" table:number-columns-spanned="1" table:number-rows-spanned="2" table:style-name="ce8">
            <text:p>13,677</text:p>
          </table:table-cell>
          <table:table-cell office:value-type="float" office:value="1410" table:number-columns-spanned="1" table:number-rows-spanned="2" table:style-name="ce8">
            <text:p>1,410</text:p>
          </table:table-cell>
          <table:table-cell office:value-type="float" office:value="1266" table:number-columns-spanned="1" table:number-rows-spanned="2" table:style-name="ce8">
            <text:p>1,266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419" table:number-columns-spanned="1" table:number-rows-spanned="2" table:style-name="ce9">
            <text:p>419</text:p>
          </table:table-cell>
          <table:table-cell office:value-type="float" office:value="1482" table:number-columns-spanned="1" table:number-rows-spanned="2" table:style-name="ce8">
            <text:p>1,482</text:p>
          </table:table-cell>
          <table:table-cell office:value-type="float" office:value="662" table:number-columns-spanned="1" table:number-rows-spanned="2" table:style-name="ce9">
            <text:p>662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854" table:number-columns-spanned="1" table:number-rows-spanned="2" table:style-name="ce8">
            <text:p>24,8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402" table:number-columns-spanned="1" table:number-rows-spanned="2" table:style-name="ce8">
            <text:p>9,402</text:p>
          </table:table-cell>
          <table:table-cell office:value-type="float" office:value="1319" table:number-columns-spanned="1" table:number-rows-spanned="2" table:style-name="ce8">
            <text:p>1,319</text:p>
          </table:table-cell>
          <table:table-cell office:value-type="float" office:value="10721" table:number-columns-spanned="1" table:number-rows-spanned="2" table:style-name="ce8">
            <text:p>10,721</text:p>
          </table:table-cell>
          <table:table-cell office:value-type="float" office:value="1977" table:number-columns-spanned="1" table:number-rows-spanned="2" table:style-name="ce8">
            <text:p>1,977</text:p>
          </table:table-cell>
          <table:table-cell office:value-type="float" office:value="1278" table:number-columns-spanned="1" table:number-rows-spanned="2" table:style-name="ce8">
            <text:p>1,278</text:p>
          </table:table-cell>
          <table:table-cell office:value-type="float" office:value="2749" table:number-columns-spanned="1" table:number-rows-spanned="2" table:style-name="ce8">
            <text:p>2,749</text:p>
          </table:table-cell>
          <table:table-cell office:value-type="float" office:value="365" table:number-columns-spanned="1" table:number-rows-spanned="2" table:style-name="ce9">
            <text:p>365</text:p>
          </table:table-cell>
          <table:table-cell office:value-type="float" office:value="1446" table:number-columns-spanned="1" table:number-rows-spanned="2" table:style-name="ce8">
            <text:p>1,446</text:p>
          </table:table-cell>
          <table:table-cell office:value-type="float" office:value="455" table:number-columns-spanned="1" table:number-rows-spanned="2" table:style-name="ce9">
            <text:p>455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994" table:number-columns-spanned="1" table:number-rows-spanned="2" table:style-name="ce9">
            <text:p>994</text:p>
          </table:table-cell>
          <table:table-cell office:value-type="float" office:value="767" table:number-columns-spanned="1" table:number-rows-spanned="2" table:style-name="ce9">
            <text:p>767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356" table:number-columns-spanned="1" table:number-rows-spanned="2" table:style-name="ce9">
            <text:p>35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721" table:number-columns-spanned="1" table:number-rows-spanned="2" table:style-name="ce8">
            <text:p>10,7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100" table:number-columns-spanned="1" table:number-rows-spanned="2" table:style-name="ce8">
            <text:p>7,100</text:p>
          </table:table-cell>
          <table:table-cell office:value-type="float" office:value="1528" table:number-columns-spanned="1" table:number-rows-spanned="2" table:style-name="ce8">
            <text:p>1,528</text:p>
          </table:table-cell>
          <table:table-cell office:value-type="float" office:value="8628" table:number-columns-spanned="1" table:number-rows-spanned="2" table:style-name="ce8">
            <text:p>8,628</text:p>
          </table:table-cell>
          <table:table-cell office:value-type="float" office:value="2098" table:number-columns-spanned="1" table:number-rows-spanned="2" table:style-name="ce8">
            <text:p>2,098</text:p>
          </table:table-cell>
          <table:table-cell office:value-type="float" office:value="1236" table:number-columns-spanned="1" table:number-rows-spanned="2" table:style-name="ce8">
            <text:p>1,236</text:p>
          </table:table-cell>
          <table:table-cell office:value-type="float" office:value="642" table:number-columns-spanned="1" table:number-rows-spanned="2" table:style-name="ce9">
            <text:p>642</text:p>
          </table:table-cell>
          <table:table-cell office:value-type="float" office:value="578" table:number-columns-spanned="1" table:number-rows-spanned="2" table:style-name="ce9">
            <text:p>578</text:p>
          </table:table-cell>
          <table:table-cell office:value-type="float" office:value="788" table:number-columns-spanned="1" table:number-rows-spanned="2" table:style-name="ce9">
            <text:p>788</text:p>
          </table:table-cell>
          <table:table-cell office:value-type="float" office:value="383" table:number-columns-spanned="1" table:number-rows-spanned="2" table:style-name="ce9">
            <text:p>383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402" table:number-columns-spanned="1" table:number-rows-spanned="2" table:style-name="ce9">
            <text:p>402</text:p>
          </table:table-cell>
          <table:table-cell office:value-type="float" office:value="1801" table:number-columns-spanned="1" table:number-rows-spanned="2" table:style-name="ce8">
            <text:p>1,801</text:p>
          </table:table-cell>
          <table:table-cell office:value-type="float" office:value="378" table:number-columns-spanned="1" table:number-rows-spanned="2" table:style-name="ce9">
            <text:p>378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628" table:number-columns-spanned="1" table:number-rows-spanned="2" table:style-name="ce8">
            <text:p>8,6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822" table:number-columns-spanned="1" table:number-rows-spanned="2" table:style-name="ce8">
            <text:p>2,822</text:p>
          </table:table-cell>
          <table:table-cell office:value-type="float" office:value="594" table:number-columns-spanned="1" table:number-rows-spanned="2" table:style-name="ce9">
            <text:p>594</text:p>
          </table:table-cell>
          <table:table-cell office:value-type="float" office:value="3416" table:number-columns-spanned="1" table:number-rows-spanned="2" table:style-name="ce8">
            <text:p>3,416</text:p>
          </table:table-cell>
          <table:table-cell office:value-type="float" office:value="1485" table:number-columns-spanned="1" table:number-rows-spanned="2" table:style-name="ce8">
            <text:p>1,485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257" table:number-columns-spanned="1" table:number-rows-spanned="2" table:style-name="ce9">
            <text:p>257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348" table:number-columns-spanned="1" table:number-rows-spanned="2" table:style-name="ce9">
            <text:p>348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16" table:number-columns-spanned="1" table:number-rows-spanned="2" table:style-name="ce8">
            <text:p>3,4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946" table:number-columns-spanned="1" table:number-rows-spanned="2" table:style-name="ce8">
            <text:p>8,946</text:p>
          </table:table-cell>
          <table:table-cell office:value-type="float" office:value="3834" table:number-columns-spanned="1" table:number-rows-spanned="2" table:style-name="ce8">
            <text:p>3,834</text:p>
          </table:table-cell>
          <table:table-cell office:value-type="float" office:value="12780" table:number-columns-spanned="1" table:number-rows-spanned="2" table:style-name="ce8">
            <text:p>12,780</text:p>
          </table:table-cell>
          <table:table-cell office:value-type="float" office:value="1358" table:number-columns-spanned="1" table:number-rows-spanned="2" table:style-name="ce8">
            <text:p>1,358</text:p>
          </table:table-cell>
          <table:table-cell office:value-type="float" office:value="1979" table:number-columns-spanned="1" table:number-rows-spanned="2" table:style-name="ce8">
            <text:p>1,979</text:p>
          </table:table-cell>
          <table:table-cell office:value-type="float" office:value="1132" table:number-columns-spanned="1" table:number-rows-spanned="2" table:style-name="ce8">
            <text:p>1,132</text:p>
          </table:table-cell>
          <table:table-cell office:value-type="float" office:value="1624" table:number-columns-spanned="1" table:number-rows-spanned="2" table:style-name="ce8">
            <text:p>1,624</text:p>
          </table:table-cell>
          <table:table-cell office:value-type="float" office:value="2009" table:number-columns-spanned="1" table:number-rows-spanned="2" table:style-name="ce8">
            <text:p>2,009</text:p>
          </table:table-cell>
          <table:table-cell office:value-type="float" office:value="721" table:number-columns-spanned="1" table:number-rows-spanned="2" table:style-name="ce9">
            <text:p>721</text:p>
          </table:table-cell>
          <table:table-cell office:value-type="float" office:value="170" table:number-columns-spanned="1" table:number-rows-spanned="2" table:style-name="ce9">
            <text:p>170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2023" table:number-columns-spanned="1" table:number-rows-spanned="2" table:style-name="ce8">
            <text:p>2,023</text:p>
          </table:table-cell>
          <table:table-cell office:value-type="float" office:value="547" table:number-columns-spanned="1" table:number-rows-spanned="2" table:style-name="ce9">
            <text:p>547</text:p>
          </table:table-cell>
          <table:table-cell office:value-type="float" office:value="237" table:number-columns-spanned="1" table:number-rows-spanned="2" table:style-name="ce9">
            <text:p>237</text:p>
          </table:table-cell>
          <table:table-cell office:value-type="float" office:value="842" table:number-columns-spanned="1" table:number-rows-spanned="2" table:style-name="ce9">
            <text:p>8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780" table:number-columns-spanned="1" table:number-rows-spanned="2" table:style-name="ce8">
            <text:p>12,7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742" table:number-columns-spanned="1" table:number-rows-spanned="2" table:style-name="ce8">
            <text:p>5,742</text:p>
          </table:table-cell>
          <table:table-cell office:value-type="float" office:value="1759" table:number-columns-spanned="1" table:number-rows-spanned="2" table:style-name="ce8">
            <text:p>1,759</text:p>
          </table:table-cell>
          <table:table-cell office:value-type="float" office:value="7501" table:number-columns-spanned="1" table:number-rows-spanned="2" table:style-name="ce8">
            <text:p>7,501</text:p>
          </table:table-cell>
          <table:table-cell office:value-type="float" office:value="527" table:number-columns-spanned="1" table:number-rows-spanned="2" table:style-name="ce9">
            <text:p>527</text:p>
          </table:table-cell>
          <table:table-cell office:value-type="float" office:value="1526" table:number-columns-spanned="1" table:number-rows-spanned="2" table:style-name="ce8">
            <text:p>1,526</text:p>
          </table:table-cell>
          <table:table-cell office:value-type="float" office:value="861" table:number-columns-spanned="1" table:number-rows-spanned="2" table:style-name="ce9">
            <text:p>861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office:value-type="float" office:value="713" table:number-columns-spanned="1" table:number-rows-spanned="2" table:style-name="ce9">
            <text:p>713</text:p>
          </table:table-cell>
          <table:table-cell office:value-type="float" office:value="562" table:number-columns-spanned="1" table:number-rows-spanned="2" table:style-name="ce9">
            <text:p>562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83" table:number-columns-spanned="1" table:number-rows-spanned="2" table:style-name="ce9">
            <text:p>283</text:p>
          </table:table-cell>
          <table:table-cell office:value-type="float" office:value="2045" table:number-columns-spanned="1" table:number-rows-spanned="2" table:style-name="ce8">
            <text:p>2,045</text:p>
          </table:table-cell>
          <table:table-cell office:value-type="float" office:value="254" table:number-columns-spanned="1" table:number-rows-spanned="2" table:style-name="ce9">
            <text:p>254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501" table:number-columns-spanned="1" table:number-rows-spanned="2" table:style-name="ce8">
            <text:p>7,5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5049" table:number-columns-spanned="1" table:number-rows-spanned="2" table:style-name="ce8">
            <text:p>5,049</text:p>
          </table:table-cell>
          <table:table-cell office:value-type="float" office:value="5227" table:number-columns-spanned="1" table:number-rows-spanned="2" table:style-name="ce8">
            <text:p>5,227</text:p>
          </table:table-cell>
          <table:table-cell office:value-type="float" office:value="10276" table:number-columns-spanned="1" table:number-rows-spanned="2" table:style-name="ce8">
            <text:p>10,276</text:p>
          </table:table-cell>
          <table:table-cell office:value-type="float" office:value="1471" table:number-columns-spanned="1" table:number-rows-spanned="2" table:style-name="ce8">
            <text:p>1,471</text:p>
          </table:table-cell>
          <table:table-cell office:value-type="float" office:value="1666" table:number-columns-spanned="1" table:number-rows-spanned="2" table:style-name="ce8">
            <text:p>1,666</text:p>
          </table:table-cell>
          <table:table-cell office:value-type="float" office:value="4704" table:number-columns-spanned="1" table:number-rows-spanned="2" table:style-name="ce8">
            <text:p>4,704</text:p>
          </table:table-cell>
          <table:table-cell office:value-type="float" office:value="452" table:number-columns-spanned="1" table:number-rows-spanned="2" table:style-name="ce9">
            <text:p>452</text:p>
          </table:table-cell>
          <table:table-cell office:value-type="float" office:value="705" table:number-columns-spanned="1" table:number-rows-spanned="2" table:style-name="ce9">
            <text:p>705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486" table:number-columns-spanned="1" table:number-rows-spanned="2" table:style-name="ce9">
            <text:p>486</text:p>
          </table:table-cell>
          <table:table-cell office:value-type="float" office:value="335" table:number-columns-spanned="1" table:number-rows-spanned="2" table:style-name="ce9">
            <text:p>335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276" table:number-columns-spanned="1" table:number-rows-spanned="2" table:style-name="ce8">
            <text:p>10,2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508" table:number-columns-spanned="1" table:number-rows-spanned="2" table:style-name="ce8">
            <text:p>5,508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5601" table:number-columns-spanned="1" table:number-rows-spanned="2" table:style-name="ce8">
            <text:p>5,601</text:p>
          </table:table-cell>
          <table:table-cell office:value-type="float" office:value="1367" table:number-columns-spanned="1" table:number-rows-spanned="2" table:style-name="ce8">
            <text:p>1,367</text:p>
          </table:table-cell>
          <table:table-cell office:value-type="float" office:value="1215" table:number-columns-spanned="1" table:number-rows-spanned="2" table:style-name="ce8">
            <text:p>1,215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1092" table:number-columns-spanned="1" table:number-rows-spanned="2" table:style-name="ce8">
            <text:p>1,092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48" table:number-columns-spanned="1" table:number-rows-spanned="2" table:style-name="ce9">
            <text:p>148</text:p>
          </table:table-cell>
          <table:table-cell office:value-type="float" office:value="853" table:number-columns-spanned="1" table:number-rows-spanned="2" table:style-name="ce9">
            <text:p>853</text:p>
          </table:table-cell>
          <table:table-cell office:value-type="float" office:value="168" table:number-columns-spanned="1" table:number-rows-spanned="2" table:style-name="ce9">
            <text:p>168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01" table:number-columns-spanned="1" table:number-rows-spanned="2" table:style-name="ce8">
            <text:p>5,6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4515" table:number-columns-spanned="1" table:number-rows-spanned="2" table:style-name="ce8">
            <text:p>14,515</text:p>
          </table:table-cell>
          <table:table-cell office:value-type="float" office:value="878" table:number-columns-spanned="1" table:number-rows-spanned="2" table:style-name="ce9">
            <text:p>878</text:p>
          </table:table-cell>
          <table:table-cell office:value-type="float" office:value="15393" table:number-columns-spanned="1" table:number-rows-spanned="2" table:style-name="ce8">
            <text:p>15,393</text:p>
          </table:table-cell>
          <table:table-cell office:value-type="float" office:value="1631" table:number-columns-spanned="1" table:number-rows-spanned="2" table:style-name="ce8">
            <text:p>1,631</text:p>
          </table:table-cell>
          <table:table-cell office:value-type="float" office:value="3634" table:number-columns-spanned="1" table:number-rows-spanned="2" table:style-name="ce8">
            <text:p>3,634</text:p>
          </table:table-cell>
          <table:table-cell office:value-type="float" office:value="1183" table:number-columns-spanned="1" table:number-rows-spanned="2" table:style-name="ce8">
            <text:p>1,183</text:p>
          </table:table-cell>
          <table:table-cell office:value-type="float" office:value="568" table:number-columns-spanned="1" table:number-rows-spanned="2" table:style-name="ce9">
            <text:p>568</text:p>
          </table:table-cell>
          <table:table-cell office:value-type="float" office:value="2944" table:number-columns-spanned="1" table:number-rows-spanned="2" table:style-name="ce8">
            <text:p>2,944</text:p>
          </table:table-cell>
          <table:table-cell office:value-type="float" office:value="807" table:number-columns-spanned="1" table:number-rows-spanned="2" table:style-name="ce9">
            <text:p>807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433" table:number-columns-spanned="1" table:number-rows-spanned="2" table:style-name="ce9">
            <text:p>433</text:p>
          </table:table-cell>
          <table:table-cell office:value-type="float" office:value="2797" table:number-columns-spanned="1" table:number-rows-spanned="2" table:style-name="ce8">
            <text:p>2,797</text:p>
          </table:table-cell>
          <table:table-cell office:value-type="float" office:value="667" table:number-columns-spanned="1" table:number-rows-spanned="2" table:style-name="ce9">
            <text:p>667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393" table:number-columns-spanned="1" table:number-rows-spanned="2" table:style-name="ce8">
            <text:p>15,3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551" table:number-columns-spanned="1" table:number-rows-spanned="2" table:style-name="ce9">
            <text:p>551</text:p>
          </table:table-cell>
          <table:table-cell office:value-type="float" office:value="236" table:number-columns-spanned="1" table:number-rows-spanned="2" table:style-name="ce9">
            <text:p>236</text:p>
          </table:table-cell>
          <table:table-cell office:value-type="float" office:value="787" table:number-columns-spanned="1" table:number-rows-spanned="2" table:style-name="ce9">
            <text:p>787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408" table:number-columns-spanned="1" table:number-rows-spanned="2" table:style-name="ce9">
            <text:p>40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87" table:number-columns-spanned="1" table:number-rows-spanned="2" table:style-name="ce9">
            <text:p>7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7372" table:number-columns-spanned="1" table:number-rows-spanned="2" table:style-name="ce8">
            <text:p>7,372</text:p>
          </table:table-cell>
          <table:table-cell office:value-type="float" office:value="7612" table:number-columns-spanned="1" table:number-rows-spanned="2" table:style-name="ce8">
            <text:p>7,612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3699" table:number-columns-spanned="1" table:number-rows-spanned="2" table:style-name="ce8">
            <text:p>3,699</text:p>
          </table:table-cell>
          <table:table-cell office:value-type="float" office:value="2163" table:number-columns-spanned="1" table:number-rows-spanned="2" table:style-name="ce8">
            <text:p>2,163</text:p>
          </table:table-cell>
          <table:table-cell office:value-type="float" office:value="109" table:number-columns-spanned="1" table:number-rows-spanned="2" table:style-name="ce9">
            <text:p>109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477" table:number-columns-spanned="1" table:number-rows-spanned="2" table:style-name="ce9">
            <text:p>477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571" table:number-columns-spanned="1" table:number-rows-spanned="2" table:style-name="ce9">
            <text:p>5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12" table:number-columns-spanned="1" table:number-rows-spanned="2" table:style-name="ce8">
            <text:p>7,6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7025" table:number-columns-spanned="1" table:number-rows-spanned="2" table:style-name="ce8">
            <text:p>7,025</text:p>
          </table:table-cell>
          <table:table-cell office:value-type="float" office:value="2239" table:number-columns-spanned="1" table:number-rows-spanned="2" table:style-name="ce8">
            <text:p>2,239</text:p>
          </table:table-cell>
          <table:table-cell office:value-type="float" office:value="9264" table:number-columns-spanned="1" table:number-rows-spanned="2" table:style-name="ce8">
            <text:p>9,264</text:p>
          </table:table-cell>
          <table:table-cell office:value-type="float" office:value="981" table:number-columns-spanned="1" table:number-rows-spanned="2" table:style-name="ce9">
            <text:p>981</text:p>
          </table:table-cell>
          <table:table-cell office:value-type="float" office:value="1585" table:number-columns-spanned="1" table:number-rows-spanned="2" table:style-name="ce8">
            <text:p>1,585</text:p>
          </table:table-cell>
          <table:table-cell office:value-type="float" office:value="5851" table:number-columns-spanned="1" table:number-rows-spanned="2" table:style-name="ce8">
            <text:p>5,851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93" table:number-columns-spanned="1" table:number-rows-spanned="2" table:style-name="ce9">
            <text:p>39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264" table:number-columns-spanned="1" table:number-rows-spanned="2" table:style-name="ce8">
            <text:p>9,2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532" table:number-columns-spanned="1" table:number-rows-spanned="2" table:style-name="ce9">
            <text:p>532</text:p>
          </table:table-cell>
          <table:table-cell office:value-type="float" office:value="4986" table:number-columns-spanned="1" table:number-rows-spanned="2" table:style-name="ce8">
            <text:p>4,986</text:p>
          </table:table-cell>
          <table:table-cell office:value-type="float" office:value="5518" table:number-columns-spanned="1" table:number-rows-spanned="2" table:style-name="ce8">
            <text:p>5,518</text:p>
          </table:table-cell>
          <table:table-cell office:value-type="float" office:value="532" table:number-columns-spanned="1" table:number-rows-spanned="2" table:style-name="ce9">
            <text:p>532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3394" table:number-columns-spanned="1" table:number-rows-spanned="2" table:style-name="ce8">
            <text:p>3,394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302" table:number-columns-spanned="1" table:number-rows-spanned="2" table:style-name="ce8">
            <text:p>1,302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5518" table:number-columns-spanned="1" table:number-rows-spanned="2" table:style-name="ce8">
            <text:p>5,5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347" table:number-columns-spanned="1" table:number-rows-spanned="2" table:style-name="ce8">
            <text:p>1,347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1480" table:number-columns-spanned="1" table:number-rows-spanned="2" table:style-name="ce8">
            <text:p>1,480</text:p>
          </table:table-cell>
          <table:table-cell office:value-type="float" office:value="803" table:number-columns-spanned="1" table:number-rows-spanned="2" table:style-name="ce9">
            <text:p>803</text:p>
          </table:table-cell>
          <table:table-cell office:value-type="float" office:value="283" table:number-columns-spanned="1" table:number-rows-spanned="2" table:style-name="ce9">
            <text:p>283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80" table:number-columns-spanned="1" table:number-rows-spanned="2" table:style-name="ce8">
            <text:p>1,4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835" table:number-columns-spanned="1" table:number-rows-spanned="2" table:style-name="ce9">
            <text:p>835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956" table:number-columns-spanned="1" table:number-rows-spanned="2" table:style-name="ce9">
            <text:p>956</text:p>
          </table:table-cell>
          <table:table-cell office:value-type="float" office:value="233" table:number-columns-spanned="1" table:number-rows-spanned="2" table:style-name="ce9">
            <text:p>233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6" table:number-columns-spanned="1" table:number-rows-spanned="2" table:style-name="ce9">
            <text:p>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902" table:number-columns-spanned="1" table:number-rows-spanned="2" table:style-name="ce8">
            <text:p>3,902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3986" table:number-columns-spanned="1" table:number-rows-spanned="2" table:style-name="ce8">
            <text:p>3,986</text:p>
          </table:table-cell>
          <table:table-cell office:value-type="float" office:value="696" table:number-columns-spanned="1" table:number-rows-spanned="2" table:style-name="ce9">
            <text:p>696</text:p>
          </table:table-cell>
          <table:table-cell office:value-type="float" office:value="2826" table:number-columns-spanned="1" table:number-rows-spanned="2" table:style-name="ce8">
            <text:p>2,826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986" table:number-columns-spanned="1" table:number-rows-spanned="2" table:style-name="ce8">
            <text:p>3,9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212" table:number-columns-spanned="1" table:number-rows-spanned="2" table:style-name="ce8">
            <text:p>3,212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3364" table:number-columns-spanned="1" table:number-rows-spanned="2" table:style-name="ce8">
            <text:p>3,364</text:p>
          </table:table-cell>
          <table:table-cell office:value-type="float" office:value="442" table:number-columns-spanned="1" table:number-rows-spanned="2" table:style-name="ce9">
            <text:p>442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433" table:number-columns-spanned="1" table:number-rows-spanned="2" table:style-name="ce9">
            <text:p>433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688" table:number-columns-spanned="1" table:number-rows-spanned="2" table:style-name="ce9">
            <text:p>688</text:p>
          </table:table-cell>
          <table:table-cell office:value-type="float" office:value="148" table:number-columns-spanned="1" table:number-rows-spanned="2" table:style-name="ce9">
            <text:p>148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64" table:number-columns-spanned="1" table:number-rows-spanned="2" table:style-name="ce8">
            <text:p>3,3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023" table:number-columns-spanned="1" table:number-rows-spanned="2" table:style-name="ce8">
            <text:p>3,0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23" table:number-columns-spanned="1" table:number-rows-spanned="2" table:style-name="ce8">
            <text:p>3,023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290" table:number-columns-spanned="1" table:number-rows-spanned="2" table:style-name="ce9">
            <text:p>290</text:p>
          </table:table-cell>
          <table:table-cell office:value-type="float" office:value="1426" table:number-columns-spanned="1" table:number-rows-spanned="2" table:style-name="ce8">
            <text:p>1,426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180" table:number-columns-spanned="1" table:number-rows-spanned="2" table:style-name="ce9">
            <text:p>180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252" table:number-columns-spanned="1" table:number-rows-spanned="2" table:style-name="ce9">
            <text:p>252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23" table:number-columns-spanned="1" table:number-rows-spanned="2" table:style-name="ce8">
            <text:p>3,0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837" table:number-columns-spanned="1" table:number-rows-spanned="2" table:style-name="ce9">
            <text:p>837</text:p>
          </table:table-cell>
          <table:table-cell office:value-type="float" office:value="4120" table:number-columns-spanned="1" table:number-rows-spanned="2" table:style-name="ce8">
            <text:p>4,120</text:p>
          </table:table-cell>
          <table:table-cell office:value-type="float" office:value="4957" table:number-columns-spanned="1" table:number-rows-spanned="2" table:style-name="ce8">
            <text:p>4,957</text:p>
          </table:table-cell>
          <table:table-cell office:value-type="float" office:value="359" table:number-columns-spanned="1" table:number-rows-spanned="2" table:style-name="ce9">
            <text:p>359</text:p>
          </table:table-cell>
          <table:table-cell office:value-type="float" office:value="263" table:number-columns-spanned="1" table:number-rows-spanned="2" table:style-name="ce9">
            <text:p>263</text:p>
          </table:table-cell>
          <table:table-cell office:value-type="float" office:value="3421" table:number-columns-spanned="1" table:number-rows-spanned="2" table:style-name="ce8">
            <text:p>3,421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2" table:number-columns-spanned="1" table:number-rows-spanned="2" table:style-name="ce9">
            <text:p>45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4957" table:number-columns-spanned="1" table:number-rows-spanned="2" table:style-name="ce8">
            <text:p>4,9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3681" table:number-columns-spanned="1" table:number-rows-spanned="2" table:style-name="ce8">
            <text:p>13,681</text:p>
          </table:table-cell>
          <table:table-cell office:value-type="float" office:value="417" table:number-columns-spanned="1" table:number-rows-spanned="2" table:style-name="ce9">
            <text:p>417</text:p>
          </table:table-cell>
          <table:table-cell office:value-type="float" office:value="14098" table:number-columns-spanned="1" table:number-rows-spanned="2" table:style-name="ce8">
            <text:p>14,098</text:p>
          </table:table-cell>
          <table:table-cell office:value-type="float" office:value="671" table:number-columns-spanned="1" table:number-rows-spanned="2" table:style-name="ce9">
            <text:p>671</text:p>
          </table:table-cell>
          <table:table-cell office:value-type="float" office:value="1890" table:number-columns-spanned="1" table:number-rows-spanned="2" table:style-name="ce8">
            <text:p>1,890</text:p>
          </table:table-cell>
          <table:table-cell office:value-type="float" office:value="6338" table:number-columns-spanned="1" table:number-rows-spanned="2" table:style-name="ce8">
            <text:p>6,338</text:p>
          </table:table-cell>
          <table:table-cell office:value-type="float" office:value="1365" table:number-columns-spanned="1" table:number-rows-spanned="2" table:style-name="ce8">
            <text:p>1,365</text:p>
          </table:table-cell>
          <table:table-cell office:value-type="float" office:value="2475" table:number-columns-spanned="1" table:number-rows-spanned="2" table:style-name="ce8">
            <text:p>2,475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098" table:number-columns-spanned="1" table:number-rows-spanned="2" table:style-name="ce8">
            <text:p>14,0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293" table:number-columns-spanned="1" table:number-rows-spanned="2" table:style-name="ce8">
            <text:p>2,293</text:p>
          </table:table-cell>
          <table:table-cell office:value-type="float" office:value="1239" table:number-columns-spanned="1" table:number-rows-spanned="2" table:style-name="ce8">
            <text:p>1,239</text:p>
          </table:table-cell>
          <table:table-cell office:value-type="float" office:value="3532" table:number-columns-spanned="1" table:number-rows-spanned="2" table:style-name="ce8">
            <text:p>3,532</text:p>
          </table:table-cell>
          <table:table-cell office:value-type="float" office:value="1130" table:number-columns-spanned="1" table:number-rows-spanned="2" table:style-name="ce8">
            <text:p>1,130</text:p>
          </table:table-cell>
          <table:table-cell office:value-type="float" office:value="1160" table:number-columns-spanned="1" table:number-rows-spanned="2" table:style-name="ce8">
            <text:p>1,160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363" table:number-columns-spanned="1" table:number-rows-spanned="2" table:style-name="ce9">
            <text:p>363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32" table:number-columns-spanned="1" table:number-rows-spanned="2" table:style-name="ce8">
            <text:p>3,5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389" table:number-columns-spanned="1" table:number-rows-spanned="2" table:style-name="ce8">
            <text:p>2,389</text:p>
          </table:table-cell>
          <table:table-cell office:value-type="float" office:value="1230" table:number-columns-spanned="1" table:number-rows-spanned="2" table:style-name="ce8">
            <text:p>1,230</text:p>
          </table:table-cell>
          <table:table-cell office:value-type="float" office:value="3619" table:number-columns-spanned="1" table:number-rows-spanned="2" table:style-name="ce8">
            <text:p>3,619</text:p>
          </table:table-cell>
          <table:table-cell office:value-type="float" office:value="491" table:number-columns-spanned="1" table:number-rows-spanned="2" table:style-name="ce9">
            <text:p>491</text:p>
          </table:table-cell>
          <table:table-cell office:value-type="float" office:value="1240" table:number-columns-spanned="1" table:number-rows-spanned="2" table:style-name="ce8">
            <text:p>1,240</text:p>
          </table:table-cell>
          <table:table-cell office:value-type="float" office:value="1056" table:number-columns-spanned="1" table:number-rows-spanned="2" table:style-name="ce8">
            <text:p>1,056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619" table:number-columns-spanned="1" table:number-rows-spanned="2" table:style-name="ce8">
            <text:p>3,6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2464" table:number-columns-spanned="1" table:number-rows-spanned="2" table:style-name="ce8">
            <text:p>12,464</text:p>
          </table:table-cell>
          <table:table-cell office:value-type="float" office:value="933" table:number-columns-spanned="1" table:number-rows-spanned="2" table:style-name="ce9">
            <text:p>933</text:p>
          </table:table-cell>
          <table:table-cell office:value-type="float" office:value="13397" table:number-columns-spanned="1" table:number-rows-spanned="2" table:style-name="ce8">
            <text:p>13,397</text:p>
          </table:table-cell>
          <table:table-cell office:value-type="float" office:value="1431" table:number-columns-spanned="1" table:number-rows-spanned="2" table:style-name="ce8">
            <text:p>1,431</text:p>
          </table:table-cell>
          <table:table-cell office:value-type="float" office:value="1446" table:number-columns-spanned="1" table:number-rows-spanned="2" table:style-name="ce8">
            <text:p>1,446</text:p>
          </table:table-cell>
          <table:table-cell office:value-type="float" office:value="3746" table:number-columns-spanned="1" table:number-rows-spanned="2" table:style-name="ce8">
            <text:p>3,746</text:p>
          </table:table-cell>
          <table:table-cell office:value-type="float" office:value="1338" table:number-columns-spanned="1" table:number-rows-spanned="2" table:style-name="ce8">
            <text:p>1,338</text:p>
          </table:table-cell>
          <table:table-cell office:value-type="float" office:value="3256" table:number-columns-spanned="1" table:number-rows-spanned="2" table:style-name="ce8">
            <text:p>3,256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237" table:number-columns-spanned="1" table:number-rows-spanned="2" table:style-name="ce9">
            <text:p>237</text:p>
          </table:table-cell>
          <table:table-cell office:value-type="float" office:value="379" table:number-columns-spanned="1" table:number-rows-spanned="2" table:style-name="ce9">
            <text:p>379</text:p>
          </table:table-cell>
          <table:table-cell office:value-type="float" office:value="605" table:number-columns-spanned="1" table:number-rows-spanned="2" table:style-name="ce9">
            <text:p>605</text:p>
          </table:table-cell>
          <table:table-cell office:value-type="float" office:value="439" table:number-columns-spanned="1" table:number-rows-spanned="2" table:style-name="ce9">
            <text:p>439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397" table:number-columns-spanned="1" table:number-rows-spanned="2" table:style-name="ce8">
            <text:p>13,3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4148" table:number-columns-spanned="1" table:number-rows-spanned="2" table:style-name="ce8">
            <text:p>14,148</text:p>
          </table:table-cell>
          <table:table-cell office:value-type="float" office:value="981" table:number-columns-spanned="1" table:number-rows-spanned="2" table:style-name="ce9">
            <text:p>981</text:p>
          </table:table-cell>
          <table:table-cell office:value-type="float" office:value="15129" table:number-columns-spanned="1" table:number-rows-spanned="2" table:style-name="ce8">
            <text:p>15,129</text:p>
          </table:table-cell>
          <table:table-cell office:value-type="float" office:value="935" table:number-columns-spanned="1" table:number-rows-spanned="2" table:style-name="ce9">
            <text:p>935</text:p>
          </table:table-cell>
          <table:table-cell office:value-type="float" office:value="4947" table:number-columns-spanned="1" table:number-rows-spanned="2" table:style-name="ce8">
            <text:p>4,947</text:p>
          </table:table-cell>
          <table:table-cell office:value-type="float" office:value="5150" table:number-columns-spanned="1" table:number-rows-spanned="2" table:style-name="ce8">
            <text:p>5,150</text:p>
          </table:table-cell>
          <table:table-cell office:value-type="float" office:value="950" table:number-columns-spanned="1" table:number-rows-spanned="2" table:style-name="ce9">
            <text:p>950</text:p>
          </table:table-cell>
          <table:table-cell office:value-type="float" office:value="1806" table:number-columns-spanned="1" table:number-rows-spanned="2" table:style-name="ce8">
            <text:p>1,806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329" table:number-columns-spanned="1" table:number-rows-spanned="2" table:style-name="ce9">
            <text:p>329</text:p>
          </table:table-cell>
          <table:table-cell office:value-type="float" office:value="303" table:number-columns-spanned="1" table:number-rows-spanned="2" table:style-name="ce9">
            <text:p>303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129" table:number-columns-spanned="1" table:number-rows-spanned="2" table:style-name="ce8">
            <text:p>15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084" table:number-columns-spanned="1" table:number-rows-spanned="2" table:style-name="ce8">
            <text:p>2,084</text:p>
          </table:table-cell>
          <table:table-cell office:value-type="float" office:value="223" table:number-columns-spanned="1" table:number-rows-spanned="2" table:style-name="ce9">
            <text:p>223</text:p>
          </table:table-cell>
          <table:table-cell office:value-type="float" office:value="2307" table:number-columns-spanned="1" table:number-rows-spanned="2" table:style-name="ce8">
            <text:p>2,307</text:p>
          </table:table-cell>
          <table:table-cell office:value-type="float" office:value="1219" table:number-columns-spanned="1" table:number-rows-spanned="2" table:style-name="ce8">
            <text:p>1,219</text:p>
          </table:table-cell>
          <table:table-cell office:value-type="float" office:value="414" table:number-columns-spanned="1" table:number-rows-spanned="2" table:style-name="ce9">
            <text:p>414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07" table:number-columns-spanned="1" table:number-rows-spanned="2" table:style-name="ce8">
            <text:p>2,3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757" table:number-columns-spanned="1" table:number-rows-spanned="2" table:style-name="ce8">
            <text:p>1,757</text:p>
          </table:table-cell>
          <table:table-cell office:value-type="float" office:value="465" table:number-columns-spanned="1" table:number-rows-spanned="2" table:style-name="ce9">
            <text:p>465</text:p>
          </table:table-cell>
          <table:table-cell office:value-type="float" office:value="2222" table:number-columns-spanned="1" table:number-rows-spanned="2" table:style-name="ce8">
            <text:p>2,222</text:p>
          </table:table-cell>
          <table:table-cell office:value-type="float" office:value="977" table:number-columns-spanned="1" table:number-rows-spanned="2" table:style-name="ce9">
            <text:p>977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477" table:number-columns-spanned="1" table:number-rows-spanned="2" table:style-name="ce9">
            <text:p>477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22" table:number-columns-spanned="1" table:number-rows-spanned="2" table:style-name="ce8">
            <text:p>2,2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8991" table:number-columns-spanned="1" table:number-rows-spanned="2" table:style-name="ce8">
            <text:p>8,991</text:p>
          </table:table-cell>
          <table:table-cell office:value-type="float" office:value="654" table:number-columns-spanned="1" table:number-rows-spanned="2" table:style-name="ce9">
            <text:p>654</text:p>
          </table:table-cell>
          <table:table-cell office:value-type="float" office:value="9645" table:number-columns-spanned="1" table:number-rows-spanned="2" table:style-name="ce8">
            <text:p>9,645</text:p>
          </table:table-cell>
          <table:table-cell office:value-type="float" office:value="1125" table:number-columns-spanned="1" table:number-rows-spanned="2" table:style-name="ce8">
            <text:p>1,125</text:p>
          </table:table-cell>
          <table:table-cell office:value-type="float" office:value="2744" table:number-columns-spanned="1" table:number-rows-spanned="2" table:style-name="ce8">
            <text:p>2,744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1028" table:number-columns-spanned="1" table:number-rows-spanned="2" table:style-name="ce8">
            <text:p>1,028</text:p>
          </table:table-cell>
          <table:table-cell office:value-type="float" office:value="1566" table:number-columns-spanned="1" table:number-rows-spanned="2" table:style-name="ce8">
            <text:p>1,566</text:p>
          </table:table-cell>
          <table:table-cell office:value-type="float" office:value="486" table:number-columns-spanned="1" table:number-rows-spanned="2" table:style-name="ce9">
            <text:p>486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234" table:number-columns-spanned="1" table:number-rows-spanned="2" table:style-name="ce9">
            <text:p>234</text:p>
          </table:table-cell>
          <table:table-cell office:value-type="float" office:value="891" table:number-columns-spanned="1" table:number-rows-spanned="2" table:style-name="ce9">
            <text:p>891</text:p>
          </table:table-cell>
          <table:table-cell office:value-type="float" office:value="673" table:number-columns-spanned="1" table:number-rows-spanned="2" table:style-name="ce9">
            <text:p>673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645" table:number-columns-spanned="1" table:number-rows-spanned="2" table:style-name="ce8">
            <text:p>9,6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1594" table:number-columns-spanned="1" table:number-rows-spanned="2" table:style-name="ce8">
            <text:p>331,594</text:p>
          </table:table-cell>
          <table:table-cell office:value-type="float" office:value="101634" table:number-columns-spanned="1" table:number-rows-spanned="2" table:style-name="ce8">
            <text:p>101,634</text:p>
          </table:table-cell>
          <table:table-cell office:value-type="float" office:value="433228" table:number-columns-spanned="1" table:number-rows-spanned="2" table:style-name="ce8">
            <text:p>433,228</text:p>
          </table:table-cell>
          <table:table-cell office:value-type="float" office:value="56379" table:number-columns-spanned="1" table:number-rows-spanned="2" table:style-name="ce8">
            <text:p>56,379</text:p>
          </table:table-cell>
          <table:table-cell office:value-type="float" office:value="77984" table:number-columns-spanned="1" table:number-rows-spanned="2" table:style-name="ce8">
            <text:p>77,984</text:p>
          </table:table-cell>
          <table:table-cell office:value-type="float" office:value="151302" table:number-columns-spanned="1" table:number-rows-spanned="2" table:style-name="ce8">
            <text:p>151,302</text:p>
          </table:table-cell>
          <table:table-cell office:value-type="float" office:value="20377" table:number-columns-spanned="1" table:number-rows-spanned="2" table:style-name="ce8">
            <text:p>20,377</text:p>
          </table:table-cell>
          <table:table-cell office:value-type="float" office:value="37320" table:number-columns-spanned="1" table:number-rows-spanned="2" table:style-name="ce8">
            <text:p>37,320</text:p>
          </table:table-cell>
          <table:table-cell office:value-type="float" office:value="9518" table:number-columns-spanned="1" table:number-rows-spanned="2" table:style-name="ce8">
            <text:p>9,518</text:p>
          </table:table-cell>
          <table:table-cell office:value-type="float" office:value="3896" table:number-columns-spanned="1" table:number-rows-spanned="2" table:style-name="ce8">
            <text:p>3,896</text:p>
          </table:table-cell>
          <table:table-cell office:value-type="float" office:value="14126" table:number-columns-spanned="1" table:number-rows-spanned="2" table:style-name="ce8">
            <text:p>14,126</text:p>
          </table:table-cell>
          <table:table-cell office:value-type="float" office:value="33675" table:number-columns-spanned="1" table:number-rows-spanned="2" table:style-name="ce8">
            <text:p>33,675</text:p>
          </table:table-cell>
          <table:table-cell office:value-type="float" office:value="16867" table:number-columns-spanned="1" table:number-rows-spanned="2" table:style-name="ce8">
            <text:p>16,867</text:p>
          </table:table-cell>
          <table:table-cell office:value-type="float" office:value="3791" table:number-columns-spanned="1" table:number-rows-spanned="2" table:style-name="ce8">
            <text:p>3,791</text:p>
          </table:table-cell>
          <table:table-cell office:value-type="float" office:value="6956" table:number-columns-spanned="1" table:number-rows-spanned="2" table:style-name="ce8">
            <text:p>6,956</text:p>
          </table:table-cell>
          <table:table-cell office:value-type="float" office:value="1037" table:number-columns-spanned="1" table:number-rows-spanned="2" table:style-name="ce8">
            <text:p>1,037</text:p>
          </table:table-cell>
          <table:table-cell office:value-type="float" office:value="433228" table:number-columns-spanned="1" table:number-rows-spanned="2" table:style-name="ce8">
            <text:p>433,22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4533" table:number-columns-spanned="1" table:number-rows-spanned="2" table:style-name="ce8">
            <text:p>4,533</text:p>
          </table:table-cell>
          <table:table-cell office:value-type="float" office:value="2015" table:number-columns-spanned="1" table:number-rows-spanned="2" table:style-name="ce8">
            <text:p>2,015</text:p>
          </table:table-cell>
          <table:table-cell office:value-type="float" office:value="6548" table:number-columns-spanned="1" table:number-rows-spanned="2" table:style-name="ce8">
            <text:p>6,548</text:p>
          </table:table-cell>
          <table:table-cell office:value-type="float" office:value="4771" table:number-columns-spanned="1" table:number-rows-spanned="2" table:style-name="ce8">
            <text:p>4,771</text:p>
          </table:table-cell>
          <table:table-cell office:value-type="float" office:value="342" table:number-columns-spanned="1" table:number-rows-spanned="2" table:style-name="ce9">
            <text:p>342</text:p>
          </table:table-cell>
          <table:table-cell office:value-type="float" office:value="619" table:number-columns-spanned="1" table:number-rows-spanned="2" table:style-name="ce9">
            <text:p>619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302" table:number-columns-spanned="1" table:number-rows-spanned="2" table:style-name="ce9">
            <text:p>302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548" table:number-columns-spanned="1" table:number-rows-spanned="2" table:style-name="ce8">
            <text:p>6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469" table:number-columns-spanned="1" table:number-rows-spanned="2" table:style-name="ce8">
            <text:p>2,469</text:p>
          </table:table-cell>
          <table:table-cell office:value-type="float" office:value="5001" table:number-columns-spanned="1" table:number-rows-spanned="2" table:style-name="ce8">
            <text:p>5,001</text:p>
          </table:table-cell>
          <table:table-cell office:value-type="float" office:value="7470" table:number-columns-spanned="1" table:number-rows-spanned="2" table:style-name="ce8">
            <text:p>7,470</text:p>
          </table:table-cell>
          <table:table-cell office:value-type="float" office:value="3077" table:number-columns-spanned="1" table:number-rows-spanned="2" table:style-name="ce8">
            <text:p>3,077</text:p>
          </table:table-cell>
          <table:table-cell office:value-type="float" office:value="1837" table:number-columns-spanned="1" table:number-rows-spanned="2" table:style-name="ce8">
            <text:p>1,837</text:p>
          </table:table-cell>
          <table:table-cell office:value-type="float" office:value="1393" table:number-columns-spanned="1" table:number-rows-spanned="2" table:style-name="ce8">
            <text:p>1,393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568" table:number-columns-spanned="1" table:number-rows-spanned="2" table:style-name="ce9">
            <text:p>568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470" table:number-columns-spanned="1" table:number-rows-spanned="2" table:style-name="ce8">
            <text:p>7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10294" table:number-columns-spanned="1" table:number-rows-spanned="2" table:style-name="ce8">
            <text:p>10,294</text:p>
          </table:table-cell>
          <table:table-cell office:value-type="float" office:value="8367" table:number-columns-spanned="1" table:number-rows-spanned="2" table:style-name="ce8">
            <text:p>8,367</text:p>
          </table:table-cell>
          <table:table-cell office:value-type="float" office:value="18661" table:number-columns-spanned="1" table:number-rows-spanned="2" table:style-name="ce8">
            <text:p>18,661</text:p>
          </table:table-cell>
          <table:table-cell office:value-type="float" office:value="9697" table:number-columns-spanned="1" table:number-rows-spanned="2" table:style-name="ce8">
            <text:p>9,697</text:p>
          </table:table-cell>
          <table:table-cell office:value-type="float" office:value="4032" table:number-columns-spanned="1" table:number-rows-spanned="2" table:style-name="ce8">
            <text:p>4,032</text:p>
          </table:table-cell>
          <table:table-cell office:value-type="float" office:value="3035" table:number-columns-spanned="1" table:number-rows-spanned="2" table:style-name="ce8">
            <text:p>3,035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535" table:number-columns-spanned="1" table:number-rows-spanned="2" table:style-name="ce9">
            <text:p>535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300" table:number-columns-spanned="1" table:number-rows-spanned="2" table:style-name="ce9">
            <text:p>300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186" table:number-columns-spanned="1" table:number-rows-spanned="2" table:style-name="ce9">
            <text:p>186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661" table:number-columns-spanned="1" table:number-rows-spanned="2" table:style-name="ce8">
            <text:p>18,6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5044" table:number-columns-spanned="1" table:number-rows-spanned="2" table:style-name="ce8">
            <text:p>15,044</text:p>
          </table:table-cell>
          <table:table-cell office:value-type="float" office:value="1471" table:number-columns-spanned="1" table:number-rows-spanned="2" table:style-name="ce8">
            <text:p>1,471</text:p>
          </table:table-cell>
          <table:table-cell office:value-type="float" office:value="16515" table:number-columns-spanned="1" table:number-rows-spanned="2" table:style-name="ce8">
            <text:p>16,515</text:p>
          </table:table-cell>
          <table:table-cell office:value-type="float" office:value="8634" table:number-columns-spanned="1" table:number-rows-spanned="2" table:style-name="ce8">
            <text:p>8,634</text:p>
          </table:table-cell>
          <table:table-cell office:value-type="float" office:value="1865" table:number-columns-spanned="1" table:number-rows-spanned="2" table:style-name="ce8">
            <text:p>1,865</text:p>
          </table:table-cell>
          <table:table-cell office:value-type="float" office:value="1507" table:number-columns-spanned="1" table:number-rows-spanned="2" table:style-name="ce8">
            <text:p>1,50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1435" table:number-columns-spanned="1" table:number-rows-spanned="2" table:style-name="ce8">
            <text:p>1,435</text:p>
          </table:table-cell>
          <table:table-cell office:value-type="float" office:value="580" table:number-columns-spanned="1" table:number-rows-spanned="2" table:style-name="ce9">
            <text:p>580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office:value-type="float" office:value="1132" table:number-columns-spanned="1" table:number-rows-spanned="2" table:style-name="ce8">
            <text:p>1,132</text:p>
          </table:table-cell>
          <table:table-cell office:value-type="float" office:value="679" table:number-columns-spanned="1" table:number-rows-spanned="2" table:style-name="ce9">
            <text:p>679</text:p>
          </table:table-cell>
          <table:table-cell office:value-type="float" office:value="16515" table:number-columns-spanned="1" table:number-rows-spanned="2" table:style-name="ce8">
            <text:p>16,5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12877" table:number-columns-spanned="1" table:number-rows-spanned="2" table:style-name="ce8">
            <text:p>12,877</text:p>
          </table:table-cell>
          <table:table-cell office:value-type="float" office:value="2505" table:number-columns-spanned="1" table:number-rows-spanned="2" table:style-name="ce8">
            <text:p>2,505</text:p>
          </table:table-cell>
          <table:table-cell office:value-type="float" office:value="15382" table:number-columns-spanned="1" table:number-rows-spanned="2" table:style-name="ce8">
            <text:p>15,382</text:p>
          </table:table-cell>
          <table:table-cell office:value-type="float" office:value="7700" table:number-columns-spanned="1" table:number-rows-spanned="2" table:style-name="ce8">
            <text:p>7,700</text:p>
          </table:table-cell>
          <table:table-cell office:value-type="float" office:value="2509" table:number-columns-spanned="1" table:number-rows-spanned="2" table:style-name="ce8">
            <text:p>2,509</text:p>
          </table:table-cell>
          <table:table-cell office:value-type="float" office:value="2470" table:number-columns-spanned="1" table:number-rows-spanned="2" table:style-name="ce8">
            <text:p>2,470</text:p>
          </table:table-cell>
          <table:table-cell office:value-type="float" office:value="471" table:number-columns-spanned="1" table:number-rows-spanned="2" table:style-name="ce9">
            <text:p>471</text:p>
          </table:table-cell>
          <table:table-cell office:value-type="float" office:value="488" table:number-columns-spanned="1" table:number-rows-spanned="2" table:style-name="ce9">
            <text:p>488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428" table:number-columns-spanned="1" table:number-rows-spanned="2" table:style-name="ce9">
            <text:p>428</text:p>
          </table:table-cell>
          <table:table-cell office:value-type="float" office:value="275" table:number-columns-spanned="1" table:number-rows-spanned="2" table:style-name="ce9">
            <text:p>275</text:p>
          </table:table-cell>
          <table:table-cell office:value-type="float" office:value="521" table:number-columns-spanned="1" table:number-rows-spanned="2" table:style-name="ce9">
            <text:p>521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238" table:number-columns-spanned="1" table:number-rows-spanned="2" table:style-name="ce9">
            <text:p>2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382" table:number-columns-spanned="1" table:number-rows-spanned="2" table:style-name="ce8">
            <text:p>15,3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960" table:number-columns-spanned="1" table:number-rows-spanned="2" table:style-name="ce8">
            <text:p>7,960</text:p>
          </table:table-cell>
          <table:table-cell office:value-type="float" office:value="10522" table:number-columns-spanned="1" table:number-rows-spanned="2" table:style-name="ce8">
            <text:p>10,522</text:p>
          </table:table-cell>
          <table:table-cell office:value-type="float" office:value="18482" table:number-columns-spanned="1" table:number-rows-spanned="2" table:style-name="ce8">
            <text:p>18,482</text:p>
          </table:table-cell>
          <table:table-cell office:value-type="float" office:value="11047" table:number-columns-spanned="1" table:number-rows-spanned="2" table:style-name="ce8">
            <text:p>11,047</text:p>
          </table:table-cell>
          <table:table-cell office:value-type="float" office:value="4232" table:number-columns-spanned="1" table:number-rows-spanned="2" table:style-name="ce8">
            <text:p>4,232</text:p>
          </table:table-cell>
          <table:table-cell office:value-type="float" office:value="930" table:number-columns-spanned="1" table:number-rows-spanned="2" table:style-name="ce9">
            <text:p>930</text:p>
          </table:table-cell>
          <table:table-cell office:value-type="float" office:value="614" table:number-columns-spanned="1" table:number-rows-spanned="2" table:style-name="ce9">
            <text:p>614</text:p>
          </table:table-cell>
          <table:table-cell office:value-type="float" office:value="799" table:number-columns-spanned="1" table:number-rows-spanned="2" table:style-name="ce9">
            <text:p>799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47" table:number-columns-spanned="1" table:number-rows-spanned="2" table:style-name="ce9">
            <text:p>147</text:p>
          </table:table-cell>
          <table:table-cell office:value-type="float" office:value="170" table:number-columns-spanned="1" table:number-rows-spanned="2" table:style-name="ce9">
            <text:p>170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482" table:number-columns-spanned="1" table:number-rows-spanned="2" table:style-name="ce8">
            <text:p>18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8969" table:number-columns-spanned="1" table:number-rows-spanned="2" table:style-name="ce8">
            <text:p>8,969</text:p>
          </table:table-cell>
          <table:table-cell office:value-type="float" office:value="5687" table:number-columns-spanned="1" table:number-rows-spanned="2" table:style-name="ce8">
            <text:p>5,687</text:p>
          </table:table-cell>
          <table:table-cell office:value-type="float" office:value="14656" table:number-columns-spanned="1" table:number-rows-spanned="2" table:style-name="ce8">
            <text:p>14,656</text:p>
          </table:table-cell>
          <table:table-cell office:value-type="float" office:value="8076" table:number-columns-spanned="1" table:number-rows-spanned="2" table:style-name="ce8">
            <text:p>8,076</text:p>
          </table:table-cell>
          <table:table-cell office:value-type="float" office:value="3047" table:number-columns-spanned="1" table:number-rows-spanned="2" table:style-name="ce8">
            <text:p>3,047</text:p>
          </table:table-cell>
          <table:table-cell office:value-type="float" office:value="1519" table:number-columns-spanned="1" table:number-rows-spanned="2" table:style-name="ce8">
            <text:p>1,519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576" table:number-columns-spanned="1" table:number-rows-spanned="2" table:style-name="ce9">
            <text:p>576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594" table:number-columns-spanned="1" table:number-rows-spanned="2" table:style-name="ce9">
            <text:p>594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656" table:number-columns-spanned="1" table:number-rows-spanned="2" table:style-name="ce8">
            <text:p>14,6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8918" table:number-columns-spanned="1" table:number-rows-spanned="2" table:style-name="ce8">
            <text:p>8,918</text:p>
          </table:table-cell>
          <table:table-cell office:value-type="float" office:value="1762" table:number-columns-spanned="1" table:number-rows-spanned="2" table:style-name="ce8">
            <text:p>1,762</text:p>
          </table:table-cell>
          <table:table-cell office:value-type="float" office:value="10680" table:number-columns-spanned="1" table:number-rows-spanned="2" table:style-name="ce8">
            <text:p>10,680</text:p>
          </table:table-cell>
          <table:table-cell office:value-type="float" office:value="5582" table:number-columns-spanned="1" table:number-rows-spanned="2" table:style-name="ce8">
            <text:p>5,582</text:p>
          </table:table-cell>
          <table:table-cell office:value-type="float" office:value="2143" table:number-columns-spanned="1" table:number-rows-spanned="2" table:style-name="ce8">
            <text:p>2,143</text:p>
          </table:table-cell>
          <table:table-cell office:value-type="float" office:value="967" table:number-columns-spanned="1" table:number-rows-spanned="2" table:style-name="ce9">
            <text:p>967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881" table:number-columns-spanned="1" table:number-rows-spanned="2" table:style-name="ce9">
            <text:p>881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80" table:number-columns-spanned="1" table:number-rows-spanned="2" table:style-name="ce8">
            <text:p>10,6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708" table:number-columns-spanned="1" table:number-rows-spanned="2" table:style-name="ce9">
            <text:p>708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787" table:number-columns-spanned="1" table:number-rows-spanned="2" table:style-name="ce9">
            <text:p>787</text:p>
          </table:table-cell>
          <table:table-cell office:value-type="float" office:value="754" table:number-columns-spanned="1" table:number-rows-spanned="2" table:style-name="ce9">
            <text:p>75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87" table:number-columns-spanned="1" table:number-rows-spanned="2" table:style-name="ce9">
            <text:p>7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461" table:number-columns-spanned="1" table:number-rows-spanned="2" table:style-name="ce8">
            <text:p>5,461</text:p>
          </table:table-cell>
          <table:table-cell office:value-type="float" office:value="4203" table:number-columns-spanned="1" table:number-rows-spanned="2" table:style-name="ce8">
            <text:p>4,203</text:p>
          </table:table-cell>
          <table:table-cell office:value-type="float" office:value="9664" table:number-columns-spanned="1" table:number-rows-spanned="2" table:style-name="ce8">
            <text:p>9,664</text:p>
          </table:table-cell>
          <table:table-cell office:value-type="float" office:value="6822" table:number-columns-spanned="1" table:number-rows-spanned="2" table:style-name="ce8">
            <text:p>6,822</text:p>
          </table:table-cell>
          <table:table-cell office:value-type="float" office:value="1504" table:number-columns-spanned="1" table:number-rows-spanned="2" table:style-name="ce8">
            <text:p>1,504</text:p>
          </table:table-cell>
          <table:table-cell office:value-type="float" office:value="387" table:number-columns-spanned="1" table:number-rows-spanned="2" table:style-name="ce9">
            <text:p>387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61" table:number-columns-spanned="1" table:number-rows-spanned="2" table:style-name="ce9">
            <text:p>261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73" table:number-columns-spanned="1" table:number-rows-spanned="2" table:style-name="ce9">
            <text:p>47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664" table:number-columns-spanned="1" table:number-rows-spanned="2" table:style-name="ce8">
            <text:p>9,6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7233" table:number-columns-spanned="1" table:number-rows-spanned="2" table:style-name="ce8">
            <text:p>77,233</text:p>
          </table:table-cell>
          <table:table-cell office:value-type="float" office:value="41612" table:number-columns-spanned="1" table:number-rows-spanned="2" table:style-name="ce8">
            <text:p>41,612</text:p>
          </table:table-cell>
          <table:table-cell office:value-type="float" office:value="118845" table:number-columns-spanned="1" table:number-rows-spanned="2" table:style-name="ce8">
            <text:p>118,845</text:p>
          </table:table-cell>
          <table:table-cell office:value-type="float" office:value="66160" table:number-columns-spanned="1" table:number-rows-spanned="2" table:style-name="ce8">
            <text:p>66,160</text:p>
          </table:table-cell>
          <table:table-cell office:value-type="float" office:value="21511" table:number-columns-spanned="1" table:number-rows-spanned="2" table:style-name="ce8">
            <text:p>21,511</text:p>
          </table:table-cell>
          <table:table-cell office:value-type="float" office:value="12836" table:number-columns-spanned="1" table:number-rows-spanned="2" table:style-name="ce8">
            <text:p>12,836</text:p>
          </table:table-cell>
          <table:table-cell office:value-type="float" office:value="1984" table:number-columns-spanned="1" table:number-rows-spanned="2" table:style-name="ce8">
            <text:p>1,984</text:p>
          </table:table-cell>
          <table:table-cell office:value-type="float" office:value="4270" table:number-columns-spanned="1" table:number-rows-spanned="2" table:style-name="ce8">
            <text:p>4,270</text:p>
          </table:table-cell>
          <table:table-cell office:value-type="float" office:value="489" table:number-columns-spanned="1" table:number-rows-spanned="2" table:style-name="ce9">
            <text:p>489</text:p>
          </table:table-cell>
          <table:table-cell office:value-type="float" office:value="811" table:number-columns-spanned="1" table:number-rows-spanned="2" table:style-name="ce9">
            <text:p>811</text:p>
          </table:table-cell>
          <table:table-cell office:value-type="float" office:value="2889" table:number-columns-spanned="1" table:number-rows-spanned="2" table:style-name="ce8">
            <text:p>2,889</text:p>
          </table:table-cell>
          <table:table-cell office:value-type="float" office:value="2592" table:number-columns-spanned="1" table:number-rows-spanned="2" table:style-name="ce8">
            <text:p>2,592</text:p>
          </table:table-cell>
          <table:table-cell office:value-type="float" office:value="2262" table:number-columns-spanned="1" table:number-rows-spanned="2" table:style-name="ce8">
            <text:p>2,262</text:p>
          </table:table-cell>
          <table:table-cell office:value-type="float" office:value="417" table:number-columns-spanned="1" table:number-rows-spanned="2" table:style-name="ce9">
            <text:p>417</text:p>
          </table:table-cell>
          <table:table-cell office:value-type="float" office:value="1945" table:number-columns-spanned="1" table:number-rows-spanned="2" table:style-name="ce8">
            <text:p>1,945</text:p>
          </table:table-cell>
          <table:table-cell office:value-type="float" office:value="679" table:number-columns-spanned="1" table:number-rows-spanned="2" table:style-name="ce9">
            <text:p>679</text:p>
          </table:table-cell>
          <table:table-cell office:value-type="float" office:value="118845" table:number-columns-spanned="1" table:number-rows-spanned="2" table:style-name="ce8">
            <text:p>118,84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930" table:number-columns-spanned="1" table:number-rows-spanned="2" table:style-name="ce8">
            <text:p>3,930</text:p>
          </table:table-cell>
          <table:table-cell office:value-type="float" office:value="1002" table:number-columns-spanned="1" table:number-rows-spanned="2" table:style-name="ce8">
            <text:p>1,002</text:p>
          </table:table-cell>
          <table:table-cell office:value-type="float" office:value="4932" table:number-columns-spanned="1" table:number-rows-spanned="2" table:style-name="ce8">
            <text:p>4,932</text:p>
          </table:table-cell>
          <table:table-cell office:value-type="float" office:value="2310" table:number-columns-spanned="1" table:number-rows-spanned="2" table:style-name="ce8">
            <text:p>2,310</text:p>
          </table:table-cell>
          <table:table-cell office:value-type="float" office:value="452" table:number-columns-spanned="1" table:number-rows-spanned="2" table:style-name="ce9">
            <text:p>452</text:p>
          </table:table-cell>
          <table:table-cell office:value-type="float" office:value="1642" table:number-columns-spanned="1" table:number-rows-spanned="2" table:style-name="ce8">
            <text:p>1,642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932" table:number-columns-spanned="1" table:number-rows-spanned="2" table:style-name="ce8">
            <text:p>4,9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593" table:number-columns-spanned="1" table:number-rows-spanned="2" table:style-name="ce9">
            <text:p>593</text:p>
          </table:table-cell>
          <table:table-cell office:value-type="float" office:value="3501" table:number-columns-spanned="1" table:number-rows-spanned="2" table:style-name="ce8">
            <text:p>3,501</text:p>
          </table:table-cell>
          <table:table-cell office:value-type="float" office:value="4094" table:number-columns-spanned="1" table:number-rows-spanned="2" table:style-name="ce8">
            <text:p>4,094</text:p>
          </table:table-cell>
          <table:table-cell office:value-type="float" office:value="3634" table:number-columns-spanned="1" table:number-rows-spanned="2" table:style-name="ce8">
            <text:p>3,634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094" table:number-columns-spanned="1" table:number-rows-spanned="2" table:style-name="ce8">
            <text:p>4,0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6386" table:number-columns-spanned="1" table:number-rows-spanned="2" table:style-name="ce8">
            <text:p>6,386</text:p>
          </table:table-cell>
          <table:table-cell office:value-type="float" office:value="1833" table:number-columns-spanned="1" table:number-rows-spanned="2" table:style-name="ce8">
            <text:p>1,833</text:p>
          </table:table-cell>
          <table:table-cell office:value-type="float" office:value="8219" table:number-columns-spanned="1" table:number-rows-spanned="2" table:style-name="ce8">
            <text:p>8,219</text:p>
          </table:table-cell>
          <table:table-cell office:value-type="float" office:value="4544" table:number-columns-spanned="1" table:number-rows-spanned="2" table:style-name="ce8">
            <text:p>4,544</text:p>
          </table:table-cell>
          <table:table-cell office:value-type="float" office:value="889" table:number-columns-spanned="1" table:number-rows-spanned="2" table:style-name="ce9">
            <text:p>889</text:p>
          </table:table-cell>
          <table:table-cell office:value-type="float" office:value="1005" table:number-columns-spanned="1" table:number-rows-spanned="2" table:style-name="ce8">
            <text:p>1,005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196" table:number-columns-spanned="1" table:number-rows-spanned="2" table:style-name="ce9">
            <text:p>196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410" table:number-columns-spanned="1" table:number-rows-spanned="2" table:style-name="ce9">
            <text:p>410</text:p>
          </table:table-cell>
          <table:table-cell office:value-type="float" office:value="513" table:number-columns-spanned="1" table:number-rows-spanned="2" table:style-name="ce9">
            <text:p>513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19" table:number-columns-spanned="1" table:number-rows-spanned="2" table:style-name="ce8">
            <text:p>8,2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6685" table:number-columns-spanned="1" table:number-rows-spanned="2" table:style-name="ce8">
            <text:p>6,685</text:p>
          </table:table-cell>
          <table:table-cell office:value-type="float" office:value="937" table:number-columns-spanned="1" table:number-rows-spanned="2" table:style-name="ce9">
            <text:p>937</text:p>
          </table:table-cell>
          <table:table-cell office:value-type="float" office:value="7622" table:number-columns-spanned="1" table:number-rows-spanned="2" table:style-name="ce8">
            <text:p>7,622</text:p>
          </table:table-cell>
          <table:table-cell office:value-type="float" office:value="5562" table:number-columns-spanned="1" table:number-rows-spanned="2" table:style-name="ce8">
            <text:p>5,562</text:p>
          </table:table-cell>
          <table:table-cell office:value-type="float" office:value="274" table:number-columns-spanned="1" table:number-rows-spanned="2" table:style-name="ce9">
            <text:p>274</text:p>
          </table:table-cell>
          <table:table-cell office:value-type="float" office:value="977" table:number-columns-spanned="1" table:number-rows-spanned="2" table:style-name="ce9">
            <text:p>977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323" table:number-columns-spanned="1" table:number-rows-spanned="2" table:style-name="ce9">
            <text:p>323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22" table:number-columns-spanned="1" table:number-rows-spanned="2" table:style-name="ce8">
            <text:p>7,6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8095" table:number-columns-spanned="1" table:number-rows-spanned="2" table:style-name="ce8">
            <text:p>8,095</text:p>
          </table:table-cell>
          <table:table-cell office:value-type="float" office:value="2630" table:number-columns-spanned="1" table:number-rows-spanned="2" table:style-name="ce8">
            <text:p>2,630</text:p>
          </table:table-cell>
          <table:table-cell office:value-type="float" office:value="10725" table:number-columns-spanned="1" table:number-rows-spanned="2" table:style-name="ce8">
            <text:p>10,725</text:p>
          </table:table-cell>
          <table:table-cell office:value-type="float" office:value="7379" table:number-columns-spanned="1" table:number-rows-spanned="2" table:style-name="ce8">
            <text:p>7,379</text:p>
          </table:table-cell>
          <table:table-cell office:value-type="float" office:value="969" table:number-columns-spanned="1" table:number-rows-spanned="2" table:style-name="ce9">
            <text:p>969</text:p>
          </table:table-cell>
          <table:table-cell office:value-type="float" office:value="639" table:number-columns-spanned="1" table:number-rows-spanned="2" table:style-name="ce9">
            <text:p>639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419" table:number-columns-spanned="1" table:number-rows-spanned="2" table:style-name="ce9">
            <text:p>419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335" table:number-columns-spanned="1" table:number-rows-spanned="2" table:style-name="ce9">
            <text:p>335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725" table:number-columns-spanned="1" table:number-rows-spanned="2" table:style-name="ce8">
            <text:p>10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397" table:number-columns-spanned="1" table:number-rows-spanned="2" table:style-name="ce8">
            <text:p>5,397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5594" table:number-columns-spanned="1" table:number-rows-spanned="2" table:style-name="ce8">
            <text:p>5,594</text:p>
          </table:table-cell>
          <table:table-cell office:value-type="float" office:value="3775" table:number-columns-spanned="1" table:number-rows-spanned="2" table:style-name="ce8">
            <text:p>3,775</text:p>
          </table:table-cell>
          <table:table-cell office:value-type="float" office:value="340" table:number-columns-spanned="1" table:number-rows-spanned="2" table:style-name="ce9">
            <text:p>340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309" table:number-columns-spanned="1" table:number-rows-spanned="2" table:style-name="ce9">
            <text:p>309</text:p>
          </table:table-cell>
          <table:table-cell office:value-type="float" office:value="314" table:number-columns-spanned="1" table:number-rows-spanned="2" table:style-name="ce9">
            <text:p>314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94" table:number-columns-spanned="1" table:number-rows-spanned="2" table:style-name="ce8">
            <text:p>5,5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344" table:number-columns-spanned="1" table:number-rows-spanned="2" table:style-name="ce8">
            <text:p>4,344</text:p>
          </table:table-cell>
          <table:table-cell office:value-type="float" office:value="3398" table:number-columns-spanned="1" table:number-rows-spanned="2" table:style-name="ce8">
            <text:p>3,398</text:p>
          </table:table-cell>
          <table:table-cell office:value-type="float" office:value="7742" table:number-columns-spanned="1" table:number-rows-spanned="2" table:style-name="ce8">
            <text:p>7,742</text:p>
          </table:table-cell>
          <table:table-cell office:value-type="float" office:value="4716" table:number-columns-spanned="1" table:number-rows-spanned="2" table:style-name="ce8">
            <text:p>4,716</text:p>
          </table:table-cell>
          <table:table-cell office:value-type="float" office:value="2013" table:number-columns-spanned="1" table:number-rows-spanned="2" table:style-name="ce8">
            <text:p>2,013</text:p>
          </table:table-cell>
          <table:table-cell office:value-type="float" office:value="457" table:number-columns-spanned="1" table:number-rows-spanned="2" table:style-name="ce9">
            <text:p>457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742" table:number-columns-spanned="1" table:number-rows-spanned="2" table:style-name="ce8">
            <text:p>7,7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430" table:number-columns-spanned="1" table:number-rows-spanned="2" table:style-name="ce8">
            <text:p>35,430</text:p>
          </table:table-cell>
          <table:table-cell office:value-type="float" office:value="13498" table:number-columns-spanned="1" table:number-rows-spanned="2" table:style-name="ce8">
            <text:p>13,498</text:p>
          </table:table-cell>
          <table:table-cell office:value-type="float" office:value="48928" table:number-columns-spanned="1" table:number-rows-spanned="2" table:style-name="ce8">
            <text:p>48,928</text:p>
          </table:table-cell>
          <table:table-cell office:value-type="float" office:value="31920" table:number-columns-spanned="1" table:number-rows-spanned="2" table:style-name="ce8">
            <text:p>31,920</text:p>
          </table:table-cell>
          <table:table-cell office:value-type="float" office:value="5109" table:number-columns-spanned="1" table:number-rows-spanned="2" table:style-name="ce8">
            <text:p>5,109</text:p>
          </table:table-cell>
          <table:table-cell office:value-type="float" office:value="5255" table:number-columns-spanned="1" table:number-rows-spanned="2" table:style-name="ce8">
            <text:p>5,255</text:p>
          </table:table-cell>
          <table:table-cell office:value-type="float" office:value="461" table:number-columns-spanned="1" table:number-rows-spanned="2" table:style-name="ce9">
            <text:p>461</text:p>
          </table:table-cell>
          <table:table-cell office:value-type="float" office:value="1019" table:number-columns-spanned="1" table:number-rows-spanned="2" table:style-name="ce8">
            <text:p>1,019</text:p>
          </table:table-cell>
          <table:table-cell office:value-type="float" office:value="324" table:number-columns-spanned="1" table:number-rows-spanned="2" table:style-name="ce9">
            <text:p>324</text:p>
          </table:table-cell>
          <table:table-cell office:value-type="float" office:value="662" table:number-columns-spanned="1" table:number-rows-spanned="2" table:style-name="ce9">
            <text:p>662</text:p>
          </table:table-cell>
          <table:table-cell office:value-type="float" office:value="943" table:number-columns-spanned="1" table:number-rows-spanned="2" table:style-name="ce9">
            <text:p>943</text:p>
          </table:table-cell>
          <table:table-cell office:value-type="float" office:value="1470" table:number-columns-spanned="1" table:number-rows-spanned="2" table:style-name="ce8">
            <text:p>1,470</text:p>
          </table:table-cell>
          <table:table-cell office:value-type="float" office:value="1290" table:number-columns-spanned="1" table:number-rows-spanned="2" table:style-name="ce8">
            <text:p>1,290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319" table:number-columns-spanned="1" table:number-rows-spanned="2" table:style-name="ce9">
            <text:p>3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8928" table:number-columns-spanned="1" table:number-rows-spanned="2" table:style-name="ce8">
            <text:p>48,92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3533" table:number-columns-spanned="1" table:number-rows-spanned="2" table:style-name="ce8">
            <text:p>3,533</text:p>
          </table:table-cell>
          <table:table-cell office:value-type="float" office:value="2249" table:number-columns-spanned="1" table:number-rows-spanned="2" table:style-name="ce8">
            <text:p>2,249</text:p>
          </table:table-cell>
          <table:table-cell office:value-type="float" office:value="5782" table:number-columns-spanned="1" table:number-rows-spanned="2" table:style-name="ce8">
            <text:p>5,782</text:p>
          </table:table-cell>
          <table:table-cell office:value-type="float" office:value="4343" table:number-columns-spanned="1" table:number-rows-spanned="2" table:style-name="ce8">
            <text:p>4,343</text:p>
          </table:table-cell>
          <table:table-cell office:value-type="float" office:value="1327" table:number-columns-spanned="1" table:number-rows-spanned="2" table:style-name="ce8">
            <text:p>1,327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5782" table:number-columns-spanned="1" table:number-rows-spanned="2" table:style-name="ce8">
            <text:p>5,7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7676" table:number-columns-spanned="1" table:number-rows-spanned="2" table:style-name="ce8">
            <text:p>7,676</text:p>
          </table:table-cell>
          <table:table-cell office:value-type="float" office:value="2030" table:number-columns-spanned="1" table:number-rows-spanned="2" table:style-name="ce8">
            <text:p>2,030</text:p>
          </table:table-cell>
          <table:table-cell office:value-type="float" office:value="9706" table:number-columns-spanned="1" table:number-rows-spanned="2" table:style-name="ce8">
            <text:p>9,706</text:p>
          </table:table-cell>
          <table:table-cell office:value-type="float" office:value="7872" table:number-columns-spanned="1" table:number-rows-spanned="2" table:style-name="ce8">
            <text:p>7,872</text:p>
          </table:table-cell>
          <table:table-cell office:value-type="float" office:value="762" table:number-columns-spanned="1" table:number-rows-spanned="2" table:style-name="ce9">
            <text:p>762</text:p>
          </table:table-cell>
          <table:table-cell office:value-type="float" office:value="937" table:number-columns-spanned="1" table:number-rows-spanned="2" table:style-name="ce9">
            <text:p>9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9706" table:number-columns-spanned="1" table:number-rows-spanned="2" table:style-name="ce8">
            <text:p>9,7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9956" table:number-columns-spanned="1" table:number-rows-spanned="2" table:style-name="ce8">
            <text:p>9,956</text:p>
          </table:table-cell>
          <table:table-cell office:value-type="float" office:value="4738" table:number-columns-spanned="1" table:number-rows-spanned="2" table:style-name="ce8">
            <text:p>4,738</text:p>
          </table:table-cell>
          <table:table-cell office:value-type="float" office:value="14694" table:number-columns-spanned="1" table:number-rows-spanned="2" table:style-name="ce8">
            <text:p>14,694</text:p>
          </table:table-cell>
          <table:table-cell office:value-type="float" office:value="13767" table:number-columns-spanned="1" table:number-rows-spanned="2" table:style-name="ce8">
            <text:p>13,767</text:p>
          </table:table-cell>
          <table:table-cell office:value-type="float" office:value="415" table:number-columns-spanned="1" table:number-rows-spanned="2" table:style-name="ce9">
            <text:p>415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694" table:number-columns-spanned="1" table:number-rows-spanned="2" table:style-name="ce8">
            <text:p>14,6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11150" table:number-columns-spanned="1" table:number-rows-spanned="2" table:style-name="ce8">
            <text:p>11,150</text:p>
          </table:table-cell>
          <table:table-cell office:value-type="float" office:value="9989" table:number-columns-spanned="1" table:number-rows-spanned="2" table:style-name="ce8">
            <text:p>9,989</text:p>
          </table:table-cell>
          <table:table-cell office:value-type="float" office:value="21139" table:number-columns-spanned="1" table:number-rows-spanned="2" table:style-name="ce8">
            <text:p>21,139</text:p>
          </table:table-cell>
          <table:table-cell office:value-type="float" office:value="15136" table:number-columns-spanned="1" table:number-rows-spanned="2" table:style-name="ce8">
            <text:p>15,136</text:p>
          </table:table-cell>
          <table:table-cell office:value-type="float" office:value="5429" table:number-columns-spanned="1" table:number-rows-spanned="2" table:style-name="ce8">
            <text:p>5,429</text:p>
          </table:table-cell>
          <table:table-cell office:value-type="float" office:value="409" table:number-columns-spanned="1" table:number-rows-spanned="2" table:style-name="ce9">
            <text:p>40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1139" table:number-columns-spanned="1" table:number-rows-spanned="2" table:style-name="ce8">
            <text:p>21,1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7281" table:number-columns-spanned="1" table:number-rows-spanned="2" table:style-name="ce8">
            <text:p>17,281</text:p>
          </table:table-cell>
          <table:table-cell office:value-type="float" office:value="4586" table:number-columns-spanned="1" table:number-rows-spanned="2" table:style-name="ce8">
            <text:p>4,586</text:p>
          </table:table-cell>
          <table:table-cell office:value-type="float" office:value="21867" table:number-columns-spanned="1" table:number-rows-spanned="2" table:style-name="ce8">
            <text:p>21,867</text:p>
          </table:table-cell>
          <table:table-cell office:value-type="float" office:value="20519" table:number-columns-spanned="1" table:number-rows-spanned="2" table:style-name="ce8">
            <text:p>20,519</text:p>
          </table:table-cell>
          <table:table-cell office:value-type="float" office:value="925" table:number-columns-spanned="1" table:number-rows-spanned="2" table:style-name="ce9">
            <text:p>925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867" table:number-columns-spanned="1" table:number-rows-spanned="2" table:style-name="ce8">
            <text:p>21,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9596" table:number-columns-spanned="1" table:number-rows-spanned="2" table:style-name="ce8">
            <text:p>49,596</text:p>
          </table:table-cell>
          <table:table-cell office:value-type="float" office:value="23592" table:number-columns-spanned="1" table:number-rows-spanned="2" table:style-name="ce8">
            <text:p>23,592</text:p>
          </table:table-cell>
          <table:table-cell office:value-type="float" office:value="73188" table:number-columns-spanned="1" table:number-rows-spanned="2" table:style-name="ce8">
            <text:p>73,188</text:p>
          </table:table-cell>
          <table:table-cell office:value-type="float" office:value="61637" table:number-columns-spanned="1" table:number-rows-spanned="2" table:style-name="ce8">
            <text:p>61,637</text:p>
          </table:table-cell>
          <table:table-cell office:value-type="float" office:value="8858" table:number-columns-spanned="1" table:number-rows-spanned="2" table:style-name="ce8">
            <text:p>8,858</text:p>
          </table:table-cell>
          <table:table-cell office:value-type="float" office:value="1695" table:number-columns-spanned="1" table:number-rows-spanned="2" table:style-name="ce8">
            <text:p>1,695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14" table:number-columns-spanned="1" table:number-rows-spanned="2" table:style-name="ce9">
            <text:p>214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73188" table:number-columns-spanned="1" table:number-rows-spanned="2" table:style-name="ce8">
            <text:p>73,18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918" table:number-columns-spanned="1" table:number-rows-spanned="2" table:style-name="ce9">
            <text:p>918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1004" table:number-columns-spanned="1" table:number-rows-spanned="2" table:style-name="ce8">
            <text:p>1,004</text:p>
          </table:table-cell>
          <table:table-cell office:value-type="float" office:value="514" table:number-columns-spanned="1" table:number-rows-spanned="2" table:style-name="ce9">
            <text:p>514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9" table:number-columns-spanned="1" table:number-rows-spanned="2" table:style-name="ce9">
            <text:p>34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004" table:number-columns-spanned="1" table:number-rows-spanned="2" table:style-name="ce8">
            <text:p>1,0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5298" table:number-columns-spanned="1" table:number-rows-spanned="2" table:style-name="ce8">
            <text:p>15,298</text:p>
          </table:table-cell>
          <table:table-cell office:value-type="float" office:value="1598" table:number-columns-spanned="1" table:number-rows-spanned="2" table:style-name="ce8">
            <text:p>1,598</text:p>
          </table:table-cell>
          <table:table-cell office:value-type="float" office:value="16896" table:number-columns-spanned="1" table:number-rows-spanned="2" table:style-name="ce8">
            <text:p>16,896</text:p>
          </table:table-cell>
          <table:table-cell office:value-type="float" office:value="16877" table:number-columns-spanned="1" table:number-rows-spanned="2" table:style-name="ce8">
            <text:p>16,87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896" table:number-columns-spanned="1" table:number-rows-spanned="2" table:style-name="ce8">
            <text:p>16,8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598" table:number-columns-spanned="1" table:number-rows-spanned="2" table:style-name="ce8">
            <text:p>1,598</text:p>
          </table:table-cell>
          <table:table-cell office:value-type="float" office:value="2327" table:number-columns-spanned="1" table:number-rows-spanned="2" table:style-name="ce8">
            <text:p>2,327</text:p>
          </table:table-cell>
          <table:table-cell office:value-type="float" office:value="3925" table:number-columns-spanned="1" table:number-rows-spanned="2" table:style-name="ce8">
            <text:p>3,925</text:p>
          </table:table-cell>
          <table:table-cell office:value-type="float" office:value="1946" table:number-columns-spanned="1" table:number-rows-spanned="2" table:style-name="ce8">
            <text:p>1,946</text:p>
          </table:table-cell>
          <table:table-cell office:value-type="float" office:value="724" table:number-columns-spanned="1" table:number-rows-spanned="2" table:style-name="ce9">
            <text:p>724</text:p>
          </table:table-cell>
          <table:table-cell office:value-type="float" office:value="1137" table:number-columns-spanned="1" table:number-rows-spanned="2" table:style-name="ce8">
            <text:p>1,137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25" table:number-columns-spanned="1" table:number-rows-spanned="2" table:style-name="ce8">
            <text:p>3,9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1982" table:number-columns-spanned="1" table:number-rows-spanned="2" table:style-name="ce8">
            <text:p>11,982</text:p>
          </table:table-cell>
          <table:table-cell office:value-type="float" office:value="2202" table:number-columns-spanned="1" table:number-rows-spanned="2" table:style-name="ce8">
            <text:p>2,202</text:p>
          </table:table-cell>
          <table:table-cell office:value-type="float" office:value="14184" table:number-columns-spanned="1" table:number-rows-spanned="2" table:style-name="ce8">
            <text:p>14,184</text:p>
          </table:table-cell>
          <table:table-cell office:value-type="float" office:value="13198" table:number-columns-spanned="1" table:number-rows-spanned="2" table:style-name="ce8">
            <text:p>13,198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184" table:number-columns-spanned="1" table:number-rows-spanned="2" table:style-name="ce8">
            <text:p>14,1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4451" table:number-columns-spanned="1" table:number-rows-spanned="2" table:style-name="ce8">
            <text:p>4,451</text:p>
          </table:table-cell>
          <table:table-cell office:value-type="float" office:value="658" table:number-columns-spanned="1" table:number-rows-spanned="2" table:style-name="ce9">
            <text:p>658</text:p>
          </table:table-cell>
          <table:table-cell office:value-type="float" office:value="5109" table:number-columns-spanned="1" table:number-rows-spanned="2" table:style-name="ce8">
            <text:p>5,109</text:p>
          </table:table-cell>
          <table:table-cell office:value-type="float" office:value="3911" table:number-columns-spanned="1" table:number-rows-spanned="2" table:style-name="ce8">
            <text:p>3,911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396" table:number-columns-spanned="1" table:number-rows-spanned="2" table:style-name="ce9">
            <text:p>396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109" table:number-columns-spanned="1" table:number-rows-spanned="2" table:style-name="ce8">
            <text:p>5,1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9079" table:number-columns-spanned="1" table:number-rows-spanned="2" table:style-name="ce8">
            <text:p>9,079</text:p>
          </table:table-cell>
          <table:table-cell office:value-type="float" office:value="6242" table:number-columns-spanned="1" table:number-rows-spanned="2" table:style-name="ce8">
            <text:p>6,242</text:p>
          </table:table-cell>
          <table:table-cell office:value-type="float" office:value="15321" table:number-columns-spanned="1" table:number-rows-spanned="2" table:style-name="ce8">
            <text:p>15,321</text:p>
          </table:table-cell>
          <table:table-cell office:value-type="float" office:value="13764" table:number-columns-spanned="1" table:number-rows-spanned="2" table:style-name="ce8">
            <text:p>13,764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09" table:number-columns-spanned="1" table:number-rows-spanned="2" table:style-name="ce9">
            <text:p>509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321" table:number-columns-spanned="1" table:number-rows-spanned="2" table:style-name="ce8">
            <text:p>15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2549" table:number-columns-spanned="1" table:number-rows-spanned="2" table:style-name="ce8">
            <text:p>2,549</text:p>
          </table:table-cell>
          <table:table-cell office:value-type="float" office:value="465" table:number-columns-spanned="1" table:number-rows-spanned="2" table:style-name="ce9">
            <text:p>465</text:p>
          </table:table-cell>
          <table:table-cell office:value-type="float" office:value="3014" table:number-columns-spanned="1" table:number-rows-spanned="2" table:style-name="ce8">
            <text:p>3,014</text:p>
          </table:table-cell>
          <table:table-cell office:value-type="float" office:value="2922" table:number-columns-spanned="1" table:number-rows-spanned="2" table:style-name="ce8">
            <text:p>2,922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14" table:number-columns-spanned="1" table:number-rows-spanned="2" table:style-name="ce8">
            <text:p>3,0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9045" table:number-columns-spanned="1" table:number-rows-spanned="2" table:style-name="ce8">
            <text:p>19,045</text:p>
          </table:table-cell>
          <table:table-cell office:value-type="float" office:value="3001" table:number-columns-spanned="1" table:number-rows-spanned="2" table:style-name="ce8">
            <text:p>3,001</text:p>
          </table:table-cell>
          <table:table-cell office:value-type="float" office:value="22046" table:number-columns-spanned="1" table:number-rows-spanned="2" table:style-name="ce8">
            <text:p>22,046</text:p>
          </table:table-cell>
          <table:table-cell office:value-type="float" office:value="18004" table:number-columns-spanned="1" table:number-rows-spanned="2" table:style-name="ce8">
            <text:p>18,004</text:p>
          </table:table-cell>
          <table:table-cell office:value-type="float" office:value="1617" table:number-columns-spanned="1" table:number-rows-spanned="2" table:style-name="ce8">
            <text:p>1,617</text:p>
          </table:table-cell>
          <table:table-cell office:value-type="float" office:value="468" table:number-columns-spanned="1" table:number-rows-spanned="2" table:style-name="ce9">
            <text:p>468</text:p>
          </table:table-cell>
          <table:table-cell office:value-type="float" office:value="221" table:number-columns-spanned="1" table:number-rows-spanned="2" table:style-name="ce9">
            <text:p>221</text:p>
          </table:table-cell>
          <table:table-cell office:value-type="float" office:value="1311" table:number-columns-spanned="1" table:number-rows-spanned="2" table:style-name="ce8">
            <text:p>1,31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244" table:number-columns-spanned="1" table:number-rows-spanned="2" table:style-name="ce9">
            <text:p>24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046" table:number-columns-spanned="1" table:number-rows-spanned="2" table:style-name="ce8">
            <text:p>22,0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24375" table:number-columns-spanned="1" table:number-rows-spanned="2" table:style-name="ce8">
            <text:p>24,375</text:p>
          </table:table-cell>
          <table:table-cell office:value-type="float" office:value="7765" table:number-columns-spanned="1" table:number-rows-spanned="2" table:style-name="ce8">
            <text:p>7,765</text:p>
          </table:table-cell>
          <table:table-cell office:value-type="float" office:value="32140" table:number-columns-spanned="1" table:number-rows-spanned="2" table:style-name="ce8">
            <text:p>32,140</text:p>
          </table:table-cell>
          <table:table-cell office:value-type="float" office:value="24275" table:number-columns-spanned="1" table:number-rows-spanned="2" table:style-name="ce8">
            <text:p>24,275</text:p>
          </table:table-cell>
          <table:table-cell office:value-type="float" office:value="2163" table:number-columns-spanned="1" table:number-rows-spanned="2" table:style-name="ce8">
            <text:p>2,163</text:p>
          </table:table-cell>
          <table:table-cell office:value-type="float" office:value="485" table:number-columns-spanned="1" table:number-rows-spanned="2" table:style-name="ce9">
            <text:p>485</text:p>
          </table:table-cell>
          <table:table-cell office:value-type="float" office:value="181" table:number-columns-spanned="1" table:number-rows-spanned="2" table:style-name="ce9">
            <text:p>181</text:p>
          </table:table-cell>
          <table:table-cell office:value-type="float" office:value="1895" table:number-columns-spanned="1" table:number-rows-spanned="2" table:style-name="ce8">
            <text:p>1,89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2697" table:number-columns-spanned="1" table:number-rows-spanned="2" table:style-name="ce8">
            <text:p>2,697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140" table:number-columns-spanned="1" table:number-rows-spanned="2" table:style-name="ce8">
            <text:p>32,1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708" table:number-columns-spanned="1" table:number-rows-spanned="2" table:style-name="ce8">
            <text:p>1,708</text:p>
          </table:table-cell>
          <table:table-cell office:value-type="float" office:value="789" table:number-columns-spanned="1" table:number-rows-spanned="2" table:style-name="ce9">
            <text:p>789</text:p>
          </table:table-cell>
          <table:table-cell office:value-type="float" office:value="2497" table:number-columns-spanned="1" table:number-rows-spanned="2" table:style-name="ce8">
            <text:p>2,497</text:p>
          </table:table-cell>
          <table:table-cell office:value-type="float" office:value="2472" table:number-columns-spanned="1" table:number-rows-spanned="2" table:style-name="ce8">
            <text:p>2,472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97" table:number-columns-spanned="1" table:number-rows-spanned="2" table:style-name="ce8">
            <text:p>2,4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8049" table:number-columns-spanned="1" table:number-rows-spanned="2" table:style-name="ce8">
            <text:p>8,049</text:p>
          </table:table-cell>
          <table:table-cell office:value-type="float" office:value="1536" table:number-columns-spanned="1" table:number-rows-spanned="2" table:style-name="ce8">
            <text:p>1,536</text:p>
          </table:table-cell>
          <table:table-cell office:value-type="float" office:value="9585" table:number-columns-spanned="1" table:number-rows-spanned="2" table:style-name="ce8">
            <text:p>9,585</text:p>
          </table:table-cell>
          <table:table-cell office:value-type="float" office:value="8999" table:number-columns-spanned="1" table:number-rows-spanned="2" table:style-name="ce8">
            <text:p>8,999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85" table:number-columns-spanned="1" table:number-rows-spanned="2" table:style-name="ce8">
            <text:p>9,5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9104" table:number-columns-spanned="1" table:number-rows-spanned="2" table:style-name="ce8">
            <text:p>9,104</text:p>
          </table:table-cell>
          <table:table-cell office:value-type="float" office:value="1863" table:number-columns-spanned="1" table:number-rows-spanned="2" table:style-name="ce8">
            <text:p>1,863</text:p>
          </table:table-cell>
          <table:table-cell office:value-type="float" office:value="10967" table:number-columns-spanned="1" table:number-rows-spanned="2" table:style-name="ce8">
            <text:p>10,967</text:p>
          </table:table-cell>
          <table:table-cell office:value-type="float" office:value="9733" table:number-columns-spanned="1" table:number-rows-spanned="2" table:style-name="ce8">
            <text:p>9,733</text:p>
          </table:table-cell>
          <table:table-cell office:value-type="float" office:value="346" table:number-columns-spanned="1" table:number-rows-spanned="2" table:style-name="ce9">
            <text:p>346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213" table:number-columns-spanned="1" table:number-rows-spanned="2" table:style-name="ce9">
            <text:p>213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967" table:number-columns-spanned="1" table:number-rows-spanned="2" table:style-name="ce8">
            <text:p>10,9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4308" table:number-columns-spanned="1" table:number-rows-spanned="2" table:style-name="ce8">
            <text:p>4,308</text:p>
          </table:table-cell>
          <table:table-cell office:value-type="float" office:value="895" table:number-columns-spanned="1" table:number-rows-spanned="2" table:style-name="ce9">
            <text:p>895</text:p>
          </table:table-cell>
          <table:table-cell office:value-type="float" office:value="5203" table:number-columns-spanned="1" table:number-rows-spanned="2" table:style-name="ce8">
            <text:p>5,203</text:p>
          </table:table-cell>
          <table:table-cell office:value-type="float" office:value="5111" table:number-columns-spanned="1" table:number-rows-spanned="2" table:style-name="ce8">
            <text:p>5,111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203" table:number-columns-spanned="1" table:number-rows-spanned="2" table:style-name="ce8">
            <text:p>5,2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093" table:number-columns-spanned="1" table:number-rows-spanned="2" table:style-name="ce8">
            <text:p>1,093</text:p>
          </table:table-cell>
          <table:table-cell office:value-type="float" office:value="4293" table:number-columns-spanned="1" table:number-rows-spanned="2" table:style-name="ce8">
            <text:p>4,293</text:p>
          </table:table-cell>
          <table:table-cell office:value-type="float" office:value="5386" table:number-columns-spanned="1" table:number-rows-spanned="2" table:style-name="ce8">
            <text:p>5,386</text:p>
          </table:table-cell>
          <table:table-cell office:value-type="float" office:value="5386" table:number-columns-spanned="1" table:number-rows-spanned="2" table:style-name="ce8">
            <text:p>5,38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386" table:number-columns-spanned="1" table:number-rows-spanned="2" table:style-name="ce8">
            <text:p>5,3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89" table:number-columns-spanned="1" table:number-rows-spanned="2" table:style-name="ce9">
            <text:p>789</text:p>
          </table:table-cell>
          <table:table-cell office:value-type="float" office:value="338" table:number-columns-spanned="1" table:number-rows-spanned="2" table:style-name="ce9">
            <text:p>338</text:p>
          </table:table-cell>
          <table:table-cell office:value-type="float" office:value="1127" table:number-columns-spanned="1" table:number-rows-spanned="2" table:style-name="ce8">
            <text:p>1,127</text:p>
          </table:table-cell>
          <table:table-cell office:value-type="float" office:value="895" table:number-columns-spanned="1" table:number-rows-spanned="2" table:style-name="ce9">
            <text:p>895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27" table:number-columns-spanned="1" table:number-rows-spanned="2" table:style-name="ce8">
            <text:p>1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699" table:number-columns-spanned="1" table:number-rows-spanned="2" table:style-name="ce9">
            <text:p>699</text:p>
          </table:table-cell>
          <table:table-cell office:value-type="float" office:value="416" table:number-columns-spanned="1" table:number-rows-spanned="2" table:style-name="ce9">
            <text:p>416</text:p>
          </table:table-cell>
          <table:table-cell office:value-type="float" office:value="1115" table:number-columns-spanned="1" table:number-rows-spanned="2" table:style-name="ce8">
            <text:p>1,115</text:p>
          </table:table-cell>
          <table:table-cell office:value-type="float" office:value="905" table:number-columns-spanned="1" table:number-rows-spanned="2" table:style-name="ce9">
            <text:p>905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15" table:number-columns-spanned="1" table:number-rows-spanned="2" table:style-name="ce8">
            <text:p>1,1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856" table:number-columns-spanned="1" table:number-rows-spanned="2" table:style-name="ce8">
            <text:p>3,856</text:p>
          </table:table-cell>
          <table:table-cell office:value-type="float" office:value="1653" table:number-columns-spanned="1" table:number-rows-spanned="2" table:style-name="ce8">
            <text:p>1,653</text:p>
          </table:table-cell>
          <table:table-cell office:value-type="float" office:value="5509" table:number-columns-spanned="1" table:number-rows-spanned="2" table:style-name="ce8">
            <text:p>5,509</text:p>
          </table:table-cell>
          <table:table-cell office:value-type="float" office:value="4369" table:number-columns-spanned="1" table:number-rows-spanned="2" table:style-name="ce8">
            <text:p>4,369</text:p>
          </table:table-cell>
          <table:table-cell office:value-type="float" office:value="279" table:number-columns-spanned="1" table:number-rows-spanned="2" table:style-name="ce9">
            <text:p>279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21" table:number-columns-spanned="1" table:number-rows-spanned="2" table:style-name="ce9">
            <text:p>4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09" table:number-columns-spanned="1" table:number-rows-spanned="2" table:style-name="ce8">
            <text:p>5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044" table:number-columns-spanned="1" table:number-rows-spanned="2" table:style-name="ce8">
            <text:p>2,044</text:p>
          </table:table-cell>
          <table:table-cell office:value-type="float" office:value="2002" table:number-columns-spanned="1" table:number-rows-spanned="2" table:style-name="ce8">
            <text:p>2,002</text:p>
          </table:table-cell>
          <table:table-cell office:value-type="float" office:value="4046" table:number-columns-spanned="1" table:number-rows-spanned="2" table:style-name="ce8">
            <text:p>4,046</text:p>
          </table:table-cell>
          <table:table-cell office:value-type="float" office:value="4024" table:number-columns-spanned="1" table:number-rows-spanned="2" table:style-name="ce8">
            <text:p>4,02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046" table:number-columns-spanned="1" table:number-rows-spanned="2" table:style-name="ce8">
            <text:p>4,0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20945" table:number-columns-spanned="1" table:number-rows-spanned="2" table:style-name="ce8">
            <text:p>120,945</text:p>
          </table:table-cell>
          <table:table-cell office:value-type="float" office:value="38129" table:number-columns-spanned="1" table:number-rows-spanned="2" table:style-name="ce8">
            <text:p>38,129</text:p>
          </table:table-cell>
          <table:table-cell office:value-type="float" office:value="159074" table:number-columns-spanned="1" table:number-rows-spanned="2" table:style-name="ce8">
            <text:p>159,074</text:p>
          </table:table-cell>
          <table:table-cell office:value-type="float" office:value="137305" table:number-columns-spanned="1" table:number-rows-spanned="2" table:style-name="ce8">
            <text:p>137,305</text:p>
          </table:table-cell>
          <table:table-cell office:value-type="float" office:value="6504" table:number-columns-spanned="1" table:number-rows-spanned="2" table:style-name="ce8">
            <text:p>6,504</text:p>
          </table:table-cell>
          <table:table-cell office:value-type="float" office:value="3192" table:number-columns-spanned="1" table:number-rows-spanned="2" table:style-name="ce8">
            <text:p>3,192</text:p>
          </table:table-cell>
          <table:table-cell office:value-type="float" office:value="492" table:number-columns-spanned="1" table:number-rows-spanned="2" table:style-name="ce9">
            <text:p>492</text:p>
          </table:table-cell>
          <table:table-cell office:value-type="float" office:value="4397" table:number-columns-spanned="1" table:number-rows-spanned="2" table:style-name="ce8">
            <text:p>4,397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3327" table:number-columns-spanned="1" table:number-rows-spanned="2" table:style-name="ce8">
            <text:p>3,327</text:p>
          </table:table-cell>
          <table:table-cell office:value-type="float" office:value="1373" table:number-columns-spanned="1" table:number-rows-spanned="2" table:style-name="ce8">
            <text:p>1,373</text:p>
          </table:table-cell>
          <table:table-cell office:value-type="float" office:value="1067" table:number-columns-spanned="1" table:number-rows-spanned="2" table:style-name="ce8">
            <text:p>1,067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1049" table:number-columns-spanned="1" table:number-rows-spanned="2" table:style-name="ce8">
            <text:p>1,049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59074" table:number-columns-spanned="1" table:number-rows-spanned="2" table:style-name="ce8">
            <text:p>159,07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687" table:number-columns-spanned="1" table:number-rows-spanned="2" table:style-name="ce9">
            <text:p>687</text:p>
          </table:table-cell>
          <table:table-cell office:value-type="float" office:value="9238" table:number-columns-spanned="1" table:number-rows-spanned="2" table:style-name="ce8">
            <text:p>9,238</text:p>
          </table:table-cell>
          <table:table-cell office:value-type="float" office:value="9925" table:number-columns-spanned="1" table:number-rows-spanned="2" table:style-name="ce8">
            <text:p>9,925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2308" table:number-columns-spanned="1" table:number-rows-spanned="2" table:style-name="ce8">
            <text:p>2,308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2727" table:number-columns-spanned="1" table:number-rows-spanned="2" table:style-name="ce8">
            <text:p>2,7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566" table:number-columns-spanned="1" table:number-rows-spanned="2" table:style-name="ce8">
            <text:p>4,5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925" table:number-columns-spanned="1" table:number-rows-spanned="2" table:style-name="ce8">
            <text:p>9,9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652" table:number-columns-spanned="1" table:number-rows-spanned="2" table:style-name="ce8">
            <text:p>4,652</text:p>
          </table:table-cell>
          <table:table-cell office:value-type="float" office:value="3416" table:number-columns-spanned="1" table:number-rows-spanned="2" table:style-name="ce8">
            <text:p>3,416</text:p>
          </table:table-cell>
          <table:table-cell office:value-type="float" office:value="8068" table:number-columns-spanned="1" table:number-rows-spanned="2" table:style-name="ce8">
            <text:p>8,068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559" table:number-columns-spanned="1" table:number-rows-spanned="2" table:style-name="ce9">
            <text:p>559</text:p>
          </table:table-cell>
          <table:table-cell office:value-type="float" office:value="284" table:number-columns-spanned="1" table:number-rows-spanned="2" table:style-name="ce9">
            <text:p>284</text:p>
          </table:table-cell>
          <table:table-cell office:value-type="float" office:value="2620" table:number-columns-spanned="1" table:number-rows-spanned="2" table:style-name="ce8">
            <text:p>2,6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3" table:number-columns-spanned="1" table:number-rows-spanned="2" table:style-name="ce9">
            <text:p>363</text:p>
          </table:table-cell>
          <table:table-cell office:value-type="float" office:value="433" table:number-columns-spanned="1" table:number-rows-spanned="2" table:style-name="ce9">
            <text:p>433</text:p>
          </table:table-cell>
          <table:table-cell office:value-type="float" office:value="309" table:number-columns-spanned="1" table:number-rows-spanned="2" table:style-name="ce9">
            <text:p>309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198" table:number-columns-spanned="1" table:number-rows-spanned="2" table:style-name="ce8">
            <text:p>3,198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8068" table:number-columns-spanned="1" table:number-rows-spanned="2" table:style-name="ce8">
            <text:p>8,0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5610" table:number-columns-spanned="1" table:number-rows-spanned="2" table:style-name="ce8">
            <text:p>5,610</text:p>
          </table:table-cell>
          <table:table-cell office:value-type="float" office:value="1096" table:number-columns-spanned="1" table:number-rows-spanned="2" table:style-name="ce8">
            <text:p>1,096</text:p>
          </table:table-cell>
          <table:table-cell office:value-type="float" office:value="6706" table:number-columns-spanned="1" table:number-rows-spanned="2" table:style-name="ce8">
            <text:p>6,706</text:p>
          </table:table-cell>
          <table:table-cell office:value-type="float" office:value="6242" table:number-columns-spanned="1" table:number-rows-spanned="2" table:style-name="ce8">
            <text:p>6,24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6706" table:number-columns-spanned="1" table:number-rows-spanned="2" table:style-name="ce8">
            <text:p>6,7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2600" table:number-columns-spanned="1" table:number-rows-spanned="2" table:style-name="ce8">
            <text:p>12,600</text:p>
          </table:table-cell>
          <table:table-cell office:value-type="float" office:value="1981" table:number-columns-spanned="1" table:number-rows-spanned="2" table:style-name="ce8">
            <text:p>1,981</text:p>
          </table:table-cell>
          <table:table-cell office:value-type="float" office:value="14581" table:number-columns-spanned="1" table:number-rows-spanned="2" table:style-name="ce8">
            <text:p>14,581</text:p>
          </table:table-cell>
          <table:table-cell office:value-type="float" office:value="4479" table:number-columns-spanned="1" table:number-rows-spanned="2" table:style-name="ce8">
            <text:p>4,479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2918" table:number-columns-spanned="1" table:number-rows-spanned="2" table:style-name="ce8">
            <text:p>2,918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3450" table:number-columns-spanned="1" table:number-rows-spanned="2" table:style-name="ce8">
            <text:p>3,450</text:p>
          </table:table-cell>
          <table:table-cell office:value-type="float" office:value="1631" table:number-columns-spanned="1" table:number-rows-spanned="2" table:style-name="ce8">
            <text:p>1,631</text:p>
          </table:table-cell>
          <table:table-cell office:value-type="float" office:value="932" table:number-columns-spanned="1" table:number-rows-spanned="2" table:style-name="ce9">
            <text:p>932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363" table:number-columns-spanned="1" table:number-rows-spanned="2" table:style-name="ce9">
            <text:p>36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581" table:number-columns-spanned="1" table:number-rows-spanned="2" table:style-name="ce8">
            <text:p>14,5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606" table:number-columns-spanned="1" table:number-rows-spanned="2" table:style-name="ce8">
            <text:p>11,606</text:p>
          </table:table-cell>
          <table:table-cell office:value-type="float" office:value="1894" table:number-columns-spanned="1" table:number-rows-spanned="2" table:style-name="ce8">
            <text:p>1,894</text:p>
          </table:table-cell>
          <table:table-cell office:value-type="float" office:value="13500" table:number-columns-spanned="1" table:number-rows-spanned="2" table:style-name="ce8">
            <text:p>13,500</text:p>
          </table:table-cell>
          <table:table-cell office:value-type="float" office:value="5143" table:number-columns-spanned="1" table:number-rows-spanned="2" table:style-name="ce8">
            <text:p>5,143</text:p>
          </table:table-cell>
          <table:table-cell office:value-type="float" office:value="814" table:number-columns-spanned="1" table:number-rows-spanned="2" table:style-name="ce9">
            <text:p>814</text:p>
          </table:table-cell>
          <table:table-cell office:value-type="float" office:value="444" table:number-columns-spanned="1" table:number-rows-spanned="2" table:style-name="ce9">
            <text:p>444</text:p>
          </table:table-cell>
          <table:table-cell office:value-type="float" office:value="519" table:number-columns-spanned="1" table:number-rows-spanned="2" table:style-name="ce9">
            <text:p>519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444" table:number-columns-spanned="1" table:number-rows-spanned="2" table:style-name="ce9">
            <text:p>444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office:value-type="float" office:value="863" table:number-columns-spanned="1" table:number-rows-spanned="2" table:style-name="ce9">
            <text:p>863</text:p>
          </table:table-cell>
          <table:table-cell office:value-type="float" office:value="4192" table:number-columns-spanned="1" table:number-rows-spanned="2" table:style-name="ce8">
            <text:p>4,192</text:p>
          </table:table-cell>
          <table:table-cell office:value-type="float" office:value="618" table:number-columns-spanned="1" table:number-rows-spanned="2" table:style-name="ce9">
            <text:p>618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500" table:number-columns-spanned="1" table:number-rows-spanned="2" table:style-name="ce8">
            <text:p>13,5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6133" table:number-columns-spanned="1" table:number-rows-spanned="2" table:style-name="ce8">
            <text:p>6,133</text:p>
          </table:table-cell>
          <table:table-cell office:value-type="float" office:value="761" table:number-columns-spanned="1" table:number-rows-spanned="2" table:style-name="ce9">
            <text:p>761</text:p>
          </table:table-cell>
          <table:table-cell office:value-type="float" office:value="6894" table:number-columns-spanned="1" table:number-rows-spanned="2" table:style-name="ce8">
            <text:p>6,894</text:p>
          </table:table-cell>
          <table:table-cell office:value-type="float" office:value="4121" table:number-columns-spanned="1" table:number-rows-spanned="2" table:style-name="ce8">
            <text:p>4,121</text:p>
          </table:table-cell>
          <table:table-cell office:value-type="float" office:value="371" table:number-columns-spanned="1" table:number-rows-spanned="2" table:style-name="ce9">
            <text:p>371</text:p>
          </table:table-cell>
          <table:table-cell office:value-type="float" office:value="721" table:number-columns-spanned="1" table:number-rows-spanned="2" table:style-name="ce9">
            <text:p>721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39" table:number-columns-spanned="1" table:number-rows-spanned="2" table:style-name="ce9">
            <text:p>639</text:p>
          </table:table-cell>
          <table:table-cell office:value-type="float" office:value="423" table:number-columns-spanned="1" table:number-rows-spanned="2" table:style-name="ce9">
            <text:p>423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894" table:number-columns-spanned="1" table:number-rows-spanned="2" table:style-name="ce8">
            <text:p>6,8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178" table:number-columns-spanned="1" table:number-rows-spanned="2" table:style-name="ce8">
            <text:p>7,178</text:p>
          </table:table-cell>
          <table:table-cell office:value-type="float" office:value="2466" table:number-columns-spanned="1" table:number-rows-spanned="2" table:style-name="ce8">
            <text:p>2,466</text:p>
          </table:table-cell>
          <table:table-cell office:value-type="float" office:value="9644" table:number-columns-spanned="1" table:number-rows-spanned="2" table:style-name="ce8">
            <text:p>9,644</text:p>
          </table:table-cell>
          <table:table-cell office:value-type="float" office:value="5082" table:number-columns-spanned="1" table:number-rows-spanned="2" table:style-name="ce8">
            <text:p>5,082</text:p>
          </table:table-cell>
          <table:table-cell office:value-type="float" office:value="406" table:number-columns-spanned="1" table:number-rows-spanned="2" table:style-name="ce9">
            <text:p>406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341" table:number-columns-spanned="1" table:number-rows-spanned="2" table:style-name="ce9">
            <text:p>341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428" table:number-columns-spanned="1" table:number-rows-spanned="2" table:style-name="ce9">
            <text:p>428</text:p>
          </table:table-cell>
          <table:table-cell office:value-type="float" office:value="1106" table:number-columns-spanned="1" table:number-rows-spanned="2" table:style-name="ce8">
            <text:p>1,106</text:p>
          </table:table-cell>
          <table:table-cell office:value-type="float" office:value="1579" table:number-columns-spanned="1" table:number-rows-spanned="2" table:style-name="ce8">
            <text:p>1,579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644" table:number-columns-spanned="1" table:number-rows-spanned="2" table:style-name="ce8">
            <text:p>9,6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339" table:number-columns-spanned="1" table:number-rows-spanned="2" table:style-name="ce8">
            <text:p>1,339</text:p>
          </table:table-cell>
          <table:table-cell office:value-type="float" office:value="5082" table:number-columns-spanned="1" table:number-rows-spanned="2" table:style-name="ce8">
            <text:p>5,082</text:p>
          </table:table-cell>
          <table:table-cell office:value-type="float" office:value="6421" table:number-columns-spanned="1" table:number-rows-spanned="2" table:style-name="ce8">
            <text:p>6,421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524" table:number-columns-spanned="1" table:number-rows-spanned="2" table:style-name="ce9">
            <text:p>524</text:p>
          </table:table-cell>
          <table:table-cell office:value-type="float" office:value="1796" table:number-columns-spanned="1" table:number-rows-spanned="2" table:style-name="ce8">
            <text:p>1,796</text:p>
          </table:table-cell>
          <table:table-cell office:value-type="float" office:value="2082" table:number-columns-spanned="1" table:number-rows-spanned="2" table:style-name="ce8">
            <text:p>2,082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029" table:number-columns-spanned="1" table:number-rows-spanned="2" table:style-name="ce8">
            <text:p>1,029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21" table:number-columns-spanned="1" table:number-rows-spanned="2" table:style-name="ce8">
            <text:p>6,4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864" table:number-columns-spanned="1" table:number-rows-spanned="2" table:style-name="ce8">
            <text:p>8,864</text:p>
          </table:table-cell>
          <table:table-cell office:value-type="float" office:value="1439" table:number-columns-spanned="1" table:number-rows-spanned="2" table:style-name="ce8">
            <text:p>1,439</text:p>
          </table:table-cell>
          <table:table-cell office:value-type="float" office:value="10303" table:number-columns-spanned="1" table:number-rows-spanned="2" table:style-name="ce8">
            <text:p>10,303</text:p>
          </table:table-cell>
          <table:table-cell office:value-type="float" office:value="4505" table:number-columns-spanned="1" table:number-rows-spanned="2" table:style-name="ce8">
            <text:p>4,505</text:p>
          </table:table-cell>
          <table:table-cell office:value-type="float" office:value="1126" table:number-columns-spanned="1" table:number-rows-spanned="2" table:style-name="ce8">
            <text:p>1,126</text:p>
          </table:table-cell>
          <table:table-cell office:value-type="float" office:value="674" table:number-columns-spanned="1" table:number-rows-spanned="2" table:style-name="ce9">
            <text:p>674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355" table:number-columns-spanned="1" table:number-rows-spanned="2" table:style-name="ce9">
            <text:p>355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785" table:number-columns-spanned="1" table:number-rows-spanned="2" table:style-name="ce9">
            <text:p>785</text:p>
          </table:table-cell>
          <table:table-cell office:value-type="float" office:value="346" table:number-columns-spanned="1" table:number-rows-spanned="2" table:style-name="ce9">
            <text:p>346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1614" table:number-columns-spanned="1" table:number-rows-spanned="2" table:style-name="ce8">
            <text:p>1,6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303" table:number-columns-spanned="1" table:number-rows-spanned="2" table:style-name="ce8">
            <text:p>10,3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891" table:number-columns-spanned="1" table:number-rows-spanned="2" table:style-name="ce8">
            <text:p>3,891</text:p>
          </table:table-cell>
          <table:table-cell office:value-type="float" office:value="2394" table:number-columns-spanned="1" table:number-rows-spanned="2" table:style-name="ce8">
            <text:p>2,394</text:p>
          </table:table-cell>
          <table:table-cell office:value-type="float" office:value="6285" table:number-columns-spanned="1" table:number-rows-spanned="2" table:style-name="ce8">
            <text:p>6,285</text:p>
          </table:table-cell>
          <table:table-cell office:value-type="float" office:value="1365" table:number-columns-spanned="1" table:number-rows-spanned="2" table:style-name="ce8">
            <text:p>1,365</text:p>
          </table:table-cell>
          <table:table-cell office:value-type="float" office:value="685" table:number-columns-spanned="1" table:number-rows-spanned="2" table:style-name="ce9">
            <text:p>685</text:p>
          </table:table-cell>
          <table:table-cell office:value-type="float" office:value="397" table:number-columns-spanned="1" table:number-rows-spanned="2" table:style-name="ce9">
            <text:p>397</text:p>
          </table:table-cell>
          <table:table-cell office:value-type="float" office:value="2124" table:number-columns-spanned="1" table:number-rows-spanned="2" table:style-name="ce8">
            <text:p>2,124</text:p>
          </table:table-cell>
          <table:table-cell office:value-type="float" office:value="878" table:number-columns-spanned="1" table:number-rows-spanned="2" table:style-name="ce9">
            <text:p>878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88" table:number-columns-spanned="1" table:number-rows-spanned="2" table:style-name="ce9">
            <text:p>48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285" table:number-columns-spanned="1" table:number-rows-spanned="2" table:style-name="ce8">
            <text:p>6,2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4514" table:number-columns-spanned="1" table:number-rows-spanned="2" table:style-name="ce8">
            <text:p>4,514</text:p>
          </table:table-cell>
          <table:table-cell office:value-type="float" office:value="341" table:number-columns-spanned="1" table:number-rows-spanned="2" table:style-name="ce9">
            <text:p>341</text:p>
          </table:table-cell>
          <table:table-cell office:value-type="float" office:value="4855" table:number-columns-spanned="1" table:number-rows-spanned="2" table:style-name="ce8">
            <text:p>4,855</text:p>
          </table:table-cell>
          <table:table-cell office:value-type="float" office:value="2143" table:number-columns-spanned="1" table:number-rows-spanned="2" table:style-name="ce8">
            <text:p>2,143</text:p>
          </table:table-cell>
          <table:table-cell office:value-type="float" office:value="488" table:number-columns-spanned="1" table:number-rows-spanned="2" table:style-name="ce9">
            <text:p>488</text:p>
          </table:table-cell>
          <table:table-cell office:value-type="float" office:value="390" table:number-columns-spanned="1" table:number-rows-spanned="2" table:style-name="ce9">
            <text:p>390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306" table:number-columns-spanned="1" table:number-rows-spanned="2" table:style-name="ce9">
            <text:p>306</text:p>
          </table:table-cell>
          <table:table-cell office:value-type="float" office:value="415" table:number-columns-spanned="1" table:number-rows-spanned="2" table:style-name="ce9">
            <text:p>415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399" table:number-columns-spanned="1" table:number-rows-spanned="2" table:style-name="ce9">
            <text:p>39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855" table:number-columns-spanned="1" table:number-rows-spanned="2" table:style-name="ce8">
            <text:p>4,8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901" table:number-columns-spanned="1" table:number-rows-spanned="2" table:style-name="ce8">
            <text:p>2,901</text:p>
          </table:table-cell>
          <table:table-cell office:value-type="float" office:value="474" table:number-columns-spanned="1" table:number-rows-spanned="2" table:style-name="ce9">
            <text:p>474</text:p>
          </table:table-cell>
          <table:table-cell office:value-type="float" office:value="3375" table:number-columns-spanned="1" table:number-rows-spanned="2" table:style-name="ce8">
            <text:p>3,375</text:p>
          </table:table-cell>
          <table:table-cell office:value-type="float" office:value="1286" table:number-columns-spanned="1" table:number-rows-spanned="2" table:style-name="ce8">
            <text:p>1,286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1048" table:number-columns-spanned="1" table:number-rows-spanned="2" table:style-name="ce8">
            <text:p>1,048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75" table:number-columns-spanned="1" table:number-rows-spanned="2" table:style-name="ce8">
            <text:p>3,3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6681" table:number-columns-spanned="1" table:number-rows-spanned="2" table:style-name="ce8">
            <text:p>6,681</text:p>
          </table:table-cell>
          <table:table-cell office:value-type="float" office:value="2339" table:number-columns-spanned="1" table:number-rows-spanned="2" table:style-name="ce8">
            <text:p>2,339</text:p>
          </table:table-cell>
          <table:table-cell office:value-type="float" office:value="9020" table:number-columns-spanned="1" table:number-rows-spanned="2" table:style-name="ce8">
            <text:p>9,020</text:p>
          </table:table-cell>
          <table:table-cell office:value-type="float" office:value="7433" table:number-columns-spanned="1" table:number-rows-spanned="2" table:style-name="ce8">
            <text:p>7,433</text:p>
          </table:table-cell>
          <table:table-cell office:value-type="float" office:value="840" table:number-columns-spanned="1" table:number-rows-spanned="2" table:style-name="ce9">
            <text:p>840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323" table:number-columns-spanned="1" table:number-rows-spanned="2" table:style-name="ce9">
            <text:p>323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020" table:number-columns-spanned="1" table:number-rows-spanned="2" table:style-name="ce8">
            <text:p>9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6656" table:number-columns-spanned="1" table:number-rows-spanned="2" table:style-name="ce8">
            <text:p>76,656</text:p>
          </table:table-cell>
          <table:table-cell office:value-type="float" office:value="32921" table:number-columns-spanned="1" table:number-rows-spanned="2" table:style-name="ce8">
            <text:p>32,921</text:p>
          </table:table-cell>
          <table:table-cell office:value-type="float" office:value="109577" table:number-columns-spanned="1" table:number-rows-spanned="2" table:style-name="ce8">
            <text:p>109,577</text:p>
          </table:table-cell>
          <table:table-cell office:value-type="float" office:value="42502" table:number-columns-spanned="1" table:number-rows-spanned="2" table:style-name="ce8">
            <text:p>42,502</text:p>
          </table:table-cell>
          <table:table-cell office:value-type="float" office:value="8645" table:number-columns-spanned="1" table:number-rows-spanned="2" table:style-name="ce8">
            <text:p>8,645</text:p>
          </table:table-cell>
          <table:table-cell office:value-type="float" office:value="8234" table:number-columns-spanned="1" table:number-rows-spanned="2" table:style-name="ce8">
            <text:p>8,234</text:p>
          </table:table-cell>
          <table:table-cell office:value-type="float" office:value="11632" table:number-columns-spanned="1" table:number-rows-spanned="2" table:style-name="ce8">
            <text:p>11,632</text:p>
          </table:table-cell>
          <table:table-cell office:value-type="float" office:value="1941" table:number-columns-spanned="1" table:number-rows-spanned="2" table:style-name="ce8">
            <text:p>1,941</text:p>
          </table:table-cell>
          <table:table-cell office:value-type="float" office:value="1083" table:number-columns-spanned="1" table:number-rows-spanned="2" table:style-name="ce8">
            <text:p>1,083</text:p>
          </table:table-cell>
          <table:table-cell office:value-type="float" office:value="834" table:number-columns-spanned="1" table:number-rows-spanned="2" table:style-name="ce9">
            <text:p>834</text:p>
          </table:table-cell>
          <table:table-cell office:value-type="float" office:value="6826" table:number-columns-spanned="1" table:number-rows-spanned="2" table:style-name="ce8">
            <text:p>6,826</text:p>
          </table:table-cell>
          <table:table-cell office:value-type="float" office:value="10432" table:number-columns-spanned="1" table:number-rows-spanned="2" table:style-name="ce8">
            <text:p>10,432</text:p>
          </table:table-cell>
          <table:table-cell office:value-type="float" office:value="5164" table:number-columns-spanned="1" table:number-rows-spanned="2" table:style-name="ce8">
            <text:p>5,164</text:p>
          </table:table-cell>
          <table:table-cell office:value-type="float" office:value="520" table:number-columns-spanned="1" table:number-rows-spanned="2" table:style-name="ce9">
            <text:p>520</text:p>
          </table:table-cell>
          <table:table-cell office:value-type="float" office:value="11619" table:number-columns-spanned="1" table:number-rows-spanned="2" table:style-name="ce8">
            <text:p>11,619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109577" table:number-columns-spanned="1" table:number-rows-spanned="2" table:style-name="ce8">
            <text:p>109,57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8月至2017年8月(Data for 2017/8～2017/8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4819" table:number-columns-spanned="1" table:number-rows-spanned="2" table:style-name="ce8">
            <text:p>4,819</text:p>
          </table:table-cell>
          <table:table-cell office:value-type="float" office:value="2141" table:number-columns-spanned="1" table:number-rows-spanned="2" table:style-name="ce8">
            <text:p>2,141</text:p>
          </table:table-cell>
          <table:table-cell office:value-type="float" office:value="6960" table:number-columns-spanned="1" table:number-rows-spanned="2" table:style-name="ce8">
            <text:p>6,960</text:p>
          </table:table-cell>
          <table:table-cell office:value-type="float" office:value="6262" table:number-columns-spanned="1" table:number-rows-spanned="2" table:style-name="ce8">
            <text:p>6,262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74" table:number-columns-spanned="1" table:number-rows-spanned="2" table:style-name="ce9">
            <text:p>274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960" table:number-columns-spanned="1" table:number-rows-spanned="2" table:style-name="ce8">
            <text:p>6,9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90" table:number-columns-spanned="1" table:number-rows-spanned="2" table:style-name="ce8">
            <text:p>2,190</text:p>
          </table:table-cell>
          <table:table-cell office:value-type="float" office:value="5109" table:number-columns-spanned="1" table:number-rows-spanned="2" table:style-name="ce8">
            <text:p>5,109</text:p>
          </table:table-cell>
          <table:table-cell office:value-type="float" office:value="7299" table:number-columns-spanned="1" table:number-rows-spanned="2" table:style-name="ce8">
            <text:p>7,299</text:p>
          </table:table-cell>
          <table:table-cell office:value-type="float" office:value="7258" table:number-columns-spanned="1" table:number-rows-spanned="2" table:style-name="ce8">
            <text:p>7,25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299" table:number-columns-spanned="1" table:number-rows-spanned="2" table:style-name="ce8">
            <text:p>7,2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397" table:number-columns-spanned="1" table:number-rows-spanned="2" table:style-name="ce8">
            <text:p>1,397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1526" table:number-columns-spanned="1" table:number-rows-spanned="2" table:style-name="ce8">
            <text:p>1,526</text:p>
          </table:table-cell>
          <table:table-cell office:value-type="float" office:value="537" table:number-columns-spanned="1" table:number-rows-spanned="2" table:style-name="ce9">
            <text:p>537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35" table:number-columns-spanned="1" table:number-rows-spanned="2" table:style-name="ce9">
            <text:p>5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26" table:number-columns-spanned="1" table:number-rows-spanned="2" table:style-name="ce8">
            <text:p>1,5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757" table:number-columns-spanned="1" table:number-rows-spanned="2" table:style-name="ce8">
            <text:p>2,757</text:p>
          </table:table-cell>
          <table:table-cell office:value-type="float" office:value="366" table:number-columns-spanned="1" table:number-rows-spanned="2" table:style-name="ce9">
            <text:p>366</text:p>
          </table:table-cell>
          <table:table-cell office:value-type="float" office:value="3123" table:number-columns-spanned="1" table:number-rows-spanned="2" table:style-name="ce8">
            <text:p>3,123</text:p>
          </table:table-cell>
          <table:table-cell office:value-type="float" office:value="1565" table:number-columns-spanned="1" table:number-rows-spanned="2" table:style-name="ce8">
            <text:p>1,565</text:p>
          </table:table-cell>
          <table:table-cell office:value-type="float" office:value="352" table:number-columns-spanned="1" table:number-rows-spanned="2" table:style-name="ce9">
            <text:p>352</text:p>
          </table:table-cell>
          <table:table-cell office:value-type="float" office:value="847" table:number-columns-spanned="1" table:number-rows-spanned="2" table:style-name="ce9">
            <text:p>8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123" table:number-columns-spanned="1" table:number-rows-spanned="2" table:style-name="ce8">
            <text:p>3,1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9109" table:number-columns-spanned="1" table:number-rows-spanned="2" table:style-name="ce8">
            <text:p>9,109</text:p>
          </table:table-cell>
          <table:table-cell office:value-type="float" office:value="5847" table:number-columns-spanned="1" table:number-rows-spanned="2" table:style-name="ce8">
            <text:p>5,847</text:p>
          </table:table-cell>
          <table:table-cell office:value-type="float" office:value="14956" table:number-columns-spanned="1" table:number-rows-spanned="2" table:style-name="ce8">
            <text:p>14,956</text:p>
          </table:table-cell>
          <table:table-cell office:value-type="float" office:value="11032" table:number-columns-spanned="1" table:number-rows-spanned="2" table:style-name="ce8">
            <text:p>11,032</text:p>
          </table:table-cell>
          <table:table-cell office:value-type="float" office:value="889" table:number-columns-spanned="1" table:number-rows-spanned="2" table:style-name="ce9">
            <text:p>889</text:p>
          </table:table-cell>
          <table:table-cell office:value-type="float" office:value="1149" table:number-columns-spanned="1" table:number-rows-spanned="2" table:style-name="ce8">
            <text:p>1,149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481" table:number-columns-spanned="1" table:number-rows-spanned="2" table:style-name="ce9">
            <text:p>481</text:p>
          </table:table-cell>
          <table:table-cell office:value-type="float" office:value="620" table:number-columns-spanned="1" table:number-rows-spanned="2" table:style-name="ce9">
            <text:p>62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81" table:number-columns-spanned="1" table:number-rows-spanned="2" table:style-name="ce9">
            <text:p>1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956" table:number-columns-spanned="1" table:number-rows-spanned="2" table:style-name="ce8">
            <text:p>14,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1008" table:number-columns-spanned="1" table:number-rows-spanned="2" table:style-name="ce8">
            <text:p>11,008</text:p>
          </table:table-cell>
          <table:table-cell office:value-type="float" office:value="548" table:number-columns-spanned="1" table:number-rows-spanned="2" table:style-name="ce9">
            <text:p>548</text:p>
          </table:table-cell>
          <table:table-cell office:value-type="float" office:value="11556" table:number-columns-spanned="1" table:number-rows-spanned="2" table:style-name="ce8">
            <text:p>11,556</text:p>
          </table:table-cell>
          <table:table-cell office:value-type="float" office:value="10198" table:number-columns-spanned="1" table:number-rows-spanned="2" table:style-name="ce8">
            <text:p>10,198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334" table:number-columns-spanned="1" table:number-rows-spanned="2" table:style-name="ce9">
            <text:p>3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556" table:number-columns-spanned="1" table:number-rows-spanned="2" table:style-name="ce8">
            <text:p>11,5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3384" table:number-columns-spanned="1" table:number-rows-spanned="2" table:style-name="ce8">
            <text:p>13,384</text:p>
          </table:table-cell>
          <table:table-cell office:value-type="float" office:value="2708" table:number-columns-spanned="1" table:number-rows-spanned="2" table:style-name="ce8">
            <text:p>2,708</text:p>
          </table:table-cell>
          <table:table-cell office:value-type="float" office:value="16092" table:number-columns-spanned="1" table:number-rows-spanned="2" table:style-name="ce8">
            <text:p>16,092</text:p>
          </table:table-cell>
          <table:table-cell office:value-type="float" office:value="10774" table:number-columns-spanned="1" table:number-rows-spanned="2" table:style-name="ce8">
            <text:p>10,774</text:p>
          </table:table-cell>
          <table:table-cell office:value-type="float" office:value="1481" table:number-columns-spanned="1" table:number-rows-spanned="2" table:style-name="ce8">
            <text:p>1,481</text:p>
          </table:table-cell>
          <table:table-cell office:value-type="float" office:value="1345" table:number-columns-spanned="1" table:number-rows-spanned="2" table:style-name="ce8">
            <text:p>1,34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24" table:number-columns-spanned="1" table:number-rows-spanned="2" table:style-name="ce8">
            <text:p>1,024</text:p>
          </table:table-cell>
          <table:table-cell office:value-type="float" office:value="971" table:number-columns-spanned="1" table:number-rows-spanned="2" table:style-name="ce9">
            <text:p>971</text:p>
          </table:table-cell>
          <table:table-cell office:value-type="float" office:value="325" table:number-columns-spanned="1" table:number-rows-spanned="2" table:style-name="ce9">
            <text:p>325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092" table:number-columns-spanned="1" table:number-rows-spanned="2" table:style-name="ce8">
            <text:p>16,0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27798" table:number-columns-spanned="1" table:number-rows-spanned="2" table:style-name="ce8">
            <text:p>27,798</text:p>
          </table:table-cell>
          <table:table-cell office:value-type="float" office:value="5122" table:number-columns-spanned="1" table:number-rows-spanned="2" table:style-name="ce8">
            <text:p>5,122</text:p>
          </table:table-cell>
          <table:table-cell office:value-type="float" office:value="32920" table:number-columns-spanned="1" table:number-rows-spanned="2" table:style-name="ce8">
            <text:p>32,920</text:p>
          </table:table-cell>
          <table:table-cell office:value-type="float" office:value="29688" table:number-columns-spanned="1" table:number-rows-spanned="2" table:style-name="ce8">
            <text:p>29,688</text:p>
          </table:table-cell>
          <table:table-cell office:value-type="float" office:value="706" table:number-columns-spanned="1" table:number-rows-spanned="2" table:style-name="ce9">
            <text:p>706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2072" table:number-columns-spanned="1" table:number-rows-spanned="2" table:style-name="ce8">
            <text:p>2,07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920" table:number-columns-spanned="1" table:number-rows-spanned="2" table:style-name="ce8">
            <text:p>32,9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727" table:number-columns-spanned="1" table:number-rows-spanned="2" table:style-name="ce8">
            <text:p>19,727</text:p>
          </table:table-cell>
          <table:table-cell office:value-type="float" office:value="1175" table:number-columns-spanned="1" table:number-rows-spanned="2" table:style-name="ce8">
            <text:p>1,175</text:p>
          </table:table-cell>
          <table:table-cell office:value-type="float" office:value="20902" table:number-columns-spanned="1" table:number-rows-spanned="2" table:style-name="ce8">
            <text:p>20,902</text:p>
          </table:table-cell>
          <table:table-cell office:value-type="float" office:value="17876" table:number-columns-spanned="1" table:number-rows-spanned="2" table:style-name="ce8">
            <text:p>17,876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608" table:number-columns-spanned="1" table:number-rows-spanned="2" table:style-name="ce8">
            <text:p>2,60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902" table:number-columns-spanned="1" table:number-rows-spanned="2" table:style-name="ce8">
            <text:p>20,9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10341" table:number-columns-spanned="1" table:number-rows-spanned="2" table:style-name="ce8">
            <text:p>10,341</text:p>
          </table:table-cell>
          <table:table-cell office:value-type="float" office:value="2339" table:number-columns-spanned="1" table:number-rows-spanned="2" table:style-name="ce8">
            <text:p>2,339</text:p>
          </table:table-cell>
          <table:table-cell office:value-type="float" office:value="12680" table:number-columns-spanned="1" table:number-rows-spanned="2" table:style-name="ce8">
            <text:p>12,680</text:p>
          </table:table-cell>
          <table:table-cell office:value-type="float" office:value="11764" table:number-columns-spanned="1" table:number-rows-spanned="2" table:style-name="ce8">
            <text:p>11,764</text:p>
          </table:table-cell>
          <table:table-cell office:value-type="float" office:value="308" table:number-columns-spanned="1" table:number-rows-spanned="2" table:style-name="ce9">
            <text:p>308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419" table:number-columns-spanned="1" table:number-rows-spanned="2" table:style-name="ce9">
            <text:p>41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680" table:number-columns-spanned="1" table:number-rows-spanned="2" table:style-name="ce8">
            <text:p>12,6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943" table:number-columns-spanned="1" table:number-rows-spanned="2" table:style-name="ce9">
            <text:p>943</text:p>
          </table:table-cell>
          <table:table-cell office:value-type="float" office:value="505" table:number-columns-spanned="1" table:number-rows-spanned="2" table:style-name="ce9">
            <text:p>505</text:p>
          </table:table-cell>
          <table:table-cell office:value-type="float" office:value="1448" table:number-columns-spanned="1" table:number-rows-spanned="2" table:style-name="ce8">
            <text:p>1,448</text:p>
          </table:table-cell>
          <table:table-cell office:value-type="float" office:value="1448" table:number-columns-spanned="1" table:number-rows-spanned="2" table:style-name="ce8">
            <text:p>1,44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48" table:number-columns-spanned="1" table:number-rows-spanned="2" table:style-name="ce8">
            <text:p>1,4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2127" table:number-columns-spanned="1" table:number-rows-spanned="2" table:style-name="ce8">
            <text:p>2,127</text:p>
          </table:table-cell>
          <table:table-cell office:value-type="float" office:value="724" table:number-columns-spanned="1" table:number-rows-spanned="2" table:style-name="ce9">
            <text:p>724</text:p>
          </table:table-cell>
          <table:table-cell office:value-type="float" office:value="2851" table:number-columns-spanned="1" table:number-rows-spanned="2" table:style-name="ce8">
            <text:p>2,851</text:p>
          </table:table-cell>
          <table:table-cell office:value-type="float" office:value="2799" table:number-columns-spanned="1" table:number-rows-spanned="2" table:style-name="ce8">
            <text:p>2,799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51" table:number-columns-spanned="1" table:number-rows-spanned="2" table:style-name="ce8">
            <text:p>2,8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10802" table:number-columns-spanned="1" table:number-rows-spanned="2" table:style-name="ce8">
            <text:p>10,802</text:p>
          </table:table-cell>
          <table:table-cell office:value-type="float" office:value="7565" table:number-columns-spanned="1" table:number-rows-spanned="2" table:style-name="ce8">
            <text:p>7,565</text:p>
          </table:table-cell>
          <table:table-cell office:value-type="float" office:value="18367" table:number-columns-spanned="1" table:number-rows-spanned="2" table:style-name="ce8">
            <text:p>18,367</text:p>
          </table:table-cell>
          <table:table-cell office:value-type="float" office:value="15782" table:number-columns-spanned="1" table:number-rows-spanned="2" table:style-name="ce8">
            <text:p>15,782</text:p>
          </table:table-cell>
          <table:table-cell office:value-type="float" office:value="1310" table:number-columns-spanned="1" table:number-rows-spanned="2" table:style-name="ce8">
            <text:p>1,31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991" table:number-columns-spanned="1" table:number-rows-spanned="2" table:style-name="ce9">
            <text:p>99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367" table:number-columns-spanned="1" table:number-rows-spanned="2" table:style-name="ce8">
            <text:p>18,3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9173" table:number-columns-spanned="1" table:number-rows-spanned="2" table:style-name="ce8">
            <text:p>9,173</text:p>
          </table:table-cell>
          <table:table-cell office:value-type="float" office:value="3596" table:number-columns-spanned="1" table:number-rows-spanned="2" table:style-name="ce8">
            <text:p>3,596</text:p>
          </table:table-cell>
          <table:table-cell office:value-type="float" office:value="12769" table:number-columns-spanned="1" table:number-rows-spanned="2" table:style-name="ce8">
            <text:p>12,769</text:p>
          </table:table-cell>
          <table:table-cell office:value-type="float" office:value="12342" table:number-columns-spanned="1" table:number-rows-spanned="2" table:style-name="ce8">
            <text:p>12,342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769" table:number-columns-spanned="1" table:number-rows-spanned="2" table:style-name="ce8">
            <text:p>12,7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3686" table:number-columns-spanned="1" table:number-rows-spanned="2" table:style-name="ce8">
            <text:p>3,686</text:p>
          </table:table-cell>
          <table:table-cell office:value-type="float" office:value="5368" table:number-columns-spanned="1" table:number-rows-spanned="2" table:style-name="ce8">
            <text:p>5,368</text:p>
          </table:table-cell>
          <table:table-cell office:value-type="float" office:value="9054" table:number-columns-spanned="1" table:number-rows-spanned="2" table:style-name="ce8">
            <text:p>9,054</text:p>
          </table:table-cell>
          <table:table-cell office:value-type="float" office:value="6673" table:number-columns-spanned="1" table:number-rows-spanned="2" table:style-name="ce8">
            <text:p>6,673</text:p>
          </table:table-cell>
          <table:table-cell office:value-type="float" office:value="1827" table:number-columns-spanned="1" table:number-rows-spanned="2" table:style-name="ce8">
            <text:p>1,827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233" table:number-columns-spanned="1" table:number-rows-spanned="2" table:style-name="ce9">
            <text:p>23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054" table:number-columns-spanned="1" table:number-rows-spanned="2" table:style-name="ce8">
            <text:p>9,0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346" table:number-columns-spanned="1" table:number-rows-spanned="2" table:style-name="ce8">
            <text:p>1,3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46" table:number-columns-spanned="1" table:number-rows-spanned="2" table:style-name="ce8">
            <text:p>1,346</text:p>
          </table:table-cell>
          <table:table-cell office:value-type="float" office:value="1307" table:number-columns-spanned="1" table:number-rows-spanned="2" table:style-name="ce8">
            <text:p>1,30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1346" table:number-columns-spanned="1" table:number-rows-spanned="2" table:style-name="ce8">
            <text:p>1,3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915" table:number-columns-spanned="1" table:number-rows-spanned="2" table:style-name="ce8">
            <text:p>2,915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3246" table:number-columns-spanned="1" table:number-rows-spanned="2" table:style-name="ce8">
            <text:p>3,246</text:p>
          </table:table-cell>
          <table:table-cell office:value-type="float" office:value="1266" table:number-columns-spanned="1" table:number-rows-spanned="2" table:style-name="ce8">
            <text:p>1,266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194" table:number-columns-spanned="1" table:number-rows-spanned="2" table:style-name="ce9">
            <text:p>194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530" table:number-columns-spanned="1" table:number-rows-spanned="2" table:style-name="ce9">
            <text:p>530</text:p>
          </table:table-cell>
          <table:table-cell office:value-type="float" office:value="192" table:number-columns-spanned="1" table:number-rows-spanned="2" table:style-name="ce9">
            <text:p>19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46" table:number-columns-spanned="1" table:number-rows-spanned="2" table:style-name="ce8">
            <text:p>3,2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office:value-type="float" office:value="1038" table:number-columns-spanned="1" table:number-rows-spanned="2" table:style-name="ce8">
            <text:p>1,038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float" office:value="740" table:number-columns-spanned="1" table:number-rows-spanned="2" table:style-name="ce9">
            <text:p>74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38" table:number-columns-spanned="1" table:number-rows-spanned="2" table:style-name="ce8">
            <text:p>1,0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38" table:number-columns-spanned="1" table:number-rows-spanned="2" table:style-name="ce9">
            <text:p>338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office:value-type="float" office:value="388" table:number-columns-spanned="1" table:number-rows-spanned="2" table:style-name="ce9">
            <text:p>388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625" table:number-columns-spanned="1" table:number-rows-spanned="2" table:style-name="ce9">
            <text:p>6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805" table:number-columns-spanned="1" table:number-rows-spanned="2" table:style-name="ce9">
            <text:p>805</text:p>
          </table:table-cell>
          <table:table-cell office:value-type="float" office:value="3659" table:number-columns-spanned="1" table:number-rows-spanned="2" table:style-name="ce8">
            <text:p>3,659</text:p>
          </table:table-cell>
          <table:table-cell office:value-type="float" office:value="4464" table:number-columns-spanned="1" table:number-rows-spanned="2" table:style-name="ce8">
            <text:p>4,464</text:p>
          </table:table-cell>
          <table:table-cell office:value-type="float" office:value="3002" table:number-columns-spanned="1" table:number-rows-spanned="2" table:style-name="ce8">
            <text:p>3,002</text:p>
          </table:table-cell>
          <table:table-cell office:value-type="float" office:value="955" table:number-columns-spanned="1" table:number-rows-spanned="2" table:style-name="ce9">
            <text:p>95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99" table:number-columns-spanned="1" table:number-rows-spanned="2" table:style-name="ce9">
            <text:p>49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64" table:number-columns-spanned="1" table:number-rows-spanned="2" table:style-name="ce8">
            <text:p>4,4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5923" table:number-columns-spanned="1" table:number-rows-spanned="2" table:style-name="ce8">
            <text:p>5,923</text:p>
          </table:table-cell>
          <table:table-cell office:value-type="float" office:value="803" table:number-columns-spanned="1" table:number-rows-spanned="2" table:style-name="ce9">
            <text:p>803</text:p>
          </table:table-cell>
          <table:table-cell office:value-type="float" office:value="6726" table:number-columns-spanned="1" table:number-rows-spanned="2" table:style-name="ce8">
            <text:p>6,726</text:p>
          </table:table-cell>
          <table:table-cell office:value-type="float" office:value="6526" table:number-columns-spanned="1" table:number-rows-spanned="2" table:style-name="ce8">
            <text:p>6,526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726" table:number-columns-spanned="1" table:number-rows-spanned="2" table:style-name="ce8">
            <text:p>6,7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6592" table:number-columns-spanned="1" table:number-rows-spanned="2" table:style-name="ce8">
            <text:p>6,592</text:p>
          </table:table-cell>
          <table:table-cell office:value-type="float" office:value="4172" table:number-columns-spanned="1" table:number-rows-spanned="2" table:style-name="ce8">
            <text:p>4,172</text:p>
          </table:table-cell>
          <table:table-cell office:value-type="float" office:value="10764" table:number-columns-spanned="1" table:number-rows-spanned="2" table:style-name="ce8">
            <text:p>10,764</text:p>
          </table:table-cell>
          <table:table-cell office:value-type="float" office:value="9531" table:number-columns-spanned="1" table:number-rows-spanned="2" table:style-name="ce8">
            <text:p>9,531</text:p>
          </table:table-cell>
          <table:table-cell office:value-type="float" office:value="305" table:number-columns-spanned="1" table:number-rows-spanned="2" table:style-name="ce9">
            <text:p>30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806" table:number-columns-spanned="1" table:number-rows-spanned="2" table:style-name="ce9">
            <text:p>806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764" table:number-columns-spanned="1" table:number-rows-spanned="2" table:style-name="ce8">
            <text:p>10,7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520" table:number-columns-spanned="1" table:number-rows-spanned="2" table:style-name="ce9">
            <text:p>520</text:p>
          </table:table-cell>
          <table:table-cell office:value-type="float" office:value="720" table:number-columns-spanned="1" table:number-rows-spanned="2" table:style-name="ce9">
            <text:p>720</text:p>
          </table:table-cell>
          <table:table-cell office:value-type="float" office:value="1240" table:number-columns-spanned="1" table:number-rows-spanned="2" table:style-name="ce8">
            <text:p>1,240</text:p>
          </table:table-cell>
          <table:table-cell office:value-type="float" office:value="1222" table:number-columns-spanned="1" table:number-rows-spanned="2" table:style-name="ce8">
            <text:p>1,22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40" table:number-columns-spanned="1" table:number-rows-spanned="2" table:style-name="ce8">
            <text:p>1,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5863" table:number-columns-spanned="1" table:number-rows-spanned="2" table:style-name="ce8">
            <text:p>5,863</text:p>
          </table:table-cell>
          <table:table-cell office:value-type="float" office:value="2313" table:number-columns-spanned="1" table:number-rows-spanned="2" table:style-name="ce8">
            <text:p>2,313</text:p>
          </table:table-cell>
          <table:table-cell office:value-type="float" office:value="8176" table:number-columns-spanned="1" table:number-rows-spanned="2" table:style-name="ce8">
            <text:p>8,176</text:p>
          </table:table-cell>
          <table:table-cell office:value-type="float" office:value="7424" table:number-columns-spanned="1" table:number-rows-spanned="2" table:style-name="ce8">
            <text:p>7,424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8176" table:number-columns-spanned="1" table:number-rows-spanned="2" table:style-name="ce8">
            <text:p>8,1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016" table:number-columns-spanned="1" table:number-rows-spanned="2" table:style-name="ce8">
            <text:p>1,016</text:p>
          </table:table-cell>
          <table:table-cell office:value-type="float" office:value="809" table:number-columns-spanned="1" table:number-rows-spanned="2" table:style-name="ce9">
            <text:p>809</text:p>
          </table:table-cell>
          <table:table-cell office:value-type="float" office:value="1825" table:number-columns-spanned="1" table:number-rows-spanned="2" table:style-name="ce8">
            <text:p>1,825</text:p>
          </table:table-cell>
          <table:table-cell office:value-type="float" office:value="1295" table:number-columns-spanned="1" table:number-rows-spanned="2" table:style-name="ce8">
            <text:p>1,295</text:p>
          </table:table-cell>
          <table:table-cell office:value-type="float" office:value="355" table:number-columns-spanned="1" table:number-rows-spanned="2" table:style-name="ce9">
            <text:p>35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25" table:number-columns-spanned="1" table:number-rows-spanned="2" table:style-name="ce8">
            <text:p>1,8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1773" table:number-columns-spanned="1" table:number-rows-spanned="2" table:style-name="ce8">
            <text:p>1,773</text:p>
          </table:table-cell>
          <table:table-cell office:value-type="float" office:value="2083" table:number-columns-spanned="1" table:number-rows-spanned="2" table:style-name="ce8">
            <text:p>2,083</text:p>
          </table:table-cell>
          <table:table-cell office:value-type="float" office:value="1041" table:number-columns-spanned="1" table:number-rows-spanned="2" table:style-name="ce8">
            <text:p>1,041</text:p>
          </table:table-cell>
          <table:table-cell office:value-type="float" office:value="957" table:number-columns-spanned="1" table:number-rows-spanned="2" table:style-name="ce9">
            <text:p>95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83" table:number-columns-spanned="1" table:number-rows-spanned="2" table:style-name="ce8">
            <text:p>2,0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55273" table:number-columns-spanned="1" table:number-rows-spanned="2" table:style-name="ce8">
            <text:p>155,273</text:p>
          </table:table-cell>
          <table:table-cell office:value-type="float" office:value="59085" table:number-columns-spanned="1" table:number-rows-spanned="2" table:style-name="ce8">
            <text:p>59,085</text:p>
          </table:table-cell>
          <table:table-cell office:value-type="float" office:value="214358" table:number-columns-spanned="1" table:number-rows-spanned="2" table:style-name="ce8">
            <text:p>214,358</text:p>
          </table:table-cell>
          <table:table-cell office:value-type="float" office:value="179591" table:number-columns-spanned="1" table:number-rows-spanned="2" table:style-name="ce8">
            <text:p>179,591</text:p>
          </table:table-cell>
          <table:table-cell office:value-type="float" office:value="12035" table:number-columns-spanned="1" table:number-rows-spanned="2" table:style-name="ce8">
            <text:p>12,035</text:p>
          </table:table-cell>
          <table:table-cell office:value-type="float" office:value="4713" table:number-columns-spanned="1" table:number-rows-spanned="2" table:style-name="ce8">
            <text:p>4,713</text:p>
          </table:table-cell>
          <table:table-cell office:value-type="float" office:value="694" table:number-columns-spanned="1" table:number-rows-spanned="2" table:style-name="ce9">
            <text:p>694</text:p>
          </table:table-cell>
          <table:table-cell office:value-type="float" office:value="6663" table:number-columns-spanned="1" table:number-rows-spanned="2" table:style-name="ce8">
            <text:p>6,663</text:p>
          </table:table-cell>
          <table:table-cell office:value-type="float" office:value="289" table:number-columns-spanned="1" table:number-rows-spanned="2" table:style-name="ce9">
            <text:p>289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2673" table:number-columns-spanned="1" table:number-rows-spanned="2" table:style-name="ce8">
            <text:p>2,673</text:p>
          </table:table-cell>
          <table:table-cell office:value-type="float" office:value="3047" table:number-columns-spanned="1" table:number-rows-spanned="2" table:style-name="ce8">
            <text:p>3,047</text:p>
          </table:table-cell>
          <table:table-cell office:value-type="float" office:value="1715" table:number-columns-spanned="1" table:number-rows-spanned="2" table:style-name="ce8">
            <text:p>1,715</text:p>
          </table:table-cell>
          <table:table-cell office:value-type="float" office:value="371" table:number-columns-spanned="1" table:number-rows-spanned="2" table:style-name="ce9">
            <text:p>371</text:p>
          </table:table-cell>
          <table:table-cell office:value-type="float" office:value="2331" table:number-columns-spanned="1" table:number-rows-spanned="2" table:style-name="ce8">
            <text:p>2,331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14358" table:number-columns-spanned="1" table:number-rows-spanned="2" table:style-name="ce8">
            <text:p>214,35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7:51:11Z</meta:creation-date>
    <dc:date>2020-08-28T07:52:21Z</dc:date>
  </office:meta>
</office:document-meta>
</file>